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8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ce1"/>
        <table:table-column table:style-name="co1" table:number-columns-repeated="6" table:default-cell-style-name="Default"/>
        <table:table-row table:style-name="ro1">
          <table:table-cell table:number-columns-repeated="2"/>
          <table:table-cell office:value-type="string">
            <text:p>X</text:p>
          </table:table-cell>
          <table:table-cell table:number-columns-repeated="2" office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formula="of:=&quot;N&quot;&amp;4" office:value-type="string" office:string-value="N4">
            <text:p>N4</text:p>
          </table:table-cell>
          <table:table-cell table:formula="of:=&quot;X&quot;&amp;[.J3]" office:value-type="string" office:string-value="X2588.4">
            <text:p>X2588.4</text:p>
          </table:table-cell>
          <table:table-cell table:formula="of:= &quot;Y&quot; &amp; [.E2]" office:value-type="string" office:string-value="Y471.8">
            <text:p>Y471.8</text:p>
          </table:table-cell>
          <table:table-cell table:formula="of:=[.J2]" office:value-type="float" office:value="471.8">
            <text:p>471.8</text:p>
          </table:table-cell>
          <table:table-cell table:number-columns-repeated="3"/>
          <table:table-cell office:value-type="string">
            <text:p>Y PIN 1</text:p>
          </table:table-cell>
          <table:table-cell office:value-type="float" office:value="471.8">
            <text:p>471.8</text:p>
          </table:table-cell>
        </table:table-row>
        <table:table-row table:style-name="ro1">
          <table:table-cell table:formula="of:=[.A2]+1" office:value-type="float" office:value="5">
            <text:p>5</text:p>
          </table:table-cell>
          <table:table-cell table:formula="of:=&quot;N&quot;&amp;[.A3]" office:value-type="string" office:string-value="N5">
            <text:p>N5</text:p>
          </table:table-cell>
          <table:table-cell table:formula="of:=[.C2]" office:value-type="string" office:string-value="X2588.4">
            <text:p>X2588.4</text:p>
          </table:table-cell>
          <table:table-cell table:formula="of:= &quot;Y&quot; &amp; [.E3]" office:value-type="string" office:string-value="Y477.5491">
            <text:p>Y477.5491</text:p>
          </table:table-cell>
          <table:table-cell table:formula="of:=[.E2]+[.$J$4]" office:value-type="float" office:value="477.5491">
            <text:p>477.5491</text:p>
          </table:table-cell>
          <table:table-cell table:number-columns-repeated="3"/>
          <table:table-cell office:value-type="string">
            <text:p>X Position</text:p>
          </table:table-cell>
          <table:table-cell office:value-type="float" office:value="2588.4">
            <text:p>2588.4</text:p>
          </table:table-cell>
        </table:table-row>
        <table:table-row table:style-name="ro1">
          <table:table-cell table:formula="of:=[.A3]+1" office:value-type="float" office:value="6">
            <text:p>6</text:p>
          </table:table-cell>
          <table:table-cell table:formula="of:=&quot;N&quot;&amp;[.A4]" office:value-type="string" office:string-value="N6">
            <text:p>N6</text:p>
          </table:table-cell>
          <table:table-cell table:formula="of:=[.C3]" office:value-type="string" office:string-value="X2588.4">
            <text:p>X2588.4</text:p>
          </table:table-cell>
          <table:table-cell table:formula="of:= &quot;Y&quot; &amp; [.E4]" office:value-type="string" office:string-value="Y483.2982">
            <text:p>Y483.2982</text:p>
          </table:table-cell>
          <table:table-cell table:formula="of:=[.E3]+[.$J$4]" office:value-type="float" office:value="483.2982">
            <text:p>483.2982</text:p>
          </table:table-cell>
          <table:table-cell table:number-columns-repeated="3"/>
          <table:table-cell office:value-type="string">
            <text:p>Pitch</text:p>
          </table:table-cell>
          <table:table-cell office:value-type="float" office:value="5.7491">
            <text:p>5.7491</text:p>
          </table:table-cell>
        </table:table-row>
        <table:table-row table:style-name="ro1">
          <table:table-cell table:formula="of:=[.A4]+1" office:value-type="float" office:value="7">
            <text:p>7</text:p>
          </table:table-cell>
          <table:table-cell table:formula="of:=&quot;N&quot;&amp;[.A5]" office:value-type="string" office:string-value="N7">
            <text:p>N7</text:p>
          </table:table-cell>
          <table:table-cell table:formula="of:=[.C4]" office:value-type="string" office:string-value="X2588.4">
            <text:p>X2588.4</text:p>
          </table:table-cell>
          <table:table-cell table:formula="of:= &quot;Y&quot; &amp; [.E5]" office:value-type="string" office:string-value="Y489.0473">
            <text:p>Y489.0473</text:p>
          </table:table-cell>
          <table:table-cell table:formula="of:=[.E4]+[.$J$4]" office:value-type="float" office:value="489.0473">
            <text:p>489.0473</text:p>
          </table:table-cell>
          <table:table-cell table:number-columns-repeated="5"/>
        </table:table-row>
        <table:table-row table:style-name="ro1">
          <table:table-cell table:formula="of:=[.A5]+1" office:value-type="float" office:value="8">
            <text:p>8</text:p>
          </table:table-cell>
          <table:table-cell table:formula="of:=&quot;N&quot;&amp;[.A6]" office:value-type="string" office:string-value="N8">
            <text:p>N8</text:p>
          </table:table-cell>
          <table:table-cell table:formula="of:=[.C5]" office:value-type="string" office:string-value="X2588.4">
            <text:p>X2588.4</text:p>
          </table:table-cell>
          <table:table-cell table:formula="of:= &quot;Y&quot; &amp; [.E6]" office:value-type="string" office:string-value="Y494.7964">
            <text:p>Y494.7964</text:p>
          </table:table-cell>
          <table:table-cell table:formula="of:=[.E5]+[.$J$4]" office:value-type="float" office:value="494.7964">
            <text:p>494.7964</text:p>
          </table:table-cell>
          <table:table-cell table:number-columns-repeated="5"/>
        </table:table-row>
        <table:table-row table:style-name="ro1">
          <table:table-cell table:formula="of:=[.A6]+1" office:value-type="float" office:value="9">
            <text:p>9</text:p>
          </table:table-cell>
          <table:table-cell table:formula="of:=&quot;N&quot;&amp;[.A7]" office:value-type="string" office:string-value="N9">
            <text:p>N9</text:p>
          </table:table-cell>
          <table:table-cell table:formula="of:=[.C6]" office:value-type="string" office:string-value="X2588.4">
            <text:p>X2588.4</text:p>
          </table:table-cell>
          <table:table-cell table:formula="of:= &quot;Y&quot; &amp; [.E7]" office:value-type="string" office:string-value="Y500.5455">
            <text:p>Y500.5455</text:p>
          </table:table-cell>
          <table:table-cell table:formula="of:=[.E6]+[.$J$4]" office:value-type="float" office:value="500.5455">
            <text:p>500.5455</text:p>
          </table:table-cell>
          <table:table-cell table:number-columns-repeated="5"/>
        </table:table-row>
        <table:table-row table:style-name="ro1">
          <table:table-cell table:formula="of:=[.A7]+1" office:value-type="float" office:value="10">
            <text:p>10</text:p>
          </table:table-cell>
          <table:table-cell table:formula="of:=&quot;N&quot;&amp;[.A8]" office:value-type="string" office:string-value="N10">
            <text:p>N10</text:p>
          </table:table-cell>
          <table:table-cell table:formula="of:=[.C7]" office:value-type="string" office:string-value="X2588.4">
            <text:p>X2588.4</text:p>
          </table:table-cell>
          <table:table-cell table:formula="of:= &quot;Y&quot; &amp; [.E8]" office:value-type="string" office:string-value="Y506.2946">
            <text:p>Y506.2946</text:p>
          </table:table-cell>
          <table:table-cell table:formula="of:=[.E7]+[.$J$4]" office:value-type="float" office:value="506.2946">
            <text:p>506.2946</text:p>
          </table:table-cell>
          <table:table-cell table:number-columns-repeated="5"/>
        </table:table-row>
        <table:table-row table:style-name="ro1">
          <table:table-cell table:formula="of:=[.A8]+1" office:value-type="float" office:value="11">
            <text:p>11</text:p>
          </table:table-cell>
          <table:table-cell table:formula="of:=&quot;N&quot;&amp;[.A9]" office:value-type="string" office:string-value="N11">
            <text:p>N11</text:p>
          </table:table-cell>
          <table:table-cell table:formula="of:=[.C8]" office:value-type="string" office:string-value="X2588.4">
            <text:p>X2588.4</text:p>
          </table:table-cell>
          <table:table-cell table:formula="of:= &quot;Y&quot; &amp; [.E9]" office:value-type="string" office:string-value="Y512.0437">
            <text:p>Y512.0437</text:p>
          </table:table-cell>
          <table:table-cell table:formula="of:=[.E8]+[.$J$4]" office:value-type="float" office:value="512.0437">
            <text:p>512.0437</text:p>
          </table:table-cell>
          <table:table-cell table:number-columns-repeated="5"/>
        </table:table-row>
        <table:table-row table:style-name="ro1">
          <table:table-cell table:formula="of:=[.A9]+1" office:value-type="float" office:value="12">
            <text:p>12</text:p>
          </table:table-cell>
          <table:table-cell table:formula="of:=&quot;N&quot;&amp;[.A10]" office:value-type="string" office:string-value="N12">
            <text:p>N12</text:p>
          </table:table-cell>
          <table:table-cell table:formula="of:=[.C9]" office:value-type="string" office:string-value="X2588.4">
            <text:p>X2588.4</text:p>
          </table:table-cell>
          <table:table-cell table:formula="of:= &quot;Y&quot; &amp; [.E10]" office:value-type="string" office:string-value="Y517.7928">
            <text:p>Y517.7928</text:p>
          </table:table-cell>
          <table:table-cell table:formula="of:=[.E9]+[.$J$4]" office:value-type="float" office:value="517.7928">
            <text:p>517.7928</text:p>
          </table:table-cell>
          <table:table-cell table:number-columns-repeated="5"/>
        </table:table-row>
        <table:table-row table:style-name="ro1">
          <table:table-cell table:formula="of:=[.A10]+1" office:value-type="float" office:value="13">
            <text:p>13</text:p>
          </table:table-cell>
          <table:table-cell table:formula="of:=&quot;N&quot;&amp;[.A11]" office:value-type="string" office:string-value="N13">
            <text:p>N13</text:p>
          </table:table-cell>
          <table:table-cell table:formula="of:=[.C10]" office:value-type="string" office:string-value="X2588.4">
            <text:p>X2588.4</text:p>
          </table:table-cell>
          <table:table-cell table:formula="of:= &quot;Y&quot; &amp; [.E11]" office:value-type="string" office:string-value="Y523.5419">
            <text:p>Y523.5419</text:p>
          </table:table-cell>
          <table:table-cell table:formula="of:=[.E10]+[.$J$4]" office:value-type="float" office:value="523.5419">
            <text:p>523.5419</text:p>
          </table:table-cell>
          <table:table-cell table:number-columns-repeated="5"/>
        </table:table-row>
        <table:table-row table:style-name="ro1">
          <table:table-cell table:formula="of:=[.A11]+1" office:value-type="float" office:value="14">
            <text:p>14</text:p>
          </table:table-cell>
          <table:table-cell table:formula="of:=&quot;N&quot;&amp;[.A12]" office:value-type="string" office:string-value="N14">
            <text:p>N14</text:p>
          </table:table-cell>
          <table:table-cell table:formula="of:=[.C11]" office:value-type="string" office:string-value="X2588.4">
            <text:p>X2588.4</text:p>
          </table:table-cell>
          <table:table-cell table:formula="of:= &quot;Y&quot; &amp; [.E12]" office:value-type="string" office:string-value="Y529.291">
            <text:p>Y529.291</text:p>
          </table:table-cell>
          <table:table-cell table:formula="of:=[.E11]+[.$J$4]" office:value-type="float" office:value="529.291">
            <text:p>529.291</text:p>
          </table:table-cell>
          <table:table-cell table:number-columns-repeated="5"/>
        </table:table-row>
        <table:table-row table:style-name="ro1">
          <table:table-cell table:formula="of:=[.A12]+1" office:value-type="float" office:value="15">
            <text:p>15</text:p>
          </table:table-cell>
          <table:table-cell table:formula="of:=&quot;N&quot;&amp;[.A13]" office:value-type="string" office:string-value="N15">
            <text:p>N15</text:p>
          </table:table-cell>
          <table:table-cell table:formula="of:=[.C12]" office:value-type="string" office:string-value="X2588.4">
            <text:p>X2588.4</text:p>
          </table:table-cell>
          <table:table-cell table:formula="of:= &quot;Y&quot; &amp; [.E13]" office:value-type="string" office:string-value="Y535.0401">
            <text:p>Y535.0401</text:p>
          </table:table-cell>
          <table:table-cell table:formula="of:=[.E12]+[.$J$4]" office:value-type="float" office:value="535.0401">
            <text:p>535.0401</text:p>
          </table:table-cell>
          <table:table-cell table:number-columns-repeated="5"/>
        </table:table-row>
        <table:table-row table:style-name="ro1">
          <table:table-cell table:formula="of:=[.A13]+1" office:value-type="float" office:value="16">
            <text:p>16</text:p>
          </table:table-cell>
          <table:table-cell table:formula="of:=&quot;N&quot;&amp;[.A14]" office:value-type="string" office:string-value="N16">
            <text:p>N16</text:p>
          </table:table-cell>
          <table:table-cell table:formula="of:=[.C13]" office:value-type="string" office:string-value="X2588.4">
            <text:p>X2588.4</text:p>
          </table:table-cell>
          <table:table-cell table:formula="of:= &quot;Y&quot; &amp; [.E14]" office:value-type="string" office:string-value="Y540.7892">
            <text:p>Y540.7892</text:p>
          </table:table-cell>
          <table:table-cell table:formula="of:=[.E13]+[.$J$4]" office:value-type="float" office:value="540.7892">
            <text:p>540.7892</text:p>
          </table:table-cell>
          <table:table-cell table:number-columns-repeated="5"/>
        </table:table-row>
        <table:table-row table:style-name="ro1">
          <table:table-cell table:formula="of:=[.A14]+1" office:value-type="float" office:value="17">
            <text:p>17</text:p>
          </table:table-cell>
          <table:table-cell table:formula="of:=&quot;N&quot;&amp;[.A15]" office:value-type="string" office:string-value="N17">
            <text:p>N17</text:p>
          </table:table-cell>
          <table:table-cell table:formula="of:=[.C14]" office:value-type="string" office:string-value="X2588.4">
            <text:p>X2588.4</text:p>
          </table:table-cell>
          <table:table-cell table:formula="of:= &quot;Y&quot; &amp; [.E15]" office:value-type="string" office:string-value="Y546.5383">
            <text:p>Y546.5383</text:p>
          </table:table-cell>
          <table:table-cell table:formula="of:=[.E14]+[.$J$4]" office:value-type="float" office:value="546.5383">
            <text:p>546.5383</text:p>
          </table:table-cell>
          <table:table-cell table:number-columns-repeated="5"/>
        </table:table-row>
        <table:table-row table:style-name="ro1">
          <table:table-cell table:formula="of:=[.A15]+1" office:value-type="float" office:value="18">
            <text:p>18</text:p>
          </table:table-cell>
          <table:table-cell table:formula="of:=&quot;N&quot;&amp;[.A16]" office:value-type="string" office:string-value="N18">
            <text:p>N18</text:p>
          </table:table-cell>
          <table:table-cell table:formula="of:=[.C15]" office:value-type="string" office:string-value="X2588.4">
            <text:p>X2588.4</text:p>
          </table:table-cell>
          <table:table-cell table:formula="of:= &quot;Y&quot; &amp; [.E16]" office:value-type="string" office:string-value="Y552.2874">
            <text:p>Y552.2874</text:p>
          </table:table-cell>
          <table:table-cell table:formula="of:=[.E15]+[.$J$4]" office:value-type="float" office:value="552.2874">
            <text:p>552.2874</text:p>
          </table:table-cell>
          <table:table-cell table:number-columns-repeated="5"/>
        </table:table-row>
        <table:table-row table:style-name="ro1">
          <table:table-cell table:formula="of:=[.A16]+1" office:value-type="float" office:value="19">
            <text:p>19</text:p>
          </table:table-cell>
          <table:table-cell table:formula="of:=&quot;N&quot;&amp;[.A17]" office:value-type="string" office:string-value="N19">
            <text:p>N19</text:p>
          </table:table-cell>
          <table:table-cell table:formula="of:=[.C16]" office:value-type="string" office:string-value="X2588.4">
            <text:p>X2588.4</text:p>
          </table:table-cell>
          <table:table-cell table:formula="of:= &quot;Y&quot; &amp; [.E17]" office:value-type="string" office:string-value="Y558.0365">
            <text:p>Y558.0365</text:p>
          </table:table-cell>
          <table:table-cell table:formula="of:=[.E16]+[.$J$4]" office:value-type="float" office:value="558.0365">
            <text:p>558.0365</text:p>
          </table:table-cell>
          <table:table-cell table:number-columns-repeated="5"/>
        </table:table-row>
        <table:table-row table:style-name="ro1">
          <table:table-cell table:formula="of:=[.A17]+1" office:value-type="float" office:value="20">
            <text:p>20</text:p>
          </table:table-cell>
          <table:table-cell table:formula="of:=&quot;N&quot;&amp;[.A18]" office:value-type="string" office:string-value="N20">
            <text:p>N20</text:p>
          </table:table-cell>
          <table:table-cell table:formula="of:=[.C17]" office:value-type="string" office:string-value="X2588.4">
            <text:p>X2588.4</text:p>
          </table:table-cell>
          <table:table-cell table:formula="of:= &quot;Y&quot; &amp; [.E18]" office:value-type="string" office:string-value="Y563.7856">
            <text:p>Y563.7856</text:p>
          </table:table-cell>
          <table:table-cell table:formula="of:=[.E17]+[.$J$4]" office:value-type="float" office:value="563.7856">
            <text:p>563.7856</text:p>
          </table:table-cell>
          <table:table-cell table:number-columns-repeated="5"/>
        </table:table-row>
        <table:table-row table:style-name="ro1">
          <table:table-cell table:formula="of:=[.A18]+1" office:value-type="float" office:value="21">
            <text:p>21</text:p>
          </table:table-cell>
          <table:table-cell table:formula="of:=&quot;N&quot;&amp;[.A19]" office:value-type="string" office:string-value="N21">
            <text:p>N21</text:p>
          </table:table-cell>
          <table:table-cell table:formula="of:=[.C18]" office:value-type="string" office:string-value="X2588.4">
            <text:p>X2588.4</text:p>
          </table:table-cell>
          <table:table-cell table:formula="of:= &quot;Y&quot; &amp; [.E19]" office:value-type="string" office:string-value="Y569.5347">
            <text:p>Y569.5347</text:p>
          </table:table-cell>
          <table:table-cell table:formula="of:=[.E18]+[.$J$4]" office:value-type="float" office:value="569.5347">
            <text:p>569.5347</text:p>
          </table:table-cell>
          <table:table-cell table:number-columns-repeated="5"/>
        </table:table-row>
        <table:table-row table:style-name="ro1">
          <table:table-cell table:formula="of:=[.A19]+1" office:value-type="float" office:value="22">
            <text:p>22</text:p>
          </table:table-cell>
          <table:table-cell table:formula="of:=&quot;N&quot;&amp;[.A20]" office:value-type="string" office:string-value="N22">
            <text:p>N22</text:p>
          </table:table-cell>
          <table:table-cell table:formula="of:=[.C19]" office:value-type="string" office:string-value="X2588.4">
            <text:p>X2588.4</text:p>
          </table:table-cell>
          <table:table-cell table:formula="of:= &quot;Y&quot; &amp; [.E20]" office:value-type="string" office:string-value="Y575.2838">
            <text:p>Y575.2838</text:p>
          </table:table-cell>
          <table:table-cell table:formula="of:=[.E19]+[.$J$4]" office:value-type="float" office:value="575.2838">
            <text:p>575.2838</text:p>
          </table:table-cell>
          <table:table-cell table:number-columns-repeated="5"/>
        </table:table-row>
        <table:table-row table:style-name="ro1">
          <table:table-cell table:formula="of:=[.A20]+1" office:value-type="float" office:value="23">
            <text:p>23</text:p>
          </table:table-cell>
          <table:table-cell table:formula="of:=&quot;N&quot;&amp;[.A21]" office:value-type="string" office:string-value="N23">
            <text:p>N23</text:p>
          </table:table-cell>
          <table:table-cell table:formula="of:=[.C20]" office:value-type="string" office:string-value="X2588.4">
            <text:p>X2588.4</text:p>
          </table:table-cell>
          <table:table-cell table:formula="of:= &quot;Y&quot; &amp; [.E21]" office:value-type="string" office:string-value="Y581.0329">
            <text:p>Y581.0329</text:p>
          </table:table-cell>
          <table:table-cell table:formula="of:=[.E20]+[.$J$4]" office:value-type="float" office:value="581.0329">
            <text:p>581.0329</text:p>
          </table:table-cell>
          <table:table-cell table:number-columns-repeated="5"/>
        </table:table-row>
        <table:table-row table:style-name="ro1">
          <table:table-cell table:formula="of:=[.A21]+1" office:value-type="float" office:value="24">
            <text:p>24</text:p>
          </table:table-cell>
          <table:table-cell table:formula="of:=&quot;N&quot;&amp;[.A22]" office:value-type="string" office:string-value="N24">
            <text:p>N24</text:p>
          </table:table-cell>
          <table:table-cell table:formula="of:=[.C21]" office:value-type="string" office:string-value="X2588.4">
            <text:p>X2588.4</text:p>
          </table:table-cell>
          <table:table-cell table:formula="of:= &quot;Y&quot; &amp; [.E22]" office:value-type="string" office:string-value="Y586.782">
            <text:p>Y586.782</text:p>
          </table:table-cell>
          <table:table-cell table:formula="of:=[.E21]+[.$J$4]" office:value-type="float" office:value="586.782">
            <text:p>586.782</text:p>
          </table:table-cell>
          <table:table-cell table:number-columns-repeated="5"/>
        </table:table-row>
        <table:table-row table:style-name="ro1">
          <table:table-cell table:formula="of:=[.A22]+1" office:value-type="float" office:value="25">
            <text:p>25</text:p>
          </table:table-cell>
          <table:table-cell table:formula="of:=&quot;N&quot;&amp;[.A23]" office:value-type="string" office:string-value="N25">
            <text:p>N25</text:p>
          </table:table-cell>
          <table:table-cell table:formula="of:=[.C22]" office:value-type="string" office:string-value="X2588.4">
            <text:p>X2588.4</text:p>
          </table:table-cell>
          <table:table-cell table:formula="of:= &quot;Y&quot; &amp; [.E23]" office:value-type="string" office:string-value="Y592.5311">
            <text:p>Y592.5311</text:p>
          </table:table-cell>
          <table:table-cell table:formula="of:=[.E22]+[.$J$4]" office:value-type="float" office:value="592.5311">
            <text:p>592.5311</text:p>
          </table:table-cell>
          <table:table-cell table:number-columns-repeated="5"/>
        </table:table-row>
        <table:table-row table:style-name="ro1">
          <table:table-cell table:formula="of:=[.A23]+1" office:value-type="float" office:value="26">
            <text:p>26</text:p>
          </table:table-cell>
          <table:table-cell table:formula="of:=&quot;N&quot;&amp;[.A24]" office:value-type="string" office:string-value="N26">
            <text:p>N26</text:p>
          </table:table-cell>
          <table:table-cell table:formula="of:=[.C23]" office:value-type="string" office:string-value="X2588.4">
            <text:p>X2588.4</text:p>
          </table:table-cell>
          <table:table-cell table:formula="of:= &quot;Y&quot; &amp; [.E24]" office:value-type="string" office:string-value="Y598.2802">
            <text:p>Y598.2802</text:p>
          </table:table-cell>
          <table:table-cell table:formula="of:=[.E23]+[.$J$4]" office:value-type="float" office:value="598.2802">
            <text:p>598.2802</text:p>
          </table:table-cell>
          <table:table-cell table:number-columns-repeated="5"/>
        </table:table-row>
        <table:table-row table:style-name="ro1">
          <table:table-cell table:formula="of:=[.A24]+1" office:value-type="float" office:value="27">
            <text:p>27</text:p>
          </table:table-cell>
          <table:table-cell table:formula="of:=&quot;N&quot;&amp;[.A25]" office:value-type="string" office:string-value="N27">
            <text:p>N27</text:p>
          </table:table-cell>
          <table:table-cell table:formula="of:=[.C24]" office:value-type="string" office:string-value="X2588.4">
            <text:p>X2588.4</text:p>
          </table:table-cell>
          <table:table-cell table:formula="of:= &quot;Y&quot; &amp; [.E25]" office:value-type="string" office:string-value="Y604.0293">
            <text:p>Y604.0293</text:p>
          </table:table-cell>
          <table:table-cell table:formula="of:=[.E24]+[.$J$4]" office:value-type="float" office:value="604.0293">
            <text:p>604.0293</text:p>
          </table:table-cell>
          <table:table-cell table:number-columns-repeated="5"/>
        </table:table-row>
        <table:table-row table:style-name="ro1">
          <table:table-cell table:formula="of:=[.A25]+1" office:value-type="float" office:value="28">
            <text:p>28</text:p>
          </table:table-cell>
          <table:table-cell table:formula="of:=&quot;N&quot;&amp;[.A26]" office:value-type="string" office:string-value="N28">
            <text:p>N28</text:p>
          </table:table-cell>
          <table:table-cell table:formula="of:=[.C25]" office:value-type="string" office:string-value="X2588.4">
            <text:p>X2588.4</text:p>
          </table:table-cell>
          <table:table-cell table:formula="of:= &quot;Y&quot; &amp; [.E26]" office:value-type="string" office:string-value="Y609.7784">
            <text:p>Y609.7784</text:p>
          </table:table-cell>
          <table:table-cell table:formula="of:=[.E25]+[.$J$4]" office:value-type="float" office:value="609.7784">
            <text:p>609.7784</text:p>
          </table:table-cell>
          <table:table-cell table:number-columns-repeated="5"/>
        </table:table-row>
        <table:table-row table:style-name="ro1">
          <table:table-cell table:formula="of:=[.A26]+1" office:value-type="float" office:value="29">
            <text:p>29</text:p>
          </table:table-cell>
          <table:table-cell table:formula="of:=&quot;N&quot;&amp;[.A27]" office:value-type="string" office:string-value="N29">
            <text:p>N29</text:p>
          </table:table-cell>
          <table:table-cell table:formula="of:=[.C26]" office:value-type="string" office:string-value="X2588.4">
            <text:p>X2588.4</text:p>
          </table:table-cell>
          <table:table-cell table:formula="of:= &quot;Y&quot; &amp; [.E27]" office:value-type="string" office:string-value="Y615.5275">
            <text:p>Y615.5275</text:p>
          </table:table-cell>
          <table:table-cell table:formula="of:=[.E26]+[.$J$4]" office:value-type="float" office:value="615.5275">
            <text:p>615.5275</text:p>
          </table:table-cell>
          <table:table-cell table:number-columns-repeated="5"/>
        </table:table-row>
        <table:table-row table:style-name="ro1">
          <table:table-cell table:formula="of:=[.A27]+1" office:value-type="float" office:value="30">
            <text:p>30</text:p>
          </table:table-cell>
          <table:table-cell table:formula="of:=&quot;N&quot;&amp;[.A28]" office:value-type="string" office:string-value="N30">
            <text:p>N30</text:p>
          </table:table-cell>
          <table:table-cell table:formula="of:=[.C27]" office:value-type="string" office:string-value="X2588.4">
            <text:p>X2588.4</text:p>
          </table:table-cell>
          <table:table-cell table:formula="of:= &quot;Y&quot; &amp; [.E28]" office:value-type="string" office:string-value="Y621.2766">
            <text:p>Y621.2766</text:p>
          </table:table-cell>
          <table:table-cell table:formula="of:=[.E27]+[.$J$4]" office:value-type="float" office:value="621.2766">
            <text:p>621.2766</text:p>
          </table:table-cell>
          <table:table-cell table:number-columns-repeated="5"/>
        </table:table-row>
        <table:table-row table:style-name="ro1">
          <table:table-cell table:formula="of:=[.A28]+1" office:value-type="float" office:value="31">
            <text:p>31</text:p>
          </table:table-cell>
          <table:table-cell table:formula="of:=&quot;N&quot;&amp;[.A29]" office:value-type="string" office:string-value="N31">
            <text:p>N31</text:p>
          </table:table-cell>
          <table:table-cell table:formula="of:=[.C28]" office:value-type="string" office:string-value="X2588.4">
            <text:p>X2588.4</text:p>
          </table:table-cell>
          <table:table-cell table:formula="of:= &quot;Y&quot; &amp; [.E29]" office:value-type="string" office:string-value="Y627.0257">
            <text:p>Y627.0257</text:p>
          </table:table-cell>
          <table:table-cell table:formula="of:=[.E28]+[.$J$4]" office:value-type="float" office:value="627.0257">
            <text:p>627.0257</text:p>
          </table:table-cell>
          <table:table-cell table:number-columns-repeated="5"/>
        </table:table-row>
        <table:table-row table:style-name="ro1">
          <table:table-cell table:formula="of:=[.A29]+1" office:value-type="float" office:value="32">
            <text:p>32</text:p>
          </table:table-cell>
          <table:table-cell table:formula="of:=&quot;N&quot;&amp;[.A30]" office:value-type="string" office:string-value="N32">
            <text:p>N32</text:p>
          </table:table-cell>
          <table:table-cell table:formula="of:=[.C29]" office:value-type="string" office:string-value="X2588.4">
            <text:p>X2588.4</text:p>
          </table:table-cell>
          <table:table-cell table:formula="of:= &quot;Y&quot; &amp; [.E30]" office:value-type="string" office:string-value="Y632.7748">
            <text:p>Y632.7748</text:p>
          </table:table-cell>
          <table:table-cell table:formula="of:=[.E29]+[.$J$4]" office:value-type="float" office:value="632.7748">
            <text:p>632.7748</text:p>
          </table:table-cell>
          <table:table-cell table:number-columns-repeated="5"/>
        </table:table-row>
        <table:table-row table:style-name="ro1">
          <table:table-cell table:formula="of:=[.A30]+1" office:value-type="float" office:value="33">
            <text:p>33</text:p>
          </table:table-cell>
          <table:table-cell table:formula="of:=&quot;N&quot;&amp;[.A31]" office:value-type="string" office:string-value="N33">
            <text:p>N33</text:p>
          </table:table-cell>
          <table:table-cell table:formula="of:=[.C30]" office:value-type="string" office:string-value="X2588.4">
            <text:p>X2588.4</text:p>
          </table:table-cell>
          <table:table-cell table:formula="of:= &quot;Y&quot; &amp; [.E31]" office:value-type="string" office:string-value="Y638.5239">
            <text:p>Y638.5239</text:p>
          </table:table-cell>
          <table:table-cell table:formula="of:=[.E30]+[.$J$4]" office:value-type="float" office:value="638.5239">
            <text:p>638.5239</text:p>
          </table:table-cell>
          <table:table-cell table:number-columns-repeated="5"/>
        </table:table-row>
        <table:table-row table:style-name="ro1">
          <table:table-cell table:formula="of:=[.A31]+1" office:value-type="float" office:value="34">
            <text:p>34</text:p>
          </table:table-cell>
          <table:table-cell table:formula="of:=&quot;N&quot;&amp;[.A32]" office:value-type="string" office:string-value="N34">
            <text:p>N34</text:p>
          </table:table-cell>
          <table:table-cell table:formula="of:=[.C31]" office:value-type="string" office:string-value="X2588.4">
            <text:p>X2588.4</text:p>
          </table:table-cell>
          <table:table-cell table:formula="of:= &quot;Y&quot; &amp; [.E32]" office:value-type="string" office:string-value="Y644.273">
            <text:p>Y644.273</text:p>
          </table:table-cell>
          <table:table-cell table:formula="of:=[.E31]+[.$J$4]" office:value-type="float" office:value="644.273">
            <text:p>644.273</text:p>
          </table:table-cell>
          <table:table-cell table:number-columns-repeated="5"/>
        </table:table-row>
        <table:table-row table:style-name="ro1">
          <table:table-cell table:formula="of:=[.A32]+1" office:value-type="float" office:value="35">
            <text:p>35</text:p>
          </table:table-cell>
          <table:table-cell table:formula="of:=&quot;N&quot;&amp;[.A33]" office:value-type="string" office:string-value="N35">
            <text:p>N35</text:p>
          </table:table-cell>
          <table:table-cell table:formula="of:=[.C32]" office:value-type="string" office:string-value="X2588.4">
            <text:p>X2588.4</text:p>
          </table:table-cell>
          <table:table-cell table:formula="of:= &quot;Y&quot; &amp; [.E33]" office:value-type="string" office:string-value="Y650.0221">
            <text:p>Y650.0221</text:p>
          </table:table-cell>
          <table:table-cell table:formula="of:=[.E32]+[.$J$4]" office:value-type="float" office:value="650.0221">
            <text:p>650.0221</text:p>
          </table:table-cell>
          <table:table-cell table:number-columns-repeated="5"/>
        </table:table-row>
        <table:table-row table:style-name="ro1">
          <table:table-cell table:formula="of:=[.A33]+1" office:value-type="float" office:value="36">
            <text:p>36</text:p>
          </table:table-cell>
          <table:table-cell table:formula="of:=&quot;N&quot;&amp;[.A34]" office:value-type="string" office:string-value="N36">
            <text:p>N36</text:p>
          </table:table-cell>
          <table:table-cell table:formula="of:=[.C33]" office:value-type="string" office:string-value="X2588.4">
            <text:p>X2588.4</text:p>
          </table:table-cell>
          <table:table-cell table:formula="of:= &quot;Y&quot; &amp; [.E34]" office:value-type="string" office:string-value="Y655.7712">
            <text:p>Y655.7712</text:p>
          </table:table-cell>
          <table:table-cell table:formula="of:=[.E33]+[.$J$4]" office:value-type="float" office:value="655.7712">
            <text:p>655.7712</text:p>
          </table:table-cell>
          <table:table-cell table:number-columns-repeated="5"/>
        </table:table-row>
        <table:table-row table:style-name="ro1">
          <table:table-cell table:formula="of:=[.A34]+1" office:value-type="float" office:value="37">
            <text:p>37</text:p>
          </table:table-cell>
          <table:table-cell table:formula="of:=&quot;N&quot;&amp;[.A35]" office:value-type="string" office:string-value="N37">
            <text:p>N37</text:p>
          </table:table-cell>
          <table:table-cell table:formula="of:=[.C34]" office:value-type="string" office:string-value="X2588.4">
            <text:p>X2588.4</text:p>
          </table:table-cell>
          <table:table-cell table:formula="of:= &quot;Y&quot; &amp; [.E35]" office:value-type="string" office:string-value="Y661.5203">
            <text:p>Y661.5203</text:p>
          </table:table-cell>
          <table:table-cell table:formula="of:=[.E34]+[.$J$4]" office:value-type="float" office:value="661.5203">
            <text:p>661.5203</text:p>
          </table:table-cell>
          <table:table-cell table:number-columns-repeated="5"/>
        </table:table-row>
        <table:table-row table:style-name="ro1">
          <table:table-cell table:formula="of:=[.A35]+1" office:value-type="float" office:value="38">
            <text:p>38</text:p>
          </table:table-cell>
          <table:table-cell table:formula="of:=&quot;N&quot;&amp;[.A36]" office:value-type="string" office:string-value="N38">
            <text:p>N38</text:p>
          </table:table-cell>
          <table:table-cell table:formula="of:=[.C35]" office:value-type="string" office:string-value="X2588.4">
            <text:p>X2588.4</text:p>
          </table:table-cell>
          <table:table-cell table:formula="of:= &quot;Y&quot; &amp; [.E36]" office:value-type="string" office:string-value="Y667.2694">
            <text:p>Y667.2694</text:p>
          </table:table-cell>
          <table:table-cell table:formula="of:=[.E35]+[.$J$4]" office:value-type="float" office:value="667.2694">
            <text:p>667.2694</text:p>
          </table:table-cell>
          <table:table-cell table:number-columns-repeated="5"/>
        </table:table-row>
        <table:table-row table:style-name="ro1">
          <table:table-cell table:formula="of:=[.A36]+1" office:value-type="float" office:value="39">
            <text:p>39</text:p>
          </table:table-cell>
          <table:table-cell table:formula="of:=&quot;N&quot;&amp;[.A37]" office:value-type="string" office:string-value="N39">
            <text:p>N39</text:p>
          </table:table-cell>
          <table:table-cell table:formula="of:=[.C36]" office:value-type="string" office:string-value="X2588.4">
            <text:p>X2588.4</text:p>
          </table:table-cell>
          <table:table-cell table:formula="of:= &quot;Y&quot; &amp; [.E37]" office:value-type="string" office:string-value="Y673.0185">
            <text:p>Y673.0185</text:p>
          </table:table-cell>
          <table:table-cell table:formula="of:=[.E36]+[.$J$4]" office:value-type="float" office:value="673.0185">
            <text:p>673.0185</text:p>
          </table:table-cell>
          <table:table-cell table:number-columns-repeated="5"/>
        </table:table-row>
        <table:table-row table:style-name="ro1">
          <table:table-cell table:formula="of:=[.A37]+1" office:value-type="float" office:value="40">
            <text:p>40</text:p>
          </table:table-cell>
          <table:table-cell table:formula="of:=&quot;N&quot;&amp;[.A38]" office:value-type="string" office:string-value="N40">
            <text:p>N40</text:p>
          </table:table-cell>
          <table:table-cell table:formula="of:=[.C37]" office:value-type="string" office:string-value="X2588.4">
            <text:p>X2588.4</text:p>
          </table:table-cell>
          <table:table-cell table:formula="of:=&quot;Y&quot;&amp; [.E38]" office:value-type="string" office:string-value="Y678.7676">
            <text:p>Y678.7676</text:p>
          </table:table-cell>
          <table:table-cell table:formula="of:=[.E37]+[.$J$4]" office:value-type="float" office:value="678.7676">
            <text:p>678.7676</text:p>
          </table:table-cell>
          <table:table-cell table:number-columns-repeated="5"/>
        </table:table-row>
        <table:table-row table:style-name="ro1">
          <table:table-cell table:formula="of:=[.A38]+1" office:value-type="float" office:value="41">
            <text:p>41</text:p>
          </table:table-cell>
          <table:table-cell table:formula="of:=&quot;N&quot;&amp;[.A39]" office:value-type="string" office:string-value="N41">
            <text:p>N41</text:p>
          </table:table-cell>
          <table:table-cell table:formula="of:=[.C38]" office:value-type="string" office:string-value="X2588.4">
            <text:p>X2588.4</text:p>
          </table:table-cell>
          <table:table-cell table:formula="of:=&quot;Y&quot;&amp;[.E39]" office:value-type="string" office:string-value="Y684.5167">
            <text:p>Y684.5167</text:p>
          </table:table-cell>
          <table:table-cell table:formula="of:=[.E38]+[.$J$4]" office:value-type="float" office:value="684.5167">
            <text:p>684.5167</text:p>
          </table:table-cell>
          <table:table-cell table:number-columns-repeated="5"/>
        </table:table-row>
        <table:table-row table:style-name="ro1">
          <table:table-cell table:formula="of:=[.A39]+1" office:value-type="float" office:value="42">
            <text:p>42</text:p>
          </table:table-cell>
          <table:table-cell table:formula="of:=&quot;N&quot;&amp;[.A40]" office:value-type="string" office:string-value="N42">
            <text:p>N42</text:p>
          </table:table-cell>
          <table:table-cell table:formula="of:=[.C39]" office:value-type="string" office:string-value="X2588.4">
            <text:p>X2588.4</text:p>
          </table:table-cell>
          <table:table-cell table:formula="of:= &quot;Y&quot; &amp; [.E40]" office:value-type="string" office:string-value="Y690.2658">
            <text:p>Y690.2658</text:p>
          </table:table-cell>
          <table:table-cell table:formula="of:=[.E39]+[.$J$4]" office:value-type="float" office:value="690.2658">
            <text:p>690.2658</text:p>
          </table:table-cell>
          <table:table-cell table:number-columns-repeated="5"/>
        </table:table-row>
        <table:table-row table:style-name="ro1">
          <table:table-cell table:formula="of:=[.A40]+1" office:value-type="float" office:value="43">
            <text:p>43</text:p>
          </table:table-cell>
          <table:table-cell table:formula="of:=&quot;N&quot;&amp;[.A41]" office:value-type="string" office:string-value="N43">
            <text:p>N43</text:p>
          </table:table-cell>
          <table:table-cell table:formula="of:=[.C40]" office:value-type="string" office:string-value="X2588.4">
            <text:p>X2588.4</text:p>
          </table:table-cell>
          <table:table-cell table:formula="of:= &quot;Y&quot; &amp; [.E41]" office:value-type="string" office:string-value="Y696.0149">
            <text:p>Y696.0149</text:p>
          </table:table-cell>
          <table:table-cell table:formula="of:=[.E40]+[.$J$4]" office:value-type="float" office:value="696.0149">
            <text:p>696.0149</text:p>
          </table:table-cell>
          <table:table-cell table:number-columns-repeated="5"/>
        </table:table-row>
        <table:table-row table:style-name="ro1">
          <table:table-cell table:formula="of:=[.A41]+1" office:value-type="float" office:value="44">
            <text:p>44</text:p>
          </table:table-cell>
          <table:table-cell table:formula="of:=&quot;N&quot;&amp;[.A42]" office:value-type="string" office:string-value="N44">
            <text:p>N44</text:p>
          </table:table-cell>
          <table:table-cell table:formula="of:=[.C41]" office:value-type="string" office:string-value="X2588.4">
            <text:p>X2588.4</text:p>
          </table:table-cell>
          <table:table-cell table:formula="of:= &quot;Y&quot; &amp; [.E42]" office:value-type="string" office:string-value="Y701.764">
            <text:p>Y701.764</text:p>
          </table:table-cell>
          <table:table-cell table:formula="of:=[.E41]+[.$J$4]" office:value-type="float" office:value="701.764">
            <text:p>701.764</text:p>
          </table:table-cell>
          <table:table-cell table:number-columns-repeated="5"/>
        </table:table-row>
        <table:table-row table:style-name="ro1">
          <table:table-cell table:formula="of:=[.A42]+1" office:value-type="float" office:value="45">
            <text:p>45</text:p>
          </table:table-cell>
          <table:table-cell table:formula="of:=&quot;N&quot;&amp;[.A43]" office:value-type="string" office:string-value="N45">
            <text:p>N45</text:p>
          </table:table-cell>
          <table:table-cell table:formula="of:=[.C42]" office:value-type="string" office:string-value="X2588.4">
            <text:p>X2588.4</text:p>
          </table:table-cell>
          <table:table-cell table:formula="of:= &quot;Y&quot; &amp; [.E43]" office:value-type="string" office:string-value="Y707.5131">
            <text:p>Y707.5131</text:p>
          </table:table-cell>
          <table:table-cell table:formula="of:=[.E42]+[.$J$4]" office:value-type="float" office:value="707.5131">
            <text:p>707.5131</text:p>
          </table:table-cell>
          <table:table-cell table:number-columns-repeated="5"/>
        </table:table-row>
        <table:table-row table:style-name="ro1">
          <table:table-cell table:formula="of:=[.A43]+1" office:value-type="float" office:value="46">
            <text:p>46</text:p>
          </table:table-cell>
          <table:table-cell table:formula="of:=&quot;N&quot;&amp;[.A44]" office:value-type="string" office:string-value="N46">
            <text:p>N46</text:p>
          </table:table-cell>
          <table:table-cell table:formula="of:=[.C43]" office:value-type="string" office:string-value="X2588.4">
            <text:p>X2588.4</text:p>
          </table:table-cell>
          <table:table-cell table:formula="of:= &quot;Y&quot; &amp; [.E44]" office:value-type="string" office:string-value="Y713.2622">
            <text:p>Y713.2622</text:p>
          </table:table-cell>
          <table:table-cell table:formula="of:=[.E43]+[.$J$4]" office:value-type="float" office:value="713.2622">
            <text:p>713.2622</text:p>
          </table:table-cell>
          <table:table-cell table:number-columns-repeated="5"/>
        </table:table-row>
        <table:table-row table:style-name="ro1">
          <table:table-cell table:formula="of:=[.A44]+1" office:value-type="float" office:value="47">
            <text:p>47</text:p>
          </table:table-cell>
          <table:table-cell table:formula="of:=&quot;N&quot;&amp;[.A45]" office:value-type="string" office:string-value="N47">
            <text:p>N47</text:p>
          </table:table-cell>
          <table:table-cell table:formula="of:=[.C44]" office:value-type="string" office:string-value="X2588.4">
            <text:p>X2588.4</text:p>
          </table:table-cell>
          <table:table-cell table:formula="of:= &quot;Y&quot; &amp; [.E45]" office:value-type="string" office:string-value="Y719.0113">
            <text:p>Y719.0113</text:p>
          </table:table-cell>
          <table:table-cell table:formula="of:=[.E44]+[.$J$4]" office:value-type="float" office:value="719.0113">
            <text:p>719.0113</text:p>
          </table:table-cell>
          <table:table-cell table:number-columns-repeated="5"/>
        </table:table-row>
        <table:table-row table:style-name="ro1">
          <table:table-cell table:formula="of:=[.A45]+1" office:value-type="float" office:value="48">
            <text:p>48</text:p>
          </table:table-cell>
          <table:table-cell table:formula="of:=&quot;N&quot;&amp;[.A46]" office:value-type="string" office:string-value="N48">
            <text:p>N48</text:p>
          </table:table-cell>
          <table:table-cell table:formula="of:=[.C45]" office:value-type="string" office:string-value="X2588.4">
            <text:p>X2588.4</text:p>
          </table:table-cell>
          <table:table-cell table:formula="of:= &quot;Y&quot; &amp; [.E46]" office:value-type="string" office:string-value="Y724.7604">
            <text:p>Y724.7604</text:p>
          </table:table-cell>
          <table:table-cell table:formula="of:=[.E45]+[.$J$4]" office:value-type="float" office:value="724.7604">
            <text:p>724.7604</text:p>
          </table:table-cell>
          <table:table-cell table:number-columns-repeated="5"/>
        </table:table-row>
        <table:table-row table:style-name="ro1">
          <table:table-cell table:formula="of:=[.A46]+1" office:value-type="float" office:value="49">
            <text:p>49</text:p>
          </table:table-cell>
          <table:table-cell table:formula="of:=&quot;N&quot;&amp;[.A47]" office:value-type="string" office:string-value="N49">
            <text:p>N49</text:p>
          </table:table-cell>
          <table:table-cell table:formula="of:=[.C46]" office:value-type="string" office:string-value="X2588.4">
            <text:p>X2588.4</text:p>
          </table:table-cell>
          <table:table-cell table:formula="of:= &quot;Y&quot; &amp; [.E47]" office:value-type="string" office:string-value="Y730.5095">
            <text:p>Y730.5095</text:p>
          </table:table-cell>
          <table:table-cell table:formula="of:=[.E46]+[.$J$4]" office:value-type="float" office:value="730.5095">
            <text:p>730.5095</text:p>
          </table:table-cell>
          <table:table-cell table:number-columns-repeated="5"/>
        </table:table-row>
        <table:table-row table:style-name="ro1">
          <table:table-cell table:formula="of:=[.A47]+1" office:value-type="float" office:value="50">
            <text:p>50</text:p>
          </table:table-cell>
          <table:table-cell table:formula="of:=&quot;N&quot;&amp;[.A48]" office:value-type="string" office:string-value="N50">
            <text:p>N50</text:p>
          </table:table-cell>
          <table:table-cell table:formula="of:=[.C47]" office:value-type="string" office:string-value="X2588.4">
            <text:p>X2588.4</text:p>
          </table:table-cell>
          <table:table-cell table:formula="of:= &quot;Y&quot; &amp; [.E48]" office:value-type="string" office:string-value="Y736.2586">
            <text:p>Y736.2586</text:p>
          </table:table-cell>
          <table:table-cell table:formula="of:=[.E47]+[.$J$4]" office:value-type="float" office:value="736.2586">
            <text:p>736.2586</text:p>
          </table:table-cell>
          <table:table-cell table:number-columns-repeated="5"/>
        </table:table-row>
        <table:table-row table:style-name="ro1">
          <table:table-cell table:formula="of:=[.A48]+1" office:value-type="float" office:value="51">
            <text:p>51</text:p>
          </table:table-cell>
          <table:table-cell table:formula="of:=&quot;N&quot;&amp;[.A49]" office:value-type="string" office:string-value="N51">
            <text:p>N51</text:p>
          </table:table-cell>
          <table:table-cell table:formula="of:=[.C48]" office:value-type="string" office:string-value="X2588.4">
            <text:p>X2588.4</text:p>
          </table:table-cell>
          <table:table-cell table:formula="of:= &quot;Y&quot; &amp; [.E49]" office:value-type="string" office:string-value="Y742.0077">
            <text:p>Y742.0077</text:p>
          </table:table-cell>
          <table:table-cell table:formula="of:=[.E48]+[.$J$4]" office:value-type="float" office:value="742.0077">
            <text:p>742.0077</text:p>
          </table:table-cell>
          <table:table-cell table:number-columns-repeated="5"/>
        </table:table-row>
        <table:table-row table:style-name="ro1">
          <table:table-cell table:formula="of:=[.A49]+1" office:value-type="float" office:value="52">
            <text:p>52</text:p>
          </table:table-cell>
          <table:table-cell table:formula="of:=&quot;N&quot;&amp;[.A50]" office:value-type="string" office:string-value="N52">
            <text:p>N52</text:p>
          </table:table-cell>
          <table:table-cell table:formula="of:=[.C49]" office:value-type="string" office:string-value="X2588.4">
            <text:p>X2588.4</text:p>
          </table:table-cell>
          <table:table-cell table:formula="of:= &quot;Y&quot; &amp; [.E50]" office:value-type="string" office:string-value="Y747.7568">
            <text:p>Y747.7568</text:p>
          </table:table-cell>
          <table:table-cell table:formula="of:=[.E49]+[.$J$4]" office:value-type="float" office:value="747.7568">
            <text:p>747.7568</text:p>
          </table:table-cell>
          <table:table-cell table:number-columns-repeated="5"/>
        </table:table-row>
        <table:table-row table:style-name="ro1">
          <table:table-cell table:formula="of:=[.A50]+1" office:value-type="float" office:value="53">
            <text:p>53</text:p>
          </table:table-cell>
          <table:table-cell table:formula="of:=&quot;N&quot;&amp;[.A51]" office:value-type="string" office:string-value="N53">
            <text:p>N53</text:p>
          </table:table-cell>
          <table:table-cell table:formula="of:=[.C50]" office:value-type="string" office:string-value="X2588.4">
            <text:p>X2588.4</text:p>
          </table:table-cell>
          <table:table-cell table:formula="of:= &quot;Y&quot; &amp; [.E51]" office:value-type="string" office:string-value="Y753.5059">
            <text:p>Y753.5059</text:p>
          </table:table-cell>
          <table:table-cell table:formula="of:=[.E50]+[.$J$4]" office:value-type="float" office:value="753.5059">
            <text:p>753.5059</text:p>
          </table:table-cell>
          <table:table-cell table:number-columns-repeated="5"/>
        </table:table-row>
        <table:table-row table:style-name="ro1">
          <table:table-cell table:formula="of:=[.A51]+1" office:value-type="float" office:value="54">
            <text:p>54</text:p>
          </table:table-cell>
          <table:table-cell table:formula="of:=&quot;N&quot;&amp;[.A52]" office:value-type="string" office:string-value="N54">
            <text:p>N54</text:p>
          </table:table-cell>
          <table:table-cell table:formula="of:=[.C51]" office:value-type="string" office:string-value="X2588.4">
            <text:p>X2588.4</text:p>
          </table:table-cell>
          <table:table-cell table:formula="of:= &quot;Y&quot; &amp; [.E52]" office:value-type="string" office:string-value="Y759.255">
            <text:p>Y759.255</text:p>
          </table:table-cell>
          <table:table-cell table:formula="of:=[.E51]+[.$J$4]" office:value-type="float" office:value="759.255">
            <text:p>759.255</text:p>
          </table:table-cell>
          <table:table-cell table:number-columns-repeated="5"/>
        </table:table-row>
        <table:table-row table:style-name="ro1">
          <table:table-cell table:formula="of:=[.A52]+1" office:value-type="float" office:value="55">
            <text:p>55</text:p>
          </table:table-cell>
          <table:table-cell table:formula="of:=&quot;N&quot;&amp;[.A53]" office:value-type="string" office:string-value="N55">
            <text:p>N55</text:p>
          </table:table-cell>
          <table:table-cell table:formula="of:=[.C52]" office:value-type="string" office:string-value="X2588.4">
            <text:p>X2588.4</text:p>
          </table:table-cell>
          <table:table-cell table:formula="of:= &quot;Y&quot; &amp; [.E53]" office:value-type="string" office:string-value="Y765.0041">
            <text:p>Y765.0041</text:p>
          </table:table-cell>
          <table:table-cell table:formula="of:=[.E52]+[.$J$4]" office:value-type="float" office:value="765.0041">
            <text:p>765.0041</text:p>
          </table:table-cell>
          <table:table-cell table:number-columns-repeated="5"/>
        </table:table-row>
        <table:table-row table:style-name="ro1">
          <table:table-cell table:formula="of:=[.A53]+1" office:value-type="float" office:value="56">
            <text:p>56</text:p>
          </table:table-cell>
          <table:table-cell table:formula="of:=&quot;N&quot;&amp;[.A54]" office:value-type="string" office:string-value="N56">
            <text:p>N56</text:p>
          </table:table-cell>
          <table:table-cell table:formula="of:=[.C53]" office:value-type="string" office:string-value="X2588.4">
            <text:p>X2588.4</text:p>
          </table:table-cell>
          <table:table-cell table:formula="of:= &quot;Y&quot; &amp; [.E54]" office:value-type="string" office:string-value="Y770.7532">
            <text:p>Y770.7532</text:p>
          </table:table-cell>
          <table:table-cell table:formula="of:=[.E53]+[.$J$4]" office:value-type="float" office:value="770.7532">
            <text:p>770.7532</text:p>
          </table:table-cell>
          <table:table-cell table:number-columns-repeated="5"/>
        </table:table-row>
        <table:table-row table:style-name="ro1">
          <table:table-cell table:formula="of:=[.A54]+1" office:value-type="float" office:value="57">
            <text:p>57</text:p>
          </table:table-cell>
          <table:table-cell table:formula="of:=&quot;N&quot;&amp;[.A55]" office:value-type="string" office:string-value="N57">
            <text:p>N57</text:p>
          </table:table-cell>
          <table:table-cell table:formula="of:=[.C54]" office:value-type="string" office:string-value="X2588.4">
            <text:p>X2588.4</text:p>
          </table:table-cell>
          <table:table-cell table:formula="of:= &quot;Y&quot; &amp; [.E55]" office:value-type="string" office:string-value="Y776.5023">
            <text:p>Y776.5023</text:p>
          </table:table-cell>
          <table:table-cell table:formula="of:=[.E54]+[.$J$4]" office:value-type="float" office:value="776.5023">
            <text:p>776.5023</text:p>
          </table:table-cell>
          <table:table-cell table:number-columns-repeated="5"/>
        </table:table-row>
        <table:table-row table:style-name="ro1">
          <table:table-cell table:formula="of:=[.A55]+1" office:value-type="float" office:value="58">
            <text:p>58</text:p>
          </table:table-cell>
          <table:table-cell table:formula="of:=&quot;N&quot;&amp;[.A56]" office:value-type="string" office:string-value="N58">
            <text:p>N58</text:p>
          </table:table-cell>
          <table:table-cell table:formula="of:=[.C55]" office:value-type="string" office:string-value="X2588.4">
            <text:p>X2588.4</text:p>
          </table:table-cell>
          <table:table-cell table:formula="of:= &quot;Y&quot; &amp; [.E56]" office:value-type="string" office:string-value="Y782.2514">
            <text:p>Y782.2514</text:p>
          </table:table-cell>
          <table:table-cell table:formula="of:=[.E55]+[.$J$4]" office:value-type="float" office:value="782.2514">
            <text:p>782.2514</text:p>
          </table:table-cell>
          <table:table-cell table:number-columns-repeated="5"/>
        </table:table-row>
        <table:table-row table:style-name="ro1">
          <table:table-cell table:formula="of:=[.A56]+1" office:value-type="float" office:value="59">
            <text:p>59</text:p>
          </table:table-cell>
          <table:table-cell table:formula="of:=&quot;N&quot;&amp;[.A57]" office:value-type="string" office:string-value="N59">
            <text:p>N59</text:p>
          </table:table-cell>
          <table:table-cell table:formula="of:=[.C56]" office:value-type="string" office:string-value="X2588.4">
            <text:p>X2588.4</text:p>
          </table:table-cell>
          <table:table-cell table:formula="of:= &quot;Y&quot; &amp; [.E57]" office:value-type="string" office:string-value="Y788.0005">
            <text:p>Y788.0005</text:p>
          </table:table-cell>
          <table:table-cell table:formula="of:=[.E56]+[.$J$4]" office:value-type="float" office:value="788.0005">
            <text:p>788.0005</text:p>
          </table:table-cell>
          <table:table-cell table:number-columns-repeated="5"/>
        </table:table-row>
        <table:table-row table:style-name="ro1">
          <table:table-cell table:formula="of:=[.A57]+1" office:value-type="float" office:value="60">
            <text:p>60</text:p>
          </table:table-cell>
          <table:table-cell table:formula="of:=&quot;N&quot;&amp;[.A58]" office:value-type="string" office:string-value="N60">
            <text:p>N60</text:p>
          </table:table-cell>
          <table:table-cell table:formula="of:=[.C57]" office:value-type="string" office:string-value="X2588.4">
            <text:p>X2588.4</text:p>
          </table:table-cell>
          <table:table-cell table:formula="of:= &quot;Y&quot; &amp; [.E58]" office:value-type="string" office:string-value="Y793.7496">
            <text:p>Y793.7496</text:p>
          </table:table-cell>
          <table:table-cell table:formula="of:=[.E57]+[.$J$4]" office:value-type="float" office:value="793.7496">
            <text:p>793.7496</text:p>
          </table:table-cell>
          <table:table-cell table:number-columns-repeated="5"/>
        </table:table-row>
        <table:table-row table:style-name="ro1">
          <table:table-cell table:formula="of:=[.A58]+1" office:value-type="float" office:value="61">
            <text:p>61</text:p>
          </table:table-cell>
          <table:table-cell table:formula="of:=&quot;N&quot;&amp;[.A59]" office:value-type="string" office:string-value="N61">
            <text:p>N61</text:p>
          </table:table-cell>
          <table:table-cell table:formula="of:=[.C58]" office:value-type="string" office:string-value="X2588.4">
            <text:p>X2588.4</text:p>
          </table:table-cell>
          <table:table-cell table:formula="of:= &quot;Y&quot; &amp; [.E59]" office:value-type="string" office:string-value="Y799.4987">
            <text:p>Y799.4987</text:p>
          </table:table-cell>
          <table:table-cell table:formula="of:=[.E58]+[.$J$4]" office:value-type="float" office:value="799.4987">
            <text:p>799.4987</text:p>
          </table:table-cell>
          <table:table-cell table:number-columns-repeated="5"/>
        </table:table-row>
        <table:table-row table:style-name="ro1">
          <table:table-cell table:formula="of:=[.A59]+1" office:value-type="float" office:value="62">
            <text:p>62</text:p>
          </table:table-cell>
          <table:table-cell table:formula="of:=&quot;N&quot;&amp;[.A60]" office:value-type="string" office:string-value="N62">
            <text:p>N62</text:p>
          </table:table-cell>
          <table:table-cell table:formula="of:=[.C59]" office:value-type="string" office:string-value="X2588.4">
            <text:p>X2588.4</text:p>
          </table:table-cell>
          <table:table-cell table:formula="of:= &quot;Y&quot; &amp; [.E60]" office:value-type="string" office:string-value="Y805.2478">
            <text:p>Y805.2478</text:p>
          </table:table-cell>
          <table:table-cell table:formula="of:=[.E59]+[.$J$4]" office:value-type="float" office:value="805.2478">
            <text:p>805.2478</text:p>
          </table:table-cell>
          <table:table-cell table:number-columns-repeated="5"/>
        </table:table-row>
        <table:table-row table:style-name="ro1">
          <table:table-cell table:formula="of:=[.A60]+1" office:value-type="float" office:value="63">
            <text:p>63</text:p>
          </table:table-cell>
          <table:table-cell table:formula="of:=&quot;N&quot;&amp;[.A61]" office:value-type="string" office:string-value="N63">
            <text:p>N63</text:p>
          </table:table-cell>
          <table:table-cell table:formula="of:=[.C60]" office:value-type="string" office:string-value="X2588.4">
            <text:p>X2588.4</text:p>
          </table:table-cell>
          <table:table-cell table:formula="of:= &quot;Y&quot; &amp; [.E61]" office:value-type="string" office:string-value="Y810.9969">
            <text:p>Y810.9969</text:p>
          </table:table-cell>
          <table:table-cell table:formula="of:=[.E60]+[.$J$4]" office:value-type="float" office:value="810.9969">
            <text:p>810.9969</text:p>
          </table:table-cell>
          <table:table-cell table:number-columns-repeated="5"/>
        </table:table-row>
        <table:table-row table:style-name="ro1">
          <table:table-cell table:formula="of:=[.A61]+1" office:value-type="float" office:value="64">
            <text:p>64</text:p>
          </table:table-cell>
          <table:table-cell table:formula="of:=&quot;N&quot;&amp;[.A62]" office:value-type="string" office:string-value="N64">
            <text:p>N64</text:p>
          </table:table-cell>
          <table:table-cell table:formula="of:=[.C61]" office:value-type="string" office:string-value="X2588.4">
            <text:p>X2588.4</text:p>
          </table:table-cell>
          <table:table-cell table:formula="of:= &quot;Y&quot; &amp; [.E62]" office:value-type="string" office:string-value="Y816.746">
            <text:p>Y816.746</text:p>
          </table:table-cell>
          <table:table-cell table:formula="of:=[.E61]+[.$J$4]" office:value-type="float" office:value="816.746">
            <text:p>816.746</text:p>
          </table:table-cell>
          <table:table-cell table:number-columns-repeated="5"/>
        </table:table-row>
        <table:table-row table:style-name="ro1">
          <table:table-cell table:formula="of:=[.A62]+1" office:value-type="float" office:value="65">
            <text:p>65</text:p>
          </table:table-cell>
          <table:table-cell table:formula="of:=&quot;N&quot;&amp;[.A63]" office:value-type="string" office:string-value="N65">
            <text:p>N65</text:p>
          </table:table-cell>
          <table:table-cell table:formula="of:=[.C62]" office:value-type="string" office:string-value="X2588.4">
            <text:p>X2588.4</text:p>
          </table:table-cell>
          <table:table-cell table:formula="of:= &quot;Y&quot; &amp; [.E63]" office:value-type="string" office:string-value="Y822.4951">
            <text:p>Y822.4951</text:p>
          </table:table-cell>
          <table:table-cell table:formula="of:=[.E62]+[.$J$4]" office:value-type="float" office:value="822.4951">
            <text:p>822.4951</text:p>
          </table:table-cell>
          <table:table-cell table:number-columns-repeated="5"/>
        </table:table-row>
        <table:table-row table:style-name="ro1">
          <table:table-cell table:formula="of:=[.A63]+1" office:value-type="float" office:value="66">
            <text:p>66</text:p>
          </table:table-cell>
          <table:table-cell table:formula="of:=&quot;N&quot;&amp;[.A64]" office:value-type="string" office:string-value="N66">
            <text:p>N66</text:p>
          </table:table-cell>
          <table:table-cell table:formula="of:=[.C63]" office:value-type="string" office:string-value="X2588.4">
            <text:p>X2588.4</text:p>
          </table:table-cell>
          <table:table-cell table:formula="of:= &quot;Y&quot; &amp; [.E64]" office:value-type="string" office:string-value="Y828.2442">
            <text:p>Y828.2442</text:p>
          </table:table-cell>
          <table:table-cell table:formula="of:=[.E63]+[.$J$4]" office:value-type="float" office:value="828.2442">
            <text:p>828.2442</text:p>
          </table:table-cell>
          <table:table-cell table:number-columns-repeated="5"/>
        </table:table-row>
        <table:table-row table:style-name="ro1">
          <table:table-cell table:formula="of:=[.A64]+1" office:value-type="float" office:value="67">
            <text:p>67</text:p>
          </table:table-cell>
          <table:table-cell table:formula="of:=&quot;N&quot;&amp;[.A65]" office:value-type="string" office:string-value="N67">
            <text:p>N67</text:p>
          </table:table-cell>
          <table:table-cell table:formula="of:=[.C64]" office:value-type="string" office:string-value="X2588.4">
            <text:p>X2588.4</text:p>
          </table:table-cell>
          <table:table-cell table:formula="of:= &quot;Y&quot; &amp; [.E65]" office:value-type="string" office:string-value="Y833.9933">
            <text:p>Y833.9933</text:p>
          </table:table-cell>
          <table:table-cell table:formula="of:=[.E64]+[.$J$4]" office:value-type="float" office:value="833.9933">
            <text:p>833.9933</text:p>
          </table:table-cell>
          <table:table-cell table:number-columns-repeated="5"/>
        </table:table-row>
        <table:table-row table:style-name="ro1">
          <table:table-cell table:formula="of:=[.A65]+1" office:value-type="float" office:value="68">
            <text:p>68</text:p>
          </table:table-cell>
          <table:table-cell table:formula="of:=&quot;N&quot;&amp;[.A66]" office:value-type="string" office:string-value="N68">
            <text:p>N68</text:p>
          </table:table-cell>
          <table:table-cell table:formula="of:=[.C65]" office:value-type="string" office:string-value="X2588.4">
            <text:p>X2588.4</text:p>
          </table:table-cell>
          <table:table-cell table:formula="of:= &quot;Y&quot; &amp; [.E66]" office:value-type="string" office:string-value="Y839.7424">
            <text:p>Y839.7424</text:p>
          </table:table-cell>
          <table:table-cell table:formula="of:=[.E65]+[.$J$4]" office:value-type="float" office:value="839.7424">
            <text:p>839.7424</text:p>
          </table:table-cell>
          <table:table-cell table:number-columns-repeated="5"/>
        </table:table-row>
        <table:table-row table:style-name="ro1">
          <table:table-cell table:formula="of:=[.A66]+1" office:value-type="float" office:value="69">
            <text:p>69</text:p>
          </table:table-cell>
          <table:table-cell table:formula="of:=&quot;N&quot;&amp;[.A67]" office:value-type="string" office:string-value="N69">
            <text:p>N69</text:p>
          </table:table-cell>
          <table:table-cell table:formula="of:=[.C66]" office:value-type="string" office:string-value="X2588.4">
            <text:p>X2588.4</text:p>
          </table:table-cell>
          <table:table-cell table:formula="of:= &quot;Y&quot; &amp; [.E67]" office:value-type="string" office:string-value="Y845.4915">
            <text:p>Y845.4915</text:p>
          </table:table-cell>
          <table:table-cell table:formula="of:=[.E66]+[.$J$4]" office:value-type="float" office:value="845.4915">
            <text:p>845.4915</text:p>
          </table:table-cell>
          <table:table-cell table:number-columns-repeated="5"/>
        </table:table-row>
        <table:table-row table:style-name="ro1">
          <table:table-cell table:formula="of:=[.A67]+1" office:value-type="float" office:value="70">
            <text:p>70</text:p>
          </table:table-cell>
          <table:table-cell table:formula="of:=&quot;N&quot;&amp;[.A68]" office:value-type="string" office:string-value="N70">
            <text:p>N70</text:p>
          </table:table-cell>
          <table:table-cell table:formula="of:=[.C67]" office:value-type="string" office:string-value="X2588.4">
            <text:p>X2588.4</text:p>
          </table:table-cell>
          <table:table-cell table:formula="of:= &quot;Y&quot; &amp; [.E68]" office:value-type="string" office:string-value="Y851.2406">
            <text:p>Y851.2406</text:p>
          </table:table-cell>
          <table:table-cell table:formula="of:=[.E67]+[.$J$4]" office:value-type="float" office:value="851.2406">
            <text:p>851.2406</text:p>
          </table:table-cell>
          <table:table-cell table:number-columns-repeated="5"/>
        </table:table-row>
        <table:table-row table:style-name="ro1">
          <table:table-cell table:formula="of:=[.A68]+1" office:value-type="float" office:value="71">
            <text:p>71</text:p>
          </table:table-cell>
          <table:table-cell table:formula="of:=&quot;N&quot;&amp;[.A69]" office:value-type="string" office:string-value="N71">
            <text:p>N71</text:p>
          </table:table-cell>
          <table:table-cell table:formula="of:=[.C68]" office:value-type="string" office:string-value="X2588.4">
            <text:p>X2588.4</text:p>
          </table:table-cell>
          <table:table-cell table:formula="of:= &quot;Y&quot; &amp; [.E69]" office:value-type="string" office:string-value="Y856.9897">
            <text:p>Y856.9897</text:p>
          </table:table-cell>
          <table:table-cell table:formula="of:=[.E68]+[.$J$4]" office:value-type="float" office:value="856.9897">
            <text:p>856.9897</text:p>
          </table:table-cell>
          <table:table-cell table:number-columns-repeated="5"/>
        </table:table-row>
        <table:table-row table:style-name="ro1">
          <table:table-cell table:formula="of:=[.A69]+1" office:value-type="float" office:value="72">
            <text:p>72</text:p>
          </table:table-cell>
          <table:table-cell table:formula="of:=&quot;N&quot;&amp;[.A70]" office:value-type="string" office:string-value="N72">
            <text:p>N72</text:p>
          </table:table-cell>
          <table:table-cell table:formula="of:=[.C69]" office:value-type="string" office:string-value="X2588.4">
            <text:p>X2588.4</text:p>
          </table:table-cell>
          <table:table-cell table:formula="of:= &quot;Y&quot; &amp; [.E70]" office:value-type="string" office:string-value="Y862.7388">
            <text:p>Y862.7388</text:p>
          </table:table-cell>
          <table:table-cell table:formula="of:=[.E69]+[.$J$4]" office:value-type="float" office:value="862.7388">
            <text:p>862.7388</text:p>
          </table:table-cell>
          <table:table-cell table:number-columns-repeated="5"/>
        </table:table-row>
        <table:table-row table:style-name="ro1">
          <table:table-cell table:formula="of:=[.A70]+1" office:value-type="float" office:value="73">
            <text:p>73</text:p>
          </table:table-cell>
          <table:table-cell table:formula="of:=&quot;N&quot;&amp;[.A71]" office:value-type="string" office:string-value="N73">
            <text:p>N73</text:p>
          </table:table-cell>
          <table:table-cell table:formula="of:=[.C70]" office:value-type="string" office:string-value="X2588.4">
            <text:p>X2588.4</text:p>
          </table:table-cell>
          <table:table-cell table:formula="of:= &quot;Y&quot; &amp; [.E71]" office:value-type="string" office:string-value="Y868.4879">
            <text:p>Y868.4879</text:p>
          </table:table-cell>
          <table:table-cell table:formula="of:=[.E70]+[.$J$4]" office:value-type="float" office:value="868.4879">
            <text:p>868.4879</text:p>
          </table:table-cell>
          <table:table-cell table:number-columns-repeated="5"/>
        </table:table-row>
        <table:table-row table:style-name="ro1">
          <table:table-cell table:formula="of:=[.A71]+1" office:value-type="float" office:value="74">
            <text:p>74</text:p>
          </table:table-cell>
          <table:table-cell table:formula="of:=&quot;N&quot;&amp;[.A72]" office:value-type="string" office:string-value="N74">
            <text:p>N74</text:p>
          </table:table-cell>
          <table:table-cell table:formula="of:=[.C71]" office:value-type="string" office:string-value="X2588.4">
            <text:p>X2588.4</text:p>
          </table:table-cell>
          <table:table-cell table:formula="of:= &quot;Y&quot; &amp; [.E72]" office:value-type="string" office:string-value="Y874.237">
            <text:p>Y874.237</text:p>
          </table:table-cell>
          <table:table-cell table:formula="of:=[.E71]+[.$J$4]" office:value-type="float" office:value="874.237">
            <text:p>874.237</text:p>
          </table:table-cell>
          <table:table-cell table:number-columns-repeated="5"/>
        </table:table-row>
        <table:table-row table:style-name="ro1">
          <table:table-cell table:formula="of:=[.A72]+1" office:value-type="float" office:value="75">
            <text:p>75</text:p>
          </table:table-cell>
          <table:table-cell table:formula="of:=&quot;N&quot;&amp;[.A73]" office:value-type="string" office:string-value="N75">
            <text:p>N75</text:p>
          </table:table-cell>
          <table:table-cell table:formula="of:=[.C72]" office:value-type="string" office:string-value="X2588.4">
            <text:p>X2588.4</text:p>
          </table:table-cell>
          <table:table-cell table:formula="of:= &quot;Y&quot; &amp; [.E73]" office:value-type="string" office:string-value="Y879.9861">
            <text:p>Y879.9861</text:p>
          </table:table-cell>
          <table:table-cell table:formula="of:=[.E72]+[.$J$4]" office:value-type="float" office:value="879.9861">
            <text:p>879.9861</text:p>
          </table:table-cell>
          <table:table-cell table:number-columns-repeated="5"/>
        </table:table-row>
        <table:table-row table:style-name="ro1">
          <table:table-cell table:formula="of:=[.A73]+1" office:value-type="float" office:value="76">
            <text:p>76</text:p>
          </table:table-cell>
          <table:table-cell table:formula="of:=&quot;N&quot;&amp;[.A74]" office:value-type="string" office:string-value="N76">
            <text:p>N76</text:p>
          </table:table-cell>
          <table:table-cell table:formula="of:=[.C73]" office:value-type="string" office:string-value="X2588.4">
            <text:p>X2588.4</text:p>
          </table:table-cell>
          <table:table-cell table:formula="of:= &quot;Y&quot; &amp; [.E74]" office:value-type="string" office:string-value="Y885.7352">
            <text:p>Y885.7352</text:p>
          </table:table-cell>
          <table:table-cell table:formula="of:=[.E73]+[.$J$4]" office:value-type="float" office:value="885.7352">
            <text:p>885.7352</text:p>
          </table:table-cell>
          <table:table-cell table:number-columns-repeated="5"/>
        </table:table-row>
        <table:table-row table:style-name="ro1">
          <table:table-cell table:formula="of:=[.A74]+1" office:value-type="float" office:value="77">
            <text:p>77</text:p>
          </table:table-cell>
          <table:table-cell table:formula="of:=&quot;N&quot;&amp;[.A75]" office:value-type="string" office:string-value="N77">
            <text:p>N77</text:p>
          </table:table-cell>
          <table:table-cell table:formula="of:=[.C74]" office:value-type="string" office:string-value="X2588.4">
            <text:p>X2588.4</text:p>
          </table:table-cell>
          <table:table-cell table:formula="of:= &quot;Y&quot; &amp; [.E75]" office:value-type="string" office:string-value="Y891.4843">
            <text:p>Y891.4843</text:p>
          </table:table-cell>
          <table:table-cell table:formula="of:=[.E74]+[.$J$4]" office:value-type="float" office:value="891.4843">
            <text:p>891.4843</text:p>
          </table:table-cell>
          <table:table-cell table:number-columns-repeated="5"/>
        </table:table-row>
        <table:table-row table:style-name="ro1">
          <table:table-cell table:formula="of:=[.A75]+1" office:value-type="float" office:value="78">
            <text:p>78</text:p>
          </table:table-cell>
          <table:table-cell table:formula="of:=&quot;N&quot;&amp;[.A76]" office:value-type="string" office:string-value="N78">
            <text:p>N78</text:p>
          </table:table-cell>
          <table:table-cell table:formula="of:=[.C75]" office:value-type="string" office:string-value="X2588.4">
            <text:p>X2588.4</text:p>
          </table:table-cell>
          <table:table-cell table:formula="of:= &quot;Y&quot; &amp; [.E76]" office:value-type="string" office:string-value="Y897.2334">
            <text:p>Y897.2334</text:p>
          </table:table-cell>
          <table:table-cell table:formula="of:=[.E75]+[.$J$4]" office:value-type="float" office:value="897.2334">
            <text:p>897.2334</text:p>
          </table:table-cell>
          <table:table-cell table:number-columns-repeated="5"/>
        </table:table-row>
        <table:table-row table:style-name="ro1">
          <table:table-cell table:formula="of:=[.A76]+1" office:value-type="float" office:value="79">
            <text:p>79</text:p>
          </table:table-cell>
          <table:table-cell table:formula="of:=&quot;N&quot;&amp;[.A77]" office:value-type="string" office:string-value="N79">
            <text:p>N79</text:p>
          </table:table-cell>
          <table:table-cell table:formula="of:=[.C76]" office:value-type="string" office:string-value="X2588.4">
            <text:p>X2588.4</text:p>
          </table:table-cell>
          <table:table-cell table:formula="of:= &quot;Y&quot; &amp; [.E77]" office:value-type="string" office:string-value="Y902.9825">
            <text:p>Y902.9825</text:p>
          </table:table-cell>
          <table:table-cell table:formula="of:=[.E76]+[.$J$4]" office:value-type="float" office:value="902.9825">
            <text:p>902.9825</text:p>
          </table:table-cell>
          <table:table-cell table:number-columns-repeated="5"/>
        </table:table-row>
        <table:table-row table:style-name="ro1">
          <table:table-cell table:formula="of:=[.A77]+1" office:value-type="float" office:value="80">
            <text:p>80</text:p>
          </table:table-cell>
          <table:table-cell table:formula="of:=&quot;N&quot;&amp;[.A78]" office:value-type="string" office:string-value="N80">
            <text:p>N80</text:p>
          </table:table-cell>
          <table:table-cell table:formula="of:=[.C77]" office:value-type="string" office:string-value="X2588.4">
            <text:p>X2588.4</text:p>
          </table:table-cell>
          <table:table-cell table:formula="of:= &quot;Y&quot; &amp; [.E78]" office:value-type="string" office:string-value="Y908.7316">
            <text:p>Y908.7316</text:p>
          </table:table-cell>
          <table:table-cell table:formula="of:=[.E77]+[.$J$4]" office:value-type="float" office:value="908.7316">
            <text:p>908.7316</text:p>
          </table:table-cell>
          <table:table-cell table:number-columns-repeated="5"/>
        </table:table-row>
        <table:table-row table:style-name="ro1">
          <table:table-cell table:formula="of:=[.A78]+1" office:value-type="float" office:value="81">
            <text:p>81</text:p>
          </table:table-cell>
          <table:table-cell table:formula="of:=&quot;N&quot;&amp;[.A79]" office:value-type="string" office:string-value="N81">
            <text:p>N81</text:p>
          </table:table-cell>
          <table:table-cell table:formula="of:=[.C78]" office:value-type="string" office:string-value="X2588.4">
            <text:p>X2588.4</text:p>
          </table:table-cell>
          <table:table-cell table:formula="of:= &quot;Y&quot; &amp; [.E79]" office:value-type="string" office:string-value="Y914.4807">
            <text:p>Y914.4807</text:p>
          </table:table-cell>
          <table:table-cell table:formula="of:=[.E78]+[.$J$4]" office:value-type="float" office:value="914.4807">
            <text:p>914.4807</text:p>
          </table:table-cell>
          <table:table-cell table:number-columns-repeated="5"/>
        </table:table-row>
        <table:table-row table:style-name="ro1">
          <table:table-cell table:formula="of:=[.A79]+1" office:value-type="float" office:value="82">
            <text:p>82</text:p>
          </table:table-cell>
          <table:table-cell table:formula="of:=&quot;N&quot;&amp;[.A80]" office:value-type="string" office:string-value="N82">
            <text:p>N82</text:p>
          </table:table-cell>
          <table:table-cell table:formula="of:=[.C79]" office:value-type="string" office:string-value="X2588.4">
            <text:p>X2588.4</text:p>
          </table:table-cell>
          <table:table-cell table:formula="of:= &quot;Y&quot; &amp; [.E80]" office:value-type="string" office:string-value="Y920.2298">
            <text:p>Y920.2298</text:p>
          </table:table-cell>
          <table:table-cell table:formula="of:=[.E79]+[.$J$4]" office:value-type="float" office:value="920.2298">
            <text:p>920.2298</text:p>
          </table:table-cell>
          <table:table-cell table:number-columns-repeated="5"/>
        </table:table-row>
        <table:table-row table:style-name="ro1">
          <table:table-cell table:formula="of:=[.A80]+1" office:value-type="float" office:value="83">
            <text:p>83</text:p>
          </table:table-cell>
          <table:table-cell table:formula="of:=&quot;N&quot;&amp;[.A81]" office:value-type="string" office:string-value="N83">
            <text:p>N83</text:p>
          </table:table-cell>
          <table:table-cell table:formula="of:=[.C80]" office:value-type="string" office:string-value="X2588.4">
            <text:p>X2588.4</text:p>
          </table:table-cell>
          <table:table-cell table:formula="of:= &quot;Y&quot; &amp; [.E81]" office:value-type="string" office:string-value="Y925.9789">
            <text:p>Y925.9789</text:p>
          </table:table-cell>
          <table:table-cell table:formula="of:=[.E80]+[.$J$4]" office:value-type="float" office:value="925.9789">
            <text:p>925.9789</text:p>
          </table:table-cell>
          <table:table-cell table:number-columns-repeated="5"/>
        </table:table-row>
        <table:table-row table:style-name="ro1">
          <table:table-cell table:formula="of:=[.A81]+1" office:value-type="float" office:value="84">
            <text:p>84</text:p>
          </table:table-cell>
          <table:table-cell table:formula="of:=&quot;N&quot;&amp;[.A82]" office:value-type="string" office:string-value="N84">
            <text:p>N84</text:p>
          </table:table-cell>
          <table:table-cell table:formula="of:=[.C81]" office:value-type="string" office:string-value="X2588.4">
            <text:p>X2588.4</text:p>
          </table:table-cell>
          <table:table-cell table:formula="of:= &quot;Y&quot; &amp; [.E82]" office:value-type="string" office:string-value="Y931.728">
            <text:p>Y931.728</text:p>
          </table:table-cell>
          <table:table-cell table:formula="of:=[.E81]+[.$J$4]" office:value-type="float" office:value="931.728">
            <text:p>931.728</text:p>
          </table:table-cell>
          <table:table-cell table:number-columns-repeated="5"/>
        </table:table-row>
        <table:table-row table:style-name="ro1">
          <table:table-cell table:formula="of:=[.A82]+1" office:value-type="float" office:value="85">
            <text:p>85</text:p>
          </table:table-cell>
          <table:table-cell table:formula="of:=&quot;N&quot;&amp;[.A83]" office:value-type="string" office:string-value="N85">
            <text:p>N85</text:p>
          </table:table-cell>
          <table:table-cell table:formula="of:=[.C82]" office:value-type="string" office:string-value="X2588.4">
            <text:p>X2588.4</text:p>
          </table:table-cell>
          <table:table-cell table:formula="of:= &quot;Y&quot; &amp; [.E83]" office:value-type="string" office:string-value="Y937.4771">
            <text:p>Y937.4771</text:p>
          </table:table-cell>
          <table:table-cell table:formula="of:=[.E82]+[.$J$4]" office:value-type="float" office:value="937.4771">
            <text:p>937.4771</text:p>
          </table:table-cell>
          <table:table-cell table:number-columns-repeated="5"/>
        </table:table-row>
        <table:table-row table:style-name="ro1">
          <table:table-cell table:formula="of:=[.A83]+1" office:value-type="float" office:value="86">
            <text:p>86</text:p>
          </table:table-cell>
          <table:table-cell table:formula="of:=&quot;N&quot;&amp;[.A84]" office:value-type="string" office:string-value="N86">
            <text:p>N86</text:p>
          </table:table-cell>
          <table:table-cell table:formula="of:=[.C83]" office:value-type="string" office:string-value="X2588.4">
            <text:p>X2588.4</text:p>
          </table:table-cell>
          <table:table-cell table:formula="of:= &quot;Y&quot; &amp; [.E84]" office:value-type="string" office:string-value="Y943.2262">
            <text:p>Y943.2262</text:p>
          </table:table-cell>
          <table:table-cell table:formula="of:=[.E83]+[.$J$4]" office:value-type="float" office:value="943.2262">
            <text:p>943.2262</text:p>
          </table:table-cell>
          <table:table-cell table:number-columns-repeated="5"/>
        </table:table-row>
        <table:table-row table:style-name="ro1">
          <table:table-cell table:formula="of:=[.A84]+1" office:value-type="float" office:value="87">
            <text:p>87</text:p>
          </table:table-cell>
          <table:table-cell table:formula="of:=&quot;N&quot;&amp;[.A85]" office:value-type="string" office:string-value="N87">
            <text:p>N87</text:p>
          </table:table-cell>
          <table:table-cell table:formula="of:=[.C84]" office:value-type="string" office:string-value="X2588.4">
            <text:p>X2588.4</text:p>
          </table:table-cell>
          <table:table-cell table:formula="of:= &quot;Y&quot; &amp; [.E85]" office:value-type="string" office:string-value="Y948.9753">
            <text:p>Y948.9753</text:p>
          </table:table-cell>
          <table:table-cell table:formula="of:=[.E84]+[.$J$4]" office:value-type="float" office:value="948.9753">
            <text:p>948.9753</text:p>
          </table:table-cell>
          <table:table-cell table:number-columns-repeated="5"/>
        </table:table-row>
        <table:table-row table:style-name="ro1">
          <table:table-cell table:formula="of:=[.A85]+1" office:value-type="float" office:value="88">
            <text:p>88</text:p>
          </table:table-cell>
          <table:table-cell table:formula="of:=&quot;N&quot;&amp;[.A86]" office:value-type="string" office:string-value="N88">
            <text:p>N88</text:p>
          </table:table-cell>
          <table:table-cell table:formula="of:=[.C85]" office:value-type="string" office:string-value="X2588.4">
            <text:p>X2588.4</text:p>
          </table:table-cell>
          <table:table-cell table:formula="of:= &quot;Y&quot; &amp; [.E86]" office:value-type="string" office:string-value="Y954.7244">
            <text:p>Y954.7244</text:p>
          </table:table-cell>
          <table:table-cell table:formula="of:=[.E85]+[.$J$4]" office:value-type="float" office:value="954.7244">
            <text:p>954.7244</text:p>
          </table:table-cell>
          <table:table-cell table:number-columns-repeated="5"/>
        </table:table-row>
        <table:table-row table:style-name="ro1">
          <table:table-cell table:formula="of:=[.A86]+1" office:value-type="float" office:value="89">
            <text:p>89</text:p>
          </table:table-cell>
          <table:table-cell table:formula="of:=&quot;N&quot;&amp;[.A87]" office:value-type="string" office:string-value="N89">
            <text:p>N89</text:p>
          </table:table-cell>
          <table:table-cell table:formula="of:=[.C86]" office:value-type="string" office:string-value="X2588.4">
            <text:p>X2588.4</text:p>
          </table:table-cell>
          <table:table-cell table:formula="of:= &quot;Y&quot; &amp; [.E87]" office:value-type="string" office:string-value="Y960.4735">
            <text:p>Y960.4735</text:p>
          </table:table-cell>
          <table:table-cell table:formula="of:=[.E86]+[.$J$4]" office:value-type="float" office:value="960.4735">
            <text:p>960.4735</text:p>
          </table:table-cell>
          <table:table-cell table:number-columns-repeated="5"/>
        </table:table-row>
        <table:table-row table:style-name="ro1">
          <table:table-cell table:formula="of:=[.A87]+1" office:value-type="float" office:value="90">
            <text:p>90</text:p>
          </table:table-cell>
          <table:table-cell table:formula="of:=&quot;N&quot;&amp;[.A88]" office:value-type="string" office:string-value="N90">
            <text:p>N90</text:p>
          </table:table-cell>
          <table:table-cell table:formula="of:=[.C87]" office:value-type="string" office:string-value="X2588.4">
            <text:p>X2588.4</text:p>
          </table:table-cell>
          <table:table-cell table:formula="of:= &quot;Y&quot; &amp; [.E88]" office:value-type="string" office:string-value="Y966.2226">
            <text:p>Y966.2226</text:p>
          </table:table-cell>
          <table:table-cell table:formula="of:=[.E87]+[.$J$4]" office:value-type="float" office:value="966.2226">
            <text:p>966.2226</text:p>
          </table:table-cell>
          <table:table-cell table:number-columns-repeated="5"/>
        </table:table-row>
        <table:table-row table:style-name="ro1">
          <table:table-cell table:formula="of:=[.A88]+1" office:value-type="float" office:value="91">
            <text:p>91</text:p>
          </table:table-cell>
          <table:table-cell table:formula="of:=&quot;N&quot;&amp;[.A89]" office:value-type="string" office:string-value="N91">
            <text:p>N91</text:p>
          </table:table-cell>
          <table:table-cell table:formula="of:=[.C88]" office:value-type="string" office:string-value="X2588.4">
            <text:p>X2588.4</text:p>
          </table:table-cell>
          <table:table-cell table:formula="of:= &quot;Y&quot; &amp; [.E89]" office:value-type="string" office:string-value="Y971.9717">
            <text:p>Y971.9717</text:p>
          </table:table-cell>
          <table:table-cell table:formula="of:=[.E88]+[.$J$4]" office:value-type="float" office:value="971.9717">
            <text:p>971.9717</text:p>
          </table:table-cell>
          <table:table-cell table:number-columns-repeated="5"/>
        </table:table-row>
        <table:table-row table:style-name="ro1">
          <table:table-cell table:formula="of:=[.A89]+1" office:value-type="float" office:value="92">
            <text:p>92</text:p>
          </table:table-cell>
          <table:table-cell table:formula="of:=&quot;N&quot;&amp;[.A90]" office:value-type="string" office:string-value="N92">
            <text:p>N92</text:p>
          </table:table-cell>
          <table:table-cell table:formula="of:=[.C89]" office:value-type="string" office:string-value="X2588.4">
            <text:p>X2588.4</text:p>
          </table:table-cell>
          <table:table-cell table:formula="of:= &quot;Y&quot; &amp; [.E90]" office:value-type="string" office:string-value="Y977.7208">
            <text:p>Y977.7208</text:p>
          </table:table-cell>
          <table:table-cell table:formula="of:=[.E89]+[.$J$4]" office:value-type="float" office:value="977.7208">
            <text:p>977.7208</text:p>
          </table:table-cell>
          <table:table-cell table:number-columns-repeated="5"/>
        </table:table-row>
        <table:table-row table:style-name="ro1">
          <table:table-cell table:formula="of:=[.A90]+1" office:value-type="float" office:value="93">
            <text:p>93</text:p>
          </table:table-cell>
          <table:table-cell table:formula="of:=&quot;N&quot;&amp;[.A91]" office:value-type="string" office:string-value="N93">
            <text:p>N93</text:p>
          </table:table-cell>
          <table:table-cell table:formula="of:=[.C90]" office:value-type="string" office:string-value="X2588.4">
            <text:p>X2588.4</text:p>
          </table:table-cell>
          <table:table-cell table:formula="of:= &quot;Y&quot; &amp; [.E91]" office:value-type="string" office:string-value="Y983.4699">
            <text:p>Y983.4699</text:p>
          </table:table-cell>
          <table:table-cell table:formula="of:=[.E90]+[.$J$4]" office:value-type="float" office:value="983.4699">
            <text:p>983.4699</text:p>
          </table:table-cell>
          <table:table-cell table:number-columns-repeated="5"/>
        </table:table-row>
        <table:table-row table:style-name="ro1">
          <table:table-cell table:formula="of:=[.A91]+1" office:value-type="float" office:value="94">
            <text:p>94</text:p>
          </table:table-cell>
          <table:table-cell table:formula="of:=&quot;N&quot;&amp;[.A92]" office:value-type="string" office:string-value="N94">
            <text:p>N94</text:p>
          </table:table-cell>
          <table:table-cell table:formula="of:=[.C91]" office:value-type="string" office:string-value="X2588.4">
            <text:p>X2588.4</text:p>
          </table:table-cell>
          <table:table-cell table:formula="of:= &quot;Y&quot; &amp; [.E92]" office:value-type="string" office:string-value="Y989.219">
            <text:p>Y989.219</text:p>
          </table:table-cell>
          <table:table-cell table:formula="of:=[.E91]+[.$J$4]" office:value-type="float" office:value="989.219">
            <text:p>989.219</text:p>
          </table:table-cell>
          <table:table-cell table:number-columns-repeated="5"/>
        </table:table-row>
        <table:table-row table:style-name="ro1">
          <table:table-cell table:formula="of:=[.A92]+1" office:value-type="float" office:value="95">
            <text:p>95</text:p>
          </table:table-cell>
          <table:table-cell table:formula="of:=&quot;N&quot;&amp;[.A93]" office:value-type="string" office:string-value="N95">
            <text:p>N95</text:p>
          </table:table-cell>
          <table:table-cell table:formula="of:=[.C92]" office:value-type="string" office:string-value="X2588.4">
            <text:p>X2588.4</text:p>
          </table:table-cell>
          <table:table-cell table:formula="of:= &quot;Y&quot; &amp; [.E93]" office:value-type="string" office:string-value="Y994.9681">
            <text:p>Y994.9681</text:p>
          </table:table-cell>
          <table:table-cell table:formula="of:=[.E92]+[.$J$4]" office:value-type="float" office:value="994.9681">
            <text:p>994.9681</text:p>
          </table:table-cell>
          <table:table-cell table:number-columns-repeated="5"/>
        </table:table-row>
        <table:table-row table:style-name="ro1">
          <table:table-cell table:formula="of:=[.A93]+1" office:value-type="float" office:value="96">
            <text:p>96</text:p>
          </table:table-cell>
          <table:table-cell table:formula="of:=&quot;N&quot;&amp;[.A94]" office:value-type="string" office:string-value="N96">
            <text:p>N96</text:p>
          </table:table-cell>
          <table:table-cell table:formula="of:=[.C93]" office:value-type="string" office:string-value="X2588.4">
            <text:p>X2588.4</text:p>
          </table:table-cell>
          <table:table-cell table:formula="of:= &quot;Y&quot; &amp; [.E94]" office:value-type="string" office:string-value="Y1000.7172">
            <text:p>Y1000.7172</text:p>
          </table:table-cell>
          <table:table-cell table:formula="of:=[.E93]+[.$J$4]" office:value-type="float" office:value="1000.7172">
            <text:p>1000.7172</text:p>
          </table:table-cell>
          <table:table-cell table:number-columns-repeated="5"/>
        </table:table-row>
        <table:table-row table:style-name="ro1">
          <table:table-cell table:formula="of:=[.A94]+1" office:value-type="float" office:value="97">
            <text:p>97</text:p>
          </table:table-cell>
          <table:table-cell table:formula="of:=&quot;N&quot;&amp;[.A95]" office:value-type="string" office:string-value="N97">
            <text:p>N97</text:p>
          </table:table-cell>
          <table:table-cell table:formula="of:=[.C94]" office:value-type="string" office:string-value="X2588.4">
            <text:p>X2588.4</text:p>
          </table:table-cell>
          <table:table-cell table:formula="of:= &quot;Y&quot; &amp; [.E95]" office:value-type="string" office:string-value="Y1006.4663">
            <text:p>Y1006.4663</text:p>
          </table:table-cell>
          <table:table-cell table:formula="of:=[.E94]+[.$J$4]" office:value-type="float" office:value="1006.4663">
            <text:p>1006.4663</text:p>
          </table:table-cell>
          <table:table-cell table:number-columns-repeated="5"/>
        </table:table-row>
        <table:table-row table:style-name="ro1">
          <table:table-cell table:formula="of:=[.A95]+1" office:value-type="float" office:value="98">
            <text:p>98</text:p>
          </table:table-cell>
          <table:table-cell table:formula="of:=&quot;N&quot;&amp;[.A96]" office:value-type="string" office:string-value="N98">
            <text:p>N98</text:p>
          </table:table-cell>
          <table:table-cell table:formula="of:=[.C95]" office:value-type="string" office:string-value="X2588.4">
            <text:p>X2588.4</text:p>
          </table:table-cell>
          <table:table-cell table:formula="of:= &quot;Y&quot; &amp; [.E96]" office:value-type="string" office:string-value="Y1012.2154">
            <text:p>Y1012.2154</text:p>
          </table:table-cell>
          <table:table-cell table:formula="of:=[.E95]+[.$J$4]" office:value-type="float" office:value="1012.2154">
            <text:p>1012.2154</text:p>
          </table:table-cell>
          <table:table-cell table:number-columns-repeated="5"/>
        </table:table-row>
        <table:table-row table:style-name="ro1">
          <table:table-cell table:formula="of:=[.A96]+1" office:value-type="float" office:value="99">
            <text:p>99</text:p>
          </table:table-cell>
          <table:table-cell table:formula="of:=&quot;N&quot;&amp;[.A97]" office:value-type="string" office:string-value="N99">
            <text:p>N99</text:p>
          </table:table-cell>
          <table:table-cell table:formula="of:=[.C96]" office:value-type="string" office:string-value="X2588.4">
            <text:p>X2588.4</text:p>
          </table:table-cell>
          <table:table-cell table:formula="of:= &quot;Y&quot; &amp; [.E97]" office:value-type="string" office:string-value="Y1017.9645">
            <text:p>Y1017.9645</text:p>
          </table:table-cell>
          <table:table-cell table:formula="of:=[.E96]+[.$J$4]" office:value-type="float" office:value="1017.9645">
            <text:p>1017.9645</text:p>
          </table:table-cell>
          <table:table-cell table:number-columns-repeated="5"/>
        </table:table-row>
        <table:table-row table:style-name="ro1">
          <table:table-cell table:formula="of:=[.A97]+1" office:value-type="float" office:value="100">
            <text:p>100</text:p>
          </table:table-cell>
          <table:table-cell table:formula="of:=&quot;N&quot;&amp;[.A98]" office:value-type="string" office:string-value="N100">
            <text:p>N100</text:p>
          </table:table-cell>
          <table:table-cell table:formula="of:=[.C97]" office:value-type="string" office:string-value="X2588.4">
            <text:p>X2588.4</text:p>
          </table:table-cell>
          <table:table-cell table:formula="of:= &quot;Y&quot; &amp; [.E98]" office:value-type="string" office:string-value="Y1023.7136">
            <text:p>Y1023.7136</text:p>
          </table:table-cell>
          <table:table-cell table:formula="of:=[.E97]+[.$J$4]" office:value-type="float" office:value="1023.7136">
            <text:p>1023.7136</text:p>
          </table:table-cell>
          <table:table-cell table:number-columns-repeated="5"/>
        </table:table-row>
        <table:table-row table:style-name="ro1">
          <table:table-cell table:formula="of:=[.A98]+1" office:value-type="float" office:value="101">
            <text:p>101</text:p>
          </table:table-cell>
          <table:table-cell table:formula="of:=&quot;N&quot;&amp;[.A99]" office:value-type="string" office:string-value="N101">
            <text:p>N101</text:p>
          </table:table-cell>
          <table:table-cell table:formula="of:=[.C98]" office:value-type="string" office:string-value="X2588.4">
            <text:p>X2588.4</text:p>
          </table:table-cell>
          <table:table-cell table:formula="of:= &quot;Y&quot; &amp; [.E99]" office:value-type="string" office:string-value="Y1029.4627">
            <text:p>Y1029.4627</text:p>
          </table:table-cell>
          <table:table-cell table:formula="of:=[.E98]+[.$J$4]" office:value-type="float" office:value="1029.4627">
            <text:p>1029.4627</text:p>
          </table:table-cell>
          <table:table-cell table:number-columns-repeated="5"/>
        </table:table-row>
        <table:table-row table:style-name="ro1">
          <table:table-cell table:formula="of:=[.A99]+1" office:value-type="float" office:value="102">
            <text:p>102</text:p>
          </table:table-cell>
          <table:table-cell table:formula="of:=&quot;N&quot;&amp;[.A100]" office:value-type="string" office:string-value="N102">
            <text:p>N102</text:p>
          </table:table-cell>
          <table:table-cell table:formula="of:=[.C99]" office:value-type="string" office:string-value="X2588.4">
            <text:p>X2588.4</text:p>
          </table:table-cell>
          <table:table-cell table:formula="of:= &quot;Y&quot; &amp; [.E100]" office:value-type="string" office:string-value="Y1035.2118">
            <text:p>Y1035.2118</text:p>
          </table:table-cell>
          <table:table-cell table:formula="of:=[.E99]+[.$J$4]" office:value-type="float" office:value="1035.2118">
            <text:p>1035.2118</text:p>
          </table:table-cell>
          <table:table-cell table:number-columns-repeated="5"/>
        </table:table-row>
        <table:table-row table:style-name="ro1">
          <table:table-cell table:formula="of:=[.A100]+1" office:value-type="float" office:value="103">
            <text:p>103</text:p>
          </table:table-cell>
          <table:table-cell table:formula="of:=&quot;N&quot;&amp;[.A101]" office:value-type="string" office:string-value="N103">
            <text:p>N103</text:p>
          </table:table-cell>
          <table:table-cell table:formula="of:=[.C100]" office:value-type="string" office:string-value="X2588.4">
            <text:p>X2588.4</text:p>
          </table:table-cell>
          <table:table-cell table:formula="of:= &quot;Y&quot; &amp; [.E101]" office:value-type="string" office:string-value="Y1040.9609">
            <text:p>Y1040.9609</text:p>
          </table:table-cell>
          <table:table-cell table:formula="of:=[.E100]+[.$J$4]" office:value-type="float" office:value="1040.9609">
            <text:p>1040.9609</text:p>
          </table:table-cell>
          <table:table-cell table:number-columns-repeated="5"/>
        </table:table-row>
        <table:table-row table:style-name="ro1">
          <table:table-cell table:formula="of:=[.A101]+1" office:value-type="float" office:value="104">
            <text:p>104</text:p>
          </table:table-cell>
          <table:table-cell table:formula="of:=&quot;N&quot;&amp;[.A102]" office:value-type="string" office:string-value="N104">
            <text:p>N104</text:p>
          </table:table-cell>
          <table:table-cell table:formula="of:=[.C101]" office:value-type="string" office:string-value="X2588.4">
            <text:p>X2588.4</text:p>
          </table:table-cell>
          <table:table-cell table:formula="of:= &quot;Y&quot; &amp; [.E102]" office:value-type="string" office:string-value="Y1046.71">
            <text:p>Y1046.71</text:p>
          </table:table-cell>
          <table:table-cell table:formula="of:=[.E101]+[.$J$4]" office:value-type="float" office:value="1046.71">
            <text:p>1046.71</text:p>
          </table:table-cell>
          <table:table-cell table:number-columns-repeated="5"/>
        </table:table-row>
        <table:table-row table:style-name="ro1">
          <table:table-cell table:formula="of:=[.A102]+1" office:value-type="float" office:value="105">
            <text:p>105</text:p>
          </table:table-cell>
          <table:table-cell table:formula="of:=&quot;N&quot;&amp;[.A103]" office:value-type="string" office:string-value="N105">
            <text:p>N105</text:p>
          </table:table-cell>
          <table:table-cell table:formula="of:=[.C102]" office:value-type="string" office:string-value="X2588.4">
            <text:p>X2588.4</text:p>
          </table:table-cell>
          <table:table-cell table:formula="of:= &quot;Y&quot; &amp; [.E103]" office:value-type="string" office:string-value="Y1052.4591">
            <text:p>Y1052.4591</text:p>
          </table:table-cell>
          <table:table-cell table:formula="of:=[.E102]+[.$J$4]" office:value-type="float" office:value="1052.4591">
            <text:p>1052.4591</text:p>
          </table:table-cell>
          <table:table-cell table:number-columns-repeated="5"/>
        </table:table-row>
        <table:table-row table:style-name="ro1">
          <table:table-cell table:formula="of:=[.A103]+1" office:value-type="float" office:value="106">
            <text:p>106</text:p>
          </table:table-cell>
          <table:table-cell table:formula="of:=&quot;N&quot;&amp;[.A104]" office:value-type="string" office:string-value="N106">
            <text:p>N106</text:p>
          </table:table-cell>
          <table:table-cell table:formula="of:=[.C103]" office:value-type="string" office:string-value="X2588.4">
            <text:p>X2588.4</text:p>
          </table:table-cell>
          <table:table-cell table:formula="of:= &quot;Y&quot; &amp; [.E104]" office:value-type="string" office:string-value="Y1058.2082">
            <text:p>Y1058.2082</text:p>
          </table:table-cell>
          <table:table-cell table:formula="of:=[.E103]+[.$J$4]" office:value-type="float" office:value="1058.2082">
            <text:p>1058.2082</text:p>
          </table:table-cell>
          <table:table-cell table:number-columns-repeated="5"/>
        </table:table-row>
        <table:table-row table:style-name="ro1">
          <table:table-cell table:formula="of:=[.A104]+1" office:value-type="float" office:value="107">
            <text:p>107</text:p>
          </table:table-cell>
          <table:table-cell table:formula="of:=&quot;N&quot;&amp;[.A105]" office:value-type="string" office:string-value="N107">
            <text:p>N107</text:p>
          </table:table-cell>
          <table:table-cell table:formula="of:=[.C104]" office:value-type="string" office:string-value="X2588.4">
            <text:p>X2588.4</text:p>
          </table:table-cell>
          <table:table-cell table:formula="of:= &quot;Y&quot; &amp; [.E105]" office:value-type="string" office:string-value="Y1063.9573">
            <text:p>Y1063.9573</text:p>
          </table:table-cell>
          <table:table-cell table:formula="of:=[.E104]+[.$J$4]" office:value-type="float" office:value="1063.9573">
            <text:p>1063.9573</text:p>
          </table:table-cell>
          <table:table-cell table:number-columns-repeated="5"/>
        </table:table-row>
        <table:table-row table:style-name="ro1">
          <table:table-cell table:formula="of:=[.A105]+1" office:value-type="float" office:value="108">
            <text:p>108</text:p>
          </table:table-cell>
          <table:table-cell table:formula="of:=&quot;N&quot;&amp;[.A106]" office:value-type="string" office:string-value="N108">
            <text:p>N108</text:p>
          </table:table-cell>
          <table:table-cell table:formula="of:=[.C105]" office:value-type="string" office:string-value="X2588.4">
            <text:p>X2588.4</text:p>
          </table:table-cell>
          <table:table-cell table:formula="of:= &quot;Y&quot; &amp; [.E106]" office:value-type="string" office:string-value="Y1069.7064">
            <text:p>Y1069.7064</text:p>
          </table:table-cell>
          <table:table-cell table:formula="of:=[.E105]+[.$J$4]" office:value-type="float" office:value="1069.7064">
            <text:p>1069.7064</text:p>
          </table:table-cell>
          <table:table-cell table:number-columns-repeated="5"/>
        </table:table-row>
        <table:table-row table:style-name="ro1">
          <table:table-cell table:formula="of:=[.A106]+1" office:value-type="float" office:value="109">
            <text:p>109</text:p>
          </table:table-cell>
          <table:table-cell table:formula="of:=&quot;N&quot;&amp;[.A107]" office:value-type="string" office:string-value="N109">
            <text:p>N109</text:p>
          </table:table-cell>
          <table:table-cell table:formula="of:=[.C106]" office:value-type="string" office:string-value="X2588.4">
            <text:p>X2588.4</text:p>
          </table:table-cell>
          <table:table-cell table:formula="of:= &quot;Y&quot; &amp; [.E107]" office:value-type="string" office:string-value="Y1075.4555">
            <text:p>Y1075.4555</text:p>
          </table:table-cell>
          <table:table-cell table:formula="of:=[.E106]+[.$J$4]" office:value-type="float" office:value="1075.4555">
            <text:p>1075.4555</text:p>
          </table:table-cell>
          <table:table-cell table:number-columns-repeated="5"/>
        </table:table-row>
        <table:table-row table:style-name="ro1">
          <table:table-cell table:formula="of:=[.A107]+1" office:value-type="float" office:value="110">
            <text:p>110</text:p>
          </table:table-cell>
          <table:table-cell table:formula="of:=&quot;N&quot;&amp;[.A108]" office:value-type="string" office:string-value="N110">
            <text:p>N110</text:p>
          </table:table-cell>
          <table:table-cell table:formula="of:=[.C107]" office:value-type="string" office:string-value="X2588.4">
            <text:p>X2588.4</text:p>
          </table:table-cell>
          <table:table-cell table:formula="of:= &quot;Y&quot; &amp; [.E108]" office:value-type="string" office:string-value="Y1081.2046">
            <text:p>Y1081.2046</text:p>
          </table:table-cell>
          <table:table-cell table:formula="of:=[.E107]+[.$J$4]" office:value-type="float" office:value="1081.2046">
            <text:p>1081.2046</text:p>
          </table:table-cell>
          <table:table-cell table:number-columns-repeated="5"/>
        </table:table-row>
        <table:table-row table:style-name="ro1">
          <table:table-cell table:formula="of:=[.A108]+1" office:value-type="float" office:value="111">
            <text:p>111</text:p>
          </table:table-cell>
          <table:table-cell table:formula="of:=&quot;N&quot;&amp;[.A109]" office:value-type="string" office:string-value="N111">
            <text:p>N111</text:p>
          </table:table-cell>
          <table:table-cell table:formula="of:=[.C108]" office:value-type="string" office:string-value="X2588.4">
            <text:p>X2588.4</text:p>
          </table:table-cell>
          <table:table-cell table:formula="of:= &quot;Y&quot; &amp; [.E109]" office:value-type="string" office:string-value="Y1086.9537">
            <text:p>Y1086.9537</text:p>
          </table:table-cell>
          <table:table-cell table:formula="of:=[.E108]+[.$J$4]" office:value-type="float" office:value="1086.9537">
            <text:p>1086.9537</text:p>
          </table:table-cell>
          <table:table-cell table:number-columns-repeated="5"/>
        </table:table-row>
        <table:table-row table:style-name="ro1">
          <table:table-cell table:formula="of:=[.A109]+1" office:value-type="float" office:value="112">
            <text:p>112</text:p>
          </table:table-cell>
          <table:table-cell table:formula="of:=&quot;N&quot;&amp;[.A110]" office:value-type="string" office:string-value="N112">
            <text:p>N112</text:p>
          </table:table-cell>
          <table:table-cell table:formula="of:=[.C109]" office:value-type="string" office:string-value="X2588.4">
            <text:p>X2588.4</text:p>
          </table:table-cell>
          <table:table-cell table:formula="of:= &quot;Y&quot; &amp; [.E110]" office:value-type="string" office:string-value="Y1092.7028">
            <text:p>Y1092.7028</text:p>
          </table:table-cell>
          <table:table-cell table:formula="of:=[.E109]+[.$J$4]" office:value-type="float" office:value="1092.7028">
            <text:p>1092.7028</text:p>
          </table:table-cell>
          <table:table-cell table:number-columns-repeated="5"/>
        </table:table-row>
        <table:table-row table:style-name="ro1">
          <table:table-cell table:formula="of:=[.A110]+1" office:value-type="float" office:value="113">
            <text:p>113</text:p>
          </table:table-cell>
          <table:table-cell table:formula="of:=&quot;N&quot;&amp;[.A111]" office:value-type="string" office:string-value="N113">
            <text:p>N113</text:p>
          </table:table-cell>
          <table:table-cell table:formula="of:=[.C110]" office:value-type="string" office:string-value="X2588.4">
            <text:p>X2588.4</text:p>
          </table:table-cell>
          <table:table-cell table:formula="of:= &quot;Y&quot; &amp; [.E111]" office:value-type="string" office:string-value="Y1098.4519">
            <text:p>Y1098.4519</text:p>
          </table:table-cell>
          <table:table-cell table:formula="of:=[.E110]+[.$J$4]" office:value-type="float" office:value="1098.4519">
            <text:p>1098.4519</text:p>
          </table:table-cell>
          <table:table-cell table:number-columns-repeated="5"/>
        </table:table-row>
        <table:table-row table:style-name="ro1">
          <table:table-cell table:formula="of:=[.A111]+1" office:value-type="float" office:value="114">
            <text:p>114</text:p>
          </table:table-cell>
          <table:table-cell table:formula="of:=&quot;N&quot;&amp;[.A112]" office:value-type="string" office:string-value="N114">
            <text:p>N114</text:p>
          </table:table-cell>
          <table:table-cell table:formula="of:=[.C111]" office:value-type="string" office:string-value="X2588.4">
            <text:p>X2588.4</text:p>
          </table:table-cell>
          <table:table-cell table:formula="of:= &quot;Y&quot; &amp; [.E112]" office:value-type="string" office:string-value="Y1104.201">
            <text:p>Y1104.201</text:p>
          </table:table-cell>
          <table:table-cell table:formula="of:=[.E111]+[.$J$4]" office:value-type="float" office:value="1104.201">
            <text:p>1104.201</text:p>
          </table:table-cell>
          <table:table-cell table:number-columns-repeated="5"/>
        </table:table-row>
        <table:table-row table:style-name="ro1">
          <table:table-cell table:formula="of:=[.A112]+1" office:value-type="float" office:value="115">
            <text:p>115</text:p>
          </table:table-cell>
          <table:table-cell table:formula="of:=&quot;N&quot;&amp;[.A113]" office:value-type="string" office:string-value="N115">
            <text:p>N115</text:p>
          </table:table-cell>
          <table:table-cell table:formula="of:=[.C112]" office:value-type="string" office:string-value="X2588.4">
            <text:p>X2588.4</text:p>
          </table:table-cell>
          <table:table-cell table:formula="of:= &quot;Y&quot; &amp; [.E113]" office:value-type="string" office:string-value="Y1109.9501">
            <text:p>Y1109.9501</text:p>
          </table:table-cell>
          <table:table-cell table:formula="of:=[.E112]+[.$J$4]" office:value-type="float" office:value="1109.9501">
            <text:p>1109.9501</text:p>
          </table:table-cell>
          <table:table-cell table:number-columns-repeated="5"/>
        </table:table-row>
        <table:table-row table:style-name="ro1">
          <table:table-cell table:formula="of:=[.A113]+1" office:value-type="float" office:value="116">
            <text:p>116</text:p>
          </table:table-cell>
          <table:table-cell table:formula="of:=&quot;N&quot;&amp;[.A114]" office:value-type="string" office:string-value="N116">
            <text:p>N116</text:p>
          </table:table-cell>
          <table:table-cell table:formula="of:=[.C113]" office:value-type="string" office:string-value="X2588.4">
            <text:p>X2588.4</text:p>
          </table:table-cell>
          <table:table-cell table:formula="of:= &quot;Y&quot; &amp; [.E114]" office:value-type="string" office:string-value="Y1115.6992">
            <text:p>Y1115.6992</text:p>
          </table:table-cell>
          <table:table-cell table:formula="of:=[.E113]+[.$J$4]" office:value-type="float" office:value="1115.6992">
            <text:p>1115.6992</text:p>
          </table:table-cell>
          <table:table-cell table:number-columns-repeated="5"/>
        </table:table-row>
        <table:table-row table:style-name="ro1">
          <table:table-cell table:formula="of:=[.A114]+1" office:value-type="float" office:value="117">
            <text:p>117</text:p>
          </table:table-cell>
          <table:table-cell table:formula="of:=&quot;N&quot;&amp;[.A115]" office:value-type="string" office:string-value="N117">
            <text:p>N117</text:p>
          </table:table-cell>
          <table:table-cell table:formula="of:=[.C114]" office:value-type="string" office:string-value="X2588.4">
            <text:p>X2588.4</text:p>
          </table:table-cell>
          <table:table-cell table:formula="of:= &quot;Y&quot; &amp; [.E115]" office:value-type="string" office:string-value="Y1121.4483">
            <text:p>Y1121.4483</text:p>
          </table:table-cell>
          <table:table-cell table:formula="of:=[.E114]+[.$J$4]" office:value-type="float" office:value="1121.4483">
            <text:p>1121.4483</text:p>
          </table:table-cell>
          <table:table-cell table:number-columns-repeated="5"/>
        </table:table-row>
        <table:table-row table:style-name="ro1">
          <table:table-cell table:formula="of:=[.A115]+1" office:value-type="float" office:value="118">
            <text:p>118</text:p>
          </table:table-cell>
          <table:table-cell table:formula="of:=&quot;N&quot;&amp;[.A116]" office:value-type="string" office:string-value="N118">
            <text:p>N118</text:p>
          </table:table-cell>
          <table:table-cell table:formula="of:=[.C115]" office:value-type="string" office:string-value="X2588.4">
            <text:p>X2588.4</text:p>
          </table:table-cell>
          <table:table-cell table:formula="of:= &quot;Y&quot; &amp; [.E116]" office:value-type="string" office:string-value="Y1127.1974">
            <text:p>Y1127.1974</text:p>
          </table:table-cell>
          <table:table-cell table:formula="of:=[.E115]+[.$J$4]" office:value-type="float" office:value="1127.1974">
            <text:p>1127.1974</text:p>
          </table:table-cell>
          <table:table-cell table:number-columns-repeated="5"/>
        </table:table-row>
        <table:table-row table:style-name="ro1">
          <table:table-cell table:formula="of:=[.A116]+1" office:value-type="float" office:value="119">
            <text:p>119</text:p>
          </table:table-cell>
          <table:table-cell table:formula="of:=&quot;N&quot;&amp;[.A117]" office:value-type="string" office:string-value="N119">
            <text:p>N119</text:p>
          </table:table-cell>
          <table:table-cell table:formula="of:=[.C116]" office:value-type="string" office:string-value="X2588.4">
            <text:p>X2588.4</text:p>
          </table:table-cell>
          <table:table-cell table:formula="of:= &quot;Y&quot; &amp; [.E117]" office:value-type="string" office:string-value="Y1132.9465">
            <text:p>Y1132.9465</text:p>
          </table:table-cell>
          <table:table-cell table:formula="of:=[.E116]+[.$J$4]" office:value-type="float" office:value="1132.9465">
            <text:p>1132.9465</text:p>
          </table:table-cell>
          <table:table-cell table:number-columns-repeated="5"/>
        </table:table-row>
        <table:table-row table:style-name="ro1">
          <table:table-cell table:formula="of:=[.A117]+1" office:value-type="float" office:value="120">
            <text:p>120</text:p>
          </table:table-cell>
          <table:table-cell table:formula="of:=&quot;N&quot;&amp;[.A118]" office:value-type="string" office:string-value="N120">
            <text:p>N120</text:p>
          </table:table-cell>
          <table:table-cell table:formula="of:=[.C117]" office:value-type="string" office:string-value="X2588.4">
            <text:p>X2588.4</text:p>
          </table:table-cell>
          <table:table-cell table:formula="of:= &quot;Y&quot; &amp; [.E118]" office:value-type="string" office:string-value="Y1138.6956">
            <text:p>Y1138.6956</text:p>
          </table:table-cell>
          <table:table-cell table:formula="of:=[.E117]+[.$J$4]" office:value-type="float" office:value="1138.6956">
            <text:p>1138.6956</text:p>
          </table:table-cell>
          <table:table-cell table:number-columns-repeated="5"/>
        </table:table-row>
        <table:table-row table:style-name="ro1">
          <table:table-cell table:formula="of:=[.A118]+1" office:value-type="float" office:value="121">
            <text:p>121</text:p>
          </table:table-cell>
          <table:table-cell table:formula="of:=&quot;N&quot;&amp;[.A119]" office:value-type="string" office:string-value="N121">
            <text:p>N121</text:p>
          </table:table-cell>
          <table:table-cell table:formula="of:=[.C118]" office:value-type="string" office:string-value="X2588.4">
            <text:p>X2588.4</text:p>
          </table:table-cell>
          <table:table-cell table:formula="of:= &quot;Y&quot; &amp; [.E119]" office:value-type="string" office:string-value="Y1144.4447">
            <text:p>Y1144.4447</text:p>
          </table:table-cell>
          <table:table-cell table:formula="of:=[.E118]+[.$J$4]" office:value-type="float" office:value="1144.4447">
            <text:p>1144.4447</text:p>
          </table:table-cell>
          <table:table-cell table:number-columns-repeated="5"/>
        </table:table-row>
        <table:table-row table:style-name="ro1">
          <table:table-cell table:formula="of:=[.A119]+1" office:value-type="float" office:value="122">
            <text:p>122</text:p>
          </table:table-cell>
          <table:table-cell table:formula="of:=&quot;N&quot;&amp;[.A120]" office:value-type="string" office:string-value="N122">
            <text:p>N122</text:p>
          </table:table-cell>
          <table:table-cell table:formula="of:=[.C119]" office:value-type="string" office:string-value="X2588.4">
            <text:p>X2588.4</text:p>
          </table:table-cell>
          <table:table-cell table:formula="of:= &quot;Y&quot; &amp; [.E120]" office:value-type="string" office:string-value="Y1150.1938">
            <text:p>Y1150.1938</text:p>
          </table:table-cell>
          <table:table-cell table:formula="of:=[.E119]+[.$J$4]" office:value-type="float" office:value="1150.1938">
            <text:p>1150.1938</text:p>
          </table:table-cell>
          <table:table-cell table:number-columns-repeated="5"/>
        </table:table-row>
        <table:table-row table:style-name="ro1">
          <table:table-cell table:formula="of:=[.A120]+1" office:value-type="float" office:value="123">
            <text:p>123</text:p>
          </table:table-cell>
          <table:table-cell table:formula="of:=&quot;N&quot;&amp;[.A121]" office:value-type="string" office:string-value="N123">
            <text:p>N123</text:p>
          </table:table-cell>
          <table:table-cell table:formula="of:=[.C120]" office:value-type="string" office:string-value="X2588.4">
            <text:p>X2588.4</text:p>
          </table:table-cell>
          <table:table-cell table:formula="of:= &quot;Y&quot; &amp; [.E121]" office:value-type="string" office:string-value="Y1155.9429">
            <text:p>Y1155.9429</text:p>
          </table:table-cell>
          <table:table-cell table:formula="of:=[.E120]+[.$J$4]" office:value-type="float" office:value="1155.9429">
            <text:p>1155.9429</text:p>
          </table:table-cell>
          <table:table-cell table:number-columns-repeated="5"/>
        </table:table-row>
        <table:table-row table:style-name="ro1">
          <table:table-cell table:formula="of:=[.A121]+1" office:value-type="float" office:value="124">
            <text:p>124</text:p>
          </table:table-cell>
          <table:table-cell table:formula="of:=&quot;N&quot;&amp;[.A122]" office:value-type="string" office:string-value="N124">
            <text:p>N124</text:p>
          </table:table-cell>
          <table:table-cell table:formula="of:=[.C121]" office:value-type="string" office:string-value="X2588.4">
            <text:p>X2588.4</text:p>
          </table:table-cell>
          <table:table-cell table:formula="of:= &quot;Y&quot; &amp; [.E122]" office:value-type="string" office:string-value="Y1161.692">
            <text:p>Y1161.692</text:p>
          </table:table-cell>
          <table:table-cell table:formula="of:=[.E121]+[.$J$4]" office:value-type="float" office:value="1161.692">
            <text:p>1161.692</text:p>
          </table:table-cell>
          <table:table-cell table:number-columns-repeated="5"/>
        </table:table-row>
        <table:table-row table:style-name="ro1">
          <table:table-cell table:formula="of:=[.A122]+1" office:value-type="float" office:value="125">
            <text:p>125</text:p>
          </table:table-cell>
          <table:table-cell table:formula="of:=&quot;N&quot;&amp;[.A123]" office:value-type="string" office:string-value="N125">
            <text:p>N125</text:p>
          </table:table-cell>
          <table:table-cell table:formula="of:=[.C122]" office:value-type="string" office:string-value="X2588.4">
            <text:p>X2588.4</text:p>
          </table:table-cell>
          <table:table-cell table:formula="of:= &quot;Y&quot; &amp; [.E123]" office:value-type="string" office:string-value="Y1167.4411">
            <text:p>Y1167.4411</text:p>
          </table:table-cell>
          <table:table-cell table:formula="of:=[.E122]+[.$J$4]" office:value-type="float" office:value="1167.4411">
            <text:p>1167.4411</text:p>
          </table:table-cell>
          <table:table-cell table:number-columns-repeated="5"/>
        </table:table-row>
        <table:table-row table:style-name="ro1">
          <table:table-cell table:formula="of:=[.A123]+1" office:value-type="float" office:value="126">
            <text:p>126</text:p>
          </table:table-cell>
          <table:table-cell table:formula="of:=&quot;N&quot;&amp;[.A124]" office:value-type="string" office:string-value="N126">
            <text:p>N126</text:p>
          </table:table-cell>
          <table:table-cell table:formula="of:=[.C123]" office:value-type="string" office:string-value="X2588.4">
            <text:p>X2588.4</text:p>
          </table:table-cell>
          <table:table-cell table:formula="of:= &quot;Y&quot; &amp; [.E124]" office:value-type="string" office:string-value="Y1173.1902">
            <text:p>Y1173.1902</text:p>
          </table:table-cell>
          <table:table-cell table:formula="of:=[.E123]+[.$J$4]" office:value-type="float" office:value="1173.1902">
            <text:p>1173.1902</text:p>
          </table:table-cell>
          <table:table-cell table:number-columns-repeated="5"/>
        </table:table-row>
        <table:table-row table:style-name="ro1">
          <table:table-cell table:formula="of:=[.A124]+1" office:value-type="float" office:value="127">
            <text:p>127</text:p>
          </table:table-cell>
          <table:table-cell table:formula="of:=&quot;N&quot;&amp;[.A125]" office:value-type="string" office:string-value="N127">
            <text:p>N127</text:p>
          </table:table-cell>
          <table:table-cell table:formula="of:=[.C124]" office:value-type="string" office:string-value="X2588.4">
            <text:p>X2588.4</text:p>
          </table:table-cell>
          <table:table-cell table:formula="of:= &quot;Y&quot; &amp; [.E125]" office:value-type="string" office:string-value="Y1178.9393">
            <text:p>Y1178.9393</text:p>
          </table:table-cell>
          <table:table-cell table:formula="of:=[.E124]+[.$J$4]" office:value-type="float" office:value="1178.9393">
            <text:p>1178.9393</text:p>
          </table:table-cell>
          <table:table-cell table:number-columns-repeated="5"/>
        </table:table-row>
        <table:table-row table:style-name="ro1">
          <table:table-cell table:formula="of:=[.A125]+1" office:value-type="float" office:value="128">
            <text:p>128</text:p>
          </table:table-cell>
          <table:table-cell table:formula="of:=&quot;N&quot;&amp;[.A126]" office:value-type="string" office:string-value="N128">
            <text:p>N128</text:p>
          </table:table-cell>
          <table:table-cell table:formula="of:=[.C125]" office:value-type="string" office:string-value="X2588.4">
            <text:p>X2588.4</text:p>
          </table:table-cell>
          <table:table-cell table:formula="of:= &quot;Y&quot; &amp; [.E126]" office:value-type="string" office:string-value="Y1184.6884">
            <text:p>Y1184.6884</text:p>
          </table:table-cell>
          <table:table-cell table:formula="of:=[.E125]+[.$J$4]" office:value-type="float" office:value="1184.6884">
            <text:p>1184.6884</text:p>
          </table:table-cell>
          <table:table-cell table:number-columns-repeated="5"/>
        </table:table-row>
        <table:table-row table:style-name="ro1">
          <table:table-cell table:formula="of:=[.A126]+1" office:value-type="float" office:value="129">
            <text:p>129</text:p>
          </table:table-cell>
          <table:table-cell table:formula="of:=&quot;N&quot;&amp;[.A127]" office:value-type="string" office:string-value="N129">
            <text:p>N129</text:p>
          </table:table-cell>
          <table:table-cell table:formula="of:=[.C126]" office:value-type="string" office:string-value="X2588.4">
            <text:p>X2588.4</text:p>
          </table:table-cell>
          <table:table-cell table:formula="of:= &quot;Y&quot; &amp; [.E127]" office:value-type="string" office:string-value="Y1190.4375">
            <text:p>Y1190.4375</text:p>
          </table:table-cell>
          <table:table-cell table:formula="of:=[.E126]+[.$J$4]" office:value-type="float" office:value="1190.4375">
            <text:p>1190.4375</text:p>
          </table:table-cell>
          <table:table-cell table:number-columns-repeated="5"/>
        </table:table-row>
        <table:table-row table:style-name="ro1">
          <table:table-cell table:formula="of:=[.A127]+1" office:value-type="float" office:value="130">
            <text:p>130</text:p>
          </table:table-cell>
          <table:table-cell table:formula="of:=&quot;N&quot;&amp;[.A128]" office:value-type="string" office:string-value="N130">
            <text:p>N130</text:p>
          </table:table-cell>
          <table:table-cell table:formula="of:=[.C127]" office:value-type="string" office:string-value="X2588.4">
            <text:p>X2588.4</text:p>
          </table:table-cell>
          <table:table-cell table:formula="of:= &quot;Y&quot; &amp; [.E128]" office:value-type="string" office:string-value="Y1196.1866">
            <text:p>Y1196.1866</text:p>
          </table:table-cell>
          <table:table-cell table:formula="of:=[.E127]+[.$J$4]" office:value-type="float" office:value="1196.1866">
            <text:p>1196.1866</text:p>
          </table:table-cell>
          <table:table-cell table:number-columns-repeated="5"/>
        </table:table-row>
        <table:table-row table:style-name="ro1">
          <table:table-cell table:formula="of:=[.A128]+1" office:value-type="float" office:value="131">
            <text:p>131</text:p>
          </table:table-cell>
          <table:table-cell table:formula="of:=&quot;N&quot;&amp;[.A129]" office:value-type="string" office:string-value="N131">
            <text:p>N131</text:p>
          </table:table-cell>
          <table:table-cell table:formula="of:=[.C128]" office:value-type="string" office:string-value="X2588.4">
            <text:p>X2588.4</text:p>
          </table:table-cell>
          <table:table-cell table:formula="of:= &quot;Y&quot; &amp; [.E129]" office:value-type="string" office:string-value="Y1201.9357">
            <text:p>Y1201.9357</text:p>
          </table:table-cell>
          <table:table-cell table:formula="of:=[.E128]+[.$J$4]" office:value-type="float" office:value="1201.9357">
            <text:p>1201.9357</text:p>
          </table:table-cell>
          <table:table-cell table:number-columns-repeated="5"/>
        </table:table-row>
        <table:table-row table:style-name="ro1">
          <table:table-cell table:formula="of:=[.A129]+1" office:value-type="float" office:value="132">
            <text:p>132</text:p>
          </table:table-cell>
          <table:table-cell table:formula="of:=&quot;N&quot;&amp;[.A130]" office:value-type="string" office:string-value="N132">
            <text:p>N132</text:p>
          </table:table-cell>
          <table:table-cell table:formula="of:=[.C129]" office:value-type="string" office:string-value="X2588.4">
            <text:p>X2588.4</text:p>
          </table:table-cell>
          <table:table-cell table:formula="of:= &quot;Y&quot; &amp; [.E130]" office:value-type="string" office:string-value="Y1207.6848">
            <text:p>Y1207.6848</text:p>
          </table:table-cell>
          <table:table-cell table:formula="of:=[.E129]+[.$J$4]" office:value-type="float" office:value="1207.6848">
            <text:p>1207.6848</text:p>
          </table:table-cell>
          <table:table-cell table:number-columns-repeated="5"/>
        </table:table-row>
        <table:table-row table:style-name="ro1">
          <table:table-cell table:formula="of:=[.A130]+1" office:value-type="float" office:value="133">
            <text:p>133</text:p>
          </table:table-cell>
          <table:table-cell table:formula="of:=&quot;N&quot;&amp;[.A131]" office:value-type="string" office:string-value="N133">
            <text:p>N133</text:p>
          </table:table-cell>
          <table:table-cell table:formula="of:=[.C130]" office:value-type="string" office:string-value="X2588.4">
            <text:p>X2588.4</text:p>
          </table:table-cell>
          <table:table-cell table:formula="of:= &quot;Y&quot; &amp; [.E131]" office:value-type="string" office:string-value="Y1213.4339">
            <text:p>Y1213.4339</text:p>
          </table:table-cell>
          <table:table-cell table:formula="of:=[.E130]+[.$J$4]" office:value-type="float" office:value="1213.4339">
            <text:p>1213.4339</text:p>
          </table:table-cell>
          <table:table-cell table:number-columns-repeated="5"/>
        </table:table-row>
        <table:table-row table:style-name="ro1">
          <table:table-cell table:formula="of:=[.A131]+1" office:value-type="float" office:value="134">
            <text:p>134</text:p>
          </table:table-cell>
          <table:table-cell table:formula="of:=&quot;N&quot;&amp;[.A132]" office:value-type="string" office:string-value="N134">
            <text:p>N134</text:p>
          </table:table-cell>
          <table:table-cell table:formula="of:=[.C131]" office:value-type="string" office:string-value="X2588.4">
            <text:p>X2588.4</text:p>
          </table:table-cell>
          <table:table-cell table:formula="of:= &quot;Y&quot; &amp; [.E132]" office:value-type="string" office:string-value="Y1219.183">
            <text:p>Y1219.183</text:p>
          </table:table-cell>
          <table:table-cell table:formula="of:=[.E131]+[.$J$4]" office:value-type="float" office:value="1219.183">
            <text:p>1219.183</text:p>
          </table:table-cell>
          <table:table-cell table:number-columns-repeated="5"/>
        </table:table-row>
        <table:table-row table:style-name="ro1">
          <table:table-cell table:formula="of:=[.A132]+1" office:value-type="float" office:value="135">
            <text:p>135</text:p>
          </table:table-cell>
          <table:table-cell table:formula="of:=&quot;N&quot;&amp;[.A133]" office:value-type="string" office:string-value="N135">
            <text:p>N135</text:p>
          </table:table-cell>
          <table:table-cell table:formula="of:=[.C132]" office:value-type="string" office:string-value="X2588.4">
            <text:p>X2588.4</text:p>
          </table:table-cell>
          <table:table-cell table:formula="of:= &quot;Y&quot; &amp; [.E133]" office:value-type="string" office:string-value="Y1224.9321">
            <text:p>Y1224.9321</text:p>
          </table:table-cell>
          <table:table-cell table:formula="of:=[.E132]+[.$J$4]" office:value-type="float" office:value="1224.9321">
            <text:p>1224.9321</text:p>
          </table:table-cell>
          <table:table-cell table:number-columns-repeated="5"/>
        </table:table-row>
        <table:table-row table:style-name="ro1">
          <table:table-cell table:formula="of:=[.A133]+1" office:value-type="float" office:value="136">
            <text:p>136</text:p>
          </table:table-cell>
          <table:table-cell table:formula="of:=&quot;N&quot;&amp;[.A134]" office:value-type="string" office:string-value="N136">
            <text:p>N136</text:p>
          </table:table-cell>
          <table:table-cell table:formula="of:=[.C133]" office:value-type="string" office:string-value="X2588.4">
            <text:p>X2588.4</text:p>
          </table:table-cell>
          <table:table-cell table:formula="of:= &quot;Y&quot; &amp; [.E134]" office:value-type="string" office:string-value="Y1230.6812">
            <text:p>Y1230.6812</text:p>
          </table:table-cell>
          <table:table-cell table:formula="of:=[.E133]+[.$J$4]" office:value-type="float" office:value="1230.6812">
            <text:p>1230.6812</text:p>
          </table:table-cell>
          <table:table-cell table:number-columns-repeated="5"/>
        </table:table-row>
        <table:table-row table:style-name="ro1">
          <table:table-cell table:formula="of:=[.A134]+1" office:value-type="float" office:value="137">
            <text:p>137</text:p>
          </table:table-cell>
          <table:table-cell table:formula="of:=&quot;N&quot;&amp;[.A135]" office:value-type="string" office:string-value="N137">
            <text:p>N137</text:p>
          </table:table-cell>
          <table:table-cell table:formula="of:=[.C134]" office:value-type="string" office:string-value="X2588.4">
            <text:p>X2588.4</text:p>
          </table:table-cell>
          <table:table-cell table:formula="of:= &quot;Y&quot; &amp; [.E135]" office:value-type="string" office:string-value="Y1236.4303">
            <text:p>Y1236.4303</text:p>
          </table:table-cell>
          <table:table-cell table:formula="of:=[.E134]+[.$J$4]" office:value-type="float" office:value="1236.4303">
            <text:p>1236.4303</text:p>
          </table:table-cell>
          <table:table-cell table:number-columns-repeated="5"/>
        </table:table-row>
        <table:table-row table:style-name="ro1">
          <table:table-cell table:formula="of:=[.A135]+1" office:value-type="float" office:value="138">
            <text:p>138</text:p>
          </table:table-cell>
          <table:table-cell table:formula="of:=&quot;N&quot;&amp;[.A136]" office:value-type="string" office:string-value="N138">
            <text:p>N138</text:p>
          </table:table-cell>
          <table:table-cell table:formula="of:=[.C135]" office:value-type="string" office:string-value="X2588.4">
            <text:p>X2588.4</text:p>
          </table:table-cell>
          <table:table-cell table:formula="of:= &quot;Y&quot; &amp; [.E136]" office:value-type="string" office:string-value="Y1242.1794">
            <text:p>Y1242.1794</text:p>
          </table:table-cell>
          <table:table-cell table:formula="of:=[.E135]+[.$J$4]" office:value-type="float" office:value="1242.1794">
            <text:p>1242.1794</text:p>
          </table:table-cell>
          <table:table-cell table:number-columns-repeated="5"/>
        </table:table-row>
        <table:table-row table:style-name="ro1">
          <table:table-cell table:formula="of:=[.A136]+1" office:value-type="float" office:value="139">
            <text:p>139</text:p>
          </table:table-cell>
          <table:table-cell table:formula="of:=&quot;N&quot;&amp;[.A137]" office:value-type="string" office:string-value="N139">
            <text:p>N139</text:p>
          </table:table-cell>
          <table:table-cell table:formula="of:=[.C136]" office:value-type="string" office:string-value="X2588.4">
            <text:p>X2588.4</text:p>
          </table:table-cell>
          <table:table-cell table:formula="of:= &quot;Y&quot; &amp; [.E137]" office:value-type="string" office:string-value="Y1247.9285">
            <text:p>Y1247.9285</text:p>
          </table:table-cell>
          <table:table-cell table:formula="of:=[.E136]+[.$J$4]" office:value-type="float" office:value="1247.9285">
            <text:p>1247.9285</text:p>
          </table:table-cell>
          <table:table-cell table:number-columns-repeated="5"/>
        </table:table-row>
        <table:table-row table:style-name="ro1">
          <table:table-cell table:formula="of:=[.A137]+1" office:value-type="float" office:value="140">
            <text:p>140</text:p>
          </table:table-cell>
          <table:table-cell table:formula="of:=&quot;N&quot;&amp;[.A138]" office:value-type="string" office:string-value="N140">
            <text:p>N140</text:p>
          </table:table-cell>
          <table:table-cell table:formula="of:=[.C137]" office:value-type="string" office:string-value="X2588.4">
            <text:p>X2588.4</text:p>
          </table:table-cell>
          <table:table-cell table:formula="of:= &quot;Y&quot; &amp; [.E138]" office:value-type="string" office:string-value="Y1253.6776">
            <text:p>Y1253.6776</text:p>
          </table:table-cell>
          <table:table-cell table:formula="of:=[.E137]+[.$J$4]" office:value-type="float" office:value="1253.6776">
            <text:p>1253.6776</text:p>
          </table:table-cell>
          <table:table-cell table:number-columns-repeated="5"/>
        </table:table-row>
        <table:table-row table:style-name="ro1">
          <table:table-cell table:formula="of:=[.A138]+1" office:value-type="float" office:value="141">
            <text:p>141</text:p>
          </table:table-cell>
          <table:table-cell table:formula="of:=&quot;N&quot;&amp;[.A139]" office:value-type="string" office:string-value="N141">
            <text:p>N141</text:p>
          </table:table-cell>
          <table:table-cell table:formula="of:=[.C138]" office:value-type="string" office:string-value="X2588.4">
            <text:p>X2588.4</text:p>
          </table:table-cell>
          <table:table-cell table:formula="of:= &quot;Y&quot; &amp; [.E139]" office:value-type="string" office:string-value="Y1259.4267">
            <text:p>Y1259.4267</text:p>
          </table:table-cell>
          <table:table-cell table:formula="of:=[.E138]+[.$J$4]" office:value-type="float" office:value="1259.4267">
            <text:p>1259.4267</text:p>
          </table:table-cell>
          <table:table-cell table:number-columns-repeated="5"/>
        </table:table-row>
        <table:table-row table:style-name="ro1">
          <table:table-cell table:formula="of:=[.A139]+1" office:value-type="float" office:value="142">
            <text:p>142</text:p>
          </table:table-cell>
          <table:table-cell table:formula="of:=&quot;N&quot;&amp;[.A140]" office:value-type="string" office:string-value="N142">
            <text:p>N142</text:p>
          </table:table-cell>
          <table:table-cell table:formula="of:=[.C139]" office:value-type="string" office:string-value="X2588.4">
            <text:p>X2588.4</text:p>
          </table:table-cell>
          <table:table-cell table:formula="of:= &quot;Y&quot; &amp; [.E140]" office:value-type="string" office:string-value="Y1265.1758">
            <text:p>Y1265.1758</text:p>
          </table:table-cell>
          <table:table-cell table:formula="of:=[.E139]+[.$J$4]" office:value-type="float" office:value="1265.1758">
            <text:p>1265.1758</text:p>
          </table:table-cell>
          <table:table-cell table:number-columns-repeated="5"/>
        </table:table-row>
        <table:table-row table:style-name="ro1">
          <table:table-cell table:formula="of:=[.A140]+1" office:value-type="float" office:value="143">
            <text:p>143</text:p>
          </table:table-cell>
          <table:table-cell table:formula="of:=&quot;N&quot;&amp;[.A141]" office:value-type="string" office:string-value="N143">
            <text:p>N143</text:p>
          </table:table-cell>
          <table:table-cell table:formula="of:=[.C140]" office:value-type="string" office:string-value="X2588.4">
            <text:p>X2588.4</text:p>
          </table:table-cell>
          <table:table-cell table:formula="of:= &quot;Y&quot; &amp; [.E141]" office:value-type="string" office:string-value="Y1270.9249">
            <text:p>Y1270.9249</text:p>
          </table:table-cell>
          <table:table-cell table:formula="of:=[.E140]+[.$J$4]" office:value-type="float" office:value="1270.9249">
            <text:p>1270.9249</text:p>
          </table:table-cell>
          <table:table-cell table:number-columns-repeated="5"/>
        </table:table-row>
        <table:table-row table:style-name="ro1">
          <table:table-cell table:formula="of:=[.A141]+1" office:value-type="float" office:value="144">
            <text:p>144</text:p>
          </table:table-cell>
          <table:table-cell table:formula="of:=&quot;N&quot;&amp;[.A142]" office:value-type="string" office:string-value="N144">
            <text:p>N144</text:p>
          </table:table-cell>
          <table:table-cell table:formula="of:=[.C141]" office:value-type="string" office:string-value="X2588.4">
            <text:p>X2588.4</text:p>
          </table:table-cell>
          <table:table-cell table:formula="of:= &quot;Y&quot; &amp; [.E142]" office:value-type="string" office:string-value="Y1276.674">
            <text:p>Y1276.674</text:p>
          </table:table-cell>
          <table:table-cell table:formula="of:=[.E141]+[.$J$4]" office:value-type="float" office:value="1276.674">
            <text:p>1276.674</text:p>
          </table:table-cell>
          <table:table-cell table:number-columns-repeated="5"/>
        </table:table-row>
        <table:table-row table:style-name="ro1">
          <table:table-cell table:formula="of:=[.A142]+1" office:value-type="float" office:value="145">
            <text:p>145</text:p>
          </table:table-cell>
          <table:table-cell table:formula="of:=&quot;N&quot;&amp;[.A143]" office:value-type="string" office:string-value="N145">
            <text:p>N145</text:p>
          </table:table-cell>
          <table:table-cell table:formula="of:=[.C142]" office:value-type="string" office:string-value="X2588.4">
            <text:p>X2588.4</text:p>
          </table:table-cell>
          <table:table-cell table:formula="of:= &quot;Y&quot; &amp; [.E143]" office:value-type="string" office:string-value="Y1282.4231">
            <text:p>Y1282.4231</text:p>
          </table:table-cell>
          <table:table-cell table:formula="of:=[.E142]+[.$J$4]" office:value-type="float" office:value="1282.4231">
            <text:p>1282.4231</text:p>
          </table:table-cell>
          <table:table-cell table:number-columns-repeated="5"/>
        </table:table-row>
        <table:table-row table:style-name="ro1">
          <table:table-cell table:formula="of:=[.A143]+1" office:value-type="float" office:value="146">
            <text:p>146</text:p>
          </table:table-cell>
          <table:table-cell table:formula="of:=&quot;N&quot;&amp;[.A144]" office:value-type="string" office:string-value="N146">
            <text:p>N146</text:p>
          </table:table-cell>
          <table:table-cell table:formula="of:=[.C143]" office:value-type="string" office:string-value="X2588.4">
            <text:p>X2588.4</text:p>
          </table:table-cell>
          <table:table-cell table:formula="of:= &quot;Y&quot; &amp; [.E144]" office:value-type="string" office:string-value="Y1288.1722">
            <text:p>Y1288.1722</text:p>
          </table:table-cell>
          <table:table-cell table:formula="of:=[.E143]+[.$J$4]" office:value-type="float" office:value="1288.1722">
            <text:p>1288.1722</text:p>
          </table:table-cell>
          <table:table-cell table:number-columns-repeated="5"/>
        </table:table-row>
        <table:table-row table:style-name="ro1">
          <table:table-cell table:formula="of:=[.A144]+1" office:value-type="float" office:value="147">
            <text:p>147</text:p>
          </table:table-cell>
          <table:table-cell table:formula="of:=&quot;N&quot;&amp;[.A145]" office:value-type="string" office:string-value="N147">
            <text:p>N147</text:p>
          </table:table-cell>
          <table:table-cell table:formula="of:=[.C144]" office:value-type="string" office:string-value="X2588.4">
            <text:p>X2588.4</text:p>
          </table:table-cell>
          <table:table-cell table:formula="of:= &quot;Y&quot; &amp; [.E145]" office:value-type="string" office:string-value="Y1293.9213">
            <text:p>Y1293.9213</text:p>
          </table:table-cell>
          <table:table-cell table:formula="of:=[.E144]+[.$J$4]" office:value-type="float" office:value="1293.9213">
            <text:p>1293.9213</text:p>
          </table:table-cell>
          <table:table-cell table:number-columns-repeated="5"/>
        </table:table-row>
        <table:table-row table:style-name="ro1">
          <table:table-cell table:formula="of:=[.A145]+1" office:value-type="float" office:value="148">
            <text:p>148</text:p>
          </table:table-cell>
          <table:table-cell table:formula="of:=&quot;N&quot;&amp;[.A146]" office:value-type="string" office:string-value="N148">
            <text:p>N148</text:p>
          </table:table-cell>
          <table:table-cell table:formula="of:=[.C145]" office:value-type="string" office:string-value="X2588.4">
            <text:p>X2588.4</text:p>
          </table:table-cell>
          <table:table-cell table:formula="of:= &quot;Y&quot; &amp; [.E146]" office:value-type="string" office:string-value="Y1299.6704">
            <text:p>Y1299.6704</text:p>
          </table:table-cell>
          <table:table-cell table:formula="of:=[.E145]+[.$J$4]" office:value-type="float" office:value="1299.6704">
            <text:p>1299.6704</text:p>
          </table:table-cell>
          <table:table-cell table:number-columns-repeated="5"/>
        </table:table-row>
        <table:table-row table:style-name="ro1">
          <table:table-cell table:formula="of:=[.A146]+1" office:value-type="float" office:value="149">
            <text:p>149</text:p>
          </table:table-cell>
          <table:table-cell table:formula="of:=&quot;N&quot;&amp;[.A147]" office:value-type="string" office:string-value="N149">
            <text:p>N149</text:p>
          </table:table-cell>
          <table:table-cell table:formula="of:=[.C146]" office:value-type="string" office:string-value="X2588.4">
            <text:p>X2588.4</text:p>
          </table:table-cell>
          <table:table-cell table:formula="of:= &quot;Y&quot; &amp; [.E147]" office:value-type="string" office:string-value="Y1305.4195">
            <text:p>Y1305.4195</text:p>
          </table:table-cell>
          <table:table-cell table:formula="of:=[.E146]+[.$J$4]" office:value-type="float" office:value="1305.4195">
            <text:p>1305.4195</text:p>
          </table:table-cell>
          <table:table-cell table:number-columns-repeated="5"/>
        </table:table-row>
        <table:table-row table:style-name="ro1">
          <table:table-cell table:formula="of:=[.A147]+1" office:value-type="float" office:value="150">
            <text:p>150</text:p>
          </table:table-cell>
          <table:table-cell table:formula="of:=&quot;N&quot;&amp;[.A148]" office:value-type="string" office:string-value="N150">
            <text:p>N150</text:p>
          </table:table-cell>
          <table:table-cell table:formula="of:=[.C147]" office:value-type="string" office:string-value="X2588.4">
            <text:p>X2588.4</text:p>
          </table:table-cell>
          <table:table-cell table:formula="of:= &quot;Y&quot; &amp; [.E148]" office:value-type="string" office:string-value="Y1311.1686">
            <text:p>Y1311.1686</text:p>
          </table:table-cell>
          <table:table-cell table:formula="of:=[.E147]+[.$J$4]" office:value-type="float" office:value="1311.1686">
            <text:p>1311.1686</text:p>
          </table:table-cell>
          <table:table-cell table:number-columns-repeated="5"/>
        </table:table-row>
        <table:table-row table:style-name="ro1">
          <table:table-cell table:formula="of:=[.A148]+1" office:value-type="float" office:value="151">
            <text:p>151</text:p>
          </table:table-cell>
          <table:table-cell table:formula="of:=&quot;N&quot;&amp;[.A149]" office:value-type="string" office:string-value="N151">
            <text:p>N151</text:p>
          </table:table-cell>
          <table:table-cell table:formula="of:=[.C148]" office:value-type="string" office:string-value="X2588.4">
            <text:p>X2588.4</text:p>
          </table:table-cell>
          <table:table-cell table:formula="of:= &quot;Y&quot; &amp; [.E149]" office:value-type="string" office:string-value="Y1316.9177">
            <text:p>Y1316.9177</text:p>
          </table:table-cell>
          <table:table-cell table:formula="of:=[.E148]+[.$J$4]" office:value-type="float" office:value="1316.9177">
            <text:p>1316.9177</text:p>
          </table:table-cell>
          <table:table-cell table:number-columns-repeated="5"/>
        </table:table-row>
        <table:table-row table:style-name="ro1">
          <table:table-cell table:formula="of:=[.A149]+1" office:value-type="float" office:value="152">
            <text:p>152</text:p>
          </table:table-cell>
          <table:table-cell table:formula="of:=&quot;N&quot;&amp;[.A150]" office:value-type="string" office:string-value="N152">
            <text:p>N152</text:p>
          </table:table-cell>
          <table:table-cell table:formula="of:=[.C149]" office:value-type="string" office:string-value="X2588.4">
            <text:p>X2588.4</text:p>
          </table:table-cell>
          <table:table-cell table:formula="of:= &quot;Y&quot; &amp; [.E150]" office:value-type="string" office:string-value="Y1322.6668">
            <text:p>Y1322.6668</text:p>
          </table:table-cell>
          <table:table-cell table:formula="of:=[.E149]+[.$J$4]" office:value-type="float" office:value="1322.6668">
            <text:p>1322.6668</text:p>
          </table:table-cell>
          <table:table-cell table:number-columns-repeated="5"/>
        </table:table-row>
        <table:table-row table:style-name="ro1">
          <table:table-cell table:formula="of:=[.A150]+1" office:value-type="float" office:value="153">
            <text:p>153</text:p>
          </table:table-cell>
          <table:table-cell table:formula="of:=&quot;N&quot;&amp;[.A151]" office:value-type="string" office:string-value="N153">
            <text:p>N153</text:p>
          </table:table-cell>
          <table:table-cell table:formula="of:=[.C150]" office:value-type="string" office:string-value="X2588.4">
            <text:p>X2588.4</text:p>
          </table:table-cell>
          <table:table-cell table:formula="of:= &quot;Y&quot; &amp; [.E151]" office:value-type="string" office:string-value="Y1328.4159">
            <text:p>Y1328.4159</text:p>
          </table:table-cell>
          <table:table-cell table:formula="of:=[.E150]+[.$J$4]" office:value-type="float" office:value="1328.4159">
            <text:p>1328.4159</text:p>
          </table:table-cell>
          <table:table-cell table:number-columns-repeated="5"/>
        </table:table-row>
        <table:table-row table:style-name="ro1">
          <table:table-cell table:formula="of:=[.A151]+1" office:value-type="float" office:value="154">
            <text:p>154</text:p>
          </table:table-cell>
          <table:table-cell table:formula="of:=&quot;N&quot;&amp;[.A152]" office:value-type="string" office:string-value="N154">
            <text:p>N154</text:p>
          </table:table-cell>
          <table:table-cell table:formula="of:=[.C151]" office:value-type="string" office:string-value="X2588.4">
            <text:p>X2588.4</text:p>
          </table:table-cell>
          <table:table-cell table:formula="of:= &quot;Y&quot; &amp; [.E152]" office:value-type="string" office:string-value="Y1334.165">
            <text:p>Y1334.165</text:p>
          </table:table-cell>
          <table:table-cell table:formula="of:=[.E151]+[.$J$4]" office:value-type="float" office:value="1334.165">
            <text:p>1334.165</text:p>
          </table:table-cell>
          <table:table-cell table:number-columns-repeated="5"/>
        </table:table-row>
        <table:table-row table:style-name="ro1">
          <table:table-cell table:formula="of:=[.A152]+1" office:value-type="float" office:value="155">
            <text:p>155</text:p>
          </table:table-cell>
          <table:table-cell table:formula="of:=&quot;N&quot;&amp;[.A153]" office:value-type="string" office:string-value="N155">
            <text:p>N155</text:p>
          </table:table-cell>
          <table:table-cell table:formula="of:=[.C152]" office:value-type="string" office:string-value="X2588.4">
            <text:p>X2588.4</text:p>
          </table:table-cell>
          <table:table-cell table:formula="of:= &quot;Y&quot; &amp; [.E153]" office:value-type="string" office:string-value="Y1339.9141">
            <text:p>Y1339.9141</text:p>
          </table:table-cell>
          <table:table-cell table:formula="of:=[.E152]+[.$J$4]" office:value-type="float" office:value="1339.9141">
            <text:p>1339.9141</text:p>
          </table:table-cell>
          <table:table-cell table:number-columns-repeated="5"/>
        </table:table-row>
        <table:table-row table:style-name="ro1">
          <table:table-cell table:formula="of:=[.A153]+1" office:value-type="float" office:value="156">
            <text:p>156</text:p>
          </table:table-cell>
          <table:table-cell table:formula="of:=&quot;N&quot;&amp;[.A154]" office:value-type="string" office:string-value="N156">
            <text:p>N156</text:p>
          </table:table-cell>
          <table:table-cell table:formula="of:=[.C153]" office:value-type="string" office:string-value="X2588.4">
            <text:p>X2588.4</text:p>
          </table:table-cell>
          <table:table-cell table:formula="of:= &quot;Y&quot; &amp; [.E154]" office:value-type="string" office:string-value="Y1345.6632">
            <text:p>Y1345.6632</text:p>
          </table:table-cell>
          <table:table-cell table:formula="of:=[.E153]+[.$J$4]" office:value-type="float" office:value="1345.6632">
            <text:p>1345.6632</text:p>
          </table:table-cell>
          <table:table-cell table:number-columns-repeated="5"/>
        </table:table-row>
        <table:table-row table:style-name="ro1">
          <table:table-cell table:formula="of:=[.A154]+1" office:value-type="float" office:value="157">
            <text:p>157</text:p>
          </table:table-cell>
          <table:table-cell table:formula="of:=&quot;N&quot;&amp;[.A155]" office:value-type="string" office:string-value="N157">
            <text:p>N157</text:p>
          </table:table-cell>
          <table:table-cell table:formula="of:=[.C154]" office:value-type="string" office:string-value="X2588.4">
            <text:p>X2588.4</text:p>
          </table:table-cell>
          <table:table-cell table:formula="of:= &quot;Y&quot; &amp; [.E155]" office:value-type="string" office:string-value="Y1351.4123">
            <text:p>Y1351.4123</text:p>
          </table:table-cell>
          <table:table-cell table:formula="of:=[.E154]+[.$J$4]" office:value-type="float" office:value="1351.4123">
            <text:p>1351.4123</text:p>
          </table:table-cell>
          <table:table-cell table:number-columns-repeated="5"/>
        </table:table-row>
        <table:table-row table:style-name="ro1">
          <table:table-cell table:formula="of:=[.A155]+1" office:value-type="float" office:value="158">
            <text:p>158</text:p>
          </table:table-cell>
          <table:table-cell table:formula="of:=&quot;N&quot;&amp;[.A156]" office:value-type="string" office:string-value="N158">
            <text:p>N158</text:p>
          </table:table-cell>
          <table:table-cell table:formula="of:=[.C155]" office:value-type="string" office:string-value="X2588.4">
            <text:p>X2588.4</text:p>
          </table:table-cell>
          <table:table-cell table:formula="of:= &quot;Y&quot; &amp; [.E156]" office:value-type="string" office:string-value="Y1357.1614">
            <text:p>Y1357.1614</text:p>
          </table:table-cell>
          <table:table-cell table:formula="of:=[.E155]+[.$J$4]" office:value-type="float" office:value="1357.1614">
            <text:p>1357.1614</text:p>
          </table:table-cell>
          <table:table-cell table:number-columns-repeated="5"/>
        </table:table-row>
        <table:table-row table:style-name="ro1">
          <table:table-cell table:formula="of:=[.A156]+1" office:value-type="float" office:value="159">
            <text:p>159</text:p>
          </table:table-cell>
          <table:table-cell table:formula="of:=&quot;N&quot;&amp;[.A157]" office:value-type="string" office:string-value="N159">
            <text:p>N159</text:p>
          </table:table-cell>
          <table:table-cell table:formula="of:=[.C156]" office:value-type="string" office:string-value="X2588.4">
            <text:p>X2588.4</text:p>
          </table:table-cell>
          <table:table-cell table:formula="of:= &quot;Y&quot; &amp; [.E157]" office:value-type="string" office:string-value="Y1362.9105">
            <text:p>Y1362.9105</text:p>
          </table:table-cell>
          <table:table-cell table:formula="of:=[.E156]+[.$J$4]" office:value-type="float" office:value="1362.9105">
            <text:p>1362.9105</text:p>
          </table:table-cell>
          <table:table-cell table:number-columns-repeated="5"/>
        </table:table-row>
        <table:table-row table:style-name="ro1">
          <table:table-cell table:formula="of:=[.A157]+1" office:value-type="float" office:value="160">
            <text:p>160</text:p>
          </table:table-cell>
          <table:table-cell table:formula="of:=&quot;N&quot;&amp;[.A158]" office:value-type="string" office:string-value="N160">
            <text:p>N160</text:p>
          </table:table-cell>
          <table:table-cell table:formula="of:=[.C157]" office:value-type="string" office:string-value="X2588.4">
            <text:p>X2588.4</text:p>
          </table:table-cell>
          <table:table-cell table:formula="of:= &quot;Y&quot; &amp; [.E158]" office:value-type="string" office:string-value="Y1368.6596">
            <text:p>Y1368.6596</text:p>
          </table:table-cell>
          <table:table-cell table:formula="of:=[.E157]+[.$J$4]" office:value-type="float" office:value="1368.6596">
            <text:p>1368.6596</text:p>
          </table:table-cell>
          <table:table-cell table:number-columns-repeated="5"/>
        </table:table-row>
        <table:table-row table:style-name="ro1">
          <table:table-cell table:formula="of:=[.A158]+1" office:value-type="float" office:value="161">
            <text:p>161</text:p>
          </table:table-cell>
          <table:table-cell table:formula="of:=&quot;N&quot;&amp;[.A159]" office:value-type="string" office:string-value="N161">
            <text:p>N161</text:p>
          </table:table-cell>
          <table:table-cell table:formula="of:=[.C158]" office:value-type="string" office:string-value="X2588.4">
            <text:p>X2588.4</text:p>
          </table:table-cell>
          <table:table-cell table:formula="of:= &quot;Y&quot; &amp; [.E159]" office:value-type="string" office:string-value="Y1374.4087">
            <text:p>Y1374.4087</text:p>
          </table:table-cell>
          <table:table-cell table:formula="of:=[.E158]+[.$J$4]" office:value-type="float" office:value="1374.4087">
            <text:p>1374.4087</text:p>
          </table:table-cell>
          <table:table-cell table:number-columns-repeated="5"/>
        </table:table-row>
        <table:table-row table:style-name="ro1">
          <table:table-cell table:formula="of:=[.A159]+1" office:value-type="float" office:value="162">
            <text:p>162</text:p>
          </table:table-cell>
          <table:table-cell table:formula="of:=&quot;N&quot;&amp;[.A160]" office:value-type="string" office:string-value="N162">
            <text:p>N162</text:p>
          </table:table-cell>
          <table:table-cell table:formula="of:=[.C159]" office:value-type="string" office:string-value="X2588.4">
            <text:p>X2588.4</text:p>
          </table:table-cell>
          <table:table-cell table:formula="of:= &quot;Y&quot; &amp; [.E160]" office:value-type="string" office:string-value="Y1380.1578">
            <text:p>Y1380.1578</text:p>
          </table:table-cell>
          <table:table-cell table:formula="of:=[.E159]+[.$J$4]" office:value-type="float" office:value="1380.1578">
            <text:p>1380.1578</text:p>
          </table:table-cell>
          <table:table-cell table:number-columns-repeated="5"/>
        </table:table-row>
        <table:table-row table:style-name="ro1">
          <table:table-cell table:formula="of:=[.A160]+1" office:value-type="float" office:value="163">
            <text:p>163</text:p>
          </table:table-cell>
          <table:table-cell table:formula="of:=&quot;N&quot;&amp;[.A161]" office:value-type="string" office:string-value="N163">
            <text:p>N163</text:p>
          </table:table-cell>
          <table:table-cell table:formula="of:=[.C160]" office:value-type="string" office:string-value="X2588.4">
            <text:p>X2588.4</text:p>
          </table:table-cell>
          <table:table-cell table:formula="of:= &quot;Y&quot; &amp; [.E161]" office:value-type="string" office:string-value="Y1385.9069">
            <text:p>Y1385.9069</text:p>
          </table:table-cell>
          <table:table-cell table:formula="of:=[.E160]+[.$J$4]" office:value-type="float" office:value="1385.9069">
            <text:p>1385.9069</text:p>
          </table:table-cell>
          <table:table-cell table:number-columns-repeated="5"/>
        </table:table-row>
        <table:table-row table:style-name="ro1">
          <table:table-cell table:formula="of:=[.A161]+1" office:value-type="float" office:value="164">
            <text:p>164</text:p>
          </table:table-cell>
          <table:table-cell table:formula="of:=&quot;N&quot;&amp;[.A162]" office:value-type="string" office:string-value="N164">
            <text:p>N164</text:p>
          </table:table-cell>
          <table:table-cell table:formula="of:=[.C161]" office:value-type="string" office:string-value="X2588.4">
            <text:p>X2588.4</text:p>
          </table:table-cell>
          <table:table-cell table:formula="of:= &quot;Y&quot; &amp; [.E162]" office:value-type="string" office:string-value="Y1391.656">
            <text:p>Y1391.656</text:p>
          </table:table-cell>
          <table:table-cell table:formula="of:=[.E161]+[.$J$4]" office:value-type="float" office:value="1391.656">
            <text:p>1391.656</text:p>
          </table:table-cell>
          <table:table-cell table:number-columns-repeated="5"/>
        </table:table-row>
        <table:table-row table:style-name="ro1">
          <table:table-cell table:formula="of:=[.A162]+1" office:value-type="float" office:value="165">
            <text:p>165</text:p>
          </table:table-cell>
          <table:table-cell table:formula="of:=&quot;N&quot;&amp;[.A163]" office:value-type="string" office:string-value="N165">
            <text:p>N165</text:p>
          </table:table-cell>
          <table:table-cell table:formula="of:=[.C162]" office:value-type="string" office:string-value="X2588.4">
            <text:p>X2588.4</text:p>
          </table:table-cell>
          <table:table-cell table:formula="of:= &quot;Y&quot; &amp; [.E163]" office:value-type="string" office:string-value="Y1397.4051">
            <text:p>Y1397.4051</text:p>
          </table:table-cell>
          <table:table-cell table:formula="of:=[.E162]+[.$J$4]" office:value-type="float" office:value="1397.4051">
            <text:p>1397.4051</text:p>
          </table:table-cell>
          <table:table-cell table:number-columns-repeated="5"/>
        </table:table-row>
        <table:table-row table:style-name="ro1">
          <table:table-cell table:formula="of:=[.A163]+1" office:value-type="float" office:value="166">
            <text:p>166</text:p>
          </table:table-cell>
          <table:table-cell table:formula="of:=&quot;N&quot;&amp;[.A164]" office:value-type="string" office:string-value="N166">
            <text:p>N166</text:p>
          </table:table-cell>
          <table:table-cell table:formula="of:=[.C163]" office:value-type="string" office:string-value="X2588.4">
            <text:p>X2588.4</text:p>
          </table:table-cell>
          <table:table-cell table:formula="of:= &quot;Y&quot; &amp; [.E164]" office:value-type="string" office:string-value="Y1403.1542">
            <text:p>Y1403.1542</text:p>
          </table:table-cell>
          <table:table-cell table:formula="of:=[.E163]+[.$J$4]" office:value-type="float" office:value="1403.1542">
            <text:p>1403.1542</text:p>
          </table:table-cell>
          <table:table-cell table:number-columns-repeated="5"/>
        </table:table-row>
        <table:table-row table:style-name="ro1">
          <table:table-cell table:formula="of:=[.A164]+1" office:value-type="float" office:value="167">
            <text:p>167</text:p>
          </table:table-cell>
          <table:table-cell table:formula="of:=&quot;N&quot;&amp;[.A165]" office:value-type="string" office:string-value="N167">
            <text:p>N167</text:p>
          </table:table-cell>
          <table:table-cell table:formula="of:=[.C164]" office:value-type="string" office:string-value="X2588.4">
            <text:p>X2588.4</text:p>
          </table:table-cell>
          <table:table-cell table:formula="of:= &quot;Y&quot; &amp; [.E165]" office:value-type="string" office:string-value="Y1408.9033">
            <text:p>Y1408.9033</text:p>
          </table:table-cell>
          <table:table-cell table:formula="of:=[.E164]+[.$J$4]" office:value-type="float" office:value="1408.9033">
            <text:p>1408.9033</text:p>
          </table:table-cell>
          <table:table-cell table:number-columns-repeated="5"/>
        </table:table-row>
        <table:table-row table:style-name="ro1">
          <table:table-cell table:formula="of:=[.A165]+1" office:value-type="float" office:value="168">
            <text:p>168</text:p>
          </table:table-cell>
          <table:table-cell table:formula="of:=&quot;N&quot;&amp;[.A166]" office:value-type="string" office:string-value="N168">
            <text:p>N168</text:p>
          </table:table-cell>
          <table:table-cell table:formula="of:=[.C165]" office:value-type="string" office:string-value="X2588.4">
            <text:p>X2588.4</text:p>
          </table:table-cell>
          <table:table-cell table:formula="of:= &quot;Y&quot; &amp; [.E166]" office:value-type="string" office:string-value="Y1414.6524">
            <text:p>Y1414.6524</text:p>
          </table:table-cell>
          <table:table-cell table:formula="of:=[.E165]+[.$J$4]" office:value-type="float" office:value="1414.6524">
            <text:p>1414.6524</text:p>
          </table:table-cell>
          <table:table-cell table:number-columns-repeated="5"/>
        </table:table-row>
        <table:table-row table:style-name="ro1">
          <table:table-cell table:formula="of:=[.A166]+1" office:value-type="float" office:value="169">
            <text:p>169</text:p>
          </table:table-cell>
          <table:table-cell table:formula="of:=&quot;N&quot;&amp;[.A167]" office:value-type="string" office:string-value="N169">
            <text:p>N169</text:p>
          </table:table-cell>
          <table:table-cell table:formula="of:=[.C166]" office:value-type="string" office:string-value="X2588.4">
            <text:p>X2588.4</text:p>
          </table:table-cell>
          <table:table-cell table:formula="of:= &quot;Y&quot; &amp; [.E167]" office:value-type="string" office:string-value="Y1420.4015">
            <text:p>Y1420.4015</text:p>
          </table:table-cell>
          <table:table-cell table:formula="of:=[.E166]+[.$J$4]" office:value-type="float" office:value="1420.4015">
            <text:p>1420.4015</text:p>
          </table:table-cell>
          <table:table-cell table:number-columns-repeated="5"/>
        </table:table-row>
        <table:table-row table:style-name="ro1">
          <table:table-cell table:formula="of:=[.A167]+1" office:value-type="float" office:value="170">
            <text:p>170</text:p>
          </table:table-cell>
          <table:table-cell table:formula="of:=&quot;N&quot;&amp;[.A168]" office:value-type="string" office:string-value="N170">
            <text:p>N170</text:p>
          </table:table-cell>
          <table:table-cell table:formula="of:=[.C167]" office:value-type="string" office:string-value="X2588.4">
            <text:p>X2588.4</text:p>
          </table:table-cell>
          <table:table-cell table:formula="of:= &quot;Y&quot; &amp; [.E168]" office:value-type="string" office:string-value="Y1426.1506">
            <text:p>Y1426.1506</text:p>
          </table:table-cell>
          <table:table-cell table:formula="of:=[.E167]+[.$J$4]" office:value-type="float" office:value="1426.1506">
            <text:p>1426.1506</text:p>
          </table:table-cell>
          <table:table-cell table:number-columns-repeated="5"/>
        </table:table-row>
        <table:table-row table:style-name="ro1">
          <table:table-cell table:formula="of:=[.A168]+1" office:value-type="float" office:value="171">
            <text:p>171</text:p>
          </table:table-cell>
          <table:table-cell table:formula="of:=&quot;N&quot;&amp;[.A169]" office:value-type="string" office:string-value="N171">
            <text:p>N171</text:p>
          </table:table-cell>
          <table:table-cell table:formula="of:=[.C168]" office:value-type="string" office:string-value="X2588.4">
            <text:p>X2588.4</text:p>
          </table:table-cell>
          <table:table-cell table:formula="of:= &quot;Y&quot; &amp; [.E169]" office:value-type="string" office:string-value="Y1431.8997">
            <text:p>Y1431.8997</text:p>
          </table:table-cell>
          <table:table-cell table:formula="of:=[.E168]+[.$J$4]" office:value-type="float" office:value="1431.8997">
            <text:p>1431.8997</text:p>
          </table:table-cell>
          <table:table-cell table:number-columns-repeated="5"/>
        </table:table-row>
        <table:table-row table:style-name="ro1">
          <table:table-cell table:formula="of:=[.A169]+1" office:value-type="float" office:value="172">
            <text:p>172</text:p>
          </table:table-cell>
          <table:table-cell table:formula="of:=&quot;N&quot;&amp;[.A170]" office:value-type="string" office:string-value="N172">
            <text:p>N172</text:p>
          </table:table-cell>
          <table:table-cell table:formula="of:=[.C169]" office:value-type="string" office:string-value="X2588.4">
            <text:p>X2588.4</text:p>
          </table:table-cell>
          <table:table-cell table:formula="of:= &quot;Y&quot; &amp; [.E170]" office:value-type="string" office:string-value="Y1437.6488">
            <text:p>Y1437.6488</text:p>
          </table:table-cell>
          <table:table-cell table:formula="of:=[.E169]+[.$J$4]" office:value-type="float" office:value="1437.6488">
            <text:p>1437.6488</text:p>
          </table:table-cell>
          <table:table-cell table:number-columns-repeated="5"/>
        </table:table-row>
        <table:table-row table:style-name="ro1">
          <table:table-cell table:formula="of:=[.A170]+1" office:value-type="float" office:value="173">
            <text:p>173</text:p>
          </table:table-cell>
          <table:table-cell table:formula="of:=&quot;N&quot;&amp;[.A171]" office:value-type="string" office:string-value="N173">
            <text:p>N173</text:p>
          </table:table-cell>
          <table:table-cell table:formula="of:=[.C170]" office:value-type="string" office:string-value="X2588.4">
            <text:p>X2588.4</text:p>
          </table:table-cell>
          <table:table-cell table:formula="of:= &quot;Y&quot; &amp; [.E171]" office:value-type="string" office:string-value="Y1443.3979">
            <text:p>Y1443.3979</text:p>
          </table:table-cell>
          <table:table-cell table:formula="of:=[.E170]+[.$J$4]" office:value-type="float" office:value="1443.3979">
            <text:p>1443.3979</text:p>
          </table:table-cell>
          <table:table-cell table:number-columns-repeated="5"/>
        </table:table-row>
        <table:table-row table:style-name="ro1">
          <table:table-cell table:formula="of:=[.A171]+1" office:value-type="float" office:value="174">
            <text:p>174</text:p>
          </table:table-cell>
          <table:table-cell table:formula="of:=&quot;N&quot;&amp;[.A172]" office:value-type="string" office:string-value="N174">
            <text:p>N174</text:p>
          </table:table-cell>
          <table:table-cell table:formula="of:=[.C171]" office:value-type="string" office:string-value="X2588.4">
            <text:p>X2588.4</text:p>
          </table:table-cell>
          <table:table-cell table:formula="of:= &quot;Y&quot; &amp; [.E172]" office:value-type="string" office:string-value="Y1449.147">
            <text:p>Y1449.147</text:p>
          </table:table-cell>
          <table:table-cell table:formula="of:=[.E171]+[.$J$4]" office:value-type="float" office:value="1449.147">
            <text:p>1449.147</text:p>
          </table:table-cell>
          <table:table-cell table:number-columns-repeated="5"/>
        </table:table-row>
        <table:table-row table:style-name="ro1">
          <table:table-cell table:formula="of:=[.A172]+1" office:value-type="float" office:value="175">
            <text:p>175</text:p>
          </table:table-cell>
          <table:table-cell table:formula="of:=&quot;N&quot;&amp;[.A173]" office:value-type="string" office:string-value="N175">
            <text:p>N175</text:p>
          </table:table-cell>
          <table:table-cell table:formula="of:=[.C172]" office:value-type="string" office:string-value="X2588.4">
            <text:p>X2588.4</text:p>
          </table:table-cell>
          <table:table-cell table:formula="of:= &quot;Y&quot; &amp; [.E173]" office:value-type="string" office:string-value="Y1454.8961">
            <text:p>Y1454.8961</text:p>
          </table:table-cell>
          <table:table-cell table:formula="of:=[.E172]+[.$J$4]" office:value-type="float" office:value="1454.8961">
            <text:p>1454.8961</text:p>
          </table:table-cell>
          <table:table-cell table:number-columns-repeated="5"/>
        </table:table-row>
        <table:table-row table:style-name="ro1">
          <table:table-cell table:formula="of:=[.A173]+1" office:value-type="float" office:value="176">
            <text:p>176</text:p>
          </table:table-cell>
          <table:table-cell table:formula="of:=&quot;N&quot;&amp;[.A174]" office:value-type="string" office:string-value="N176">
            <text:p>N176</text:p>
          </table:table-cell>
          <table:table-cell table:formula="of:=[.C173]" office:value-type="string" office:string-value="X2588.4">
            <text:p>X2588.4</text:p>
          </table:table-cell>
          <table:table-cell table:formula="of:= &quot;Y&quot; &amp; [.E174]" office:value-type="string" office:string-value="Y1460.6452">
            <text:p>Y1460.6452</text:p>
          </table:table-cell>
          <table:table-cell table:formula="of:=[.E173]+[.$J$4]" office:value-type="float" office:value="1460.6452">
            <text:p>1460.6452</text:p>
          </table:table-cell>
          <table:table-cell table:number-columns-repeated="5"/>
        </table:table-row>
        <table:table-row table:style-name="ro1">
          <table:table-cell table:formula="of:=[.A174]+1" office:value-type="float" office:value="177">
            <text:p>177</text:p>
          </table:table-cell>
          <table:table-cell table:formula="of:=&quot;N&quot;&amp;[.A175]" office:value-type="string" office:string-value="N177">
            <text:p>N177</text:p>
          </table:table-cell>
          <table:table-cell table:formula="of:=[.C174]" office:value-type="string" office:string-value="X2588.4">
            <text:p>X2588.4</text:p>
          </table:table-cell>
          <table:table-cell table:formula="of:= &quot;Y&quot; &amp; [.E175]" office:value-type="string" office:string-value="Y1466.3943">
            <text:p>Y1466.3943</text:p>
          </table:table-cell>
          <table:table-cell table:formula="of:=[.E174]+[.$J$4]" office:value-type="float" office:value="1466.3943">
            <text:p>1466.3943</text:p>
          </table:table-cell>
          <table:table-cell table:number-columns-repeated="5"/>
        </table:table-row>
        <table:table-row table:style-name="ro1">
          <table:table-cell table:formula="of:=[.A175]+1" office:value-type="float" office:value="178">
            <text:p>178</text:p>
          </table:table-cell>
          <table:table-cell table:formula="of:=&quot;N&quot;&amp;[.A176]" office:value-type="string" office:string-value="N178">
            <text:p>N178</text:p>
          </table:table-cell>
          <table:table-cell table:formula="of:=[.C175]" office:value-type="string" office:string-value="X2588.4">
            <text:p>X2588.4</text:p>
          </table:table-cell>
          <table:table-cell table:formula="of:= &quot;Y&quot; &amp; [.E176]" office:value-type="string" office:string-value="Y1472.1434">
            <text:p>Y1472.1434</text:p>
          </table:table-cell>
          <table:table-cell table:formula="of:=[.E175]+[.$J$4]" office:value-type="float" office:value="1472.1434">
            <text:p>1472.1434</text:p>
          </table:table-cell>
          <table:table-cell table:number-columns-repeated="5"/>
        </table:table-row>
        <table:table-row table:style-name="ro1">
          <table:table-cell table:formula="of:=[.A176]+1" office:value-type="float" office:value="179">
            <text:p>179</text:p>
          </table:table-cell>
          <table:table-cell table:formula="of:=&quot;N&quot;&amp;[.A177]" office:value-type="string" office:string-value="N179">
            <text:p>N179</text:p>
          </table:table-cell>
          <table:table-cell table:formula="of:=[.C176]" office:value-type="string" office:string-value="X2588.4">
            <text:p>X2588.4</text:p>
          </table:table-cell>
          <table:table-cell table:formula="of:= &quot;Y&quot; &amp; [.E177]" office:value-type="string" office:string-value="Y1477.8925">
            <text:p>Y1477.8925</text:p>
          </table:table-cell>
          <table:table-cell table:formula="of:=[.E176]+[.$J$4]" office:value-type="float" office:value="1477.8925">
            <text:p>1477.8925</text:p>
          </table:table-cell>
          <table:table-cell table:number-columns-repeated="5"/>
        </table:table-row>
        <table:table-row table:style-name="ro1">
          <table:table-cell table:formula="of:=[.A177]+1" office:value-type="float" office:value="180">
            <text:p>180</text:p>
          </table:table-cell>
          <table:table-cell table:formula="of:=&quot;N&quot;&amp;[.A178]" office:value-type="string" office:string-value="N180">
            <text:p>N180</text:p>
          </table:table-cell>
          <table:table-cell table:formula="of:=[.C177]" office:value-type="string" office:string-value="X2588.4">
            <text:p>X2588.4</text:p>
          </table:table-cell>
          <table:table-cell table:formula="of:= &quot;Y&quot; &amp; [.E178]" office:value-type="string" office:string-value="Y1483.6416">
            <text:p>Y1483.6416</text:p>
          </table:table-cell>
          <table:table-cell table:formula="of:=[.E177]+[.$J$4]" office:value-type="float" office:value="1483.6416">
            <text:p>1483.6416</text:p>
          </table:table-cell>
          <table:table-cell table:number-columns-repeated="5"/>
        </table:table-row>
        <table:table-row table:style-name="ro1">
          <table:table-cell table:formula="of:=[.A178]+1" office:value-type="float" office:value="181">
            <text:p>181</text:p>
          </table:table-cell>
          <table:table-cell table:formula="of:=&quot;N&quot;&amp;[.A179]" office:value-type="string" office:string-value="N181">
            <text:p>N181</text:p>
          </table:table-cell>
          <table:table-cell table:formula="of:=[.C178]" office:value-type="string" office:string-value="X2588.4">
            <text:p>X2588.4</text:p>
          </table:table-cell>
          <table:table-cell table:formula="of:= &quot;Y&quot; &amp; [.E179]" office:value-type="string" office:string-value="Y1489.3907">
            <text:p>Y1489.3907</text:p>
          </table:table-cell>
          <table:table-cell table:formula="of:=[.E178]+[.$J$4]" office:value-type="float" office:value="1489.3907">
            <text:p>1489.3907</text:p>
          </table:table-cell>
          <table:table-cell table:number-columns-repeated="5"/>
        </table:table-row>
        <table:table-row table:style-name="ro1">
          <table:table-cell table:formula="of:=[.A179]+1" office:value-type="float" office:value="182">
            <text:p>182</text:p>
          </table:table-cell>
          <table:table-cell table:formula="of:=&quot;N&quot;&amp;[.A180]" office:value-type="string" office:string-value="N182">
            <text:p>N182</text:p>
          </table:table-cell>
          <table:table-cell table:formula="of:=[.C179]" office:value-type="string" office:string-value="X2588.4">
            <text:p>X2588.4</text:p>
          </table:table-cell>
          <table:table-cell table:formula="of:= &quot;Y&quot; &amp; [.E180]" office:value-type="string" office:string-value="Y1495.1398">
            <text:p>Y1495.1398</text:p>
          </table:table-cell>
          <table:table-cell table:formula="of:=[.E179]+[.$J$4]" office:value-type="float" office:value="1495.1398">
            <text:p>1495.1398</text:p>
          </table:table-cell>
          <table:table-cell table:number-columns-repeated="5"/>
        </table:table-row>
        <table:table-row table:style-name="ro1">
          <table:table-cell table:formula="of:=[.A180]+1" office:value-type="float" office:value="183">
            <text:p>183</text:p>
          </table:table-cell>
          <table:table-cell table:formula="of:=&quot;N&quot;&amp;[.A181]" office:value-type="string" office:string-value="N183">
            <text:p>N183</text:p>
          </table:table-cell>
          <table:table-cell table:formula="of:=[.C180]" office:value-type="string" office:string-value="X2588.4">
            <text:p>X2588.4</text:p>
          </table:table-cell>
          <table:table-cell table:formula="of:= &quot;Y&quot; &amp; [.E181]" office:value-type="string" office:string-value="Y1500.8889">
            <text:p>Y1500.8889</text:p>
          </table:table-cell>
          <table:table-cell table:formula="of:=[.E180]+[.$J$4]" office:value-type="float" office:value="1500.8889">
            <text:p>1500.8889</text:p>
          </table:table-cell>
          <table:table-cell table:number-columns-repeated="5"/>
        </table:table-row>
        <table:table-row table:style-name="ro1">
          <table:table-cell table:formula="of:=[.A181]+1" office:value-type="float" office:value="184">
            <text:p>184</text:p>
          </table:table-cell>
          <table:table-cell table:formula="of:=&quot;N&quot;&amp;[.A182]" office:value-type="string" office:string-value="N184">
            <text:p>N184</text:p>
          </table:table-cell>
          <table:table-cell table:formula="of:=[.C181]" office:value-type="string" office:string-value="X2588.4">
            <text:p>X2588.4</text:p>
          </table:table-cell>
          <table:table-cell table:formula="of:= &quot;Y&quot; &amp; [.E182]" office:value-type="string" office:string-value="Y1506.638">
            <text:p>Y1506.638</text:p>
          </table:table-cell>
          <table:table-cell table:formula="of:=[.E181]+[.$J$4]" office:value-type="float" office:value="1506.638">
            <text:p>1506.638</text:p>
          </table:table-cell>
          <table:table-cell table:number-columns-repeated="5"/>
        </table:table-row>
        <table:table-row table:style-name="ro1">
          <table:table-cell table:formula="of:=[.A182]+1" office:value-type="float" office:value="185">
            <text:p>185</text:p>
          </table:table-cell>
          <table:table-cell table:formula="of:=&quot;N&quot;&amp;[.A183]" office:value-type="string" office:string-value="N185">
            <text:p>N185</text:p>
          </table:table-cell>
          <table:table-cell table:formula="of:=[.C182]" office:value-type="string" office:string-value="X2588.4">
            <text:p>X2588.4</text:p>
          </table:table-cell>
          <table:table-cell table:formula="of:= &quot;Y&quot; &amp; [.E183]" office:value-type="string" office:string-value="Y1512.3871">
            <text:p>Y1512.3871</text:p>
          </table:table-cell>
          <table:table-cell table:formula="of:=[.E182]+[.$J$4]" office:value-type="float" office:value="1512.3871">
            <text:p>1512.3871</text:p>
          </table:table-cell>
          <table:table-cell table:number-columns-repeated="5"/>
        </table:table-row>
        <table:table-row table:style-name="ro1">
          <table:table-cell table:formula="of:=[.A183]+1" office:value-type="float" office:value="186">
            <text:p>186</text:p>
          </table:table-cell>
          <table:table-cell table:formula="of:=&quot;N&quot;&amp;[.A184]" office:value-type="string" office:string-value="N186">
            <text:p>N186</text:p>
          </table:table-cell>
          <table:table-cell table:formula="of:=[.C183]" office:value-type="string" office:string-value="X2588.4">
            <text:p>X2588.4</text:p>
          </table:table-cell>
          <table:table-cell table:formula="of:= &quot;Y&quot; &amp; [.E184]" office:value-type="string" office:string-value="Y1518.1362">
            <text:p>Y1518.1362</text:p>
          </table:table-cell>
          <table:table-cell table:formula="of:=[.E183]+[.$J$4]" office:value-type="float" office:value="1518.1362">
            <text:p>1518.1362</text:p>
          </table:table-cell>
          <table:table-cell table:number-columns-repeated="5"/>
        </table:table-row>
        <table:table-row table:style-name="ro1">
          <table:table-cell table:formula="of:=[.A184]+1" office:value-type="float" office:value="187">
            <text:p>187</text:p>
          </table:table-cell>
          <table:table-cell table:formula="of:=&quot;N&quot;&amp;[.A185]" office:value-type="string" office:string-value="N187">
            <text:p>N187</text:p>
          </table:table-cell>
          <table:table-cell table:formula="of:=[.C184]" office:value-type="string" office:string-value="X2588.4">
            <text:p>X2588.4</text:p>
          </table:table-cell>
          <table:table-cell table:formula="of:= &quot;Y&quot; &amp; [.E185]" office:value-type="string" office:string-value="Y1523.8853">
            <text:p>Y1523.8853</text:p>
          </table:table-cell>
          <table:table-cell table:formula="of:=[.E184]+[.$J$4]" office:value-type="float" office:value="1523.8853">
            <text:p>1523.8853</text:p>
          </table:table-cell>
          <table:table-cell table:number-columns-repeated="5"/>
        </table:table-row>
        <table:table-row table:style-name="ro1">
          <table:table-cell table:formula="of:=[.A185]+1" office:value-type="float" office:value="188">
            <text:p>188</text:p>
          </table:table-cell>
          <table:table-cell table:formula="of:=&quot;N&quot;&amp;[.A186]" office:value-type="string" office:string-value="N188">
            <text:p>N188</text:p>
          </table:table-cell>
          <table:table-cell table:formula="of:=[.C185]" office:value-type="string" office:string-value="X2588.4">
            <text:p>X2588.4</text:p>
          </table:table-cell>
          <table:table-cell table:formula="of:= &quot;Y&quot; &amp; [.E186]" office:value-type="string" office:string-value="Y1529.6344">
            <text:p>Y1529.6344</text:p>
          </table:table-cell>
          <table:table-cell table:formula="of:=[.E185]+[.$J$4]" office:value-type="float" office:value="1529.6344">
            <text:p>1529.6344</text:p>
          </table:table-cell>
          <table:table-cell table:number-columns-repeated="5"/>
        </table:table-row>
        <table:table-row table:style-name="ro1">
          <table:table-cell table:formula="of:=[.A186]+1" office:value-type="float" office:value="189">
            <text:p>189</text:p>
          </table:table-cell>
          <table:table-cell table:formula="of:=&quot;N&quot;&amp;[.A187]" office:value-type="string" office:string-value="N189">
            <text:p>N189</text:p>
          </table:table-cell>
          <table:table-cell table:formula="of:=[.C186]" office:value-type="string" office:string-value="X2588.4">
            <text:p>X2588.4</text:p>
          </table:table-cell>
          <table:table-cell table:formula="of:= &quot;Y&quot; &amp; [.E187]" office:value-type="string" office:string-value="Y1535.3835">
            <text:p>Y1535.3835</text:p>
          </table:table-cell>
          <table:table-cell table:formula="of:=[.E186]+[.$J$4]" office:value-type="float" office:value="1535.3835">
            <text:p>1535.3835</text:p>
          </table:table-cell>
          <table:table-cell table:number-columns-repeated="5"/>
        </table:table-row>
        <table:table-row table:style-name="ro1">
          <table:table-cell table:formula="of:=[.A187]+1" office:value-type="float" office:value="190">
            <text:p>190</text:p>
          </table:table-cell>
          <table:table-cell table:formula="of:=&quot;N&quot;&amp;[.A188]" office:value-type="string" office:string-value="N190">
            <text:p>N190</text:p>
          </table:table-cell>
          <table:table-cell table:formula="of:=[.C187]" office:value-type="string" office:string-value="X2588.4">
            <text:p>X2588.4</text:p>
          </table:table-cell>
          <table:table-cell table:formula="of:= &quot;Y&quot; &amp; [.E188]" office:value-type="string" office:string-value="Y1541.1326">
            <text:p>Y1541.1326</text:p>
          </table:table-cell>
          <table:table-cell table:formula="of:=[.E187]+[.$J$4]" office:value-type="float" office:value="1541.1326">
            <text:p>1541.1326</text:p>
          </table:table-cell>
          <table:table-cell table:number-columns-repeated="5"/>
        </table:table-row>
        <table:table-row table:style-name="ro1">
          <table:table-cell table:formula="of:=[.A188]+1" office:value-type="float" office:value="191">
            <text:p>191</text:p>
          </table:table-cell>
          <table:table-cell table:formula="of:=&quot;N&quot;&amp;[.A189]" office:value-type="string" office:string-value="N191">
            <text:p>N191</text:p>
          </table:table-cell>
          <table:table-cell table:formula="of:=[.C188]" office:value-type="string" office:string-value="X2588.4">
            <text:p>X2588.4</text:p>
          </table:table-cell>
          <table:table-cell table:formula="of:= &quot;Y&quot; &amp; [.E189]" office:value-type="string" office:string-value="Y1546.8817">
            <text:p>Y1546.8817</text:p>
          </table:table-cell>
          <table:table-cell table:formula="of:=[.E188]+[.$J$4]" office:value-type="float" office:value="1546.8817">
            <text:p>1546.8817</text:p>
          </table:table-cell>
          <table:table-cell table:number-columns-repeated="5"/>
        </table:table-row>
        <table:table-row table:style-name="ro1">
          <table:table-cell table:formula="of:=[.A189]+1" office:value-type="float" office:value="192">
            <text:p>192</text:p>
          </table:table-cell>
          <table:table-cell table:formula="of:=&quot;N&quot;&amp;[.A190]" office:value-type="string" office:string-value="N192">
            <text:p>N192</text:p>
          </table:table-cell>
          <table:table-cell table:formula="of:=[.C189]" office:value-type="string" office:string-value="X2588.4">
            <text:p>X2588.4</text:p>
          </table:table-cell>
          <table:table-cell table:formula="of:= &quot;Y&quot; &amp; [.E190]" office:value-type="string" office:string-value="Y1552.6308">
            <text:p>Y1552.6308</text:p>
          </table:table-cell>
          <table:table-cell table:formula="of:=[.E189]+[.$J$4]" office:value-type="float" office:value="1552.6308">
            <text:p>1552.6308</text:p>
          </table:table-cell>
          <table:table-cell table:number-columns-repeated="5"/>
        </table:table-row>
        <table:table-row table:style-name="ro1">
          <table:table-cell table:formula="of:=[.A190]+1" office:value-type="float" office:value="193">
            <text:p>193</text:p>
          </table:table-cell>
          <table:table-cell table:formula="of:=&quot;N&quot;&amp;[.A191]" office:value-type="string" office:string-value="N193">
            <text:p>N193</text:p>
          </table:table-cell>
          <table:table-cell table:formula="of:=[.C190]" office:value-type="string" office:string-value="X2588.4">
            <text:p>X2588.4</text:p>
          </table:table-cell>
          <table:table-cell table:formula="of:= &quot;Y&quot; &amp; [.E191]" office:value-type="string" office:string-value="Y1558.3799">
            <text:p>Y1558.3799</text:p>
          </table:table-cell>
          <table:table-cell table:formula="of:=[.E190]+[.$J$4]" office:value-type="float" office:value="1558.3799">
            <text:p>1558.3799</text:p>
          </table:table-cell>
          <table:table-cell table:number-columns-repeated="5"/>
        </table:table-row>
        <table:table-row table:style-name="ro1">
          <table:table-cell table:formula="of:=[.A191]+1" office:value-type="float" office:value="194">
            <text:p>194</text:p>
          </table:table-cell>
          <table:table-cell table:formula="of:=&quot;N&quot;&amp;[.A192]" office:value-type="string" office:string-value="N194">
            <text:p>N194</text:p>
          </table:table-cell>
          <table:table-cell table:formula="of:=[.C191]" office:value-type="string" office:string-value="X2588.4">
            <text:p>X2588.4</text:p>
          </table:table-cell>
          <table:table-cell table:formula="of:= &quot;Y&quot; &amp; [.E192]" office:value-type="string" office:string-value="Y1564.129">
            <text:p>Y1564.129</text:p>
          </table:table-cell>
          <table:table-cell table:formula="of:=[.E191]+[.$J$4]" office:value-type="float" office:value="1564.129">
            <text:p>1564.129</text:p>
          </table:table-cell>
          <table:table-cell table:number-columns-repeated="5"/>
        </table:table-row>
        <table:table-row table:style-name="ro1">
          <table:table-cell table:formula="of:=[.A192]+1" office:value-type="float" office:value="195">
            <text:p>195</text:p>
          </table:table-cell>
          <table:table-cell table:formula="of:=&quot;N&quot;&amp;[.A193]" office:value-type="string" office:string-value="N195">
            <text:p>N195</text:p>
          </table:table-cell>
          <table:table-cell table:formula="of:=[.C192]" office:value-type="string" office:string-value="X2588.4">
            <text:p>X2588.4</text:p>
          </table:table-cell>
          <table:table-cell table:formula="of:= &quot;Y&quot; &amp; [.E193]" office:value-type="string" office:string-value="Y1569.8781">
            <text:p>Y1569.8781</text:p>
          </table:table-cell>
          <table:table-cell table:formula="of:=[.E192]+[.$J$4]" office:value-type="float" office:value="1569.8781">
            <text:p>1569.8781</text:p>
          </table:table-cell>
          <table:table-cell table:number-columns-repeated="5"/>
        </table:table-row>
        <table:table-row table:style-name="ro1">
          <table:table-cell table:formula="of:=[.A193]+1" office:value-type="float" office:value="196">
            <text:p>196</text:p>
          </table:table-cell>
          <table:table-cell table:formula="of:=&quot;N&quot;&amp;[.A194]" office:value-type="string" office:string-value="N196">
            <text:p>N196</text:p>
          </table:table-cell>
          <table:table-cell table:formula="of:=[.C193]" office:value-type="string" office:string-value="X2588.4">
            <text:p>X2588.4</text:p>
          </table:table-cell>
          <table:table-cell table:formula="of:= &quot;Y&quot; &amp; [.E194]" office:value-type="string" office:string-value="Y1575.6272">
            <text:p>Y1575.6272</text:p>
          </table:table-cell>
          <table:table-cell table:formula="of:=[.E193]+[.$J$4]" office:value-type="float" office:value="1575.6272">
            <text:p>1575.6272</text:p>
          </table:table-cell>
          <table:table-cell table:number-columns-repeated="5"/>
        </table:table-row>
        <table:table-row table:style-name="ro1">
          <table:table-cell table:formula="of:=[.A194]+1" office:value-type="float" office:value="197">
            <text:p>197</text:p>
          </table:table-cell>
          <table:table-cell table:formula="of:=&quot;N&quot;&amp;[.A195]" office:value-type="string" office:string-value="N197">
            <text:p>N197</text:p>
          </table:table-cell>
          <table:table-cell table:formula="of:=[.C194]" office:value-type="string" office:string-value="X2588.4">
            <text:p>X2588.4</text:p>
          </table:table-cell>
          <table:table-cell table:formula="of:= &quot;Y&quot; &amp; [.E195]" office:value-type="string" office:string-value="Y1581.3763">
            <text:p>Y1581.3763</text:p>
          </table:table-cell>
          <table:table-cell table:formula="of:=[.E194]+[.$J$4]" office:value-type="float" office:value="1581.3763">
            <text:p>1581.3763</text:p>
          </table:table-cell>
          <table:table-cell table:number-columns-repeated="5"/>
        </table:table-row>
        <table:table-row table:style-name="ro1">
          <table:table-cell table:formula="of:=[.A195]+1" office:value-type="float" office:value="198">
            <text:p>198</text:p>
          </table:table-cell>
          <table:table-cell table:formula="of:=&quot;N&quot;&amp;[.A196]" office:value-type="string" office:string-value="N198">
            <text:p>N198</text:p>
          </table:table-cell>
          <table:table-cell table:formula="of:=[.C195]" office:value-type="string" office:string-value="X2588.4">
            <text:p>X2588.4</text:p>
          </table:table-cell>
          <table:table-cell table:formula="of:= &quot;Y&quot; &amp; [.E196]" office:value-type="string" office:string-value="Y1587.1254">
            <text:p>Y1587.1254</text:p>
          </table:table-cell>
          <table:table-cell table:formula="of:=[.E195]+[.$J$4]" office:value-type="float" office:value="1587.1254">
            <text:p>1587.1254</text:p>
          </table:table-cell>
          <table:table-cell table:number-columns-repeated="5"/>
        </table:table-row>
        <table:table-row table:style-name="ro1">
          <table:table-cell table:formula="of:=[.A196]+1" office:value-type="float" office:value="199">
            <text:p>199</text:p>
          </table:table-cell>
          <table:table-cell table:formula="of:=&quot;N&quot;&amp;[.A197]" office:value-type="string" office:string-value="N199">
            <text:p>N199</text:p>
          </table:table-cell>
          <table:table-cell table:formula="of:=[.C196]" office:value-type="string" office:string-value="X2588.4">
            <text:p>X2588.4</text:p>
          </table:table-cell>
          <table:table-cell table:formula="of:= &quot;Y&quot; &amp; [.E197]" office:value-type="string" office:string-value="Y1592.8745">
            <text:p>Y1592.8745</text:p>
          </table:table-cell>
          <table:table-cell table:formula="of:=[.E196]+[.$J$4]" office:value-type="float" office:value="1592.8745">
            <text:p>1592.8745</text:p>
          </table:table-cell>
          <table:table-cell table:number-columns-repeated="5"/>
        </table:table-row>
        <table:table-row table:style-name="ro1">
          <table:table-cell table:formula="of:=[.A197]+1" office:value-type="float" office:value="200">
            <text:p>200</text:p>
          </table:table-cell>
          <table:table-cell table:formula="of:=&quot;N&quot;&amp;[.A198]" office:value-type="string" office:string-value="N200">
            <text:p>N200</text:p>
          </table:table-cell>
          <table:table-cell table:formula="of:=[.C197]" office:value-type="string" office:string-value="X2588.4">
            <text:p>X2588.4</text:p>
          </table:table-cell>
          <table:table-cell table:formula="of:= &quot;Y&quot; &amp; [.E198]" office:value-type="string" office:string-value="Y1598.6236">
            <text:p>Y1598.6236</text:p>
          </table:table-cell>
          <table:table-cell table:formula="of:=[.E197]+[.$J$4]" office:value-type="float" office:value="1598.6236">
            <text:p>1598.6236</text:p>
          </table:table-cell>
          <table:table-cell table:number-columns-repeated="5"/>
        </table:table-row>
        <table:table-row table:style-name="ro1">
          <table:table-cell table:formula="of:=[.A198]+1" office:value-type="float" office:value="201">
            <text:p>201</text:p>
          </table:table-cell>
          <table:table-cell table:formula="of:=&quot;N&quot;&amp;[.A199]" office:value-type="string" office:string-value="N201">
            <text:p>N201</text:p>
          </table:table-cell>
          <table:table-cell table:formula="of:=[.C198]" office:value-type="string" office:string-value="X2588.4">
            <text:p>X2588.4</text:p>
          </table:table-cell>
          <table:table-cell table:formula="of:= &quot;Y&quot; &amp; [.E199]" office:value-type="string" office:string-value="Y1604.3727">
            <text:p>Y1604.3727</text:p>
          </table:table-cell>
          <table:table-cell table:formula="of:=[.E198]+[.$J$4]" office:value-type="float" office:value="1604.3727">
            <text:p>1604.3727</text:p>
          </table:table-cell>
          <table:table-cell table:number-columns-repeated="5"/>
        </table:table-row>
        <table:table-row table:style-name="ro1">
          <table:table-cell table:formula="of:=[.A199]+1" office:value-type="float" office:value="202">
            <text:p>202</text:p>
          </table:table-cell>
          <table:table-cell table:formula="of:=&quot;N&quot;&amp;[.A200]" office:value-type="string" office:string-value="N202">
            <text:p>N202</text:p>
          </table:table-cell>
          <table:table-cell table:formula="of:=[.C199]" office:value-type="string" office:string-value="X2588.4">
            <text:p>X2588.4</text:p>
          </table:table-cell>
          <table:table-cell table:formula="of:= &quot;Y&quot; &amp; [.E200]" office:value-type="string" office:string-value="Y1610.1218">
            <text:p>Y1610.1218</text:p>
          </table:table-cell>
          <table:table-cell table:formula="of:=[.E199]+[.$J$4]" office:value-type="float" office:value="1610.1218">
            <text:p>1610.1218</text:p>
          </table:table-cell>
          <table:table-cell table:number-columns-repeated="5"/>
        </table:table-row>
        <table:table-row table:style-name="ro1">
          <table:table-cell table:formula="of:=[.A200]+1" office:value-type="float" office:value="203">
            <text:p>203</text:p>
          </table:table-cell>
          <table:table-cell table:formula="of:=&quot;N&quot;&amp;[.A201]" office:value-type="string" office:string-value="N203">
            <text:p>N203</text:p>
          </table:table-cell>
          <table:table-cell table:formula="of:=[.C200]" office:value-type="string" office:string-value="X2588.4">
            <text:p>X2588.4</text:p>
          </table:table-cell>
          <table:table-cell table:formula="of:= &quot;Y&quot; &amp; [.E201]" office:value-type="string" office:string-value="Y1615.8709">
            <text:p>Y1615.8709</text:p>
          </table:table-cell>
          <table:table-cell table:formula="of:=[.E200]+[.$J$4]" office:value-type="float" office:value="1615.8709">
            <text:p>1615.8709</text:p>
          </table:table-cell>
          <table:table-cell table:number-columns-repeated="5"/>
        </table:table-row>
        <table:table-row table:style-name="ro1">
          <table:table-cell table:formula="of:=[.A201]+1" office:value-type="float" office:value="204">
            <text:p>204</text:p>
          </table:table-cell>
          <table:table-cell table:formula="of:=&quot;N&quot;&amp;[.A202]" office:value-type="string" office:string-value="N204">
            <text:p>N204</text:p>
          </table:table-cell>
          <table:table-cell table:formula="of:=[.C201]" office:value-type="string" office:string-value="X2588.4">
            <text:p>X2588.4</text:p>
          </table:table-cell>
          <table:table-cell table:formula="of:= &quot;Y&quot; &amp; [.E202]" office:value-type="string" office:string-value="Y1621.62">
            <text:p>Y1621.62</text:p>
          </table:table-cell>
          <table:table-cell table:formula="of:=[.E201]+[.$J$4]" office:value-type="float" office:value="1621.62">
            <text:p>1621.62</text:p>
          </table:table-cell>
          <table:table-cell table:number-columns-repeated="5"/>
        </table:table-row>
        <table:table-row table:style-name="ro1">
          <table:table-cell table:formula="of:=[.A202]+1" office:value-type="float" office:value="205">
            <text:p>205</text:p>
          </table:table-cell>
          <table:table-cell table:formula="of:=&quot;N&quot;&amp;[.A203]" office:value-type="string" office:string-value="N205">
            <text:p>N205</text:p>
          </table:table-cell>
          <table:table-cell table:formula="of:=[.C202]" office:value-type="string" office:string-value="X2588.4">
            <text:p>X2588.4</text:p>
          </table:table-cell>
          <table:table-cell table:formula="of:= &quot;Y&quot; &amp; [.E203]" office:value-type="string" office:string-value="Y1627.3691">
            <text:p>Y1627.3691</text:p>
          </table:table-cell>
          <table:table-cell table:formula="of:=[.E202]+[.$J$4]" office:value-type="float" office:value="1627.3691">
            <text:p>1627.3691</text:p>
          </table:table-cell>
          <table:table-cell table:number-columns-repeated="5"/>
        </table:table-row>
        <table:table-row table:style-name="ro1">
          <table:table-cell table:formula="of:=[.A203]+1" office:value-type="float" office:value="206">
            <text:p>206</text:p>
          </table:table-cell>
          <table:table-cell table:formula="of:=&quot;N&quot;&amp;[.A204]" office:value-type="string" office:string-value="N206">
            <text:p>N206</text:p>
          </table:table-cell>
          <table:table-cell table:formula="of:=[.C203]" office:value-type="string" office:string-value="X2588.4">
            <text:p>X2588.4</text:p>
          </table:table-cell>
          <table:table-cell table:formula="of:= &quot;Y&quot; &amp; [.E204]" office:value-type="string" office:string-value="Y1633.1182">
            <text:p>Y1633.1182</text:p>
          </table:table-cell>
          <table:table-cell table:formula="of:=[.E203]+[.$J$4]" office:value-type="float" office:value="1633.1182">
            <text:p>1633.1182</text:p>
          </table:table-cell>
          <table:table-cell table:number-columns-repeated="5"/>
        </table:table-row>
        <table:table-row table:style-name="ro1">
          <table:table-cell table:formula="of:=[.A204]+1" office:value-type="float" office:value="207">
            <text:p>207</text:p>
          </table:table-cell>
          <table:table-cell table:formula="of:=&quot;N&quot;&amp;[.A205]" office:value-type="string" office:string-value="N207">
            <text:p>N207</text:p>
          </table:table-cell>
          <table:table-cell table:formula="of:=[.C204]" office:value-type="string" office:string-value="X2588.4">
            <text:p>X2588.4</text:p>
          </table:table-cell>
          <table:table-cell table:formula="of:= &quot;Y&quot; &amp; [.E205]" office:value-type="string" office:string-value="Y1638.8673">
            <text:p>Y1638.8673</text:p>
          </table:table-cell>
          <table:table-cell table:formula="of:=[.E204]+[.$J$4]" office:value-type="float" office:value="1638.8673">
            <text:p>1638.8673</text:p>
          </table:table-cell>
          <table:table-cell table:number-columns-repeated="5"/>
        </table:table-row>
        <table:table-row table:style-name="ro1">
          <table:table-cell table:formula="of:=[.A205]+1" office:value-type="float" office:value="208">
            <text:p>208</text:p>
          </table:table-cell>
          <table:table-cell table:formula="of:=&quot;N&quot;&amp;[.A206]" office:value-type="string" office:string-value="N208">
            <text:p>N208</text:p>
          </table:table-cell>
          <table:table-cell table:formula="of:=[.C205]" office:value-type="string" office:string-value="X2588.4">
            <text:p>X2588.4</text:p>
          </table:table-cell>
          <table:table-cell table:formula="of:= &quot;Y&quot; &amp; [.E206]" office:value-type="string" office:string-value="Y1644.6164">
            <text:p>Y1644.6164</text:p>
          </table:table-cell>
          <table:table-cell table:formula="of:=[.E205]+[.$J$4]" office:value-type="float" office:value="1644.6164">
            <text:p>1644.6164</text:p>
          </table:table-cell>
          <table:table-cell table:number-columns-repeated="5"/>
        </table:table-row>
        <table:table-row table:style-name="ro1">
          <table:table-cell table:formula="of:=[.A206]+1" office:value-type="float" office:value="209">
            <text:p>209</text:p>
          </table:table-cell>
          <table:table-cell table:formula="of:=&quot;N&quot;&amp;[.A207]" office:value-type="string" office:string-value="N209">
            <text:p>N209</text:p>
          </table:table-cell>
          <table:table-cell table:formula="of:=[.C206]" office:value-type="string" office:string-value="X2588.4">
            <text:p>X2588.4</text:p>
          </table:table-cell>
          <table:table-cell table:formula="of:= &quot;Y&quot; &amp; [.E207]" office:value-type="string" office:string-value="Y1650.3655">
            <text:p>Y1650.3655</text:p>
          </table:table-cell>
          <table:table-cell table:formula="of:=[.E206]+[.$J$4]" office:value-type="float" office:value="1650.3655">
            <text:p>1650.3655</text:p>
          </table:table-cell>
          <table:table-cell table:number-columns-repeated="5"/>
        </table:table-row>
        <table:table-row table:style-name="ro1">
          <table:table-cell table:formula="of:=[.A207]+1" office:value-type="float" office:value="210">
            <text:p>210</text:p>
          </table:table-cell>
          <table:table-cell table:formula="of:=&quot;N&quot;&amp;[.A208]" office:value-type="string" office:string-value="N210">
            <text:p>N210</text:p>
          </table:table-cell>
          <table:table-cell table:formula="of:=[.C207]" office:value-type="string" office:string-value="X2588.4">
            <text:p>X2588.4</text:p>
          </table:table-cell>
          <table:table-cell table:formula="of:= &quot;Y&quot; &amp; [.E208]" office:value-type="string" office:string-value="Y1656.1146">
            <text:p>Y1656.1146</text:p>
          </table:table-cell>
          <table:table-cell table:formula="of:=[.E207]+[.$J$4]" office:value-type="float" office:value="1656.1146">
            <text:p>1656.1146</text:p>
          </table:table-cell>
          <table:table-cell table:number-columns-repeated="5"/>
        </table:table-row>
        <table:table-row table:style-name="ro1">
          <table:table-cell table:formula="of:=[.A208]+1" office:value-type="float" office:value="211">
            <text:p>211</text:p>
          </table:table-cell>
          <table:table-cell table:formula="of:=&quot;N&quot;&amp;[.A209]" office:value-type="string" office:string-value="N211">
            <text:p>N211</text:p>
          </table:table-cell>
          <table:table-cell table:formula="of:=[.C208]" office:value-type="string" office:string-value="X2588.4">
            <text:p>X2588.4</text:p>
          </table:table-cell>
          <table:table-cell table:formula="of:= &quot;Y&quot; &amp; [.E209]" office:value-type="string" office:string-value="Y1661.8637">
            <text:p>Y1661.8637</text:p>
          </table:table-cell>
          <table:table-cell table:formula="of:=[.E208]+[.$J$4]" office:value-type="float" office:value="1661.8637">
            <text:p>1661.8637</text:p>
          </table:table-cell>
          <table:table-cell table:number-columns-repeated="5"/>
        </table:table-row>
        <table:table-row table:style-name="ro1">
          <table:table-cell table:formula="of:=[.A209]+1" office:value-type="float" office:value="212">
            <text:p>212</text:p>
          </table:table-cell>
          <table:table-cell table:formula="of:=&quot;N&quot;&amp;[.A210]" office:value-type="string" office:string-value="N212">
            <text:p>N212</text:p>
          </table:table-cell>
          <table:table-cell table:formula="of:=[.C209]" office:value-type="string" office:string-value="X2588.4">
            <text:p>X2588.4</text:p>
          </table:table-cell>
          <table:table-cell table:formula="of:= &quot;Y&quot; &amp; [.E210]" office:value-type="string" office:string-value="Y1667.6128">
            <text:p>Y1667.6128</text:p>
          </table:table-cell>
          <table:table-cell table:formula="of:=[.E209]+[.$J$4]" office:value-type="float" office:value="1667.6128">
            <text:p>1667.6128</text:p>
          </table:table-cell>
          <table:table-cell table:number-columns-repeated="5"/>
        </table:table-row>
        <table:table-row table:style-name="ro1">
          <table:table-cell table:formula="of:=[.A210]+1" office:value-type="float" office:value="213">
            <text:p>213</text:p>
          </table:table-cell>
          <table:table-cell table:formula="of:=&quot;N&quot;&amp;[.A211]" office:value-type="string" office:string-value="N213">
            <text:p>N213</text:p>
          </table:table-cell>
          <table:table-cell table:formula="of:=[.C210]" office:value-type="string" office:string-value="X2588.4">
            <text:p>X2588.4</text:p>
          </table:table-cell>
          <table:table-cell table:formula="of:= &quot;Y&quot; &amp; [.E211]" office:value-type="string" office:string-value="Y1673.3619">
            <text:p>Y1673.3619</text:p>
          </table:table-cell>
          <table:table-cell table:formula="of:=[.E210]+[.$J$4]" office:value-type="float" office:value="1673.3619">
            <text:p>1673.3619</text:p>
          </table:table-cell>
          <table:table-cell table:number-columns-repeated="5"/>
        </table:table-row>
        <table:table-row table:style-name="ro1">
          <table:table-cell table:formula="of:=[.A211]+1" office:value-type="float" office:value="214">
            <text:p>214</text:p>
          </table:table-cell>
          <table:table-cell table:formula="of:=&quot;N&quot;&amp;[.A212]" office:value-type="string" office:string-value="N214">
            <text:p>N214</text:p>
          </table:table-cell>
          <table:table-cell table:formula="of:=[.C211]" office:value-type="string" office:string-value="X2588.4">
            <text:p>X2588.4</text:p>
          </table:table-cell>
          <table:table-cell table:formula="of:= &quot;Y&quot; &amp; [.E212]" office:value-type="string" office:string-value="Y1679.111">
            <text:p>Y1679.111</text:p>
          </table:table-cell>
          <table:table-cell table:formula="of:=[.E211]+[.$J$4]" office:value-type="float" office:value="1679.111">
            <text:p>1679.111</text:p>
          </table:table-cell>
          <table:table-cell table:number-columns-repeated="5"/>
        </table:table-row>
        <table:table-row table:style-name="ro1">
          <table:table-cell table:formula="of:=[.A212]+1" office:value-type="float" office:value="215">
            <text:p>215</text:p>
          </table:table-cell>
          <table:table-cell table:formula="of:=&quot;N&quot;&amp;[.A213]" office:value-type="string" office:string-value="N215">
            <text:p>N215</text:p>
          </table:table-cell>
          <table:table-cell table:formula="of:=[.C212]" office:value-type="string" office:string-value="X2588.4">
            <text:p>X2588.4</text:p>
          </table:table-cell>
          <table:table-cell table:formula="of:= &quot;Y&quot; &amp; [.E213]" office:value-type="string" office:string-value="Y1684.8601">
            <text:p>Y1684.8601</text:p>
          </table:table-cell>
          <table:table-cell table:formula="of:=[.E212]+[.$J$4]" office:value-type="float" office:value="1684.8601">
            <text:p>1684.8601</text:p>
          </table:table-cell>
          <table:table-cell table:number-columns-repeated="5"/>
        </table:table-row>
        <table:table-row table:style-name="ro1">
          <table:table-cell table:formula="of:=[.A213]+1" office:value-type="float" office:value="216">
            <text:p>216</text:p>
          </table:table-cell>
          <table:table-cell table:formula="of:=&quot;N&quot;&amp;[.A214]" office:value-type="string" office:string-value="N216">
            <text:p>N216</text:p>
          </table:table-cell>
          <table:table-cell table:formula="of:=[.C213]" office:value-type="string" office:string-value="X2588.4">
            <text:p>X2588.4</text:p>
          </table:table-cell>
          <table:table-cell table:formula="of:= &quot;Y&quot; &amp; [.E214]" office:value-type="string" office:string-value="Y1690.6092">
            <text:p>Y1690.6092</text:p>
          </table:table-cell>
          <table:table-cell table:formula="of:=[.E213]+[.$J$4]" office:value-type="float" office:value="1690.6092">
            <text:p>1690.6092</text:p>
          </table:table-cell>
          <table:table-cell table:number-columns-repeated="5"/>
        </table:table-row>
        <table:table-row table:style-name="ro1">
          <table:table-cell table:formula="of:=[.A214]+1" office:value-type="float" office:value="217">
            <text:p>217</text:p>
          </table:table-cell>
          <table:table-cell table:formula="of:=&quot;N&quot;&amp;[.A215]" office:value-type="string" office:string-value="N217">
            <text:p>N217</text:p>
          </table:table-cell>
          <table:table-cell table:formula="of:=[.C214]" office:value-type="string" office:string-value="X2588.4">
            <text:p>X2588.4</text:p>
          </table:table-cell>
          <table:table-cell table:formula="of:= &quot;Y&quot; &amp; [.E215]" office:value-type="string" office:string-value="Y1696.3583">
            <text:p>Y1696.3583</text:p>
          </table:table-cell>
          <table:table-cell table:formula="of:=[.E214]+[.$J$4]" office:value-type="float" office:value="1696.3583">
            <text:p>1696.3583</text:p>
          </table:table-cell>
          <table:table-cell table:number-columns-repeated="5"/>
        </table:table-row>
        <table:table-row table:style-name="ro1">
          <table:table-cell table:formula="of:=[.A215]+1" office:value-type="float" office:value="218">
            <text:p>218</text:p>
          </table:table-cell>
          <table:table-cell table:formula="of:=&quot;N&quot;&amp;[.A216]" office:value-type="string" office:string-value="N218">
            <text:p>N218</text:p>
          </table:table-cell>
          <table:table-cell table:formula="of:=[.C215]" office:value-type="string" office:string-value="X2588.4">
            <text:p>X2588.4</text:p>
          </table:table-cell>
          <table:table-cell table:formula="of:= &quot;Y&quot; &amp; [.E216]" office:value-type="string" office:string-value="Y1702.1074">
            <text:p>Y1702.1074</text:p>
          </table:table-cell>
          <table:table-cell table:formula="of:=[.E215]+[.$J$4]" office:value-type="float" office:value="1702.1074">
            <text:p>1702.1074</text:p>
          </table:table-cell>
          <table:table-cell table:number-columns-repeated="5"/>
        </table:table-row>
        <table:table-row table:style-name="ro1">
          <table:table-cell table:formula="of:=[.A216]+1" office:value-type="float" office:value="219">
            <text:p>219</text:p>
          </table:table-cell>
          <table:table-cell table:formula="of:=&quot;N&quot;&amp;[.A217]" office:value-type="string" office:string-value="N219">
            <text:p>N219</text:p>
          </table:table-cell>
          <table:table-cell table:formula="of:=[.C216]" office:value-type="string" office:string-value="X2588.4">
            <text:p>X2588.4</text:p>
          </table:table-cell>
          <table:table-cell table:formula="of:= &quot;Y&quot; &amp; [.E217]" office:value-type="string" office:string-value="Y1707.8565">
            <text:p>Y1707.8565</text:p>
          </table:table-cell>
          <table:table-cell table:formula="of:=[.E216]+[.$J$4]" office:value-type="float" office:value="1707.8565">
            <text:p>1707.8565</text:p>
          </table:table-cell>
          <table:table-cell table:number-columns-repeated="5"/>
        </table:table-row>
        <table:table-row table:style-name="ro1">
          <table:table-cell table:formula="of:=[.A217]+1" office:value-type="float" office:value="220">
            <text:p>220</text:p>
          </table:table-cell>
          <table:table-cell table:formula="of:=&quot;N&quot;&amp;[.A218]" office:value-type="string" office:string-value="N220">
            <text:p>N220</text:p>
          </table:table-cell>
          <table:table-cell table:formula="of:=[.C217]" office:value-type="string" office:string-value="X2588.4">
            <text:p>X2588.4</text:p>
          </table:table-cell>
          <table:table-cell table:formula="of:= &quot;Y&quot; &amp; [.E218]" office:value-type="string" office:string-value="Y1713.6056">
            <text:p>Y1713.6056</text:p>
          </table:table-cell>
          <table:table-cell table:formula="of:=[.E217]+[.$J$4]" office:value-type="float" office:value="1713.6056">
            <text:p>1713.6056</text:p>
          </table:table-cell>
          <table:table-cell table:number-columns-repeated="5"/>
        </table:table-row>
        <table:table-row table:style-name="ro1">
          <table:table-cell table:formula="of:=[.A218]+1" office:value-type="float" office:value="221">
            <text:p>221</text:p>
          </table:table-cell>
          <table:table-cell table:formula="of:=&quot;N&quot;&amp;[.A219]" office:value-type="string" office:string-value="N221">
            <text:p>N221</text:p>
          </table:table-cell>
          <table:table-cell table:formula="of:=[.C218]" office:value-type="string" office:string-value="X2588.4">
            <text:p>X2588.4</text:p>
          </table:table-cell>
          <table:table-cell table:formula="of:= &quot;Y&quot; &amp; [.E219]" office:value-type="string" office:string-value="Y1719.3547">
            <text:p>Y1719.3547</text:p>
          </table:table-cell>
          <table:table-cell table:formula="of:=[.E218]+[.$J$4]" office:value-type="float" office:value="1719.3547">
            <text:p>1719.3547</text:p>
          </table:table-cell>
          <table:table-cell table:number-columns-repeated="5"/>
        </table:table-row>
        <table:table-row table:style-name="ro1">
          <table:table-cell table:formula="of:=[.A219]+1" office:value-type="float" office:value="222">
            <text:p>222</text:p>
          </table:table-cell>
          <table:table-cell table:formula="of:=&quot;N&quot;&amp;[.A220]" office:value-type="string" office:string-value="N222">
            <text:p>N222</text:p>
          </table:table-cell>
          <table:table-cell table:formula="of:=[.C219]" office:value-type="string" office:string-value="X2588.4">
            <text:p>X2588.4</text:p>
          </table:table-cell>
          <table:table-cell table:formula="of:= &quot;Y&quot; &amp; [.E220]" office:value-type="string" office:string-value="Y1725.1038">
            <text:p>Y1725.1038</text:p>
          </table:table-cell>
          <table:table-cell table:formula="of:=[.E219]+[.$J$4]" office:value-type="float" office:value="1725.1038">
            <text:p>1725.1038</text:p>
          </table:table-cell>
          <table:table-cell table:number-columns-repeated="5"/>
        </table:table-row>
        <table:table-row table:style-name="ro1">
          <table:table-cell table:formula="of:=[.A220]+1" office:value-type="float" office:value="223">
            <text:p>223</text:p>
          </table:table-cell>
          <table:table-cell table:formula="of:=&quot;N&quot;&amp;[.A221]" office:value-type="string" office:string-value="N223">
            <text:p>N223</text:p>
          </table:table-cell>
          <table:table-cell table:formula="of:=[.C220]" office:value-type="string" office:string-value="X2588.4">
            <text:p>X2588.4</text:p>
          </table:table-cell>
          <table:table-cell table:formula="of:= &quot;Y&quot; &amp; [.E221]" office:value-type="string" office:string-value="Y1730.8529">
            <text:p>Y1730.8529</text:p>
          </table:table-cell>
          <table:table-cell table:formula="of:=[.E220]+[.$J$4]" office:value-type="float" office:value="1730.8529">
            <text:p>1730.8529</text:p>
          </table:table-cell>
          <table:table-cell table:number-columns-repeated="5"/>
        </table:table-row>
        <table:table-row table:style-name="ro1">
          <table:table-cell table:formula="of:=[.A221]+1" office:value-type="float" office:value="224">
            <text:p>224</text:p>
          </table:table-cell>
          <table:table-cell table:formula="of:=&quot;N&quot;&amp;[.A222]" office:value-type="string" office:string-value="N224">
            <text:p>N224</text:p>
          </table:table-cell>
          <table:table-cell table:formula="of:=[.C221]" office:value-type="string" office:string-value="X2588.4">
            <text:p>X2588.4</text:p>
          </table:table-cell>
          <table:table-cell table:formula="of:= &quot;Y&quot; &amp; [.E222]" office:value-type="string" office:string-value="Y1736.602">
            <text:p>Y1736.602</text:p>
          </table:table-cell>
          <table:table-cell table:formula="of:=[.E221]+[.$J$4]" office:value-type="float" office:value="1736.602">
            <text:p>1736.602</text:p>
          </table:table-cell>
          <table:table-cell table:number-columns-repeated="5"/>
        </table:table-row>
        <table:table-row table:style-name="ro1">
          <table:table-cell table:formula="of:=[.A222]+1" office:value-type="float" office:value="225">
            <text:p>225</text:p>
          </table:table-cell>
          <table:table-cell table:formula="of:=&quot;N&quot;&amp;[.A223]" office:value-type="string" office:string-value="N225">
            <text:p>N225</text:p>
          </table:table-cell>
          <table:table-cell table:formula="of:=[.C222]" office:value-type="string" office:string-value="X2588.4">
            <text:p>X2588.4</text:p>
          </table:table-cell>
          <table:table-cell table:formula="of:= &quot;Y&quot; &amp; [.E223]" office:value-type="string" office:string-value="Y1742.3511">
            <text:p>Y1742.3511</text:p>
          </table:table-cell>
          <table:table-cell table:formula="of:=[.E222]+[.$J$4]" office:value-type="float" office:value="1742.3511">
            <text:p>1742.3511</text:p>
          </table:table-cell>
          <table:table-cell table:number-columns-repeated="5"/>
        </table:table-row>
        <table:table-row table:style-name="ro1">
          <table:table-cell table:formula="of:=[.A223]+1" office:value-type="float" office:value="226">
            <text:p>226</text:p>
          </table:table-cell>
          <table:table-cell table:formula="of:=&quot;N&quot;&amp;[.A224]" office:value-type="string" office:string-value="N226">
            <text:p>N226</text:p>
          </table:table-cell>
          <table:table-cell table:formula="of:=[.C223]" office:value-type="string" office:string-value="X2588.4">
            <text:p>X2588.4</text:p>
          </table:table-cell>
          <table:table-cell table:formula="of:= &quot;Y&quot; &amp; [.E224]" office:value-type="string" office:string-value="Y1748.1002">
            <text:p>Y1748.1002</text:p>
          </table:table-cell>
          <table:table-cell table:formula="of:=[.E223]+[.$J$4]" office:value-type="float" office:value="1748.1002">
            <text:p>1748.1002</text:p>
          </table:table-cell>
          <table:table-cell table:number-columns-repeated="5"/>
        </table:table-row>
        <table:table-row table:style-name="ro1">
          <table:table-cell table:formula="of:=[.A224]+1" office:value-type="float" office:value="227">
            <text:p>227</text:p>
          </table:table-cell>
          <table:table-cell table:formula="of:=&quot;N&quot;&amp;[.A225]" office:value-type="string" office:string-value="N227">
            <text:p>N227</text:p>
          </table:table-cell>
          <table:table-cell table:formula="of:=[.C224]" office:value-type="string" office:string-value="X2588.4">
            <text:p>X2588.4</text:p>
          </table:table-cell>
          <table:table-cell table:formula="of:= &quot;Y&quot; &amp; [.E225]" office:value-type="string" office:string-value="Y1753.8493">
            <text:p>Y1753.8493</text:p>
          </table:table-cell>
          <table:table-cell table:formula="of:=[.E224]+[.$J$4]" office:value-type="float" office:value="1753.8493">
            <text:p>1753.8493</text:p>
          </table:table-cell>
          <table:table-cell table:number-columns-repeated="5"/>
        </table:table-row>
        <table:table-row table:style-name="ro1">
          <table:table-cell table:formula="of:=[.A225]+1" office:value-type="float" office:value="228">
            <text:p>228</text:p>
          </table:table-cell>
          <table:table-cell table:formula="of:=&quot;N&quot;&amp;[.A226]" office:value-type="string" office:string-value="N228">
            <text:p>N228</text:p>
          </table:table-cell>
          <table:table-cell table:formula="of:=[.C225]" office:value-type="string" office:string-value="X2588.4">
            <text:p>X2588.4</text:p>
          </table:table-cell>
          <table:table-cell table:formula="of:= &quot;Y&quot; &amp; [.E226]" office:value-type="string" office:string-value="Y1759.5984">
            <text:p>Y1759.5984</text:p>
          </table:table-cell>
          <table:table-cell table:formula="of:=[.E225]+[.$J$4]" office:value-type="float" office:value="1759.5984">
            <text:p>1759.5984</text:p>
          </table:table-cell>
          <table:table-cell table:number-columns-repeated="5"/>
        </table:table-row>
        <table:table-row table:style-name="ro1">
          <table:table-cell table:formula="of:=[.A226]+1" office:value-type="float" office:value="229">
            <text:p>229</text:p>
          </table:table-cell>
          <table:table-cell table:formula="of:=&quot;N&quot;&amp;[.A227]" office:value-type="string" office:string-value="N229">
            <text:p>N229</text:p>
          </table:table-cell>
          <table:table-cell table:formula="of:=[.C226]" office:value-type="string" office:string-value="X2588.4">
            <text:p>X2588.4</text:p>
          </table:table-cell>
          <table:table-cell table:formula="of:= &quot;Y&quot; &amp; [.E227]" office:value-type="string" office:string-value="Y1765.3475">
            <text:p>Y1765.3475</text:p>
          </table:table-cell>
          <table:table-cell table:formula="of:=[.E226]+[.$J$4]" office:value-type="float" office:value="1765.3475">
            <text:p>1765.3475</text:p>
          </table:table-cell>
          <table:table-cell table:number-columns-repeated="5"/>
        </table:table-row>
        <table:table-row table:style-name="ro1">
          <table:table-cell table:formula="of:=[.A227]+1" office:value-type="float" office:value="230">
            <text:p>230</text:p>
          </table:table-cell>
          <table:table-cell table:formula="of:=&quot;N&quot;&amp;[.A228]" office:value-type="string" office:string-value="N230">
            <text:p>N230</text:p>
          </table:table-cell>
          <table:table-cell table:formula="of:=[.C227]" office:value-type="string" office:string-value="X2588.4">
            <text:p>X2588.4</text:p>
          </table:table-cell>
          <table:table-cell table:formula="of:= &quot;Y&quot; &amp; [.E228]" office:value-type="string" office:string-value="Y1771.0966">
            <text:p>Y1771.0966</text:p>
          </table:table-cell>
          <table:table-cell table:formula="of:=[.E227]+[.$J$4]" office:value-type="float" office:value="1771.0966">
            <text:p>1771.0966</text:p>
          </table:table-cell>
          <table:table-cell table:number-columns-repeated="5"/>
        </table:table-row>
        <table:table-row table:style-name="ro1">
          <table:table-cell table:formula="of:=[.A228]+1" office:value-type="float" office:value="231">
            <text:p>231</text:p>
          </table:table-cell>
          <table:table-cell table:formula="of:=&quot;N&quot;&amp;[.A229]" office:value-type="string" office:string-value="N231">
            <text:p>N231</text:p>
          </table:table-cell>
          <table:table-cell table:formula="of:=[.C228]" office:value-type="string" office:string-value="X2588.4">
            <text:p>X2588.4</text:p>
          </table:table-cell>
          <table:table-cell table:formula="of:= &quot;Y&quot; &amp; [.E229]" office:value-type="string" office:string-value="Y1776.8457">
            <text:p>Y1776.8457</text:p>
          </table:table-cell>
          <table:table-cell table:formula="of:=[.E228]+[.$J$4]" office:value-type="float" office:value="1776.8457">
            <text:p>1776.8457</text:p>
          </table:table-cell>
          <table:table-cell table:number-columns-repeated="5"/>
        </table:table-row>
        <table:table-row table:style-name="ro1">
          <table:table-cell table:formula="of:=[.A229]+1" office:value-type="float" office:value="232">
            <text:p>232</text:p>
          </table:table-cell>
          <table:table-cell table:formula="of:=&quot;N&quot;&amp;[.A230]" office:value-type="string" office:string-value="N232">
            <text:p>N232</text:p>
          </table:table-cell>
          <table:table-cell table:formula="of:=[.C229]" office:value-type="string" office:string-value="X2588.4">
            <text:p>X2588.4</text:p>
          </table:table-cell>
          <table:table-cell table:formula="of:= &quot;Y&quot; &amp; [.E230]" office:value-type="string" office:string-value="Y1782.5948">
            <text:p>Y1782.5948</text:p>
          </table:table-cell>
          <table:table-cell table:formula="of:=[.E229]+[.$J$4]" office:value-type="float" office:value="1782.5948">
            <text:p>1782.5948</text:p>
          </table:table-cell>
          <table:table-cell table:number-columns-repeated="5"/>
        </table:table-row>
        <table:table-row table:style-name="ro1">
          <table:table-cell table:formula="of:=[.A230]+1" office:value-type="float" office:value="233">
            <text:p>233</text:p>
          </table:table-cell>
          <table:table-cell table:formula="of:=&quot;N&quot;&amp;[.A231]" office:value-type="string" office:string-value="N233">
            <text:p>N233</text:p>
          </table:table-cell>
          <table:table-cell table:formula="of:=[.C230]" office:value-type="string" office:string-value="X2588.4">
            <text:p>X2588.4</text:p>
          </table:table-cell>
          <table:table-cell table:formula="of:= &quot;Y&quot; &amp; [.E231]" office:value-type="string" office:string-value="Y1788.3439">
            <text:p>Y1788.3439</text:p>
          </table:table-cell>
          <table:table-cell table:formula="of:=[.E230]+[.$J$4]" office:value-type="float" office:value="1788.3439">
            <text:p>1788.3439</text:p>
          </table:table-cell>
          <table:table-cell table:number-columns-repeated="5"/>
        </table:table-row>
        <table:table-row table:style-name="ro1">
          <table:table-cell table:formula="of:=[.A231]+1" office:value-type="float" office:value="234">
            <text:p>234</text:p>
          </table:table-cell>
          <table:table-cell table:formula="of:=&quot;N&quot;&amp;[.A232]" office:value-type="string" office:string-value="N234">
            <text:p>N234</text:p>
          </table:table-cell>
          <table:table-cell table:formula="of:=[.C231]" office:value-type="string" office:string-value="X2588.4">
            <text:p>X2588.4</text:p>
          </table:table-cell>
          <table:table-cell table:formula="of:= &quot;Y&quot; &amp; [.E232]" office:value-type="string" office:string-value="Y1794.093">
            <text:p>Y1794.093</text:p>
          </table:table-cell>
          <table:table-cell table:formula="of:=[.E231]+[.$J$4]" office:value-type="float" office:value="1794.093">
            <text:p>1794.093</text:p>
          </table:table-cell>
          <table:table-cell table:number-columns-repeated="5"/>
        </table:table-row>
        <table:table-row table:style-name="ro1">
          <table:table-cell table:formula="of:=[.A232]+1" office:value-type="float" office:value="235">
            <text:p>235</text:p>
          </table:table-cell>
          <table:table-cell table:formula="of:=&quot;N&quot;&amp;[.A233]" office:value-type="string" office:string-value="N235">
            <text:p>N235</text:p>
          </table:table-cell>
          <table:table-cell table:formula="of:=[.C232]" office:value-type="string" office:string-value="X2588.4">
            <text:p>X2588.4</text:p>
          </table:table-cell>
          <table:table-cell table:formula="of:= &quot;Y&quot; &amp; [.E233]" office:value-type="string" office:string-value="Y1799.8421">
            <text:p>Y1799.8421</text:p>
          </table:table-cell>
          <table:table-cell table:formula="of:=[.E232]+[.$J$4]" office:value-type="float" office:value="1799.8421">
            <text:p>1799.8421</text:p>
          </table:table-cell>
          <table:table-cell table:number-columns-repeated="5"/>
        </table:table-row>
        <table:table-row table:style-name="ro1">
          <table:table-cell table:formula="of:=[.A233]+1" office:value-type="float" office:value="236">
            <text:p>236</text:p>
          </table:table-cell>
          <table:table-cell table:formula="of:=&quot;N&quot;&amp;[.A234]" office:value-type="string" office:string-value="N236">
            <text:p>N236</text:p>
          </table:table-cell>
          <table:table-cell table:formula="of:=[.C233]" office:value-type="string" office:string-value="X2588.4">
            <text:p>X2588.4</text:p>
          </table:table-cell>
          <table:table-cell table:formula="of:= &quot;Y&quot; &amp; [.E234]" office:value-type="string" office:string-value="Y1805.5912">
            <text:p>Y1805.5912</text:p>
          </table:table-cell>
          <table:table-cell table:formula="of:=[.E233]+[.$J$4]" office:value-type="float" office:value="1805.5912">
            <text:p>1805.5912</text:p>
          </table:table-cell>
          <table:table-cell table:number-columns-repeated="5"/>
        </table:table-row>
        <table:table-row table:style-name="ro1">
          <table:table-cell table:formula="of:=[.A234]+1" office:value-type="float" office:value="237">
            <text:p>237</text:p>
          </table:table-cell>
          <table:table-cell table:formula="of:=&quot;N&quot;&amp;[.A235]" office:value-type="string" office:string-value="N237">
            <text:p>N237</text:p>
          </table:table-cell>
          <table:table-cell table:formula="of:=[.C234]" office:value-type="string" office:string-value="X2588.4">
            <text:p>X2588.4</text:p>
          </table:table-cell>
          <table:table-cell table:formula="of:= &quot;Y&quot; &amp; [.E235]" office:value-type="string" office:string-value="Y1811.3403">
            <text:p>Y1811.3403</text:p>
          </table:table-cell>
          <table:table-cell table:formula="of:=[.E234]+[.$J$4]" office:value-type="float" office:value="1811.3403">
            <text:p>1811.3403</text:p>
          </table:table-cell>
          <table:table-cell table:number-columns-repeated="5"/>
        </table:table-row>
        <table:table-row table:style-name="ro1">
          <table:table-cell table:formula="of:=[.A235]+1" office:value-type="float" office:value="238">
            <text:p>238</text:p>
          </table:table-cell>
          <table:table-cell table:formula="of:=&quot;N&quot;&amp;[.A236]" office:value-type="string" office:string-value="N238">
            <text:p>N238</text:p>
          </table:table-cell>
          <table:table-cell table:formula="of:=[.C235]" office:value-type="string" office:string-value="X2588.4">
            <text:p>X2588.4</text:p>
          </table:table-cell>
          <table:table-cell table:formula="of:= &quot;Y&quot; &amp; [.E236]" office:value-type="string" office:string-value="Y1817.0894">
            <text:p>Y1817.0894</text:p>
          </table:table-cell>
          <table:table-cell table:formula="of:=[.E235]+[.$J$4]" office:value-type="float" office:value="1817.0894">
            <text:p>1817.0894</text:p>
          </table:table-cell>
          <table:table-cell table:number-columns-repeated="5"/>
        </table:table-row>
        <table:table-row table:style-name="ro1">
          <table:table-cell table:formula="of:=[.A236]+1" office:value-type="float" office:value="239">
            <text:p>239</text:p>
          </table:table-cell>
          <table:table-cell table:formula="of:=&quot;N&quot;&amp;[.A237]" office:value-type="string" office:string-value="N239">
            <text:p>N239</text:p>
          </table:table-cell>
          <table:table-cell table:formula="of:=[.C236]" office:value-type="string" office:string-value="X2588.4">
            <text:p>X2588.4</text:p>
          </table:table-cell>
          <table:table-cell table:formula="of:= &quot;Y&quot; &amp; [.E237]" office:value-type="string" office:string-value="Y1822.8385">
            <text:p>Y1822.8385</text:p>
          </table:table-cell>
          <table:table-cell table:formula="of:=[.E236]+[.$J$4]" office:value-type="float" office:value="1822.8385">
            <text:p>1822.8385</text:p>
          </table:table-cell>
          <table:table-cell table:number-columns-repeated="5"/>
        </table:table-row>
        <table:table-row table:style-name="ro1">
          <table:table-cell table:formula="of:=[.A237]+1" office:value-type="float" office:value="240">
            <text:p>240</text:p>
          </table:table-cell>
          <table:table-cell table:formula="of:=&quot;N&quot;&amp;[.A238]" office:value-type="string" office:string-value="N240">
            <text:p>N240</text:p>
          </table:table-cell>
          <table:table-cell table:formula="of:=[.C237]" office:value-type="string" office:string-value="X2588.4">
            <text:p>X2588.4</text:p>
          </table:table-cell>
          <table:table-cell table:formula="of:= &quot;Y&quot; &amp; [.E238]" office:value-type="string" office:string-value="Y1828.5876">
            <text:p>Y1828.5876</text:p>
          </table:table-cell>
          <table:table-cell table:formula="of:=[.E237]+[.$J$4]" office:value-type="float" office:value="1828.5876">
            <text:p>1828.5876</text:p>
          </table:table-cell>
          <table:table-cell table:number-columns-repeated="5"/>
        </table:table-row>
        <table:table-row table:style-name="ro1">
          <table:table-cell table:formula="of:=[.A238]+1" office:value-type="float" office:value="241">
            <text:p>241</text:p>
          </table:table-cell>
          <table:table-cell table:formula="of:=&quot;N&quot;&amp;[.A239]" office:value-type="string" office:string-value="N241">
            <text:p>N241</text:p>
          </table:table-cell>
          <table:table-cell table:formula="of:=[.C238]" office:value-type="string" office:string-value="X2588.4">
            <text:p>X2588.4</text:p>
          </table:table-cell>
          <table:table-cell table:formula="of:= &quot;Y&quot; &amp; [.E239]" office:value-type="string" office:string-value="Y1834.3367">
            <text:p>Y1834.3367</text:p>
          </table:table-cell>
          <table:table-cell table:formula="of:=[.E238]+[.$J$4]" office:value-type="float" office:value="1834.3367">
            <text:p>1834.3367</text:p>
          </table:table-cell>
          <table:table-cell table:number-columns-repeated="5"/>
        </table:table-row>
        <table:table-row table:style-name="ro1">
          <table:table-cell table:formula="of:=[.A239]+1" office:value-type="float" office:value="242">
            <text:p>242</text:p>
          </table:table-cell>
          <table:table-cell table:formula="of:=&quot;N&quot;&amp;[.A240]" office:value-type="string" office:string-value="N242">
            <text:p>N242</text:p>
          </table:table-cell>
          <table:table-cell table:formula="of:=[.C239]" office:value-type="string" office:string-value="X2588.4">
            <text:p>X2588.4</text:p>
          </table:table-cell>
          <table:table-cell table:formula="of:= &quot;Y&quot; &amp; [.E240]" office:value-type="string" office:string-value="Y1840.0858">
            <text:p>Y1840.0858</text:p>
          </table:table-cell>
          <table:table-cell table:formula="of:=[.E239]+[.$J$4]" office:value-type="float" office:value="1840.0858">
            <text:p>1840.0858</text:p>
          </table:table-cell>
          <table:table-cell table:number-columns-repeated="5"/>
        </table:table-row>
        <table:table-row table:style-name="ro1">
          <table:table-cell table:formula="of:=[.A240]+1" office:value-type="float" office:value="243">
            <text:p>243</text:p>
          </table:table-cell>
          <table:table-cell table:formula="of:=&quot;N&quot;&amp;[.A241]" office:value-type="string" office:string-value="N243">
            <text:p>N243</text:p>
          </table:table-cell>
          <table:table-cell table:formula="of:=[.C240]" office:value-type="string" office:string-value="X2588.4">
            <text:p>X2588.4</text:p>
          </table:table-cell>
          <table:table-cell table:formula="of:= &quot;Y&quot; &amp; [.E241]" office:value-type="string" office:string-value="Y1845.8349">
            <text:p>Y1845.8349</text:p>
          </table:table-cell>
          <table:table-cell table:formula="of:=[.E240]+[.$J$4]" office:value-type="float" office:value="1845.8349">
            <text:p>1845.8349</text:p>
          </table:table-cell>
          <table:table-cell table:number-columns-repeated="5"/>
        </table:table-row>
        <table:table-row table:style-name="ro1">
          <table:table-cell table:formula="of:=[.A241]+1" office:value-type="float" office:value="244">
            <text:p>244</text:p>
          </table:table-cell>
          <table:table-cell table:formula="of:=&quot;N&quot;&amp;[.A242]" office:value-type="string" office:string-value="N244">
            <text:p>N244</text:p>
          </table:table-cell>
          <table:table-cell table:formula="of:=[.C241]" office:value-type="string" office:string-value="X2588.4">
            <text:p>X2588.4</text:p>
          </table:table-cell>
          <table:table-cell table:formula="of:= &quot;Y&quot; &amp; [.E242]" office:value-type="string" office:string-value="Y1851.584">
            <text:p>Y1851.584</text:p>
          </table:table-cell>
          <table:table-cell table:formula="of:=[.E241]+[.$J$4]" office:value-type="float" office:value="1851.584">
            <text:p>1851.584</text:p>
          </table:table-cell>
          <table:table-cell table:number-columns-repeated="5"/>
        </table:table-row>
        <table:table-row table:style-name="ro1">
          <table:table-cell table:formula="of:=[.A242]+1" office:value-type="float" office:value="245">
            <text:p>245</text:p>
          </table:table-cell>
          <table:table-cell table:formula="of:=&quot;N&quot;&amp;[.A243]" office:value-type="string" office:string-value="N245">
            <text:p>N245</text:p>
          </table:table-cell>
          <table:table-cell table:formula="of:=[.C242]" office:value-type="string" office:string-value="X2588.4">
            <text:p>X2588.4</text:p>
          </table:table-cell>
          <table:table-cell table:formula="of:= &quot;Y&quot; &amp; [.E243]" office:value-type="string" office:string-value="Y1857.3331">
            <text:p>Y1857.3331</text:p>
          </table:table-cell>
          <table:table-cell table:formula="of:=[.E242]+[.$J$4]" office:value-type="float" office:value="1857.3331">
            <text:p>1857.3331</text:p>
          </table:table-cell>
          <table:table-cell table:number-columns-repeated="5"/>
        </table:table-row>
        <table:table-row table:style-name="ro1">
          <table:table-cell table:formula="of:=[.A243]+1" office:value-type="float" office:value="246">
            <text:p>246</text:p>
          </table:table-cell>
          <table:table-cell table:formula="of:=&quot;N&quot;&amp;[.A244]" office:value-type="string" office:string-value="N246">
            <text:p>N246</text:p>
          </table:table-cell>
          <table:table-cell table:formula="of:=[.C243]" office:value-type="string" office:string-value="X2588.4">
            <text:p>X2588.4</text:p>
          </table:table-cell>
          <table:table-cell table:formula="of:= &quot;Y&quot; &amp; [.E244]" office:value-type="string" office:string-value="Y1863.0822">
            <text:p>Y1863.0822</text:p>
          </table:table-cell>
          <table:table-cell table:formula="of:=[.E243]+[.$J$4]" office:value-type="float" office:value="1863.0822">
            <text:p>1863.0822</text:p>
          </table:table-cell>
          <table:table-cell table:number-columns-repeated="5"/>
        </table:table-row>
        <table:table-row table:style-name="ro1">
          <table:table-cell table:formula="of:=[.A244]+1" office:value-type="float" office:value="247">
            <text:p>247</text:p>
          </table:table-cell>
          <table:table-cell table:formula="of:=&quot;N&quot;&amp;[.A245]" office:value-type="string" office:string-value="N247">
            <text:p>N247</text:p>
          </table:table-cell>
          <table:table-cell table:formula="of:=[.C244]" office:value-type="string" office:string-value="X2588.4">
            <text:p>X2588.4</text:p>
          </table:table-cell>
          <table:table-cell table:formula="of:= &quot;Y&quot; &amp; [.E245]" office:value-type="string" office:string-value="Y1868.8313">
            <text:p>Y1868.8313</text:p>
          </table:table-cell>
          <table:table-cell table:formula="of:=[.E244]+[.$J$4]" office:value-type="float" office:value="1868.8313">
            <text:p>1868.8313</text:p>
          </table:table-cell>
          <table:table-cell table:number-columns-repeated="5"/>
        </table:table-row>
        <table:table-row table:style-name="ro1">
          <table:table-cell table:formula="of:=[.A245]+1" office:value-type="float" office:value="248">
            <text:p>248</text:p>
          </table:table-cell>
          <table:table-cell table:formula="of:=&quot;N&quot;&amp;[.A246]" office:value-type="string" office:string-value="N248">
            <text:p>N248</text:p>
          </table:table-cell>
          <table:table-cell table:formula="of:=[.C245]" office:value-type="string" office:string-value="X2588.4">
            <text:p>X2588.4</text:p>
          </table:table-cell>
          <table:table-cell table:formula="of:= &quot;Y&quot; &amp; [.E246]" office:value-type="string" office:string-value="Y1874.5804">
            <text:p>Y1874.5804</text:p>
          </table:table-cell>
          <table:table-cell table:formula="of:=[.E245]+[.$J$4]" office:value-type="float" office:value="1874.5804">
            <text:p>1874.5804</text:p>
          </table:table-cell>
          <table:table-cell table:number-columns-repeated="5"/>
        </table:table-row>
        <table:table-row table:style-name="ro1">
          <table:table-cell table:formula="of:=[.A246]+1" office:value-type="float" office:value="249">
            <text:p>249</text:p>
          </table:table-cell>
          <table:table-cell table:formula="of:=&quot;N&quot;&amp;[.A247]" office:value-type="string" office:string-value="N249">
            <text:p>N249</text:p>
          </table:table-cell>
          <table:table-cell table:formula="of:=[.C246]" office:value-type="string" office:string-value="X2588.4">
            <text:p>X2588.4</text:p>
          </table:table-cell>
          <table:table-cell table:formula="of:= &quot;Y&quot; &amp; [.E247]" office:value-type="string" office:string-value="Y1880.3295">
            <text:p>Y1880.3295</text:p>
          </table:table-cell>
          <table:table-cell table:formula="of:=[.E246]+[.$J$4]" office:value-type="float" office:value="1880.3295">
            <text:p>1880.3295</text:p>
          </table:table-cell>
          <table:table-cell table:number-columns-repeated="5"/>
        </table:table-row>
        <table:table-row table:style-name="ro1">
          <table:table-cell table:formula="of:=[.A247]+1" office:value-type="float" office:value="250">
            <text:p>250</text:p>
          </table:table-cell>
          <table:table-cell table:formula="of:=&quot;N&quot;&amp;[.A248]" office:value-type="string" office:string-value="N250">
            <text:p>N250</text:p>
          </table:table-cell>
          <table:table-cell table:formula="of:=[.C247]" office:value-type="string" office:string-value="X2588.4">
            <text:p>X2588.4</text:p>
          </table:table-cell>
          <table:table-cell table:formula="of:= &quot;Y&quot; &amp; [.E248]" office:value-type="string" office:string-value="Y1886.0786">
            <text:p>Y1886.0786</text:p>
          </table:table-cell>
          <table:table-cell table:formula="of:=[.E247]+[.$J$4]" office:value-type="float" office:value="1886.0786">
            <text:p>1886.0786</text:p>
          </table:table-cell>
          <table:table-cell table:number-columns-repeated="5"/>
        </table:table-row>
        <table:table-row table:style-name="ro1">
          <table:table-cell table:formula="of:=[.A248]+1" office:value-type="float" office:value="251">
            <text:p>251</text:p>
          </table:table-cell>
          <table:table-cell table:formula="of:=&quot;N&quot;&amp;[.A249]" office:value-type="string" office:string-value="N251">
            <text:p>N251</text:p>
          </table:table-cell>
          <table:table-cell table:formula="of:=[.C248]" office:value-type="string" office:string-value="X2588.4">
            <text:p>X2588.4</text:p>
          </table:table-cell>
          <table:table-cell table:formula="of:= &quot;Y&quot; &amp; [.E249]" office:value-type="string" office:string-value="Y1891.8277">
            <text:p>Y1891.8277</text:p>
          </table:table-cell>
          <table:table-cell table:formula="of:=[.E248]+[.$J$4]" office:value-type="float" office:value="1891.8277">
            <text:p>1891.8277</text:p>
          </table:table-cell>
          <table:table-cell table:number-columns-repeated="5"/>
        </table:table-row>
        <table:table-row table:style-name="ro1">
          <table:table-cell table:formula="of:=[.A249]+1" office:value-type="float" office:value="252">
            <text:p>252</text:p>
          </table:table-cell>
          <table:table-cell table:formula="of:=&quot;N&quot;&amp;[.A250]" office:value-type="string" office:string-value="N252">
            <text:p>N252</text:p>
          </table:table-cell>
          <table:table-cell table:formula="of:=[.C249]" office:value-type="string" office:string-value="X2588.4">
            <text:p>X2588.4</text:p>
          </table:table-cell>
          <table:table-cell table:formula="of:= &quot;Y&quot; &amp; [.E250]" office:value-type="string" office:string-value="Y1897.5768">
            <text:p>Y1897.5768</text:p>
          </table:table-cell>
          <table:table-cell table:formula="of:=[.E249]+[.$J$4]" office:value-type="float" office:value="1897.5768">
            <text:p>1897.5768</text:p>
          </table:table-cell>
          <table:table-cell table:number-columns-repeated="5"/>
        </table:table-row>
        <table:table-row table:style-name="ro1">
          <table:table-cell table:formula="of:=[.A250]+1" office:value-type="float" office:value="253">
            <text:p>253</text:p>
          </table:table-cell>
          <table:table-cell table:formula="of:=&quot;N&quot;&amp;[.A251]" office:value-type="string" office:string-value="N253">
            <text:p>N253</text:p>
          </table:table-cell>
          <table:table-cell table:formula="of:=[.C250]" office:value-type="string" office:string-value="X2588.4">
            <text:p>X2588.4</text:p>
          </table:table-cell>
          <table:table-cell table:formula="of:= &quot;Y&quot; &amp; [.E251]" office:value-type="string" office:string-value="Y1903.3259">
            <text:p>Y1903.3259</text:p>
          </table:table-cell>
          <table:table-cell table:formula="of:=[.E250]+[.$J$4]" office:value-type="float" office:value="1903.3259">
            <text:p>1903.3259</text:p>
          </table:table-cell>
          <table:table-cell table:number-columns-repeated="5"/>
        </table:table-row>
        <table:table-row table:style-name="ro1">
          <table:table-cell table:formula="of:=[.A251]+1" office:value-type="float" office:value="254">
            <text:p>254</text:p>
          </table:table-cell>
          <table:table-cell table:formula="of:=&quot;N&quot;&amp;[.A252]" office:value-type="string" office:string-value="N254">
            <text:p>N254</text:p>
          </table:table-cell>
          <table:table-cell table:formula="of:=[.C251]" office:value-type="string" office:string-value="X2588.4">
            <text:p>X2588.4</text:p>
          </table:table-cell>
          <table:table-cell table:formula="of:= &quot;Y&quot; &amp; [.E252]" office:value-type="string" office:string-value="Y1909.075">
            <text:p>Y1909.075</text:p>
          </table:table-cell>
          <table:table-cell table:formula="of:=[.E251]+[.$J$4]" office:value-type="float" office:value="1909.075">
            <text:p>1909.075</text:p>
          </table:table-cell>
          <table:table-cell table:number-columns-repeated="5"/>
        </table:table-row>
        <table:table-row table:style-name="ro1">
          <table:table-cell table:formula="of:=[.A252]+1" office:value-type="float" office:value="255">
            <text:p>255</text:p>
          </table:table-cell>
          <table:table-cell table:formula="of:=&quot;N&quot;&amp;[.A253]" office:value-type="string" office:string-value="N255">
            <text:p>N255</text:p>
          </table:table-cell>
          <table:table-cell table:formula="of:=[.C252]" office:value-type="string" office:string-value="X2588.4">
            <text:p>X2588.4</text:p>
          </table:table-cell>
          <table:table-cell table:formula="of:= &quot;Y&quot; &amp; [.E253]" office:value-type="string" office:string-value="Y1914.8241">
            <text:p>Y1914.8241</text:p>
          </table:table-cell>
          <table:table-cell table:formula="of:=[.E252]+[.$J$4]" office:value-type="float" office:value="1914.8241">
            <text:p>1914.8241</text:p>
          </table:table-cell>
          <table:table-cell table:number-columns-repeated="5"/>
        </table:table-row>
        <table:table-row table:style-name="ro1">
          <table:table-cell table:formula="of:=[.A253]+1" office:value-type="float" office:value="256">
            <text:p>256</text:p>
          </table:table-cell>
          <table:table-cell table:formula="of:=&quot;N&quot;&amp;[.A254]" office:value-type="string" office:string-value="N256">
            <text:p>N256</text:p>
          </table:table-cell>
          <table:table-cell table:formula="of:=[.C253]" office:value-type="string" office:string-value="X2588.4">
            <text:p>X2588.4</text:p>
          </table:table-cell>
          <table:table-cell table:formula="of:= &quot;Y&quot; &amp; [.E254]" office:value-type="string" office:string-value="Y1920.5732">
            <text:p>Y1920.5732</text:p>
          </table:table-cell>
          <table:table-cell table:formula="of:=[.E253]+[.$J$4]" office:value-type="float" office:value="1920.5732">
            <text:p>1920.5732</text:p>
          </table:table-cell>
          <table:table-cell table:number-columns-repeated="5"/>
        </table:table-row>
        <table:table-row table:style-name="ro1">
          <table:table-cell table:formula="of:=[.A254]+1" office:value-type="float" office:value="257">
            <text:p>257</text:p>
          </table:table-cell>
          <table:table-cell table:formula="of:=&quot;N&quot;&amp;[.A255]" office:value-type="string" office:string-value="N257">
            <text:p>N257</text:p>
          </table:table-cell>
          <table:table-cell table:formula="of:=[.C254]" office:value-type="string" office:string-value="X2588.4">
            <text:p>X2588.4</text:p>
          </table:table-cell>
          <table:table-cell table:formula="of:= &quot;Y&quot; &amp; [.E255]" office:value-type="string" office:string-value="Y1926.3223">
            <text:p>Y1926.3223</text:p>
          </table:table-cell>
          <table:table-cell table:formula="of:=[.E254]+[.$J$4]" office:value-type="float" office:value="1926.3223">
            <text:p>1926.3223</text:p>
          </table:table-cell>
          <table:table-cell table:number-columns-repeated="5"/>
        </table:table-row>
        <table:table-row table:style-name="ro1">
          <table:table-cell table:formula="of:=[.A255]+1" office:value-type="float" office:value="258">
            <text:p>258</text:p>
          </table:table-cell>
          <table:table-cell table:formula="of:=&quot;N&quot;&amp;[.A256]" office:value-type="string" office:string-value="N258">
            <text:p>N258</text:p>
          </table:table-cell>
          <table:table-cell table:formula="of:=[.C255]" office:value-type="string" office:string-value="X2588.4">
            <text:p>X2588.4</text:p>
          </table:table-cell>
          <table:table-cell table:formula="of:= &quot;Y&quot; &amp; [.E256]" office:value-type="string" office:string-value="Y1932.0714">
            <text:p>Y1932.0714</text:p>
          </table:table-cell>
          <table:table-cell table:formula="of:=[.E255]+[.$J$4]" office:value-type="float" office:value="1932.0714">
            <text:p>1932.0714</text:p>
          </table:table-cell>
          <table:table-cell table:number-columns-repeated="5"/>
        </table:table-row>
        <table:table-row table:style-name="ro1">
          <table:table-cell table:formula="of:=[.A256]+1" office:value-type="float" office:value="259">
            <text:p>259</text:p>
          </table:table-cell>
          <table:table-cell table:formula="of:=&quot;N&quot;&amp;[.A257]" office:value-type="string" office:string-value="N259">
            <text:p>N259</text:p>
          </table:table-cell>
          <table:table-cell table:formula="of:=[.C256]" office:value-type="string" office:string-value="X2588.4">
            <text:p>X2588.4</text:p>
          </table:table-cell>
          <table:table-cell table:formula="of:= &quot;Y&quot; &amp; [.E257]" office:value-type="string" office:string-value="Y1937.8205">
            <text:p>Y1937.8205</text:p>
          </table:table-cell>
          <table:table-cell table:formula="of:=[.E256]+[.$J$4]" office:value-type="float" office:value="1937.8205">
            <text:p>1937.8205</text:p>
          </table:table-cell>
          <table:table-cell table:number-columns-repeated="5"/>
        </table:table-row>
        <table:table-row table:style-name="ro1">
          <table:table-cell table:formula="of:=[.A257]+1" office:value-type="float" office:value="260">
            <text:p>260</text:p>
          </table:table-cell>
          <table:table-cell table:formula="of:=&quot;N&quot;&amp;[.A258]" office:value-type="string" office:string-value="N260">
            <text:p>N260</text:p>
          </table:table-cell>
          <table:table-cell table:formula="of:=[.C257]" office:value-type="string" office:string-value="X2588.4">
            <text:p>X2588.4</text:p>
          </table:table-cell>
          <table:table-cell table:formula="of:= &quot;Y&quot; &amp; [.E258]" office:value-type="string" office:string-value="Y1943.5696">
            <text:p>Y1943.5696</text:p>
          </table:table-cell>
          <table:table-cell table:formula="of:=[.E257]+[.$J$4]" office:value-type="float" office:value="1943.5696">
            <text:p>1943.5696</text:p>
          </table:table-cell>
          <table:table-cell table:number-columns-repeated="5"/>
        </table:table-row>
        <table:table-row table:style-name="ro1">
          <table:table-cell table:formula="of:=[.A258]+1" office:value-type="float" office:value="261">
            <text:p>261</text:p>
          </table:table-cell>
          <table:table-cell table:formula="of:=&quot;N&quot;&amp;[.A259]" office:value-type="string" office:string-value="N261">
            <text:p>N261</text:p>
          </table:table-cell>
          <table:table-cell table:formula="of:=[.C258]" office:value-type="string" office:string-value="X2588.4">
            <text:p>X2588.4</text:p>
          </table:table-cell>
          <table:table-cell table:formula="of:= &quot;Y&quot; &amp; [.E259]" office:value-type="string" office:string-value="Y1949.3187">
            <text:p>Y1949.3187</text:p>
          </table:table-cell>
          <table:table-cell table:formula="of:=[.E258]+[.$J$4]" office:value-type="float" office:value="1949.3187">
            <text:p>1949.3187</text:p>
          </table:table-cell>
          <table:table-cell table:number-columns-repeated="5"/>
        </table:table-row>
        <table:table-row table:style-name="ro1">
          <table:table-cell table:formula="of:=[.A259]+1" office:value-type="float" office:value="262">
            <text:p>262</text:p>
          </table:table-cell>
          <table:table-cell table:formula="of:=&quot;N&quot;&amp;[.A260]" office:value-type="string" office:string-value="N262">
            <text:p>N262</text:p>
          </table:table-cell>
          <table:table-cell table:formula="of:=[.C259]" office:value-type="string" office:string-value="X2588.4">
            <text:p>X2588.4</text:p>
          </table:table-cell>
          <table:table-cell table:formula="of:= &quot;Y&quot; &amp; [.E260]" office:value-type="string" office:string-value="Y1955.0678">
            <text:p>Y1955.0678</text:p>
          </table:table-cell>
          <table:table-cell table:formula="of:=[.E259]+[.$J$4]" office:value-type="float" office:value="1955.0678">
            <text:p>1955.0678</text:p>
          </table:table-cell>
          <table:table-cell table:number-columns-repeated="5"/>
        </table:table-row>
        <table:table-row table:style-name="ro1">
          <table:table-cell table:formula="of:=[.A260]+1" office:value-type="float" office:value="263">
            <text:p>263</text:p>
          </table:table-cell>
          <table:table-cell table:formula="of:=&quot;N&quot;&amp;[.A261]" office:value-type="string" office:string-value="N263">
            <text:p>N263</text:p>
          </table:table-cell>
          <table:table-cell table:formula="of:=[.C260]" office:value-type="string" office:string-value="X2588.4">
            <text:p>X2588.4</text:p>
          </table:table-cell>
          <table:table-cell table:formula="of:= &quot;Y&quot; &amp; [.E261]" office:value-type="string" office:string-value="Y1960.8169">
            <text:p>Y1960.8169</text:p>
          </table:table-cell>
          <table:table-cell table:formula="of:=[.E260]+[.$J$4]" office:value-type="float" office:value="1960.8169">
            <text:p>1960.8169</text:p>
          </table:table-cell>
          <table:table-cell table:number-columns-repeated="5"/>
        </table:table-row>
        <table:table-row table:style-name="ro1">
          <table:table-cell table:formula="of:=[.A261]+1" office:value-type="float" office:value="264">
            <text:p>264</text:p>
          </table:table-cell>
          <table:table-cell table:formula="of:=&quot;N&quot;&amp;[.A262]" office:value-type="string" office:string-value="N264">
            <text:p>N264</text:p>
          </table:table-cell>
          <table:table-cell table:formula="of:=[.C261]" office:value-type="string" office:string-value="X2588.4">
            <text:p>X2588.4</text:p>
          </table:table-cell>
          <table:table-cell table:formula="of:= &quot;Y&quot; &amp; [.E262]" office:value-type="string" office:string-value="Y1966.566">
            <text:p>Y1966.566</text:p>
          </table:table-cell>
          <table:table-cell table:formula="of:=[.E261]+[.$J$4]" office:value-type="float" office:value="1966.566">
            <text:p>1966.566</text:p>
          </table:table-cell>
          <table:table-cell table:number-columns-repeated="5"/>
        </table:table-row>
        <table:table-row table:style-name="ro1">
          <table:table-cell table:formula="of:=[.A262]+1" office:value-type="float" office:value="265">
            <text:p>265</text:p>
          </table:table-cell>
          <table:table-cell table:formula="of:=&quot;N&quot;&amp;[.A263]" office:value-type="string" office:string-value="N265">
            <text:p>N265</text:p>
          </table:table-cell>
          <table:table-cell table:formula="of:=[.C262]" office:value-type="string" office:string-value="X2588.4">
            <text:p>X2588.4</text:p>
          </table:table-cell>
          <table:table-cell table:formula="of:= &quot;Y&quot; &amp; [.E263]" office:value-type="string" office:string-value="Y1972.3151">
            <text:p>Y1972.3151</text:p>
          </table:table-cell>
          <table:table-cell table:formula="of:=[.E262]+[.$J$4]" office:value-type="float" office:value="1972.3151">
            <text:p>1972.3151</text:p>
          </table:table-cell>
          <table:table-cell table:number-columns-repeated="5"/>
        </table:table-row>
        <table:table-row table:style-name="ro1">
          <table:table-cell table:formula="of:=[.A263]+1" office:value-type="float" office:value="266">
            <text:p>266</text:p>
          </table:table-cell>
          <table:table-cell table:formula="of:=&quot;N&quot;&amp;[.A264]" office:value-type="string" office:string-value="N266">
            <text:p>N266</text:p>
          </table:table-cell>
          <table:table-cell table:formula="of:=[.C263]" office:value-type="string" office:string-value="X2588.4">
            <text:p>X2588.4</text:p>
          </table:table-cell>
          <table:table-cell table:formula="of:= &quot;Y&quot; &amp; [.E264]" office:value-type="string" office:string-value="Y1978.0642">
            <text:p>Y1978.0642</text:p>
          </table:table-cell>
          <table:table-cell table:formula="of:=[.E263]+[.$J$4]" office:value-type="float" office:value="1978.0642">
            <text:p>1978.0642</text:p>
          </table:table-cell>
          <table:table-cell table:number-columns-repeated="5"/>
        </table:table-row>
        <table:table-row table:style-name="ro1">
          <table:table-cell table:formula="of:=[.A264]+1" office:value-type="float" office:value="267">
            <text:p>267</text:p>
          </table:table-cell>
          <table:table-cell table:formula="of:=&quot;N&quot;&amp;[.A265]" office:value-type="string" office:string-value="N267">
            <text:p>N267</text:p>
          </table:table-cell>
          <table:table-cell table:formula="of:=[.C264]" office:value-type="string" office:string-value="X2588.4">
            <text:p>X2588.4</text:p>
          </table:table-cell>
          <table:table-cell table:formula="of:= &quot;Y&quot; &amp; [.E265]" office:value-type="string" office:string-value="Y1983.8133">
            <text:p>Y1983.8133</text:p>
          </table:table-cell>
          <table:table-cell table:formula="of:=[.E264]+[.$J$4]" office:value-type="float" office:value="1983.8133">
            <text:p>1983.8133</text:p>
          </table:table-cell>
          <table:table-cell table:number-columns-repeated="5"/>
        </table:table-row>
        <table:table-row table:style-name="ro1">
          <table:table-cell table:formula="of:=[.A265]+1" office:value-type="float" office:value="268">
            <text:p>268</text:p>
          </table:table-cell>
          <table:table-cell table:formula="of:=&quot;N&quot;&amp;[.A266]" office:value-type="string" office:string-value="N268">
            <text:p>N268</text:p>
          </table:table-cell>
          <table:table-cell table:formula="of:=[.C265]" office:value-type="string" office:string-value="X2588.4">
            <text:p>X2588.4</text:p>
          </table:table-cell>
          <table:table-cell table:formula="of:= &quot;Y&quot; &amp; [.E266]" office:value-type="string" office:string-value="Y1989.5624">
            <text:p>Y1989.5624</text:p>
          </table:table-cell>
          <table:table-cell table:formula="of:=[.E265]+[.$J$4]" office:value-type="float" office:value="1989.5624">
            <text:p>1989.5624</text:p>
          </table:table-cell>
          <table:table-cell table:number-columns-repeated="5"/>
        </table:table-row>
        <table:table-row table:style-name="ro1">
          <table:table-cell table:formula="of:=[.A266]+1" office:value-type="float" office:value="269">
            <text:p>269</text:p>
          </table:table-cell>
          <table:table-cell table:formula="of:=&quot;N&quot;&amp;[.A267]" office:value-type="string" office:string-value="N269">
            <text:p>N269</text:p>
          </table:table-cell>
          <table:table-cell table:formula="of:=[.C266]" office:value-type="string" office:string-value="X2588.4">
            <text:p>X2588.4</text:p>
          </table:table-cell>
          <table:table-cell table:formula="of:= &quot;Y&quot; &amp; [.E267]" office:value-type="string" office:string-value="Y1995.3115">
            <text:p>Y1995.3115</text:p>
          </table:table-cell>
          <table:table-cell table:formula="of:=[.E266]+[.$J$4]" office:value-type="float" office:value="1995.3115">
            <text:p>1995.3115</text:p>
          </table:table-cell>
          <table:table-cell table:number-columns-repeated="5"/>
        </table:table-row>
        <table:table-row table:style-name="ro1">
          <table:table-cell table:formula="of:=[.A267]+1" office:value-type="float" office:value="270">
            <text:p>270</text:p>
          </table:table-cell>
          <table:table-cell table:formula="of:=&quot;N&quot;&amp;[.A268]" office:value-type="string" office:string-value="N270">
            <text:p>N270</text:p>
          </table:table-cell>
          <table:table-cell table:formula="of:=[.C267]" office:value-type="string" office:string-value="X2588.4">
            <text:p>X2588.4</text:p>
          </table:table-cell>
          <table:table-cell table:formula="of:= &quot;Y&quot; &amp; [.E268]" office:value-type="string" office:string-value="Y2001.0606">
            <text:p>Y2001.0606</text:p>
          </table:table-cell>
          <table:table-cell table:formula="of:=[.E267]+[.$J$4]" office:value-type="float" office:value="2001.0606">
            <text:p>2001.0606</text:p>
          </table:table-cell>
          <table:table-cell table:number-columns-repeated="5"/>
        </table:table-row>
        <table:table-row table:style-name="ro1">
          <table:table-cell table:formula="of:=[.A268]+1" office:value-type="float" office:value="271">
            <text:p>271</text:p>
          </table:table-cell>
          <table:table-cell table:formula="of:=&quot;N&quot;&amp;[.A269]" office:value-type="string" office:string-value="N271">
            <text:p>N271</text:p>
          </table:table-cell>
          <table:table-cell table:formula="of:=[.C268]" office:value-type="string" office:string-value="X2588.4">
            <text:p>X2588.4</text:p>
          </table:table-cell>
          <table:table-cell table:formula="of:= &quot;Y&quot; &amp; [.E269]" office:value-type="string" office:string-value="Y2006.8097">
            <text:p>Y2006.8097</text:p>
          </table:table-cell>
          <table:table-cell table:formula="of:=[.E268]+[.$J$4]" office:value-type="float" office:value="2006.8097">
            <text:p>2006.8097</text:p>
          </table:table-cell>
          <table:table-cell table:number-columns-repeated="5"/>
        </table:table-row>
        <table:table-row table:style-name="ro1">
          <table:table-cell table:formula="of:=[.A269]+1" office:value-type="float" office:value="272">
            <text:p>272</text:p>
          </table:table-cell>
          <table:table-cell table:formula="of:=&quot;N&quot;&amp;[.A270]" office:value-type="string" office:string-value="N272">
            <text:p>N272</text:p>
          </table:table-cell>
          <table:table-cell table:formula="of:=[.C269]" office:value-type="string" office:string-value="X2588.4">
            <text:p>X2588.4</text:p>
          </table:table-cell>
          <table:table-cell table:formula="of:= &quot;Y&quot; &amp; [.E270]" office:value-type="string" office:string-value="Y2012.5588">
            <text:p>Y2012.5588</text:p>
          </table:table-cell>
          <table:table-cell table:formula="of:=[.E269]+[.$J$4]" office:value-type="float" office:value="2012.5588">
            <text:p>2012.5588</text:p>
          </table:table-cell>
          <table:table-cell table:number-columns-repeated="5"/>
        </table:table-row>
        <table:table-row table:style-name="ro1">
          <table:table-cell table:formula="of:=[.A270]+1" office:value-type="float" office:value="273">
            <text:p>273</text:p>
          </table:table-cell>
          <table:table-cell table:formula="of:=&quot;N&quot;&amp;[.A271]" office:value-type="string" office:string-value="N273">
            <text:p>N273</text:p>
          </table:table-cell>
          <table:table-cell table:formula="of:=[.C270]" office:value-type="string" office:string-value="X2588.4">
            <text:p>X2588.4</text:p>
          </table:table-cell>
          <table:table-cell table:formula="of:= &quot;Y&quot; &amp; [.E271]" office:value-type="string" office:string-value="Y2018.3079">
            <text:p>Y2018.3079</text:p>
          </table:table-cell>
          <table:table-cell table:formula="of:=[.E270]+[.$J$4]" office:value-type="float" office:value="2018.3079">
            <text:p>2018.3079</text:p>
          </table:table-cell>
          <table:table-cell table:number-columns-repeated="5"/>
        </table:table-row>
        <table:table-row table:style-name="ro1">
          <table:table-cell table:formula="of:=[.A271]+1" office:value-type="float" office:value="274">
            <text:p>274</text:p>
          </table:table-cell>
          <table:table-cell table:formula="of:=&quot;N&quot;&amp;[.A272]" office:value-type="string" office:string-value="N274">
            <text:p>N274</text:p>
          </table:table-cell>
          <table:table-cell table:formula="of:=[.C271]" office:value-type="string" office:string-value="X2588.4">
            <text:p>X2588.4</text:p>
          </table:table-cell>
          <table:table-cell table:formula="of:= &quot;Y&quot; &amp; [.E272]" office:value-type="string" office:string-value="Y2024.057">
            <text:p>Y2024.057</text:p>
          </table:table-cell>
          <table:table-cell table:formula="of:=[.E271]+[.$J$4]" office:value-type="float" office:value="2024.057">
            <text:p>2024.057</text:p>
          </table:table-cell>
          <table:table-cell table:number-columns-repeated="5"/>
        </table:table-row>
        <table:table-row table:style-name="ro1">
          <table:table-cell table:formula="of:=[.A272]+1" office:value-type="float" office:value="275">
            <text:p>275</text:p>
          </table:table-cell>
          <table:table-cell table:formula="of:=&quot;N&quot;&amp;[.A273]" office:value-type="string" office:string-value="N275">
            <text:p>N275</text:p>
          </table:table-cell>
          <table:table-cell table:formula="of:=[.C272]" office:value-type="string" office:string-value="X2588.4">
            <text:p>X2588.4</text:p>
          </table:table-cell>
          <table:table-cell table:formula="of:= &quot;Y&quot; &amp; [.E273]" office:value-type="string" office:string-value="Y2029.8061">
            <text:p>Y2029.8061</text:p>
          </table:table-cell>
          <table:table-cell table:formula="of:=[.E272]+[.$J$4]" office:value-type="float" office:value="2029.8061">
            <text:p>2029.8061</text:p>
          </table:table-cell>
          <table:table-cell table:number-columns-repeated="5"/>
        </table:table-row>
        <table:table-row table:style-name="ro1">
          <table:table-cell table:formula="of:=[.A273]+1" office:value-type="float" office:value="276">
            <text:p>276</text:p>
          </table:table-cell>
          <table:table-cell table:formula="of:=&quot;N&quot;&amp;[.A274]" office:value-type="string" office:string-value="N276">
            <text:p>N276</text:p>
          </table:table-cell>
          <table:table-cell table:formula="of:=[.C273]" office:value-type="string" office:string-value="X2588.4">
            <text:p>X2588.4</text:p>
          </table:table-cell>
          <table:table-cell table:formula="of:= &quot;Y&quot; &amp; [.E274]" office:value-type="string" office:string-value="Y2035.5552">
            <text:p>Y2035.5552</text:p>
          </table:table-cell>
          <table:table-cell table:formula="of:=[.E273]+[.$J$4]" office:value-type="float" office:value="2035.5552">
            <text:p>2035.5552</text:p>
          </table:table-cell>
          <table:table-cell table:number-columns-repeated="5"/>
        </table:table-row>
        <table:table-row table:style-name="ro1">
          <table:table-cell table:formula="of:=[.A274]+1" office:value-type="float" office:value="277">
            <text:p>277</text:p>
          </table:table-cell>
          <table:table-cell table:formula="of:=&quot;N&quot;&amp;[.A275]" office:value-type="string" office:string-value="N277">
            <text:p>N277</text:p>
          </table:table-cell>
          <table:table-cell table:formula="of:=[.C274]" office:value-type="string" office:string-value="X2588.4">
            <text:p>X2588.4</text:p>
          </table:table-cell>
          <table:table-cell table:formula="of:= &quot;Y&quot; &amp; [.E275]" office:value-type="string" office:string-value="Y2041.3043">
            <text:p>Y2041.3043</text:p>
          </table:table-cell>
          <table:table-cell table:formula="of:=[.E274]+[.$J$4]" office:value-type="float" office:value="2041.3043">
            <text:p>2041.3043</text:p>
          </table:table-cell>
          <table:table-cell table:number-columns-repeated="5"/>
        </table:table-row>
        <table:table-row table:style-name="ro1">
          <table:table-cell table:formula="of:=[.A275]+1" office:value-type="float" office:value="278">
            <text:p>278</text:p>
          </table:table-cell>
          <table:table-cell table:formula="of:=&quot;N&quot;&amp;[.A276]" office:value-type="string" office:string-value="N278">
            <text:p>N278</text:p>
          </table:table-cell>
          <table:table-cell table:formula="of:=[.C275]" office:value-type="string" office:string-value="X2588.4">
            <text:p>X2588.4</text:p>
          </table:table-cell>
          <table:table-cell table:formula="of:= &quot;Y&quot; &amp; [.E276]" office:value-type="string" office:string-value="Y2047.0534">
            <text:p>Y2047.0534</text:p>
          </table:table-cell>
          <table:table-cell table:formula="of:=[.E275]+[.$J$4]" office:value-type="float" office:value="2047.0534">
            <text:p>2047.0534</text:p>
          </table:table-cell>
          <table:table-cell table:number-columns-repeated="5"/>
        </table:table-row>
        <table:table-row table:style-name="ro1">
          <table:table-cell table:formula="of:=[.A276]+1" office:value-type="float" office:value="279">
            <text:p>279</text:p>
          </table:table-cell>
          <table:table-cell table:formula="of:=&quot;N&quot;&amp;[.A277]" office:value-type="string" office:string-value="N279">
            <text:p>N279</text:p>
          </table:table-cell>
          <table:table-cell table:formula="of:=[.C276]" office:value-type="string" office:string-value="X2588.4">
            <text:p>X2588.4</text:p>
          </table:table-cell>
          <table:table-cell table:formula="of:= &quot;Y&quot; &amp; [.E277]" office:value-type="string" office:string-value="Y2052.8025">
            <text:p>Y2052.8025</text:p>
          </table:table-cell>
          <table:table-cell table:formula="of:=[.E276]+[.$J$4]" office:value-type="float" office:value="2052.8025">
            <text:p>2052.8025</text:p>
          </table:table-cell>
          <table:table-cell table:number-columns-repeated="5"/>
        </table:table-row>
        <table:table-row table:style-name="ro1">
          <table:table-cell table:formula="of:=[.A277]+1" office:value-type="float" office:value="280">
            <text:p>280</text:p>
          </table:table-cell>
          <table:table-cell table:formula="of:=&quot;N&quot;&amp;[.A278]" office:value-type="string" office:string-value="N280">
            <text:p>N280</text:p>
          </table:table-cell>
          <table:table-cell table:formula="of:=[.C277]" office:value-type="string" office:string-value="X2588.4">
            <text:p>X2588.4</text:p>
          </table:table-cell>
          <table:table-cell table:formula="of:= &quot;Y&quot; &amp; [.E278]" office:value-type="string" office:string-value="Y2058.5516">
            <text:p>Y2058.5516</text:p>
          </table:table-cell>
          <table:table-cell table:formula="of:=[.E277]+[.$J$4]" office:value-type="float" office:value="2058.5516">
            <text:p>2058.5516</text:p>
          </table:table-cell>
          <table:table-cell table:number-columns-repeated="5"/>
        </table:table-row>
        <table:table-row table:style-name="ro1">
          <table:table-cell table:formula="of:=[.A278]+1" office:value-type="float" office:value="281">
            <text:p>281</text:p>
          </table:table-cell>
          <table:table-cell table:formula="of:=&quot;N&quot;&amp;[.A279]" office:value-type="string" office:string-value="N281">
            <text:p>N281</text:p>
          </table:table-cell>
          <table:table-cell table:formula="of:=[.C278]" office:value-type="string" office:string-value="X2588.4">
            <text:p>X2588.4</text:p>
          </table:table-cell>
          <table:table-cell table:formula="of:= &quot;Y&quot; &amp; [.E279]" office:value-type="string" office:string-value="Y2064.3007">
            <text:p>Y2064.3007</text:p>
          </table:table-cell>
          <table:table-cell table:formula="of:=[.E278]+[.$J$4]" office:value-type="float" office:value="2064.3007">
            <text:p>2064.3007</text:p>
          </table:table-cell>
          <table:table-cell table:number-columns-repeated="5"/>
        </table:table-row>
        <table:table-row table:style-name="ro1">
          <table:table-cell table:formula="of:=[.A279]+1" office:value-type="float" office:value="282">
            <text:p>282</text:p>
          </table:table-cell>
          <table:table-cell table:formula="of:=&quot;N&quot;&amp;[.A280]" office:value-type="string" office:string-value="N282">
            <text:p>N282</text:p>
          </table:table-cell>
          <table:table-cell table:formula="of:=[.C279]" office:value-type="string" office:string-value="X2588.4">
            <text:p>X2588.4</text:p>
          </table:table-cell>
          <table:table-cell table:formula="of:= &quot;Y&quot; &amp; [.E280]" office:value-type="string" office:string-value="Y2070.0498">
            <text:p>Y2070.0498</text:p>
          </table:table-cell>
          <table:table-cell table:formula="of:=[.E279]+[.$J$4]" office:value-type="float" office:value="2070.0498">
            <text:p>2070.0498</text:p>
          </table:table-cell>
          <table:table-cell table:number-columns-repeated="5"/>
        </table:table-row>
        <table:table-row table:style-name="ro1">
          <table:table-cell table:formula="of:=[.A280]+1" office:value-type="float" office:value="283">
            <text:p>283</text:p>
          </table:table-cell>
          <table:table-cell table:formula="of:=&quot;N&quot;&amp;[.A281]" office:value-type="string" office:string-value="N283">
            <text:p>N283</text:p>
          </table:table-cell>
          <table:table-cell table:formula="of:=[.C280]" office:value-type="string" office:string-value="X2588.4">
            <text:p>X2588.4</text:p>
          </table:table-cell>
          <table:table-cell table:formula="of:= &quot;Y&quot; &amp; [.E281]" office:value-type="string" office:string-value="Y2075.7989">
            <text:p>Y2075.7989</text:p>
          </table:table-cell>
          <table:table-cell table:formula="of:=[.E280]+[.$J$4]" office:value-type="float" office:value="2075.7989">
            <text:p>2075.7989</text:p>
          </table:table-cell>
          <table:table-cell table:number-columns-repeated="5"/>
        </table:table-row>
        <table:table-row table:style-name="ro1">
          <table:table-cell table:formula="of:=[.A281]+1" office:value-type="float" office:value="284">
            <text:p>284</text:p>
          </table:table-cell>
          <table:table-cell table:formula="of:=&quot;N&quot;&amp;[.A282]" office:value-type="string" office:string-value="N284">
            <text:p>N284</text:p>
          </table:table-cell>
          <table:table-cell table:formula="of:=[.C281]" office:value-type="string" office:string-value="X2588.4">
            <text:p>X2588.4</text:p>
          </table:table-cell>
          <table:table-cell table:formula="of:= &quot;Y&quot; &amp; [.E282]" office:value-type="string" office:string-value="Y2081.548">
            <text:p>Y2081.548</text:p>
          </table:table-cell>
          <table:table-cell table:formula="of:=[.E281]+[.$J$4]" office:value-type="float" office:value="2081.548">
            <text:p>2081.548</text:p>
          </table:table-cell>
          <table:table-cell table:number-columns-repeated="5"/>
        </table:table-row>
        <table:table-row table:style-name="ro1">
          <table:table-cell table:formula="of:=[.A282]+1" office:value-type="float" office:value="285">
            <text:p>285</text:p>
          </table:table-cell>
          <table:table-cell table:formula="of:=&quot;N&quot;&amp;[.A283]" office:value-type="string" office:string-value="N285">
            <text:p>N285</text:p>
          </table:table-cell>
          <table:table-cell table:formula="of:=[.C282]" office:value-type="string" office:string-value="X2588.4">
            <text:p>X2588.4</text:p>
          </table:table-cell>
          <table:table-cell table:formula="of:= &quot;Y&quot; &amp; [.E283]" office:value-type="string" office:string-value="Y2087.2971">
            <text:p>Y2087.2971</text:p>
          </table:table-cell>
          <table:table-cell table:formula="of:=[.E282]+[.$J$4]" office:value-type="float" office:value="2087.2971">
            <text:p>2087.2971</text:p>
          </table:table-cell>
          <table:table-cell table:number-columns-repeated="5"/>
        </table:table-row>
        <table:table-row table:style-name="ro1">
          <table:table-cell table:formula="of:=[.A283]+1" office:value-type="float" office:value="286">
            <text:p>286</text:p>
          </table:table-cell>
          <table:table-cell table:formula="of:=&quot;N&quot;&amp;[.A284]" office:value-type="string" office:string-value="N286">
            <text:p>N286</text:p>
          </table:table-cell>
          <table:table-cell table:formula="of:=[.C283]" office:value-type="string" office:string-value="X2588.4">
            <text:p>X2588.4</text:p>
          </table:table-cell>
          <table:table-cell table:formula="of:= &quot;Y&quot; &amp; [.E284]" office:value-type="string" office:string-value="Y2093.0462">
            <text:p>Y2093.0462</text:p>
          </table:table-cell>
          <table:table-cell table:formula="of:=[.E283]+[.$J$4]" office:value-type="float" office:value="2093.0462">
            <text:p>2093.0462</text:p>
          </table:table-cell>
          <table:table-cell table:number-columns-repeated="5"/>
        </table:table-row>
        <table:table-row table:style-name="ro1">
          <table:table-cell table:formula="of:=[.A284]+1" office:value-type="float" office:value="287">
            <text:p>287</text:p>
          </table:table-cell>
          <table:table-cell table:formula="of:=&quot;N&quot;&amp;[.A285]" office:value-type="string" office:string-value="N287">
            <text:p>N287</text:p>
          </table:table-cell>
          <table:table-cell table:formula="of:=[.C284]" office:value-type="string" office:string-value="X2588.4">
            <text:p>X2588.4</text:p>
          </table:table-cell>
          <table:table-cell table:formula="of:= &quot;Y&quot; &amp; [.E285]" office:value-type="string" office:string-value="Y2098.7953">
            <text:p>Y2098.7953</text:p>
          </table:table-cell>
          <table:table-cell table:formula="of:=[.E284]+[.$J$4]" office:value-type="float" office:value="2098.7953">
            <text:p>2098.7953</text:p>
          </table:table-cell>
          <table:table-cell table:number-columns-repeated="5"/>
        </table:table-row>
        <table:table-row table:style-name="ro1">
          <table:table-cell table:formula="of:=[.A285]+1" office:value-type="float" office:value="288">
            <text:p>288</text:p>
          </table:table-cell>
          <table:table-cell table:formula="of:=&quot;N&quot;&amp;[.A286]" office:value-type="string" office:string-value="N288">
            <text:p>N288</text:p>
          </table:table-cell>
          <table:table-cell table:formula="of:=[.C285]" office:value-type="string" office:string-value="X2588.4">
            <text:p>X2588.4</text:p>
          </table:table-cell>
          <table:table-cell table:formula="of:= &quot;Y&quot; &amp; [.E286]" office:value-type="string" office:string-value="Y2104.5444">
            <text:p>Y2104.5444</text:p>
          </table:table-cell>
          <table:table-cell table:formula="of:=[.E285]+[.$J$4]" office:value-type="float" office:value="2104.5444">
            <text:p>2104.5444</text:p>
          </table:table-cell>
          <table:table-cell table:number-columns-repeated="5"/>
        </table:table-row>
        <table:table-row table:style-name="ro1">
          <table:table-cell table:formula="of:=[.A286]+1" office:value-type="float" office:value="289">
            <text:p>289</text:p>
          </table:table-cell>
          <table:table-cell table:formula="of:=&quot;N&quot;&amp;[.A287]" office:value-type="string" office:string-value="N289">
            <text:p>N289</text:p>
          </table:table-cell>
          <table:table-cell table:formula="of:=[.C286]" office:value-type="string" office:string-value="X2588.4">
            <text:p>X2588.4</text:p>
          </table:table-cell>
          <table:table-cell table:formula="of:= &quot;Y&quot; &amp; [.E287]" office:value-type="string" office:string-value="Y2110.2935">
            <text:p>Y2110.2935</text:p>
          </table:table-cell>
          <table:table-cell table:formula="of:=[.E286]+[.$J$4]" office:value-type="float" office:value="2110.2935">
            <text:p>2110.2935</text:p>
          </table:table-cell>
          <table:table-cell table:number-columns-repeated="5"/>
        </table:table-row>
        <table:table-row table:style-name="ro1">
          <table:table-cell table:formula="of:=[.A287]+1" office:value-type="float" office:value="290">
            <text:p>290</text:p>
          </table:table-cell>
          <table:table-cell table:formula="of:=&quot;N&quot;&amp;[.A288]" office:value-type="string" office:string-value="N290">
            <text:p>N290</text:p>
          </table:table-cell>
          <table:table-cell table:formula="of:=[.C287]" office:value-type="string" office:string-value="X2588.4">
            <text:p>X2588.4</text:p>
          </table:table-cell>
          <table:table-cell table:formula="of:= &quot;Y&quot; &amp; [.E288]" office:value-type="string" office:string-value="Y2116.0426">
            <text:p>Y2116.0426</text:p>
          </table:table-cell>
          <table:table-cell table:formula="of:=[.E287]+[.$J$4]" office:value-type="float" office:value="2116.0426">
            <text:p>2116.0426</text:p>
          </table:table-cell>
          <table:table-cell table:number-columns-repeated="5"/>
        </table:table-row>
        <table:table-row table:style-name="ro1">
          <table:table-cell table:formula="of:=[.A288]+1" office:value-type="float" office:value="291">
            <text:p>291</text:p>
          </table:table-cell>
          <table:table-cell table:formula="of:=&quot;N&quot;&amp;[.A289]" office:value-type="string" office:string-value="N291">
            <text:p>N291</text:p>
          </table:table-cell>
          <table:table-cell table:formula="of:=[.C288]" office:value-type="string" office:string-value="X2588.4">
            <text:p>X2588.4</text:p>
          </table:table-cell>
          <table:table-cell table:formula="of:= &quot;Y&quot; &amp; [.E289]" office:value-type="string" office:string-value="Y2121.7917">
            <text:p>Y2121.7917</text:p>
          </table:table-cell>
          <table:table-cell table:formula="of:=[.E288]+[.$J$4]" office:value-type="float" office:value="2121.7917">
            <text:p>2121.7917</text:p>
          </table:table-cell>
          <table:table-cell table:number-columns-repeated="5"/>
        </table:table-row>
        <table:table-row table:style-name="ro1">
          <table:table-cell table:formula="of:=[.A289]+1" office:value-type="float" office:value="292">
            <text:p>292</text:p>
          </table:table-cell>
          <table:table-cell table:formula="of:=&quot;N&quot;&amp;[.A290]" office:value-type="string" office:string-value="N292">
            <text:p>N292</text:p>
          </table:table-cell>
          <table:table-cell table:formula="of:=[.C289]" office:value-type="string" office:string-value="X2588.4">
            <text:p>X2588.4</text:p>
          </table:table-cell>
          <table:table-cell table:formula="of:= &quot;Y&quot; &amp; [.E290]" office:value-type="string" office:string-value="Y2127.5408">
            <text:p>Y2127.5408</text:p>
          </table:table-cell>
          <table:table-cell table:formula="of:=[.E289]+[.$J$4]" office:value-type="float" office:value="2127.5408">
            <text:p>2127.5408</text:p>
          </table:table-cell>
          <table:table-cell table:number-columns-repeated="5"/>
        </table:table-row>
        <table:table-row table:style-name="ro1">
          <table:table-cell table:formula="of:=[.A290]+1" office:value-type="float" office:value="293">
            <text:p>293</text:p>
          </table:table-cell>
          <table:table-cell table:formula="of:=&quot;N&quot;&amp;[.A291]" office:value-type="string" office:string-value="N293">
            <text:p>N293</text:p>
          </table:table-cell>
          <table:table-cell table:formula="of:=[.C290]" office:value-type="string" office:string-value="X2588.4">
            <text:p>X2588.4</text:p>
          </table:table-cell>
          <table:table-cell table:formula="of:= &quot;Y&quot; &amp; [.E291]" office:value-type="string" office:string-value="Y2133.2899">
            <text:p>Y2133.2899</text:p>
          </table:table-cell>
          <table:table-cell table:formula="of:=[.E290]+[.$J$4]" office:value-type="float" office:value="2133.2899">
            <text:p>2133.2899</text:p>
          </table:table-cell>
          <table:table-cell table:number-columns-repeated="5"/>
        </table:table-row>
        <table:table-row table:style-name="ro1">
          <table:table-cell table:formula="of:=[.A291]+1" office:value-type="float" office:value="294">
            <text:p>294</text:p>
          </table:table-cell>
          <table:table-cell table:formula="of:=&quot;N&quot;&amp;[.A292]" office:value-type="string" office:string-value="N294">
            <text:p>N294</text:p>
          </table:table-cell>
          <table:table-cell table:formula="of:=[.C291]" office:value-type="string" office:string-value="X2588.4">
            <text:p>X2588.4</text:p>
          </table:table-cell>
          <table:table-cell table:formula="of:= &quot;Y&quot; &amp; [.E292]" office:value-type="string" office:string-value="Y2139.039">
            <text:p>Y2139.039</text:p>
          </table:table-cell>
          <table:table-cell table:formula="of:=[.E291]+[.$J$4]" office:value-type="float" office:value="2139.039">
            <text:p>2139.039</text:p>
          </table:table-cell>
          <table:table-cell table:number-columns-repeated="5"/>
        </table:table-row>
        <table:table-row table:style-name="ro1">
          <table:table-cell table:formula="of:=[.A292]+1" office:value-type="float" office:value="295">
            <text:p>295</text:p>
          </table:table-cell>
          <table:table-cell table:formula="of:=&quot;N&quot;&amp;[.A293]" office:value-type="string" office:string-value="N295">
            <text:p>N295</text:p>
          </table:table-cell>
          <table:table-cell table:formula="of:=[.C292]" office:value-type="string" office:string-value="X2588.4">
            <text:p>X2588.4</text:p>
          </table:table-cell>
          <table:table-cell table:formula="of:= &quot;Y&quot; &amp; [.E293]" office:value-type="string" office:string-value="Y2144.7881">
            <text:p>Y2144.7881</text:p>
          </table:table-cell>
          <table:table-cell table:formula="of:=[.E292]+[.$J$4]" office:value-type="float" office:value="2144.7881">
            <text:p>2144.7881</text:p>
          </table:table-cell>
          <table:table-cell table:number-columns-repeated="5"/>
        </table:table-row>
        <table:table-row table:style-name="ro1">
          <table:table-cell table:formula="of:=[.A293]+1" office:value-type="float" office:value="296">
            <text:p>296</text:p>
          </table:table-cell>
          <table:table-cell table:formula="of:=&quot;N&quot;&amp;[.A294]" office:value-type="string" office:string-value="N296">
            <text:p>N296</text:p>
          </table:table-cell>
          <table:table-cell table:formula="of:=[.C293]" office:value-type="string" office:string-value="X2588.4">
            <text:p>X2588.4</text:p>
          </table:table-cell>
          <table:table-cell table:formula="of:= &quot;Y&quot; &amp; [.E294]" office:value-type="string" office:string-value="Y2150.5372">
            <text:p>Y2150.5372</text:p>
          </table:table-cell>
          <table:table-cell table:formula="of:=[.E293]+[.$J$4]" office:value-type="float" office:value="2150.5372">
            <text:p>2150.5372</text:p>
          </table:table-cell>
          <table:table-cell table:number-columns-repeated="5"/>
        </table:table-row>
        <table:table-row table:style-name="ro1">
          <table:table-cell table:formula="of:=[.A294]+1" office:value-type="float" office:value="297">
            <text:p>297</text:p>
          </table:table-cell>
          <table:table-cell table:formula="of:=&quot;N&quot;&amp;[.A295]" office:value-type="string" office:string-value="N297">
            <text:p>N297</text:p>
          </table:table-cell>
          <table:table-cell table:formula="of:=[.C294]" office:value-type="string" office:string-value="X2588.4">
            <text:p>X2588.4</text:p>
          </table:table-cell>
          <table:table-cell table:formula="of:= &quot;Y&quot; &amp; [.E295]" office:value-type="string" office:string-value="Y2156.2863">
            <text:p>Y2156.2863</text:p>
          </table:table-cell>
          <table:table-cell table:formula="of:=[.E294]+[.$J$4]" office:value-type="float" office:value="2156.2863">
            <text:p>2156.2863</text:p>
          </table:table-cell>
          <table:table-cell table:number-columns-repeated="5"/>
        </table:table-row>
        <table:table-row table:style-name="ro1">
          <table:table-cell table:formula="of:=[.A295]+1" office:value-type="float" office:value="298">
            <text:p>298</text:p>
          </table:table-cell>
          <table:table-cell table:formula="of:=&quot;N&quot;&amp;[.A296]" office:value-type="string" office:string-value="N298">
            <text:p>N298</text:p>
          </table:table-cell>
          <table:table-cell table:formula="of:=[.C295]" office:value-type="string" office:string-value="X2588.4">
            <text:p>X2588.4</text:p>
          </table:table-cell>
          <table:table-cell table:formula="of:= &quot;Y&quot; &amp; [.E296]" office:value-type="string" office:string-value="Y2162.0354">
            <text:p>Y2162.0354</text:p>
          </table:table-cell>
          <table:table-cell table:formula="of:=[.E295]+[.$J$4]" office:value-type="float" office:value="2162.0354">
            <text:p>2162.0354</text:p>
          </table:table-cell>
          <table:table-cell table:number-columns-repeated="5"/>
        </table:table-row>
        <table:table-row table:style-name="ro1">
          <table:table-cell table:formula="of:=[.A296]+1" office:value-type="float" office:value="299">
            <text:p>299</text:p>
          </table:table-cell>
          <table:table-cell table:formula="of:=&quot;N&quot;&amp;[.A297]" office:value-type="string" office:string-value="N299">
            <text:p>N299</text:p>
          </table:table-cell>
          <table:table-cell table:formula="of:=[.C296]" office:value-type="string" office:string-value="X2588.4">
            <text:p>X2588.4</text:p>
          </table:table-cell>
          <table:table-cell table:formula="of:= &quot;Y&quot; &amp; [.E297]" office:value-type="string" office:string-value="Y2167.7845">
            <text:p>Y2167.7845</text:p>
          </table:table-cell>
          <table:table-cell table:formula="of:=[.E296]+[.$J$4]" office:value-type="float" office:value="2167.7845">
            <text:p>2167.7845</text:p>
          </table:table-cell>
          <table:table-cell table:number-columns-repeated="5"/>
        </table:table-row>
        <table:table-row table:style-name="ro1">
          <table:table-cell table:formula="of:=[.A297]+1" office:value-type="float" office:value="300">
            <text:p>300</text:p>
          </table:table-cell>
          <table:table-cell table:formula="of:=&quot;N&quot;&amp;[.A298]" office:value-type="string" office:string-value="N300">
            <text:p>N300</text:p>
          </table:table-cell>
          <table:table-cell table:formula="of:=[.C297]" office:value-type="string" office:string-value="X2588.4">
            <text:p>X2588.4</text:p>
          </table:table-cell>
          <table:table-cell table:formula="of:= &quot;Y&quot; &amp; [.E298]" office:value-type="string" office:string-value="Y2173.5336">
            <text:p>Y2173.5336</text:p>
          </table:table-cell>
          <table:table-cell table:formula="of:=[.E297]+[.$J$4]" office:value-type="float" office:value="2173.5336">
            <text:p>2173.5336</text:p>
          </table:table-cell>
          <table:table-cell table:number-columns-repeated="5"/>
        </table:table-row>
        <table:table-row table:style-name="ro1">
          <table:table-cell table:formula="of:=[.A298]+1" office:value-type="float" office:value="301">
            <text:p>301</text:p>
          </table:table-cell>
          <table:table-cell table:formula="of:=&quot;N&quot;&amp;[.A299]" office:value-type="string" office:string-value="N301">
            <text:p>N301</text:p>
          </table:table-cell>
          <table:table-cell table:formula="of:=[.C298]" office:value-type="string" office:string-value="X2588.4">
            <text:p>X2588.4</text:p>
          </table:table-cell>
          <table:table-cell table:formula="of:= &quot;Y&quot; &amp; [.E299]" office:value-type="string" office:string-value="Y2179.2827">
            <text:p>Y2179.2827</text:p>
          </table:table-cell>
          <table:table-cell table:formula="of:=[.E298]+[.$J$4]" office:value-type="float" office:value="2179.2827">
            <text:p>2179.2827</text:p>
          </table:table-cell>
          <table:table-cell table:number-columns-repeated="5"/>
        </table:table-row>
        <table:table-row table:style-name="ro1">
          <table:table-cell table:formula="of:=[.A299]+1" office:value-type="float" office:value="302">
            <text:p>302</text:p>
          </table:table-cell>
          <table:table-cell table:formula="of:=&quot;N&quot;&amp;[.A300]" office:value-type="string" office:string-value="N302">
            <text:p>N302</text:p>
          </table:table-cell>
          <table:table-cell table:formula="of:=[.C299]" office:value-type="string" office:string-value="X2588.4">
            <text:p>X2588.4</text:p>
          </table:table-cell>
          <table:table-cell table:formula="of:= &quot;Y&quot; &amp; [.E300]" office:value-type="string" office:string-value="Y2185.0318">
            <text:p>Y2185.0318</text:p>
          </table:table-cell>
          <table:table-cell table:formula="of:=[.E299]+[.$J$4]" office:value-type="float" office:value="2185.0318">
            <text:p>2185.0318</text:p>
          </table:table-cell>
          <table:table-cell table:number-columns-repeated="5"/>
        </table:table-row>
        <table:table-row table:style-name="ro1">
          <table:table-cell table:formula="of:=[.A300]+1" office:value-type="float" office:value="303">
            <text:p>303</text:p>
          </table:table-cell>
          <table:table-cell table:formula="of:=&quot;N&quot;&amp;[.A301]" office:value-type="string" office:string-value="N303">
            <text:p>N303</text:p>
          </table:table-cell>
          <table:table-cell table:formula="of:=[.C300]" office:value-type="string" office:string-value="X2588.4">
            <text:p>X2588.4</text:p>
          </table:table-cell>
          <table:table-cell table:formula="of:= &quot;Y&quot; &amp; [.E301]" office:value-type="string" office:string-value="Y2190.7809">
            <text:p>Y2190.7809</text:p>
          </table:table-cell>
          <table:table-cell table:formula="of:=[.E300]+[.$J$4]" office:value-type="float" office:value="2190.7809">
            <text:p>2190.7809</text:p>
          </table:table-cell>
          <table:table-cell table:number-columns-repeated="5"/>
        </table:table-row>
        <table:table-row table:style-name="ro1">
          <table:table-cell table:formula="of:=[.A301]+1" office:value-type="float" office:value="304">
            <text:p>304</text:p>
          </table:table-cell>
          <table:table-cell table:formula="of:=&quot;N&quot;&amp;[.A302]" office:value-type="string" office:string-value="N304">
            <text:p>N304</text:p>
          </table:table-cell>
          <table:table-cell table:formula="of:=[.C301]" office:value-type="string" office:string-value="X2588.4">
            <text:p>X2588.4</text:p>
          </table:table-cell>
          <table:table-cell table:formula="of:= &quot;Y&quot; &amp; [.E302]" office:value-type="string" office:string-value="Y2196.53">
            <text:p>Y2196.53</text:p>
          </table:table-cell>
          <table:table-cell table:formula="of:=[.E301]+[.$J$4]" office:value-type="float" office:value="2196.53">
            <text:p>2196.53</text:p>
          </table:table-cell>
          <table:table-cell table:number-columns-repeated="5"/>
        </table:table-row>
        <table:table-row table:style-name="ro1">
          <table:table-cell table:formula="of:=[.A302]+1" office:value-type="float" office:value="305">
            <text:p>305</text:p>
          </table:table-cell>
          <table:table-cell table:formula="of:=&quot;N&quot;&amp;[.A303]" office:value-type="string" office:string-value="N305">
            <text:p>N305</text:p>
          </table:table-cell>
          <table:table-cell table:formula="of:=[.C302]" office:value-type="string" office:string-value="X2588.4">
            <text:p>X2588.4</text:p>
          </table:table-cell>
          <table:table-cell table:formula="of:= &quot;Y&quot; &amp; [.E303]" office:value-type="string" office:string-value="Y2202.2791">
            <text:p>Y2202.2791</text:p>
          </table:table-cell>
          <table:table-cell table:formula="of:=[.E302]+[.$J$4]" office:value-type="float" office:value="2202.2791">
            <text:p>2202.2791</text:p>
          </table:table-cell>
          <table:table-cell table:number-columns-repeated="5"/>
        </table:table-row>
        <table:table-row table:style-name="ro1">
          <table:table-cell table:formula="of:=[.A303]+1" office:value-type="float" office:value="306">
            <text:p>306</text:p>
          </table:table-cell>
          <table:table-cell table:formula="of:=&quot;N&quot;&amp;[.A304]" office:value-type="string" office:string-value="N306">
            <text:p>N306</text:p>
          </table:table-cell>
          <table:table-cell table:formula="of:=[.C303]" office:value-type="string" office:string-value="X2588.4">
            <text:p>X2588.4</text:p>
          </table:table-cell>
          <table:table-cell table:formula="of:= &quot;Y&quot; &amp; [.E304]" office:value-type="string" office:string-value="Y2208.0282">
            <text:p>Y2208.0282</text:p>
          </table:table-cell>
          <table:table-cell table:formula="of:=[.E303]+[.$J$4]" office:value-type="float" office:value="2208.0282">
            <text:p>2208.0282</text:p>
          </table:table-cell>
          <table:table-cell table:number-columns-repeated="5"/>
        </table:table-row>
        <table:table-row table:style-name="ro1">
          <table:table-cell table:formula="of:=[.A304]+1" office:value-type="float" office:value="307">
            <text:p>307</text:p>
          </table:table-cell>
          <table:table-cell table:formula="of:=&quot;N&quot;&amp;[.A305]" office:value-type="string" office:string-value="N307">
            <text:p>N307</text:p>
          </table:table-cell>
          <table:table-cell table:formula="of:=[.C304]" office:value-type="string" office:string-value="X2588.4">
            <text:p>X2588.4</text:p>
          </table:table-cell>
          <table:table-cell table:formula="of:= &quot;Y&quot; &amp; [.E305]" office:value-type="string" office:string-value="Y2213.7773">
            <text:p>Y2213.7773</text:p>
          </table:table-cell>
          <table:table-cell table:formula="of:=[.E304]+[.$J$4]" office:value-type="float" office:value="2213.7773">
            <text:p>2213.7773</text:p>
          </table:table-cell>
          <table:table-cell table:number-columns-repeated="5"/>
        </table:table-row>
        <table:table-row table:style-name="ro1">
          <table:table-cell table:formula="of:=[.A305]+1" office:value-type="float" office:value="308">
            <text:p>308</text:p>
          </table:table-cell>
          <table:table-cell table:formula="of:=&quot;N&quot;&amp;[.A306]" office:value-type="string" office:string-value="N308">
            <text:p>N308</text:p>
          </table:table-cell>
          <table:table-cell table:formula="of:=[.C305]" office:value-type="string" office:string-value="X2588.4">
            <text:p>X2588.4</text:p>
          </table:table-cell>
          <table:table-cell table:formula="of:= &quot;Y&quot; &amp; [.E306]" office:value-type="string" office:string-value="Y2219.5264">
            <text:p>Y2219.5264</text:p>
          </table:table-cell>
          <table:table-cell table:formula="of:=[.E305]+[.$J$4]" office:value-type="float" office:value="2219.5264">
            <text:p>2219.5264</text:p>
          </table:table-cell>
          <table:table-cell table:number-columns-repeated="5"/>
        </table:table-row>
        <table:table-row table:style-name="ro1">
          <table:table-cell table:formula="of:=[.A306]+1" office:value-type="float" office:value="309">
            <text:p>309</text:p>
          </table:table-cell>
          <table:table-cell table:formula="of:=&quot;N&quot;&amp;[.A307]" office:value-type="string" office:string-value="N309">
            <text:p>N309</text:p>
          </table:table-cell>
          <table:table-cell table:formula="of:=[.C306]" office:value-type="string" office:string-value="X2588.4">
            <text:p>X2588.4</text:p>
          </table:table-cell>
          <table:table-cell table:formula="of:= &quot;Y&quot; &amp; [.E307]" office:value-type="string" office:string-value="Y2225.2755">
            <text:p>Y2225.2755</text:p>
          </table:table-cell>
          <table:table-cell table:formula="of:=[.E306]+[.$J$4]" office:value-type="float" office:value="2225.2755">
            <text:p>2225.2755</text:p>
          </table:table-cell>
          <table:table-cell table:number-columns-repeated="5"/>
        </table:table-row>
        <table:table-row table:style-name="ro1">
          <table:table-cell table:formula="of:=[.A307]+1" office:value-type="float" office:value="310">
            <text:p>310</text:p>
          </table:table-cell>
          <table:table-cell table:formula="of:=&quot;N&quot;&amp;[.A308]" office:value-type="string" office:string-value="N310">
            <text:p>N310</text:p>
          </table:table-cell>
          <table:table-cell table:formula="of:=[.C307]" office:value-type="string" office:string-value="X2588.4">
            <text:p>X2588.4</text:p>
          </table:table-cell>
          <table:table-cell table:formula="of:= &quot;Y&quot; &amp; [.E308]" office:value-type="string" office:string-value="Y2231.0246">
            <text:p>Y2231.0246</text:p>
          </table:table-cell>
          <table:table-cell table:formula="of:=[.E307]+[.$J$4]" office:value-type="float" office:value="2231.0246">
            <text:p>2231.0246</text:p>
          </table:table-cell>
          <table:table-cell table:number-columns-repeated="5"/>
        </table:table-row>
        <table:table-row table:style-name="ro1">
          <table:table-cell table:formula="of:=[.A308]+1" office:value-type="float" office:value="311">
            <text:p>311</text:p>
          </table:table-cell>
          <table:table-cell table:formula="of:=&quot;N&quot;&amp;[.A309]" office:value-type="string" office:string-value="N311">
            <text:p>N311</text:p>
          </table:table-cell>
          <table:table-cell table:formula="of:=[.C308]" office:value-type="string" office:string-value="X2588.4">
            <text:p>X2588.4</text:p>
          </table:table-cell>
          <table:table-cell table:formula="of:= &quot;Y&quot; &amp; [.E309]" office:value-type="string" office:string-value="Y2236.7737">
            <text:p>Y2236.7737</text:p>
          </table:table-cell>
          <table:table-cell table:formula="of:=[.E308]+[.$J$4]" office:value-type="float" office:value="2236.7737">
            <text:p>2236.7737</text:p>
          </table:table-cell>
          <table:table-cell table:number-columns-repeated="5"/>
        </table:table-row>
        <table:table-row table:style-name="ro1">
          <table:table-cell table:formula="of:=[.A309]+1" office:value-type="float" office:value="312">
            <text:p>312</text:p>
          </table:table-cell>
          <table:table-cell table:formula="of:=&quot;N&quot;&amp;[.A310]" office:value-type="string" office:string-value="N312">
            <text:p>N312</text:p>
          </table:table-cell>
          <table:table-cell table:formula="of:=[.C309]" office:value-type="string" office:string-value="X2588.4">
            <text:p>X2588.4</text:p>
          </table:table-cell>
          <table:table-cell table:formula="of:= &quot;Y&quot; &amp; [.E310]" office:value-type="string" office:string-value="Y2242.5228">
            <text:p>Y2242.5228</text:p>
          </table:table-cell>
          <table:table-cell table:formula="of:=[.E309]+[.$J$4]" office:value-type="float" office:value="2242.5228">
            <text:p>2242.5228</text:p>
          </table:table-cell>
          <table:table-cell table:number-columns-repeated="5"/>
        </table:table-row>
        <table:table-row table:style-name="ro1">
          <table:table-cell table:formula="of:=[.A310]+1" office:value-type="float" office:value="313">
            <text:p>313</text:p>
          </table:table-cell>
          <table:table-cell table:formula="of:=&quot;N&quot;&amp;[.A311]" office:value-type="string" office:string-value="N313">
            <text:p>N313</text:p>
          </table:table-cell>
          <table:table-cell table:formula="of:=[.C310]" office:value-type="string" office:string-value="X2588.4">
            <text:p>X2588.4</text:p>
          </table:table-cell>
          <table:table-cell table:formula="of:= &quot;Y&quot; &amp; [.E311]" office:value-type="string" office:string-value="Y2248.2719">
            <text:p>Y2248.2719</text:p>
          </table:table-cell>
          <table:table-cell table:formula="of:=[.E310]+[.$J$4]" office:value-type="float" office:value="2248.2719">
            <text:p>2248.2719</text:p>
          </table:table-cell>
          <table:table-cell table:number-columns-repeated="5"/>
        </table:table-row>
        <table:table-row table:style-name="ro1">
          <table:table-cell table:formula="of:=[.A311]+1" office:value-type="float" office:value="314">
            <text:p>314</text:p>
          </table:table-cell>
          <table:table-cell table:formula="of:=&quot;N&quot;&amp;[.A312]" office:value-type="string" office:string-value="N314">
            <text:p>N314</text:p>
          </table:table-cell>
          <table:table-cell table:formula="of:=[.C311]" office:value-type="string" office:string-value="X2588.4">
            <text:p>X2588.4</text:p>
          </table:table-cell>
          <table:table-cell table:formula="of:= &quot;Y&quot; &amp; [.E312]" office:value-type="string" office:string-value="Y2254.021">
            <text:p>Y2254.021</text:p>
          </table:table-cell>
          <table:table-cell table:formula="of:=[.E311]+[.$J$4]" office:value-type="float" office:value="2254.021">
            <text:p>2254.021</text:p>
          </table:table-cell>
          <table:table-cell table:number-columns-repeated="5"/>
        </table:table-row>
        <table:table-row table:style-name="ro1">
          <table:table-cell table:formula="of:=[.A312]+1" office:value-type="float" office:value="315">
            <text:p>315</text:p>
          </table:table-cell>
          <table:table-cell table:formula="of:=&quot;N&quot;&amp;[.A313]" office:value-type="string" office:string-value="N315">
            <text:p>N315</text:p>
          </table:table-cell>
          <table:table-cell table:formula="of:=[.C312]" office:value-type="string" office:string-value="X2588.4">
            <text:p>X2588.4</text:p>
          </table:table-cell>
          <table:table-cell table:formula="of:= &quot;Y&quot; &amp; [.E313]" office:value-type="string" office:string-value="Y2259.7701">
            <text:p>Y2259.7701</text:p>
          </table:table-cell>
          <table:table-cell table:formula="of:=[.E312]+[.$J$4]" office:value-type="float" office:value="2259.7701">
            <text:p>2259.7701</text:p>
          </table:table-cell>
          <table:table-cell table:number-columns-repeated="5"/>
        </table:table-row>
        <table:table-row table:style-name="ro1">
          <table:table-cell table:formula="of:=[.A313]+1" office:value-type="float" office:value="316">
            <text:p>316</text:p>
          </table:table-cell>
          <table:table-cell table:formula="of:=&quot;N&quot;&amp;[.A314]" office:value-type="string" office:string-value="N316">
            <text:p>N316</text:p>
          </table:table-cell>
          <table:table-cell table:formula="of:=[.C313]" office:value-type="string" office:string-value="X2588.4">
            <text:p>X2588.4</text:p>
          </table:table-cell>
          <table:table-cell table:formula="of:= &quot;Y&quot; &amp; [.E314]" office:value-type="string" office:string-value="Y2265.5192">
            <text:p>Y2265.5192</text:p>
          </table:table-cell>
          <table:table-cell table:formula="of:=[.E313]+[.$J$4]" office:value-type="float" office:value="2265.5192">
            <text:p>2265.5192</text:p>
          </table:table-cell>
          <table:table-cell table:number-columns-repeated="5"/>
        </table:table-row>
        <table:table-row table:style-name="ro1">
          <table:table-cell table:formula="of:=[.A314]+1" office:value-type="float" office:value="317">
            <text:p>317</text:p>
          </table:table-cell>
          <table:table-cell table:formula="of:=&quot;N&quot;&amp;[.A315]" office:value-type="string" office:string-value="N317">
            <text:p>N317</text:p>
          </table:table-cell>
          <table:table-cell table:formula="of:=[.C314]" office:value-type="string" office:string-value="X2588.4">
            <text:p>X2588.4</text:p>
          </table:table-cell>
          <table:table-cell table:formula="of:= &quot;Y&quot; &amp; [.E315]" office:value-type="string" office:string-value="Y2271.2683">
            <text:p>Y2271.2683</text:p>
          </table:table-cell>
          <table:table-cell table:formula="of:=[.E314]+[.$J$4]" office:value-type="float" office:value="2271.2683">
            <text:p>2271.2683</text:p>
          </table:table-cell>
          <table:table-cell table:number-columns-repeated="5"/>
        </table:table-row>
        <table:table-row table:style-name="ro1">
          <table:table-cell table:formula="of:=[.A315]+1" office:value-type="float" office:value="318">
            <text:p>318</text:p>
          </table:table-cell>
          <table:table-cell table:formula="of:=&quot;N&quot;&amp;[.A316]" office:value-type="string" office:string-value="N318">
            <text:p>N318</text:p>
          </table:table-cell>
          <table:table-cell table:formula="of:=[.C315]" office:value-type="string" office:string-value="X2588.4">
            <text:p>X2588.4</text:p>
          </table:table-cell>
          <table:table-cell table:formula="of:= &quot;Y&quot; &amp; [.E316]" office:value-type="string" office:string-value="Y2277.0174">
            <text:p>Y2277.0174</text:p>
          </table:table-cell>
          <table:table-cell table:formula="of:=[.E315]+[.$J$4]" office:value-type="float" office:value="2277.0174">
            <text:p>2277.0174</text:p>
          </table:table-cell>
          <table:table-cell table:number-columns-repeated="5"/>
        </table:table-row>
        <table:table-row table:style-name="ro1">
          <table:table-cell table:formula="of:=[.A316]+1" office:value-type="float" office:value="319">
            <text:p>319</text:p>
          </table:table-cell>
          <table:table-cell table:formula="of:=&quot;N&quot;&amp;[.A317]" office:value-type="string" office:string-value="N319">
            <text:p>N319</text:p>
          </table:table-cell>
          <table:table-cell table:formula="of:=[.C316]" office:value-type="string" office:string-value="X2588.4">
            <text:p>X2588.4</text:p>
          </table:table-cell>
          <table:table-cell table:formula="of:= &quot;Y&quot; &amp; [.E317]" office:value-type="string" office:string-value="Y2282.7665">
            <text:p>Y2282.7665</text:p>
          </table:table-cell>
          <table:table-cell table:formula="of:=[.E316]+[.$J$4]" office:value-type="float" office:value="2282.7665">
            <text:p>2282.7665</text:p>
          </table:table-cell>
          <table:table-cell table:number-columns-repeated="5"/>
        </table:table-row>
        <table:table-row table:style-name="ro1">
          <table:table-cell table:formula="of:=[.A317]+1" office:value-type="float" office:value="320">
            <text:p>320</text:p>
          </table:table-cell>
          <table:table-cell table:formula="of:=&quot;N&quot;&amp;[.A318]" office:value-type="string" office:string-value="N320">
            <text:p>N320</text:p>
          </table:table-cell>
          <table:table-cell table:formula="of:=[.C317]" office:value-type="string" office:string-value="X2588.4">
            <text:p>X2588.4</text:p>
          </table:table-cell>
          <table:table-cell table:formula="of:= &quot;Y&quot; &amp; [.E318]" office:value-type="string" office:string-value="Y2288.5156">
            <text:p>Y2288.5156</text:p>
          </table:table-cell>
          <table:table-cell table:formula="of:=[.E317]+[.$J$4]" office:value-type="float" office:value="2288.5156">
            <text:p>2288.5156</text:p>
          </table:table-cell>
          <table:table-cell table:number-columns-repeated="5"/>
        </table:table-row>
        <table:table-row table:style-name="ro1">
          <table:table-cell table:formula="of:=[.A318]+1" office:value-type="float" office:value="321">
            <text:p>321</text:p>
          </table:table-cell>
          <table:table-cell table:formula="of:=&quot;N&quot;&amp;[.A319]" office:value-type="string" office:string-value="N321">
            <text:p>N321</text:p>
          </table:table-cell>
          <table:table-cell table:formula="of:=[.C318]" office:value-type="string" office:string-value="X2588.4">
            <text:p>X2588.4</text:p>
          </table:table-cell>
          <table:table-cell table:formula="of:= &quot;Y&quot; &amp; [.E319]" office:value-type="string" office:string-value="Y2294.2647">
            <text:p>Y2294.2647</text:p>
          </table:table-cell>
          <table:table-cell table:formula="of:=[.E318]+[.$J$4]" office:value-type="float" office:value="2294.2647">
            <text:p>2294.2647</text:p>
          </table:table-cell>
          <table:table-cell table:number-columns-repeated="5"/>
        </table:table-row>
        <table:table-row table:style-name="ro1">
          <table:table-cell table:formula="of:=[.A319]+1" office:value-type="float" office:value="322">
            <text:p>322</text:p>
          </table:table-cell>
          <table:table-cell table:formula="of:=&quot;N&quot;&amp;[.A320]" office:value-type="string" office:string-value="N322">
            <text:p>N322</text:p>
          </table:table-cell>
          <table:table-cell table:formula="of:=[.C319]" office:value-type="string" office:string-value="X2588.4">
            <text:p>X2588.4</text:p>
          </table:table-cell>
          <table:table-cell table:formula="of:= &quot;Y&quot; &amp; [.E320]" office:value-type="string" office:string-value="Y2300.0138">
            <text:p>Y2300.0138</text:p>
          </table:table-cell>
          <table:table-cell table:formula="of:=[.E319]+[.$J$4]" office:value-type="float" office:value="2300.0138">
            <text:p>2300.0138</text:p>
          </table:table-cell>
          <table:table-cell table:number-columns-repeated="5"/>
        </table:table-row>
        <table:table-row table:style-name="ro1">
          <table:table-cell table:formula="of:=[.A320]+1" office:value-type="float" office:value="323">
            <text:p>323</text:p>
          </table:table-cell>
          <table:table-cell table:formula="of:=&quot;N&quot;&amp;[.A321]" office:value-type="string" office:string-value="N323">
            <text:p>N323</text:p>
          </table:table-cell>
          <table:table-cell table:formula="of:=[.C320]" office:value-type="string" office:string-value="X2588.4">
            <text:p>X2588.4</text:p>
          </table:table-cell>
          <table:table-cell table:formula="of:= &quot;Y&quot; &amp; [.E321]" office:value-type="string" office:string-value="Y2305.7629">
            <text:p>Y2305.7629</text:p>
          </table:table-cell>
          <table:table-cell table:formula="of:=[.E320]+[.$J$4]" office:value-type="float" office:value="2305.7629">
            <text:p>2305.7629</text:p>
          </table:table-cell>
          <table:table-cell table:number-columns-repeated="5"/>
        </table:table-row>
        <table:table-row table:style-name="ro1">
          <table:table-cell table:formula="of:=[.A321]+1" office:value-type="float" office:value="324">
            <text:p>324</text:p>
          </table:table-cell>
          <table:table-cell table:formula="of:=&quot;N&quot;&amp;[.A322]" office:value-type="string" office:string-value="N324">
            <text:p>N324</text:p>
          </table:table-cell>
          <table:table-cell table:formula="of:=[.C321]" office:value-type="string" office:string-value="X2588.4">
            <text:p>X2588.4</text:p>
          </table:table-cell>
          <table:table-cell table:formula="of:= &quot;Y&quot; &amp; [.E322]" office:value-type="string" office:string-value="Y2311.512">
            <text:p>Y2311.512</text:p>
          </table:table-cell>
          <table:table-cell table:formula="of:=[.E321]+[.$J$4]" office:value-type="float" office:value="2311.512">
            <text:p>2311.512</text:p>
          </table:table-cell>
          <table:table-cell table:number-columns-repeated="5"/>
        </table:table-row>
        <table:table-row table:style-name="ro1">
          <table:table-cell table:formula="of:=[.A322]+1" office:value-type="float" office:value="325">
            <text:p>325</text:p>
          </table:table-cell>
          <table:table-cell table:formula="of:=&quot;N&quot;&amp;[.A323]" office:value-type="string" office:string-value="N325">
            <text:p>N325</text:p>
          </table:table-cell>
          <table:table-cell table:formula="of:=[.C322]" office:value-type="string" office:string-value="X2588.4">
            <text:p>X2588.4</text:p>
          </table:table-cell>
          <table:table-cell table:formula="of:= &quot;Y&quot; &amp; [.E323]" office:value-type="string" office:string-value="Y2317.2611">
            <text:p>Y2317.2611</text:p>
          </table:table-cell>
          <table:table-cell table:formula="of:=[.E322]+[.$J$4]" office:value-type="float" office:value="2317.2611">
            <text:p>2317.2611</text:p>
          </table:table-cell>
          <table:table-cell table:number-columns-repeated="5"/>
        </table:table-row>
        <table:table-row table:style-name="ro1">
          <table:table-cell table:formula="of:=[.A323]+1" office:value-type="float" office:value="326">
            <text:p>326</text:p>
          </table:table-cell>
          <table:table-cell table:formula="of:=&quot;N&quot;&amp;[.A324]" office:value-type="string" office:string-value="N326">
            <text:p>N326</text:p>
          </table:table-cell>
          <table:table-cell table:formula="of:=[.C323]" office:value-type="string" office:string-value="X2588.4">
            <text:p>X2588.4</text:p>
          </table:table-cell>
          <table:table-cell table:formula="of:= &quot;Y&quot; &amp; [.E324]" office:value-type="string" office:string-value="Y2323.0102">
            <text:p>Y2323.0102</text:p>
          </table:table-cell>
          <table:table-cell table:formula="of:=[.E323]+[.$J$4]" office:value-type="float" office:value="2323.0102">
            <text:p>2323.0102</text:p>
          </table:table-cell>
          <table:table-cell table:number-columns-repeated="5"/>
        </table:table-row>
        <table:table-row table:style-name="ro1">
          <table:table-cell table:formula="of:=[.A324]+1" office:value-type="float" office:value="327">
            <text:p>327</text:p>
          </table:table-cell>
          <table:table-cell table:formula="of:=&quot;N&quot;&amp;[.A325]" office:value-type="string" office:string-value="N327">
            <text:p>N327</text:p>
          </table:table-cell>
          <table:table-cell table:formula="of:=[.C324]" office:value-type="string" office:string-value="X2588.4">
            <text:p>X2588.4</text:p>
          </table:table-cell>
          <table:table-cell table:formula="of:= &quot;Y&quot; &amp; [.E325]" office:value-type="string" office:string-value="Y2328.7593">
            <text:p>Y2328.7593</text:p>
          </table:table-cell>
          <table:table-cell table:formula="of:=[.E324]+[.$J$4]" office:value-type="float" office:value="2328.7593">
            <text:p>2328.7593</text:p>
          </table:table-cell>
          <table:table-cell table:number-columns-repeated="5"/>
        </table:table-row>
        <table:table-row table:style-name="ro1">
          <table:table-cell table:formula="of:=[.A325]+1" office:value-type="float" office:value="328">
            <text:p>328</text:p>
          </table:table-cell>
          <table:table-cell table:formula="of:=&quot;N&quot;&amp;[.A326]" office:value-type="string" office:string-value="N328">
            <text:p>N328</text:p>
          </table:table-cell>
          <table:table-cell table:formula="of:=[.C325]" office:value-type="string" office:string-value="X2588.4">
            <text:p>X2588.4</text:p>
          </table:table-cell>
          <table:table-cell table:formula="of:= &quot;Y&quot; &amp; [.E326]" office:value-type="string" office:string-value="Y2334.5084">
            <text:p>Y2334.5084</text:p>
          </table:table-cell>
          <table:table-cell table:formula="of:=[.E325]+[.$J$4]" office:value-type="float" office:value="2334.5084">
            <text:p>2334.5084</text:p>
          </table:table-cell>
          <table:table-cell table:number-columns-repeated="5"/>
        </table:table-row>
        <table:table-row table:style-name="ro1">
          <table:table-cell table:formula="of:=[.A326]+1" office:value-type="float" office:value="329">
            <text:p>329</text:p>
          </table:table-cell>
          <table:table-cell table:formula="of:=&quot;N&quot;&amp;[.A327]" office:value-type="string" office:string-value="N329">
            <text:p>N329</text:p>
          </table:table-cell>
          <table:table-cell table:formula="of:=[.C326]" office:value-type="string" office:string-value="X2588.4">
            <text:p>X2588.4</text:p>
          </table:table-cell>
          <table:table-cell table:formula="of:= &quot;Y&quot; &amp; [.E327]" office:value-type="string" office:string-value="Y2340.2575">
            <text:p>Y2340.2575</text:p>
          </table:table-cell>
          <table:table-cell table:formula="of:=[.E326]+[.$J$4]" office:value-type="float" office:value="2340.2575">
            <text:p>2340.2575</text:p>
          </table:table-cell>
          <table:table-cell table:number-columns-repeated="5"/>
        </table:table-row>
        <table:table-row table:style-name="ro1">
          <table:table-cell table:formula="of:=[.A327]+1" office:value-type="float" office:value="330">
            <text:p>330</text:p>
          </table:table-cell>
          <table:table-cell table:formula="of:=&quot;N&quot;&amp;[.A328]" office:value-type="string" office:string-value="N330">
            <text:p>N330</text:p>
          </table:table-cell>
          <table:table-cell table:formula="of:=[.C327]" office:value-type="string" office:string-value="X2588.4">
            <text:p>X2588.4</text:p>
          </table:table-cell>
          <table:table-cell table:formula="of:= &quot;Y&quot; &amp; [.E328]" office:value-type="string" office:string-value="Y2346.0066">
            <text:p>Y2346.0066</text:p>
          </table:table-cell>
          <table:table-cell table:formula="of:=[.E327]+[.$J$4]" office:value-type="float" office:value="2346.0066">
            <text:p>2346.0066</text:p>
          </table:table-cell>
          <table:table-cell table:number-columns-repeated="5"/>
        </table:table-row>
        <table:table-row table:style-name="ro1">
          <table:table-cell table:formula="of:=[.A328]+1" office:value-type="float" office:value="331">
            <text:p>331</text:p>
          </table:table-cell>
          <table:table-cell table:formula="of:=&quot;N&quot;&amp;[.A329]" office:value-type="string" office:string-value="N331">
            <text:p>N331</text:p>
          </table:table-cell>
          <table:table-cell table:formula="of:=[.C328]" office:value-type="string" office:string-value="X2588.4">
            <text:p>X2588.4</text:p>
          </table:table-cell>
          <table:table-cell table:formula="of:= &quot;Y&quot; &amp; [.E329]" office:value-type="string" office:string-value="Y2351.7557">
            <text:p>Y2351.7557</text:p>
          </table:table-cell>
          <table:table-cell table:formula="of:=[.E328]+[.$J$4]" office:value-type="float" office:value="2351.7557">
            <text:p>2351.7557</text:p>
          </table:table-cell>
          <table:table-cell table:number-columns-repeated="5"/>
        </table:table-row>
        <table:table-row table:style-name="ro1">
          <table:table-cell table:formula="of:=[.A329]+1" office:value-type="float" office:value="332">
            <text:p>332</text:p>
          </table:table-cell>
          <table:table-cell table:formula="of:=&quot;N&quot;&amp;[.A330]" office:value-type="string" office:string-value="N332">
            <text:p>N332</text:p>
          </table:table-cell>
          <table:table-cell table:formula="of:=[.C329]" office:value-type="string" office:string-value="X2588.4">
            <text:p>X2588.4</text:p>
          </table:table-cell>
          <table:table-cell table:formula="of:= &quot;Y&quot; &amp; [.E330]" office:value-type="string" office:string-value="Y2357.5048">
            <text:p>Y2357.5048</text:p>
          </table:table-cell>
          <table:table-cell table:formula="of:=[.E329]+[.$J$4]" office:value-type="float" office:value="2357.5048">
            <text:p>2357.5048</text:p>
          </table:table-cell>
          <table:table-cell table:number-columns-repeated="5"/>
        </table:table-row>
        <table:table-row table:style-name="ro1">
          <table:table-cell table:formula="of:=[.A330]+1" office:value-type="float" office:value="333">
            <text:p>333</text:p>
          </table:table-cell>
          <table:table-cell table:formula="of:=&quot;N&quot;&amp;[.A331]" office:value-type="string" office:string-value="N333">
            <text:p>N333</text:p>
          </table:table-cell>
          <table:table-cell table:formula="of:=[.C330]" office:value-type="string" office:string-value="X2588.4">
            <text:p>X2588.4</text:p>
          </table:table-cell>
          <table:table-cell table:formula="of:= &quot;Y&quot; &amp; [.E331]" office:value-type="string" office:string-value="Y2363.2539">
            <text:p>Y2363.2539</text:p>
          </table:table-cell>
          <table:table-cell table:formula="of:=[.E330]+[.$J$4]" office:value-type="float" office:value="2363.2539">
            <text:p>2363.2539</text:p>
          </table:table-cell>
          <table:table-cell table:number-columns-repeated="5"/>
        </table:table-row>
        <table:table-row table:style-name="ro1">
          <table:table-cell table:formula="of:=[.A331]+1" office:value-type="float" office:value="334">
            <text:p>334</text:p>
          </table:table-cell>
          <table:table-cell table:formula="of:=&quot;N&quot;&amp;[.A332]" office:value-type="string" office:string-value="N334">
            <text:p>N334</text:p>
          </table:table-cell>
          <table:table-cell table:formula="of:=[.C331]" office:value-type="string" office:string-value="X2588.4">
            <text:p>X2588.4</text:p>
          </table:table-cell>
          <table:table-cell table:formula="of:= &quot;Y&quot; &amp; [.E332]" office:value-type="string" office:string-value="Y2369.003">
            <text:p>Y2369.003</text:p>
          </table:table-cell>
          <table:table-cell table:formula="of:=[.E331]+[.$J$4]" office:value-type="float" office:value="2369.003">
            <text:p>2369.003</text:p>
          </table:table-cell>
          <table:table-cell table:number-columns-repeated="5"/>
        </table:table-row>
        <table:table-row table:style-name="ro1">
          <table:table-cell table:formula="of:=[.A332]+1" office:value-type="float" office:value="335">
            <text:p>335</text:p>
          </table:table-cell>
          <table:table-cell table:formula="of:=&quot;N&quot;&amp;[.A333]" office:value-type="string" office:string-value="N335">
            <text:p>N335</text:p>
          </table:table-cell>
          <table:table-cell table:formula="of:=[.C332]" office:value-type="string" office:string-value="X2588.4">
            <text:p>X2588.4</text:p>
          </table:table-cell>
          <table:table-cell table:formula="of:= &quot;Y&quot; &amp; [.E333]" office:value-type="string" office:string-value="Y2374.7521">
            <text:p>Y2374.7521</text:p>
          </table:table-cell>
          <table:table-cell table:formula="of:=[.E332]+[.$J$4]" office:value-type="float" office:value="2374.7521">
            <text:p>2374.7521</text:p>
          </table:table-cell>
          <table:table-cell table:number-columns-repeated="5"/>
        </table:table-row>
        <table:table-row table:style-name="ro1">
          <table:table-cell table:formula="of:=[.A333]+1" office:value-type="float" office:value="336">
            <text:p>336</text:p>
          </table:table-cell>
          <table:table-cell table:formula="of:=&quot;N&quot;&amp;[.A334]" office:value-type="string" office:string-value="N336">
            <text:p>N336</text:p>
          </table:table-cell>
          <table:table-cell table:formula="of:=[.C333]" office:value-type="string" office:string-value="X2588.4">
            <text:p>X2588.4</text:p>
          </table:table-cell>
          <table:table-cell table:formula="of:= &quot;Y&quot; &amp; [.E334]" office:value-type="string" office:string-value="Y2380.5012">
            <text:p>Y2380.5012</text:p>
          </table:table-cell>
          <table:table-cell table:formula="of:=[.E333]+[.$J$4]" office:value-type="float" office:value="2380.5012">
            <text:p>2380.5012</text:p>
          </table:table-cell>
          <table:table-cell table:number-columns-repeated="5"/>
        </table:table-row>
        <table:table-row table:style-name="ro1">
          <table:table-cell table:formula="of:=[.A334]+1" office:value-type="float" office:value="337">
            <text:p>337</text:p>
          </table:table-cell>
          <table:table-cell table:formula="of:=&quot;N&quot;&amp;[.A335]" office:value-type="string" office:string-value="N337">
            <text:p>N337</text:p>
          </table:table-cell>
          <table:table-cell table:formula="of:=[.C334]" office:value-type="string" office:string-value="X2588.4">
            <text:p>X2588.4</text:p>
          </table:table-cell>
          <table:table-cell table:formula="of:= &quot;Y&quot; &amp; [.E335]" office:value-type="string" office:string-value="Y2386.2503">
            <text:p>Y2386.2503</text:p>
          </table:table-cell>
          <table:table-cell table:formula="of:=[.E334]+[.$J$4]" office:value-type="float" office:value="2386.2503">
            <text:p>2386.2503</text:p>
          </table:table-cell>
          <table:table-cell table:number-columns-repeated="5"/>
        </table:table-row>
        <table:table-row table:style-name="ro1">
          <table:table-cell table:formula="of:=[.A335]+1" office:value-type="float" office:value="338">
            <text:p>338</text:p>
          </table:table-cell>
          <table:table-cell table:formula="of:=&quot;N&quot;&amp;[.A336]" office:value-type="string" office:string-value="N338">
            <text:p>N338</text:p>
          </table:table-cell>
          <table:table-cell table:formula="of:=[.C335]" office:value-type="string" office:string-value="X2588.4">
            <text:p>X2588.4</text:p>
          </table:table-cell>
          <table:table-cell table:formula="of:= &quot;Y&quot; &amp; [.E336]" office:value-type="string" office:string-value="Y2391.9994">
            <text:p>Y2391.9994</text:p>
          </table:table-cell>
          <table:table-cell table:formula="of:=[.E335]+[.$J$4]" office:value-type="float" office:value="2391.9994">
            <text:p>2391.9994</text:p>
          </table:table-cell>
          <table:table-cell table:number-columns-repeated="5"/>
        </table:table-row>
        <table:table-row table:style-name="ro1">
          <table:table-cell table:formula="of:=[.A336]+1" office:value-type="float" office:value="339">
            <text:p>339</text:p>
          </table:table-cell>
          <table:table-cell table:formula="of:=&quot;N&quot;&amp;[.A337]" office:value-type="string" office:string-value="N339">
            <text:p>N339</text:p>
          </table:table-cell>
          <table:table-cell table:formula="of:=[.C336]" office:value-type="string" office:string-value="X2588.4">
            <text:p>X2588.4</text:p>
          </table:table-cell>
          <table:table-cell table:formula="of:= &quot;Y&quot; &amp; [.E337]" office:value-type="string" office:string-value="Y2397.7485">
            <text:p>Y2397.7485</text:p>
          </table:table-cell>
          <table:table-cell table:formula="of:=[.E336]+[.$J$4]" office:value-type="float" office:value="2397.7485">
            <text:p>2397.7485</text:p>
          </table:table-cell>
          <table:table-cell table:number-columns-repeated="5"/>
        </table:table-row>
        <table:table-row table:style-name="ro1">
          <table:table-cell table:formula="of:=[.A337]+1" office:value-type="float" office:value="340">
            <text:p>340</text:p>
          </table:table-cell>
          <table:table-cell table:formula="of:=&quot;N&quot;&amp;[.A338]" office:value-type="string" office:string-value="N340">
            <text:p>N340</text:p>
          </table:table-cell>
          <table:table-cell table:formula="of:=[.C337]" office:value-type="string" office:string-value="X2588.4">
            <text:p>X2588.4</text:p>
          </table:table-cell>
          <table:table-cell table:formula="of:= &quot;Y&quot; &amp; [.E338]" office:value-type="string" office:string-value="Y2403.4976">
            <text:p>Y2403.4976</text:p>
          </table:table-cell>
          <table:table-cell table:formula="of:=[.E337]+[.$J$4]" office:value-type="float" office:value="2403.4976">
            <text:p>2403.4976</text:p>
          </table:table-cell>
          <table:table-cell table:number-columns-repeated="5"/>
        </table:table-row>
        <table:table-row table:style-name="ro1">
          <table:table-cell table:formula="of:=[.A338]+1" office:value-type="float" office:value="341">
            <text:p>341</text:p>
          </table:table-cell>
          <table:table-cell table:formula="of:=&quot;N&quot;&amp;[.A339]" office:value-type="string" office:string-value="N341">
            <text:p>N341</text:p>
          </table:table-cell>
          <table:table-cell table:formula="of:=[.C338]" office:value-type="string" office:string-value="X2588.4">
            <text:p>X2588.4</text:p>
          </table:table-cell>
          <table:table-cell table:formula="of:= &quot;Y&quot; &amp; [.E339]" office:value-type="string" office:string-value="Y2409.2467">
            <text:p>Y2409.2467</text:p>
          </table:table-cell>
          <table:table-cell table:formula="of:=[.E338]+[.$J$4]" office:value-type="float" office:value="2409.2467">
            <text:p>2409.2467</text:p>
          </table:table-cell>
          <table:table-cell table:number-columns-repeated="5"/>
        </table:table-row>
        <table:table-row table:style-name="ro1">
          <table:table-cell table:formula="of:=[.A339]+1" office:value-type="float" office:value="342">
            <text:p>342</text:p>
          </table:table-cell>
          <table:table-cell table:formula="of:=&quot;N&quot;&amp;[.A340]" office:value-type="string" office:string-value="N342">
            <text:p>N342</text:p>
          </table:table-cell>
          <table:table-cell table:formula="of:=[.C339]" office:value-type="string" office:string-value="X2588.4">
            <text:p>X2588.4</text:p>
          </table:table-cell>
          <table:table-cell table:formula="of:= &quot;Y&quot; &amp; [.E340]" office:value-type="string" office:string-value="Y2414.9958">
            <text:p>Y2414.9958</text:p>
          </table:table-cell>
          <table:table-cell table:formula="of:=[.E339]+[.$J$4]" office:value-type="float" office:value="2414.9958">
            <text:p>2414.9958</text:p>
          </table:table-cell>
          <table:table-cell table:number-columns-repeated="5"/>
        </table:table-row>
        <table:table-row table:style-name="ro1">
          <table:table-cell table:formula="of:=[.A340]+1" office:value-type="float" office:value="343">
            <text:p>343</text:p>
          </table:table-cell>
          <table:table-cell table:formula="of:=&quot;N&quot;&amp;[.A341]" office:value-type="string" office:string-value="N343">
            <text:p>N343</text:p>
          </table:table-cell>
          <table:table-cell table:formula="of:=[.C340]" office:value-type="string" office:string-value="X2588.4">
            <text:p>X2588.4</text:p>
          </table:table-cell>
          <table:table-cell table:formula="of:= &quot;Y&quot; &amp; [.E341]" office:value-type="string" office:string-value="Y2420.7449">
            <text:p>Y2420.7449</text:p>
          </table:table-cell>
          <table:table-cell table:formula="of:=[.E340]+[.$J$4]" office:value-type="float" office:value="2420.7449">
            <text:p>2420.7449</text:p>
          </table:table-cell>
          <table:table-cell table:number-columns-repeated="5"/>
        </table:table-row>
        <table:table-row table:style-name="ro1">
          <table:table-cell table:formula="of:=[.A341]+1" office:value-type="float" office:value="344">
            <text:p>344</text:p>
          </table:table-cell>
          <table:table-cell table:formula="of:=&quot;N&quot;&amp;[.A342]" office:value-type="string" office:string-value="N344">
            <text:p>N344</text:p>
          </table:table-cell>
          <table:table-cell table:formula="of:=[.C341]" office:value-type="string" office:string-value="X2588.4">
            <text:p>X2588.4</text:p>
          </table:table-cell>
          <table:table-cell table:formula="of:= &quot;Y&quot; &amp; [.E342]" office:value-type="string" office:string-value="Y2426.494">
            <text:p>Y2426.494</text:p>
          </table:table-cell>
          <table:table-cell table:formula="of:=[.E341]+[.$J$4]" office:value-type="float" office:value="2426.494">
            <text:p>2426.494</text:p>
          </table:table-cell>
          <table:table-cell table:number-columns-repeated="5"/>
        </table:table-row>
        <table:table-row table:style-name="ro1">
          <table:table-cell table:formula="of:=[.A342]+1" office:value-type="float" office:value="345">
            <text:p>345</text:p>
          </table:table-cell>
          <table:table-cell table:formula="of:=&quot;N&quot;&amp;[.A343]" office:value-type="string" office:string-value="N345">
            <text:p>N345</text:p>
          </table:table-cell>
          <table:table-cell table:formula="of:=[.C342]" office:value-type="string" office:string-value="X2588.4">
            <text:p>X2588.4</text:p>
          </table:table-cell>
          <table:table-cell table:formula="of:= &quot;Y&quot; &amp; [.E343]" office:value-type="string" office:string-value="Y2432.2431">
            <text:p>Y2432.2431</text:p>
          </table:table-cell>
          <table:table-cell table:formula="of:=[.E342]+[.$J$4]" office:value-type="float" office:value="2432.2431">
            <text:p>2432.2431</text:p>
          </table:table-cell>
          <table:table-cell table:number-columns-repeated="5"/>
        </table:table-row>
        <table:table-row table:style-name="ro1">
          <table:table-cell table:formula="of:=[.A343]+1" office:value-type="float" office:value="346">
            <text:p>346</text:p>
          </table:table-cell>
          <table:table-cell table:formula="of:=&quot;N&quot;&amp;[.A344]" office:value-type="string" office:string-value="N346">
            <text:p>N346</text:p>
          </table:table-cell>
          <table:table-cell table:formula="of:=[.C343]" office:value-type="string" office:string-value="X2588.4">
            <text:p>X2588.4</text:p>
          </table:table-cell>
          <table:table-cell table:formula="of:= &quot;Y&quot; &amp; [.E344]" office:value-type="string" office:string-value="Y2437.9922">
            <text:p>Y2437.9922</text:p>
          </table:table-cell>
          <table:table-cell table:formula="of:=[.E343]+[.$J$4]" office:value-type="float" office:value="2437.9922">
            <text:p>2437.9922</text:p>
          </table:table-cell>
          <table:table-cell table:number-columns-repeated="5"/>
        </table:table-row>
        <table:table-row table:style-name="ro1">
          <table:table-cell table:formula="of:=[.A344]+1" office:value-type="float" office:value="347">
            <text:p>347</text:p>
          </table:table-cell>
          <table:table-cell table:formula="of:=&quot;N&quot;&amp;[.A345]" office:value-type="string" office:string-value="N347">
            <text:p>N347</text:p>
          </table:table-cell>
          <table:table-cell table:formula="of:=[.C344]" office:value-type="string" office:string-value="X2588.4">
            <text:p>X2588.4</text:p>
          </table:table-cell>
          <table:table-cell table:formula="of:= &quot;Y&quot; &amp; [.E345]" office:value-type="string" office:string-value="Y2443.7413">
            <text:p>Y2443.7413</text:p>
          </table:table-cell>
          <table:table-cell table:formula="of:=[.E344]+[.$J$4]" office:value-type="float" office:value="2443.7413">
            <text:p>2443.7413</text:p>
          </table:table-cell>
          <table:table-cell table:number-columns-repeated="5"/>
        </table:table-row>
        <table:table-row table:style-name="ro1">
          <table:table-cell table:formula="of:=[.A345]+1" office:value-type="float" office:value="348">
            <text:p>348</text:p>
          </table:table-cell>
          <table:table-cell table:formula="of:=&quot;N&quot;&amp;[.A346]" office:value-type="string" office:string-value="N348">
            <text:p>N348</text:p>
          </table:table-cell>
          <table:table-cell table:formula="of:=[.C345]" office:value-type="string" office:string-value="X2588.4">
            <text:p>X2588.4</text:p>
          </table:table-cell>
          <table:table-cell table:formula="of:= &quot;Y&quot; &amp; [.E346]" office:value-type="string" office:string-value="Y2449.4904">
            <text:p>Y2449.4904</text:p>
          </table:table-cell>
          <table:table-cell table:formula="of:=[.E345]+[.$J$4]" office:value-type="float" office:value="2449.4904">
            <text:p>2449.4904</text:p>
          </table:table-cell>
          <table:table-cell table:number-columns-repeated="5"/>
        </table:table-row>
        <table:table-row table:style-name="ro1">
          <table:table-cell table:formula="of:=[.A346]+1" office:value-type="float" office:value="349">
            <text:p>349</text:p>
          </table:table-cell>
          <table:table-cell table:formula="of:=&quot;N&quot;&amp;[.A347]" office:value-type="string" office:string-value="N349">
            <text:p>N349</text:p>
          </table:table-cell>
          <table:table-cell table:formula="of:=[.C346]" office:value-type="string" office:string-value="X2588.4">
            <text:p>X2588.4</text:p>
          </table:table-cell>
          <table:table-cell table:formula="of:= &quot;Y&quot; &amp; [.E347]" office:value-type="string" office:string-value="Y2455.2395">
            <text:p>Y2455.2395</text:p>
          </table:table-cell>
          <table:table-cell table:formula="of:=[.E346]+[.$J$4]" office:value-type="float" office:value="2455.2395">
            <text:p>2455.2395</text:p>
          </table:table-cell>
          <table:table-cell table:number-columns-repeated="5"/>
        </table:table-row>
        <table:table-row table:style-name="ro1">
          <table:table-cell table:formula="of:=[.A347]+1" office:value-type="float" office:value="350">
            <text:p>350</text:p>
          </table:table-cell>
          <table:table-cell table:formula="of:=&quot;N&quot;&amp;[.A348]" office:value-type="string" office:string-value="N350">
            <text:p>N350</text:p>
          </table:table-cell>
          <table:table-cell table:formula="of:=[.C347]" office:value-type="string" office:string-value="X2588.4">
            <text:p>X2588.4</text:p>
          </table:table-cell>
          <table:table-cell table:formula="of:= &quot;Y&quot; &amp; [.E348]" office:value-type="string" office:string-value="Y2460.9886">
            <text:p>Y2460.9886</text:p>
          </table:table-cell>
          <table:table-cell table:formula="of:=[.E347]+[.$J$4]" office:value-type="float" office:value="2460.9886">
            <text:p>2460.9886</text:p>
          </table:table-cell>
          <table:table-cell table:number-columns-repeated="5"/>
        </table:table-row>
        <table:table-row table:style-name="ro1">
          <table:table-cell table:formula="of:=[.A348]+1" office:value-type="float" office:value="351">
            <text:p>351</text:p>
          </table:table-cell>
          <table:table-cell table:formula="of:=&quot;N&quot;&amp;[.A349]" office:value-type="string" office:string-value="N351">
            <text:p>N351</text:p>
          </table:table-cell>
          <table:table-cell table:formula="of:=[.C348]" office:value-type="string" office:string-value="X2588.4">
            <text:p>X2588.4</text:p>
          </table:table-cell>
          <table:table-cell table:formula="of:= &quot;Y&quot; &amp; [.E349]" office:value-type="string" office:string-value="Y2466.7377">
            <text:p>Y2466.7377</text:p>
          </table:table-cell>
          <table:table-cell table:formula="of:=[.E348]+[.$J$4]" office:value-type="float" office:value="2466.7377">
            <text:p>2466.7377</text:p>
          </table:table-cell>
          <table:table-cell table:number-columns-repeated="5"/>
        </table:table-row>
        <table:table-row table:style-name="ro1">
          <table:table-cell table:formula="of:=[.A349]+1" office:value-type="float" office:value="352">
            <text:p>352</text:p>
          </table:table-cell>
          <table:table-cell table:formula="of:=&quot;N&quot;&amp;[.A350]" office:value-type="string" office:string-value="N352">
            <text:p>N352</text:p>
          </table:table-cell>
          <table:table-cell table:formula="of:=[.C349]" office:value-type="string" office:string-value="X2588.4">
            <text:p>X2588.4</text:p>
          </table:table-cell>
          <table:table-cell table:formula="of:= &quot;Y&quot; &amp; [.E350]" office:value-type="string" office:string-value="Y2472.4868">
            <text:p>Y2472.4868</text:p>
          </table:table-cell>
          <table:table-cell table:formula="of:=[.E349]+[.$J$4]" office:value-type="float" office:value="2472.4868">
            <text:p>2472.4868</text:p>
          </table:table-cell>
          <table:table-cell table:number-columns-repeated="5"/>
        </table:table-row>
        <table:table-row table:style-name="ro1">
          <table:table-cell table:formula="of:=[.A350]+1" office:value-type="float" office:value="353">
            <text:p>353</text:p>
          </table:table-cell>
          <table:table-cell table:formula="of:=&quot;N&quot;&amp;[.A351]" office:value-type="string" office:string-value="N353">
            <text:p>N353</text:p>
          </table:table-cell>
          <table:table-cell table:formula="of:=[.C350]" office:value-type="string" office:string-value="X2588.4">
            <text:p>X2588.4</text:p>
          </table:table-cell>
          <table:table-cell table:formula="of:= &quot;Y&quot; &amp; [.E351]" office:value-type="string" office:string-value="Y2478.2359">
            <text:p>Y2478.2359</text:p>
          </table:table-cell>
          <table:table-cell table:formula="of:=[.E350]+[.$J$4]" office:value-type="float" office:value="2478.2359">
            <text:p>2478.2359</text:p>
          </table:table-cell>
          <table:table-cell table:number-columns-repeated="5"/>
        </table:table-row>
        <table:table-row table:style-name="ro1">
          <table:table-cell table:formula="of:=[.A351]+1" office:value-type="float" office:value="354">
            <text:p>354</text:p>
          </table:table-cell>
          <table:table-cell table:formula="of:=&quot;N&quot;&amp;[.A352]" office:value-type="string" office:string-value="N354">
            <text:p>N354</text:p>
          </table:table-cell>
          <table:table-cell table:formula="of:=[.C351]" office:value-type="string" office:string-value="X2588.4">
            <text:p>X2588.4</text:p>
          </table:table-cell>
          <table:table-cell table:formula="of:= &quot;Y&quot; &amp; [.E352]" office:value-type="string" office:string-value="Y2483.985">
            <text:p>Y2483.985</text:p>
          </table:table-cell>
          <table:table-cell table:formula="of:=[.E351]+[.$J$4]" office:value-type="float" office:value="2483.985">
            <text:p>2483.985</text:p>
          </table:table-cell>
          <table:table-cell table:number-columns-repeated="5"/>
        </table:table-row>
        <table:table-row table:style-name="ro1">
          <table:table-cell table:formula="of:=[.A352]+1" office:value-type="float" office:value="355">
            <text:p>355</text:p>
          </table:table-cell>
          <table:table-cell table:formula="of:=&quot;N&quot;&amp;[.A353]" office:value-type="string" office:string-value="N355">
            <text:p>N355</text:p>
          </table:table-cell>
          <table:table-cell table:formula="of:=[.C352]" office:value-type="string" office:string-value="X2588.4">
            <text:p>X2588.4</text:p>
          </table:table-cell>
          <table:table-cell table:formula="of:= &quot;Y&quot; &amp; [.E353]" office:value-type="string" office:string-value="Y2489.7341">
            <text:p>Y2489.7341</text:p>
          </table:table-cell>
          <table:table-cell table:formula="of:=[.E352]+[.$J$4]" office:value-type="float" office:value="2489.7341">
            <text:p>2489.7341</text:p>
          </table:table-cell>
          <table:table-cell table:number-columns-repeated="5"/>
        </table:table-row>
        <table:table-row table:style-name="ro1">
          <table:table-cell table:formula="of:=[.A353]+1" office:value-type="float" office:value="356">
            <text:p>356</text:p>
          </table:table-cell>
          <table:table-cell table:formula="of:=&quot;N&quot;&amp;[.A354]" office:value-type="string" office:string-value="N356">
            <text:p>N356</text:p>
          </table:table-cell>
          <table:table-cell table:formula="of:=[.C353]" office:value-type="string" office:string-value="X2588.4">
            <text:p>X2588.4</text:p>
          </table:table-cell>
          <table:table-cell table:formula="of:= &quot;Y&quot; &amp; [.E354]" office:value-type="string" office:string-value="Y2495.4832">
            <text:p>Y2495.4832</text:p>
          </table:table-cell>
          <table:table-cell table:formula="of:=[.E353]+[.$J$4]" office:value-type="float" office:value="2495.4832">
            <text:p>2495.4832</text:p>
          </table:table-cell>
          <table:table-cell table:number-columns-repeated="5"/>
        </table:table-row>
        <table:table-row table:style-name="ro1">
          <table:table-cell table:formula="of:=[.A354]+1" office:value-type="float" office:value="357">
            <text:p>357</text:p>
          </table:table-cell>
          <table:table-cell table:formula="of:=&quot;N&quot;&amp;[.A355]" office:value-type="string" office:string-value="N357">
            <text:p>N357</text:p>
          </table:table-cell>
          <table:table-cell table:formula="of:=[.C354]" office:value-type="string" office:string-value="X2588.4">
            <text:p>X2588.4</text:p>
          </table:table-cell>
          <table:table-cell table:formula="of:= &quot;Y&quot; &amp; [.E355]" office:value-type="string" office:string-value="Y2501.2323">
            <text:p>Y2501.2323</text:p>
          </table:table-cell>
          <table:table-cell table:formula="of:=[.E354]+[.$J$4]" office:value-type="float" office:value="2501.2323">
            <text:p>2501.2323</text:p>
          </table:table-cell>
          <table:table-cell table:number-columns-repeated="5"/>
        </table:table-row>
        <table:table-row table:style-name="ro1">
          <table:table-cell table:formula="of:=[.A355]+1" office:value-type="float" office:value="358">
            <text:p>358</text:p>
          </table:table-cell>
          <table:table-cell table:formula="of:=&quot;N&quot;&amp;[.A356]" office:value-type="string" office:string-value="N358">
            <text:p>N358</text:p>
          </table:table-cell>
          <table:table-cell table:formula="of:=[.C355]" office:value-type="string" office:string-value="X2588.4">
            <text:p>X2588.4</text:p>
          </table:table-cell>
          <table:table-cell table:formula="of:= &quot;Y&quot; &amp; [.E356]" office:value-type="string" office:string-value="Y2506.9814">
            <text:p>Y2506.9814</text:p>
          </table:table-cell>
          <table:table-cell table:formula="of:=[.E355]+[.$J$4]" office:value-type="float" office:value="2506.9814">
            <text:p>2506.9814</text:p>
          </table:table-cell>
          <table:table-cell table:number-columns-repeated="5"/>
        </table:table-row>
        <table:table-row table:style-name="ro1">
          <table:table-cell table:formula="of:=[.A356]+1" office:value-type="float" office:value="359">
            <text:p>359</text:p>
          </table:table-cell>
          <table:table-cell table:formula="of:=&quot;N&quot;&amp;[.A357]" office:value-type="string" office:string-value="N359">
            <text:p>N359</text:p>
          </table:table-cell>
          <table:table-cell table:formula="of:=[.C356]" office:value-type="string" office:string-value="X2588.4">
            <text:p>X2588.4</text:p>
          </table:table-cell>
          <table:table-cell table:formula="of:= &quot;Y&quot; &amp; [.E357]" office:value-type="string" office:string-value="Y2512.7305">
            <text:p>Y2512.7305</text:p>
          </table:table-cell>
          <table:table-cell table:formula="of:=[.E356]+[.$J$4]" office:value-type="float" office:value="2512.7305">
            <text:p>2512.7305</text:p>
          </table:table-cell>
          <table:table-cell table:number-columns-repeated="5"/>
        </table:table-row>
        <table:table-row table:style-name="ro1">
          <table:table-cell table:formula="of:=[.A357]+1" office:value-type="float" office:value="360">
            <text:p>360</text:p>
          </table:table-cell>
          <table:table-cell table:formula="of:=&quot;N&quot;&amp;[.A358]" office:value-type="string" office:string-value="N360">
            <text:p>N360</text:p>
          </table:table-cell>
          <table:table-cell table:formula="of:=[.C357]" office:value-type="string" office:string-value="X2588.4">
            <text:p>X2588.4</text:p>
          </table:table-cell>
          <table:table-cell table:formula="of:= &quot;Y&quot; &amp; [.E358]" office:value-type="string" office:string-value="Y2518.4796">
            <text:p>Y2518.4796</text:p>
          </table:table-cell>
          <table:table-cell table:formula="of:=[.E357]+[.$J$4]" office:value-type="float" office:value="2518.4796">
            <text:p>2518.4796</text:p>
          </table:table-cell>
          <table:table-cell table:number-columns-repeated="5"/>
        </table:table-row>
        <table:table-row table:style-name="ro1">
          <table:table-cell table:formula="of:=[.A358]+1" office:value-type="float" office:value="361">
            <text:p>361</text:p>
          </table:table-cell>
          <table:table-cell table:formula="of:=&quot;N&quot;&amp;[.A359]" office:value-type="string" office:string-value="N361">
            <text:p>N361</text:p>
          </table:table-cell>
          <table:table-cell table:formula="of:=[.C358]" office:value-type="string" office:string-value="X2588.4">
            <text:p>X2588.4</text:p>
          </table:table-cell>
          <table:table-cell table:formula="of:= &quot;Y&quot; &amp; [.E359]" office:value-type="string" office:string-value="Y2524.2287">
            <text:p>Y2524.2287</text:p>
          </table:table-cell>
          <table:table-cell table:formula="of:=[.E358]+[.$J$4]" office:value-type="float" office:value="2524.2287">
            <text:p>2524.2287</text:p>
          </table:table-cell>
          <table:table-cell table:number-columns-repeated="5"/>
        </table:table-row>
        <table:table-row table:style-name="ro1">
          <table:table-cell table:formula="of:=[.A359]+1" office:value-type="float" office:value="362">
            <text:p>362</text:p>
          </table:table-cell>
          <table:table-cell table:formula="of:=&quot;N&quot;&amp;[.A360]" office:value-type="string" office:string-value="N362">
            <text:p>N362</text:p>
          </table:table-cell>
          <table:table-cell table:formula="of:=[.C359]" office:value-type="string" office:string-value="X2588.4">
            <text:p>X2588.4</text:p>
          </table:table-cell>
          <table:table-cell table:formula="of:= &quot;Y&quot; &amp; [.E360]" office:value-type="string" office:string-value="Y2529.9778">
            <text:p>Y2529.9778</text:p>
          </table:table-cell>
          <table:table-cell table:formula="of:=[.E359]+[.$J$4]" office:value-type="float" office:value="2529.9778">
            <text:p>2529.9778</text:p>
          </table:table-cell>
          <table:table-cell table:number-columns-repeated="5"/>
        </table:table-row>
        <table:table-row table:style-name="ro1">
          <table:table-cell table:formula="of:=[.A360]+1" office:value-type="float" office:value="363">
            <text:p>363</text:p>
          </table:table-cell>
          <table:table-cell table:formula="of:=&quot;N&quot;&amp;[.A361]" office:value-type="string" office:string-value="N363">
            <text:p>N363</text:p>
          </table:table-cell>
          <table:table-cell table:formula="of:=[.C360]" office:value-type="string" office:string-value="X2588.4">
            <text:p>X2588.4</text:p>
          </table:table-cell>
          <table:table-cell table:formula="of:= &quot;Y&quot; &amp; [.E361]" office:value-type="string" office:string-value="Y2535.7269">
            <text:p>Y2535.7269</text:p>
          </table:table-cell>
          <table:table-cell table:formula="of:=[.E360]+[.$J$4]" office:value-type="float" office:value="2535.7269">
            <text:p>2535.7269</text:p>
          </table:table-cell>
          <table:table-cell table:number-columns-repeated="5"/>
        </table:table-row>
        <table:table-row table:style-name="ro1">
          <table:table-cell table:formula="of:=[.A361]+1" office:value-type="float" office:value="364">
            <text:p>364</text:p>
          </table:table-cell>
          <table:table-cell table:formula="of:=&quot;N&quot;&amp;[.A362]" office:value-type="string" office:string-value="N364">
            <text:p>N364</text:p>
          </table:table-cell>
          <table:table-cell table:formula="of:=[.C361]" office:value-type="string" office:string-value="X2588.4">
            <text:p>X2588.4</text:p>
          </table:table-cell>
          <table:table-cell table:formula="of:= &quot;Y&quot; &amp; [.E362]" office:value-type="string" office:string-value="Y2541.476">
            <text:p>Y2541.476</text:p>
          </table:table-cell>
          <table:table-cell table:formula="of:=[.E361]+[.$J$4]" office:value-type="float" office:value="2541.476">
            <text:p>2541.476</text:p>
          </table:table-cell>
          <table:table-cell table:number-columns-repeated="5"/>
        </table:table-row>
        <table:table-row table:style-name="ro1">
          <table:table-cell table:formula="of:=[.A362]+1" office:value-type="float" office:value="365">
            <text:p>365</text:p>
          </table:table-cell>
          <table:table-cell table:formula="of:=&quot;N&quot;&amp;[.A363]" office:value-type="string" office:string-value="N365">
            <text:p>N365</text:p>
          </table:table-cell>
          <table:table-cell table:formula="of:=[.C362]" office:value-type="string" office:string-value="X2588.4">
            <text:p>X2588.4</text:p>
          </table:table-cell>
          <table:table-cell table:formula="of:= &quot;Y&quot; &amp; [.E363]" office:value-type="string" office:string-value="Y2547.2251">
            <text:p>Y2547.2251</text:p>
          </table:table-cell>
          <table:table-cell table:formula="of:=[.E362]+[.$J$4]" office:value-type="float" office:value="2547.2251">
            <text:p>2547.2251</text:p>
          </table:table-cell>
          <table:table-cell table:number-columns-repeated="5"/>
        </table:table-row>
        <table:table-row table:style-name="ro1">
          <table:table-cell table:formula="of:=[.A363]+1" office:value-type="float" office:value="366">
            <text:p>366</text:p>
          </table:table-cell>
          <table:table-cell table:formula="of:=&quot;N&quot;&amp;[.A364]" office:value-type="string" office:string-value="N366">
            <text:p>N366</text:p>
          </table:table-cell>
          <table:table-cell table:formula="of:=[.C363]" office:value-type="string" office:string-value="X2588.4">
            <text:p>X2588.4</text:p>
          </table:table-cell>
          <table:table-cell table:formula="of:= &quot;Y&quot; &amp; [.E364]" office:value-type="string" office:string-value="Y2552.9742">
            <text:p>Y2552.9742</text:p>
          </table:table-cell>
          <table:table-cell table:formula="of:=[.E363]+[.$J$4]" office:value-type="float" office:value="2552.9742">
            <text:p>2552.9742</text:p>
          </table:table-cell>
          <table:table-cell table:number-columns-repeated="5"/>
        </table:table-row>
        <table:table-row table:style-name="ro1">
          <table:table-cell table:formula="of:=[.A364]+1" office:value-type="float" office:value="367">
            <text:p>367</text:p>
          </table:table-cell>
          <table:table-cell table:formula="of:=&quot;N&quot;&amp;[.A365]" office:value-type="string" office:string-value="N367">
            <text:p>N367</text:p>
          </table:table-cell>
          <table:table-cell table:formula="of:=[.C364]" office:value-type="string" office:string-value="X2588.4">
            <text:p>X2588.4</text:p>
          </table:table-cell>
          <table:table-cell table:formula="of:= &quot;Y&quot; &amp; [.E365]" office:value-type="string" office:string-value="Y2558.7233">
            <text:p>Y2558.7233</text:p>
          </table:table-cell>
          <table:table-cell table:formula="of:=[.E364]+[.$J$4]" office:value-type="float" office:value="2558.7233">
            <text:p>2558.7233</text:p>
          </table:table-cell>
          <table:table-cell table:number-columns-repeated="5"/>
        </table:table-row>
        <table:table-row table:style-name="ro1">
          <table:table-cell table:formula="of:=[.A365]+1" office:value-type="float" office:value="368">
            <text:p>368</text:p>
          </table:table-cell>
          <table:table-cell table:formula="of:=&quot;N&quot;&amp;[.A366]" office:value-type="string" office:string-value="N368">
            <text:p>N368</text:p>
          </table:table-cell>
          <table:table-cell table:formula="of:=[.C365]" office:value-type="string" office:string-value="X2588.4">
            <text:p>X2588.4</text:p>
          </table:table-cell>
          <table:table-cell table:formula="of:= &quot;Y&quot; &amp; [.E366]" office:value-type="string" office:string-value="Y2564.4724">
            <text:p>Y2564.4724</text:p>
          </table:table-cell>
          <table:table-cell table:formula="of:=[.E365]+[.$J$4]" office:value-type="float" office:value="2564.4724">
            <text:p>2564.4724</text:p>
          </table:table-cell>
          <table:table-cell table:number-columns-repeated="5"/>
        </table:table-row>
        <table:table-row table:style-name="ro1">
          <table:table-cell table:formula="of:=[.A366]+1" office:value-type="float" office:value="369">
            <text:p>369</text:p>
          </table:table-cell>
          <table:table-cell table:formula="of:=&quot;N&quot;&amp;[.A367]" office:value-type="string" office:string-value="N369">
            <text:p>N369</text:p>
          </table:table-cell>
          <table:table-cell table:formula="of:=[.C366]" office:value-type="string" office:string-value="X2588.4">
            <text:p>X2588.4</text:p>
          </table:table-cell>
          <table:table-cell table:formula="of:= &quot;Y&quot; &amp; [.E367]" office:value-type="string" office:string-value="Y2570.2215">
            <text:p>Y2570.2215</text:p>
          </table:table-cell>
          <table:table-cell table:formula="of:=[.E366]+[.$J$4]" office:value-type="float" office:value="2570.2215">
            <text:p>2570.2215</text:p>
          </table:table-cell>
          <table:table-cell table:number-columns-repeated="5"/>
        </table:table-row>
        <table:table-row table:style-name="ro1">
          <table:table-cell table:formula="of:=[.A367]+1" office:value-type="float" office:value="370">
            <text:p>370</text:p>
          </table:table-cell>
          <table:table-cell table:formula="of:=&quot;N&quot;&amp;[.A368]" office:value-type="string" office:string-value="N370">
            <text:p>N370</text:p>
          </table:table-cell>
          <table:table-cell table:formula="of:=[.C367]" office:value-type="string" office:string-value="X2588.4">
            <text:p>X2588.4</text:p>
          </table:table-cell>
          <table:table-cell table:formula="of:= &quot;Y&quot; &amp; [.E368]" office:value-type="string" office:string-value="Y2575.9706">
            <text:p>Y2575.9706</text:p>
          </table:table-cell>
          <table:table-cell table:formula="of:=[.E367]+[.$J$4]" office:value-type="float" office:value="2575.9706">
            <text:p>2575.9706</text:p>
          </table:table-cell>
          <table:table-cell table:number-columns-repeated="5"/>
        </table:table-row>
        <table:table-row table:style-name="ro1">
          <table:table-cell table:formula="of:=[.A368]+1" office:value-type="float" office:value="371">
            <text:p>371</text:p>
          </table:table-cell>
          <table:table-cell table:formula="of:=&quot;N&quot;&amp;[.A369]" office:value-type="string" office:string-value="N371">
            <text:p>N371</text:p>
          </table:table-cell>
          <table:table-cell table:formula="of:=[.C368]" office:value-type="string" office:string-value="X2588.4">
            <text:p>X2588.4</text:p>
          </table:table-cell>
          <table:table-cell table:formula="of:= &quot;Y&quot; &amp; [.E369]" office:value-type="string" office:string-value="Y2581.7197">
            <text:p>Y2581.7197</text:p>
          </table:table-cell>
          <table:table-cell table:formula="of:=[.E368]+[.$J$4]" office:value-type="float" office:value="2581.7197">
            <text:p>2581.7197</text:p>
          </table:table-cell>
          <table:table-cell table:number-columns-repeated="5"/>
        </table:table-row>
        <table:table-row table:style-name="ro1">
          <table:table-cell table:formula="of:=[.A369]+1" office:value-type="float" office:value="372">
            <text:p>372</text:p>
          </table:table-cell>
          <table:table-cell table:formula="of:=&quot;N&quot;&amp;[.A370]" office:value-type="string" office:string-value="N372">
            <text:p>N372</text:p>
          </table:table-cell>
          <table:table-cell table:formula="of:=[.C369]" office:value-type="string" office:string-value="X2588.4">
            <text:p>X2588.4</text:p>
          </table:table-cell>
          <table:table-cell table:formula="of:= &quot;Y&quot; &amp; [.E370]" office:value-type="string" office:string-value="Y2587.4688">
            <text:p>Y2587.4688</text:p>
          </table:table-cell>
          <table:table-cell table:formula="of:=[.E369]+[.$J$4]" office:value-type="float" office:value="2587.4688">
            <text:p>2587.4688</text:p>
          </table:table-cell>
          <table:table-cell table:number-columns-repeated="5"/>
        </table:table-row>
        <table:table-row table:style-name="ro1">
          <table:table-cell table:formula="of:=[.A370]+1" office:value-type="float" office:value="373">
            <text:p>373</text:p>
          </table:table-cell>
          <table:table-cell table:formula="of:=&quot;N&quot;&amp;[.A371]" office:value-type="string" office:string-value="N373">
            <text:p>N373</text:p>
          </table:table-cell>
          <table:table-cell table:formula="of:=[.C370]" office:value-type="string" office:string-value="X2588.4">
            <text:p>X2588.4</text:p>
          </table:table-cell>
          <table:table-cell table:formula="of:= &quot;Y&quot; &amp; [.E371]" office:value-type="string" office:string-value="Y2593.2179">
            <text:p>Y2593.2179</text:p>
          </table:table-cell>
          <table:table-cell table:formula="of:=[.E370]+[.$J$4]" office:value-type="float" office:value="2593.2179">
            <text:p>2593.2179</text:p>
          </table:table-cell>
          <table:table-cell table:number-columns-repeated="5"/>
        </table:table-row>
        <table:table-row table:style-name="ro1">
          <table:table-cell table:formula="of:=[.A371]+1" office:value-type="float" office:value="374">
            <text:p>374</text:p>
          </table:table-cell>
          <table:table-cell table:formula="of:=&quot;N&quot;&amp;[.A372]" office:value-type="string" office:string-value="N374">
            <text:p>N374</text:p>
          </table:table-cell>
          <table:table-cell table:formula="of:=[.C371]" office:value-type="string" office:string-value="X2588.4">
            <text:p>X2588.4</text:p>
          </table:table-cell>
          <table:table-cell table:formula="of:= &quot;Y&quot; &amp; [.E372]" office:value-type="string" office:string-value="Y2598.967">
            <text:p>Y2598.967</text:p>
          </table:table-cell>
          <table:table-cell table:formula="of:=[.E371]+[.$J$4]" office:value-type="float" office:value="2598.967">
            <text:p>2598.967</text:p>
          </table:table-cell>
          <table:table-cell table:number-columns-repeated="5"/>
        </table:table-row>
        <table:table-row table:style-name="ro1">
          <table:table-cell table:formula="of:=[.A372]+1" office:value-type="float" office:value="375">
            <text:p>375</text:p>
          </table:table-cell>
          <table:table-cell table:formula="of:=&quot;N&quot;&amp;[.A373]" office:value-type="string" office:string-value="N375">
            <text:p>N375</text:p>
          </table:table-cell>
          <table:table-cell table:formula="of:=[.C372]" office:value-type="string" office:string-value="X2588.4">
            <text:p>X2588.4</text:p>
          </table:table-cell>
          <table:table-cell table:formula="of:= &quot;Y&quot; &amp; [.E373]" office:value-type="string" office:string-value="Y2604.7161">
            <text:p>Y2604.7161</text:p>
          </table:table-cell>
          <table:table-cell table:formula="of:=[.E372]+[.$J$4]" office:value-type="float" office:value="2604.7161">
            <text:p>2604.7161</text:p>
          </table:table-cell>
          <table:table-cell table:number-columns-repeated="5"/>
        </table:table-row>
        <table:table-row table:style-name="ro1">
          <table:table-cell table:formula="of:=[.A373]+1" office:value-type="float" office:value="376">
            <text:p>376</text:p>
          </table:table-cell>
          <table:table-cell table:formula="of:=&quot;N&quot;&amp;[.A374]" office:value-type="string" office:string-value="N376">
            <text:p>N376</text:p>
          </table:table-cell>
          <table:table-cell table:formula="of:=[.C373]" office:value-type="string" office:string-value="X2588.4">
            <text:p>X2588.4</text:p>
          </table:table-cell>
          <table:table-cell table:formula="of:= &quot;Y&quot; &amp; [.E374]" office:value-type="string" office:string-value="Y2610.4652">
            <text:p>Y2610.4652</text:p>
          </table:table-cell>
          <table:table-cell table:formula="of:=[.E373]+[.$J$4]" office:value-type="float" office:value="2610.4652">
            <text:p>2610.4652</text:p>
          </table:table-cell>
          <table:table-cell table:number-columns-repeated="5"/>
        </table:table-row>
        <table:table-row table:style-name="ro1">
          <table:table-cell table:formula="of:=[.A374]+1" office:value-type="float" office:value="377">
            <text:p>377</text:p>
          </table:table-cell>
          <table:table-cell table:formula="of:=&quot;N&quot;&amp;[.A375]" office:value-type="string" office:string-value="N377">
            <text:p>N377</text:p>
          </table:table-cell>
          <table:table-cell table:formula="of:=[.C374]" office:value-type="string" office:string-value="X2588.4">
            <text:p>X2588.4</text:p>
          </table:table-cell>
          <table:table-cell table:formula="of:= &quot;Y&quot; &amp; [.E375]" office:value-type="string" office:string-value="Y2616.2143">
            <text:p>Y2616.2143</text:p>
          </table:table-cell>
          <table:table-cell table:formula="of:=[.E374]+[.$J$4]" office:value-type="float" office:value="2616.2143">
            <text:p>2616.2143</text:p>
          </table:table-cell>
          <table:table-cell table:number-columns-repeated="5"/>
        </table:table-row>
        <table:table-row table:style-name="ro1">
          <table:table-cell table:formula="of:=[.A375]+1" office:value-type="float" office:value="378">
            <text:p>378</text:p>
          </table:table-cell>
          <table:table-cell table:formula="of:=&quot;N&quot;&amp;[.A376]" office:value-type="string" office:string-value="N378">
            <text:p>N378</text:p>
          </table:table-cell>
          <table:table-cell table:formula="of:=[.C375]" office:value-type="string" office:string-value="X2588.4">
            <text:p>X2588.4</text:p>
          </table:table-cell>
          <table:table-cell table:formula="of:= &quot;Y&quot; &amp; [.E376]" office:value-type="string" office:string-value="Y2621.9634">
            <text:p>Y2621.9634</text:p>
          </table:table-cell>
          <table:table-cell table:formula="of:=[.E375]+[.$J$4]" office:value-type="float" office:value="2621.9634">
            <text:p>2621.9634</text:p>
          </table:table-cell>
          <table:table-cell table:number-columns-repeated="5"/>
        </table:table-row>
        <table:table-row table:style-name="ro1">
          <table:table-cell table:formula="of:=[.A376]+1" office:value-type="float" office:value="379">
            <text:p>379</text:p>
          </table:table-cell>
          <table:table-cell table:formula="of:=&quot;N&quot;&amp;[.A377]" office:value-type="string" office:string-value="N379">
            <text:p>N379</text:p>
          </table:table-cell>
          <table:table-cell table:formula="of:=[.C376]" office:value-type="string" office:string-value="X2588.4">
            <text:p>X2588.4</text:p>
          </table:table-cell>
          <table:table-cell table:formula="of:= &quot;Y&quot; &amp; [.E377]" office:value-type="string" office:string-value="Y2627.7125">
            <text:p>Y2627.7125</text:p>
          </table:table-cell>
          <table:table-cell table:formula="of:=[.E376]+[.$J$4]" office:value-type="float" office:value="2627.7125">
            <text:p>2627.7125</text:p>
          </table:table-cell>
          <table:table-cell table:number-columns-repeated="5"/>
        </table:table-row>
        <table:table-row table:style-name="ro1">
          <table:table-cell table:formula="of:=[.A377]+1" office:value-type="float" office:value="380">
            <text:p>380</text:p>
          </table:table-cell>
          <table:table-cell table:formula="of:=&quot;N&quot;&amp;[.A378]" office:value-type="string" office:string-value="N380">
            <text:p>N380</text:p>
          </table:table-cell>
          <table:table-cell table:formula="of:=[.C377]" office:value-type="string" office:string-value="X2588.4">
            <text:p>X2588.4</text:p>
          </table:table-cell>
          <table:table-cell table:formula="of:= &quot;Y&quot; &amp; [.E378]" office:value-type="string" office:string-value="Y2633.4616">
            <text:p>Y2633.4616</text:p>
          </table:table-cell>
          <table:table-cell table:formula="of:=[.E377]+[.$J$4]" office:value-type="float" office:value="2633.4616">
            <text:p>2633.4616</text:p>
          </table:table-cell>
          <table:table-cell table:number-columns-repeated="5"/>
        </table:table-row>
        <table:table-row table:style-name="ro1">
          <table:table-cell table:formula="of:=[.A378]+1" office:value-type="float" office:value="381">
            <text:p>381</text:p>
          </table:table-cell>
          <table:table-cell table:formula="of:=&quot;N&quot;&amp;[.A379]" office:value-type="string" office:string-value="N381">
            <text:p>N381</text:p>
          </table:table-cell>
          <table:table-cell table:formula="of:=[.C378]" office:value-type="string" office:string-value="X2588.4">
            <text:p>X2588.4</text:p>
          </table:table-cell>
          <table:table-cell table:formula="of:= &quot;Y&quot; &amp; [.E379]" office:value-type="string" office:string-value="Y2639.2107">
            <text:p>Y2639.2107</text:p>
          </table:table-cell>
          <table:table-cell table:formula="of:=[.E378]+[.$J$4]" office:value-type="float" office:value="2639.2107">
            <text:p>2639.2107</text:p>
          </table:table-cell>
          <table:table-cell table:number-columns-repeated="5"/>
        </table:table-row>
        <table:table-row table:style-name="ro1">
          <table:table-cell table:formula="of:=[.A379]+1" office:value-type="float" office:value="382">
            <text:p>382</text:p>
          </table:table-cell>
          <table:table-cell table:formula="of:=&quot;N&quot;&amp;[.A380]" office:value-type="string" office:string-value="N382">
            <text:p>N382</text:p>
          </table:table-cell>
          <table:table-cell table:formula="of:=[.C379]" office:value-type="string" office:string-value="X2588.4">
            <text:p>X2588.4</text:p>
          </table:table-cell>
          <table:table-cell table:formula="of:= &quot;Y&quot; &amp; [.E380]" office:value-type="string" office:string-value="Y2644.9598">
            <text:p>Y2644.9598</text:p>
          </table:table-cell>
          <table:table-cell table:formula="of:=[.E379]+[.$J$4]" office:value-type="float" office:value="2644.9598">
            <text:p>2644.9598</text:p>
          </table:table-cell>
          <table:table-cell table:number-columns-repeated="5"/>
        </table:table-row>
        <table:table-row table:style-name="ro1">
          <table:table-cell table:formula="of:=[.A380]+1" office:value-type="float" office:value="383">
            <text:p>383</text:p>
          </table:table-cell>
          <table:table-cell table:formula="of:=&quot;N&quot;&amp;[.A381]" office:value-type="string" office:string-value="N383">
            <text:p>N383</text:p>
          </table:table-cell>
          <table:table-cell table:formula="of:=[.C380]" office:value-type="string" office:string-value="X2588.4">
            <text:p>X2588.4</text:p>
          </table:table-cell>
          <table:table-cell table:formula="of:= &quot;Y&quot; &amp; [.E381]" office:value-type="string" office:string-value="Y2650.7089">
            <text:p>Y2650.7089</text:p>
          </table:table-cell>
          <table:table-cell table:formula="of:=[.E380]+[.$J$4]" office:value-type="float" office:value="2650.7089">
            <text:p>2650.7089</text:p>
          </table:table-cell>
          <table:table-cell table:number-columns-repeated="5"/>
        </table:table-row>
        <table:table-row table:style-name="ro1">
          <table:table-cell table:formula="of:=[.A381]+1" office:value-type="float" office:value="384">
            <text:p>384</text:p>
          </table:table-cell>
          <table:table-cell table:formula="of:=&quot;N&quot;&amp;[.A382]" office:value-type="string" office:string-value="N384">
            <text:p>N384</text:p>
          </table:table-cell>
          <table:table-cell table:formula="of:=[.C381]" office:value-type="string" office:string-value="X2588.4">
            <text:p>X2588.4</text:p>
          </table:table-cell>
          <table:table-cell table:formula="of:= &quot;Y&quot; &amp; [.E382]" office:value-type="string" office:string-value="Y2656.458">
            <text:p>Y2656.458</text:p>
          </table:table-cell>
          <table:table-cell table:formula="of:=[.E381]+[.$J$4]" office:value-type="float" office:value="2656.458">
            <text:p>2656.458</text:p>
          </table:table-cell>
          <table:table-cell table:number-columns-repeated="5"/>
        </table:table-row>
        <table:table-row table:style-name="ro1">
          <table:table-cell table:formula="of:=[.A382]+1" office:value-type="float" office:value="385">
            <text:p>385</text:p>
          </table:table-cell>
          <table:table-cell table:formula="of:=&quot;N&quot;&amp;[.A383]" office:value-type="string" office:string-value="N385">
            <text:p>N385</text:p>
          </table:table-cell>
          <table:table-cell table:formula="of:=[.C382]" office:value-type="string" office:string-value="X2588.4">
            <text:p>X2588.4</text:p>
          </table:table-cell>
          <table:table-cell table:formula="of:= &quot;Y&quot; &amp; [.E383]" office:value-type="string" office:string-value="Y2662.2071">
            <text:p>Y2662.2071</text:p>
          </table:table-cell>
          <table:table-cell table:formula="of:=[.E382]+[.$J$4]" office:value-type="float" office:value="2662.2071">
            <text:p>2662.2071</text:p>
          </table:table-cell>
          <table:table-cell table:number-columns-repeated="5"/>
        </table:table-row>
        <table:table-row table:style-name="ro1">
          <table:table-cell table:formula="of:=[.A383]+1" office:value-type="float" office:value="386">
            <text:p>386</text:p>
          </table:table-cell>
          <table:table-cell table:formula="of:=&quot;N&quot;&amp;[.A384]" office:value-type="string" office:string-value="N386">
            <text:p>N386</text:p>
          </table:table-cell>
          <table:table-cell table:formula="of:=[.C383]" office:value-type="string" office:string-value="X2588.4">
            <text:p>X2588.4</text:p>
          </table:table-cell>
          <table:table-cell table:formula="of:= &quot;Y&quot; &amp; [.E384]" office:value-type="string" office:string-value="Y2667.9562">
            <text:p>Y2667.9562</text:p>
          </table:table-cell>
          <table:table-cell table:formula="of:=[.E383]+[.$J$4]" office:value-type="float" office:value="2667.9562">
            <text:p>2667.9562</text:p>
          </table:table-cell>
          <table:table-cell table:number-columns-repeated="5"/>
        </table:table-row>
        <table:table-row table:style-name="ro1">
          <table:table-cell table:formula="of:=[.A384]+1" office:value-type="float" office:value="387">
            <text:p>387</text:p>
          </table:table-cell>
          <table:table-cell table:formula="of:=&quot;N&quot;&amp;[.A385]" office:value-type="string" office:string-value="N387">
            <text:p>N387</text:p>
          </table:table-cell>
          <table:table-cell table:formula="of:=[.C384]" office:value-type="string" office:string-value="X2588.4">
            <text:p>X2588.4</text:p>
          </table:table-cell>
          <table:table-cell table:formula="of:= &quot;Y&quot; &amp; [.E385]" office:value-type="string" office:string-value="Y2673.7053">
            <text:p>Y2673.7053</text:p>
          </table:table-cell>
          <table:table-cell table:formula="of:=[.E384]+[.$J$4]" office:value-type="float" office:value="2673.7053">
            <text:p>2673.7053</text:p>
          </table:table-cell>
          <table:table-cell table:number-columns-repeated="5"/>
        </table:table-row>
        <table:table-row table:style-name="ro1">
          <table:table-cell table:formula="of:=[.A385]+1" office:value-type="float" office:value="388">
            <text:p>388</text:p>
          </table:table-cell>
          <table:table-cell table:formula="of:=&quot;N&quot;&amp;[.A386]" office:value-type="string" office:string-value="N388">
            <text:p>N388</text:p>
          </table:table-cell>
          <table:table-cell table:formula="of:=[.C385]" office:value-type="string" office:string-value="X2588.4">
            <text:p>X2588.4</text:p>
          </table:table-cell>
          <table:table-cell table:formula="of:= &quot;Y&quot; &amp; [.E386]" office:value-type="string" office:string-value="Y2679.4544">
            <text:p>Y2679.4544</text:p>
          </table:table-cell>
          <table:table-cell table:formula="of:=[.E385]+[.$J$4]" office:value-type="float" office:value="2679.4544">
            <text:p>2679.4544</text:p>
          </table:table-cell>
          <table:table-cell table:number-columns-repeated="5"/>
        </table:table-row>
        <table:table-row table:style-name="ro1">
          <table:table-cell table:formula="of:=[.A386]+1" office:value-type="float" office:value="389">
            <text:p>389</text:p>
          </table:table-cell>
          <table:table-cell table:formula="of:=&quot;N&quot;&amp;[.A387]" office:value-type="string" office:string-value="N389">
            <text:p>N389</text:p>
          </table:table-cell>
          <table:table-cell table:formula="of:=[.C386]" office:value-type="string" office:string-value="X2588.4">
            <text:p>X2588.4</text:p>
          </table:table-cell>
          <table:table-cell table:formula="of:= &quot;Y&quot; &amp; [.E387]" office:value-type="string" office:string-value="Y2685.2035">
            <text:p>Y2685.2035</text:p>
          </table:table-cell>
          <table:table-cell table:formula="of:=[.E386]+[.$J$4]" office:value-type="float" office:value="2685.2035">
            <text:p>2685.2035</text:p>
          </table:table-cell>
          <table:table-cell table:number-columns-repeated="5"/>
        </table:table-row>
        <table:table-row table:style-name="ro1">
          <table:table-cell table:formula="of:=[.A387]+1" office:value-type="float" office:value="390">
            <text:p>390</text:p>
          </table:table-cell>
          <table:table-cell table:formula="of:=&quot;N&quot;&amp;[.A388]" office:value-type="string" office:string-value="N390">
            <text:p>N390</text:p>
          </table:table-cell>
          <table:table-cell table:formula="of:=[.C387]" office:value-type="string" office:string-value="X2588.4">
            <text:p>X2588.4</text:p>
          </table:table-cell>
          <table:table-cell table:formula="of:= &quot;Y&quot; &amp; [.E388]" office:value-type="string" office:string-value="Y2690.9526">
            <text:p>Y2690.9526</text:p>
          </table:table-cell>
          <table:table-cell table:formula="of:=[.E387]+[.$J$4]" office:value-type="float" office:value="2690.9526">
            <text:p>2690.9526</text:p>
          </table:table-cell>
          <table:table-cell table:number-columns-repeated="5"/>
        </table:table-row>
        <table:table-row table:style-name="ro1">
          <table:table-cell table:formula="of:=[.A388]+1" office:value-type="float" office:value="391">
            <text:p>391</text:p>
          </table:table-cell>
          <table:table-cell table:formula="of:=&quot;N&quot;&amp;[.A389]" office:value-type="string" office:string-value="N391">
            <text:p>N391</text:p>
          </table:table-cell>
          <table:table-cell table:formula="of:=[.C388]" office:value-type="string" office:string-value="X2588.4">
            <text:p>X2588.4</text:p>
          </table:table-cell>
          <table:table-cell table:formula="of:= &quot;Y&quot; &amp; [.E389]" office:value-type="string" office:string-value="Y2696.7017">
            <text:p>Y2696.7017</text:p>
          </table:table-cell>
          <table:table-cell table:formula="of:=[.E388]+[.$J$4]" office:value-type="float" office:value="2696.7017">
            <text:p>2696.7017</text:p>
          </table:table-cell>
          <table:table-cell table:number-columns-repeated="5"/>
        </table:table-row>
        <table:table-row table:style-name="ro1">
          <table:table-cell table:formula="of:=[.A389]+1" office:value-type="float" office:value="392">
            <text:p>392</text:p>
          </table:table-cell>
          <table:table-cell table:formula="of:=&quot;N&quot;&amp;[.A390]" office:value-type="string" office:string-value="N392">
            <text:p>N392</text:p>
          </table:table-cell>
          <table:table-cell table:formula="of:=[.C389]" office:value-type="string" office:string-value="X2588.4">
            <text:p>X2588.4</text:p>
          </table:table-cell>
          <table:table-cell table:formula="of:= &quot;Y&quot; &amp; [.E390]" office:value-type="string" office:string-value="Y2702.4508">
            <text:p>Y2702.4508</text:p>
          </table:table-cell>
          <table:table-cell table:formula="of:=[.E389]+[.$J$4]" office:value-type="float" office:value="2702.4508">
            <text:p>2702.4508</text:p>
          </table:table-cell>
          <table:table-cell table:number-columns-repeated="5"/>
        </table:table-row>
        <table:table-row table:style-name="ro1">
          <table:table-cell table:formula="of:=[.A390]+1" office:value-type="float" office:value="393">
            <text:p>393</text:p>
          </table:table-cell>
          <table:table-cell table:formula="of:=&quot;N&quot;&amp;[.A391]" office:value-type="string" office:string-value="N393">
            <text:p>N393</text:p>
          </table:table-cell>
          <table:table-cell table:formula="of:=[.C390]" office:value-type="string" office:string-value="X2588.4">
            <text:p>X2588.4</text:p>
          </table:table-cell>
          <table:table-cell table:formula="of:= &quot;Y&quot; &amp; [.E391]" office:value-type="string" office:string-value="Y2708.1999">
            <text:p>Y2708.1999</text:p>
          </table:table-cell>
          <table:table-cell table:formula="of:=[.E390]+[.$J$4]" office:value-type="float" office:value="2708.1999">
            <text:p>2708.1999</text:p>
          </table:table-cell>
          <table:table-cell table:number-columns-repeated="5"/>
        </table:table-row>
        <table:table-row table:style-name="ro1">
          <table:table-cell table:formula="of:=[.A391]+1" office:value-type="float" office:value="394">
            <text:p>394</text:p>
          </table:table-cell>
          <table:table-cell table:formula="of:=&quot;N&quot;&amp;[.A392]" office:value-type="string" office:string-value="N394">
            <text:p>N394</text:p>
          </table:table-cell>
          <table:table-cell table:formula="of:=[.C391]" office:value-type="string" office:string-value="X2588.4">
            <text:p>X2588.4</text:p>
          </table:table-cell>
          <table:table-cell table:formula="of:= &quot;Y&quot; &amp; [.E392]" office:value-type="string" office:string-value="Y2713.949">
            <text:p>Y2713.949</text:p>
          </table:table-cell>
          <table:table-cell table:formula="of:=[.E391]+[.$J$4]" office:value-type="float" office:value="2713.949">
            <text:p>2713.949</text:p>
          </table:table-cell>
          <table:table-cell table:number-columns-repeated="5"/>
        </table:table-row>
        <table:table-row table:style-name="ro1">
          <table:table-cell table:formula="of:=[.A392]+1" office:value-type="float" office:value="395">
            <text:p>395</text:p>
          </table:table-cell>
          <table:table-cell table:formula="of:=&quot;N&quot;&amp;[.A393]" office:value-type="string" office:string-value="N395">
            <text:p>N395</text:p>
          </table:table-cell>
          <table:table-cell table:formula="of:=[.C392]" office:value-type="string" office:string-value="X2588.4">
            <text:p>X2588.4</text:p>
          </table:table-cell>
          <table:table-cell table:formula="of:= &quot;Y&quot; &amp; [.E393]" office:value-type="string" office:string-value="Y2719.6981">
            <text:p>Y2719.6981</text:p>
          </table:table-cell>
          <table:table-cell table:formula="of:=[.E392]+[.$J$4]" office:value-type="float" office:value="2719.6981">
            <text:p>2719.6981</text:p>
          </table:table-cell>
          <table:table-cell table:number-columns-repeated="5"/>
        </table:table-row>
        <table:table-row table:style-name="ro1">
          <table:table-cell table:formula="of:=[.A393]+1" office:value-type="float" office:value="396">
            <text:p>396</text:p>
          </table:table-cell>
          <table:table-cell table:formula="of:=&quot;N&quot;&amp;[.A394]" office:value-type="string" office:string-value="N396">
            <text:p>N396</text:p>
          </table:table-cell>
          <table:table-cell table:formula="of:=[.C393]" office:value-type="string" office:string-value="X2588.4">
            <text:p>X2588.4</text:p>
          </table:table-cell>
          <table:table-cell table:formula="of:= &quot;Y&quot; &amp; [.E394]" office:value-type="string" office:string-value="Y2725.4472">
            <text:p>Y2725.4472</text:p>
          </table:table-cell>
          <table:table-cell table:formula="of:=[.E393]+[.$J$4]" office:value-type="float" office:value="2725.4472">
            <text:p>2725.4472</text:p>
          </table:table-cell>
          <table:table-cell table:number-columns-repeated="5"/>
        </table:table-row>
        <table:table-row table:style-name="ro1">
          <table:table-cell table:formula="of:=[.A394]+1" office:value-type="float" office:value="397">
            <text:p>397</text:p>
          </table:table-cell>
          <table:table-cell table:formula="of:=&quot;N&quot;&amp;[.A395]" office:value-type="string" office:string-value="N397">
            <text:p>N397</text:p>
          </table:table-cell>
          <table:table-cell table:formula="of:=[.C394]" office:value-type="string" office:string-value="X2588.4">
            <text:p>X2588.4</text:p>
          </table:table-cell>
          <table:table-cell table:formula="of:= &quot;Y&quot; &amp; [.E395]" office:value-type="string" office:string-value="Y2731.1963">
            <text:p>Y2731.1963</text:p>
          </table:table-cell>
          <table:table-cell table:formula="of:=[.E394]+[.$J$4]" office:value-type="float" office:value="2731.1963">
            <text:p>2731.1963</text:p>
          </table:table-cell>
          <table:table-cell table:number-columns-repeated="5"/>
        </table:table-row>
        <table:table-row table:style-name="ro1">
          <table:table-cell table:formula="of:=[.A395]+1" office:value-type="float" office:value="398">
            <text:p>398</text:p>
          </table:table-cell>
          <table:table-cell table:formula="of:=&quot;N&quot;&amp;[.A396]" office:value-type="string" office:string-value="N398">
            <text:p>N398</text:p>
          </table:table-cell>
          <table:table-cell table:formula="of:=[.C395]" office:value-type="string" office:string-value="X2588.4">
            <text:p>X2588.4</text:p>
          </table:table-cell>
          <table:table-cell table:formula="of:= &quot;Y&quot; &amp; [.E396]" office:value-type="string" office:string-value="Y2736.9454">
            <text:p>Y2736.9454</text:p>
          </table:table-cell>
          <table:table-cell table:formula="of:=[.E395]+[.$J$4]" office:value-type="float" office:value="2736.9454">
            <text:p>2736.9454</text:p>
          </table:table-cell>
          <table:table-cell table:number-columns-repeated="5"/>
        </table:table-row>
        <table:table-row table:style-name="ro1">
          <table:table-cell table:formula="of:=[.A396]+1" office:value-type="float" office:value="399">
            <text:p>399</text:p>
          </table:table-cell>
          <table:table-cell table:formula="of:=&quot;N&quot;&amp;[.A397]" office:value-type="string" office:string-value="N399">
            <text:p>N399</text:p>
          </table:table-cell>
          <table:table-cell table:formula="of:=[.C396]" office:value-type="string" office:string-value="X2588.4">
            <text:p>X2588.4</text:p>
          </table:table-cell>
          <table:table-cell table:formula="of:= &quot;Y&quot; &amp; [.E397]" office:value-type="string" office:string-value="Y2742.6945">
            <text:p>Y2742.6945</text:p>
          </table:table-cell>
          <table:table-cell table:formula="of:=[.E396]+[.$J$4]" office:value-type="float" office:value="2742.6945">
            <text:p>2742.6945</text:p>
          </table:table-cell>
          <table:table-cell table:number-columns-repeated="5"/>
        </table:table-row>
        <table:table-row table:style-name="ro1">
          <table:table-cell table:formula="of:=[.A397]+1" office:value-type="float" office:value="400">
            <text:p>400</text:p>
          </table:table-cell>
          <table:table-cell table:formula="of:=&quot;N&quot;&amp;[.A398]" office:value-type="string" office:string-value="N400">
            <text:p>N400</text:p>
          </table:table-cell>
          <table:table-cell table:formula="of:=[.C397]" office:value-type="string" office:string-value="X2588.4">
            <text:p>X2588.4</text:p>
          </table:table-cell>
          <table:table-cell table:formula="of:= &quot;Y&quot; &amp; [.E398]" office:value-type="string" office:string-value="Y2748.4436">
            <text:p>Y2748.4436</text:p>
          </table:table-cell>
          <table:table-cell table:formula="of:=[.E397]+[.$J$4]" office:value-type="float" office:value="2748.4436">
            <text:p>2748.4436</text:p>
          </table:table-cell>
          <table:table-cell table:number-columns-repeated="5"/>
        </table:table-row>
        <table:table-row table:style-name="ro1">
          <table:table-cell table:formula="of:=[.A398]+1" office:value-type="float" office:value="401">
            <text:p>401</text:p>
          </table:table-cell>
          <table:table-cell table:formula="of:=&quot;N&quot;&amp;[.A399]" office:value-type="string" office:string-value="N401">
            <text:p>N401</text:p>
          </table:table-cell>
          <table:table-cell table:formula="of:=[.C398]" office:value-type="string" office:string-value="X2588.4">
            <text:p>X2588.4</text:p>
          </table:table-cell>
          <table:table-cell table:formula="of:= &quot;Y&quot; &amp; [.E399]" office:value-type="string" office:string-value="Y2754.1927">
            <text:p>Y2754.1927</text:p>
          </table:table-cell>
          <table:table-cell table:formula="of:=[.E398]+[.$J$4]" office:value-type="float" office:value="2754.1927">
            <text:p>2754.1927</text:p>
          </table:table-cell>
          <table:table-cell table:number-columns-repeated="5"/>
        </table:table-row>
        <table:table-row table:style-name="ro1">
          <table:table-cell table:formula="of:=[.A399]+1" office:value-type="float" office:value="402">
            <text:p>402</text:p>
          </table:table-cell>
          <table:table-cell table:formula="of:=&quot;N&quot;&amp;[.A400]" office:value-type="string" office:string-value="N402">
            <text:p>N402</text:p>
          </table:table-cell>
          <table:table-cell table:formula="of:=[.C399]" office:value-type="string" office:string-value="X2588.4">
            <text:p>X2588.4</text:p>
          </table:table-cell>
          <table:table-cell table:formula="of:= &quot;Y&quot; &amp; [.E400]" office:value-type="string" office:string-value="Y2759.9418">
            <text:p>Y2759.9418</text:p>
          </table:table-cell>
          <table:table-cell table:formula="of:=[.E399]+[.$J$4]" office:value-type="float" office:value="2759.9418">
            <text:p>2759.9418</text:p>
          </table:table-cell>
          <table:table-cell table:number-columns-repeated="5"/>
        </table:table-row>
        <table:table-row table:style-name="ro1">
          <table:table-cell table:formula="of:=[.A400]+1" office:value-type="float" office:value="403">
            <text:p>403</text:p>
          </table:table-cell>
          <table:table-cell table:formula="of:=&quot;N&quot;&amp;[.A401]" office:value-type="string" office:string-value="N403">
            <text:p>N403</text:p>
          </table:table-cell>
          <table:table-cell table:formula="of:=[.C400]" office:value-type="string" office:string-value="X2588.4">
            <text:p>X2588.4</text:p>
          </table:table-cell>
          <table:table-cell table:formula="of:= &quot;Y&quot; &amp; [.E401]" office:value-type="string" office:string-value="Y2765.6909">
            <text:p>Y2765.6909</text:p>
          </table:table-cell>
          <table:table-cell table:formula="of:=[.E400]+[.$J$4]" office:value-type="float" office:value="2765.6909">
            <text:p>2765.6909</text:p>
          </table:table-cell>
          <table:table-cell table:number-columns-repeated="5"/>
        </table:table-row>
        <table:table-row table:style-name="ro1" table:number-rows-repeated="104817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4">14/10/2017</text:date>, <text:time>09:5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to DUNE</meta:initial-creator>
    <meta:creation-date>2017-08-24T10:06:30.41</meta:creation-date>
    <dc:date>2017-10-14T09:53:20.12</dc:date>
    <dc:creator>Proto DUNE</dc:creator>
    <meta:editing-duration>P7DT22H51M18S</meta:editing-duration>
    <meta:editing-cycles>5</meta:editing-cycles>
    <meta:generator>OpenOffice/4.1.3$Win32 OpenOffice.org_project/413m1$Build-9783</meta:generator>
    <meta:document-statistic meta:table-count="3" meta:cell-count="2009" meta:object-count="0"/>
  </office:meta>
</office:document-meta>
</file>